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/>
    </style:style>
    <style:style style:name="ce2" style:family="table-cell" style:parent-style-name="Default">
      <style:text-properties fo:color="#000000" fo:font-weight="bold" style:font-weight-asian="bold" style:font-weight-complex="bold"/>
    </style:style>
    <style:style style:name="ce3" style:family="table-cell" style:parent-style-name="Default">
      <style:text-properties fo:color="#c9211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est_1" table:style-name="ta1">
        <table:table-column table:style-name="co1" table:number-columns-repeated="2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1011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thread</text:p>
          </table:table-cell>
          <table:table-cell table:number-columns-repeated="2"/>
          <table:table-cell office:value-type="string" calcext:value-type="string">
            <text:p>pthread</text:p>
          </table:table-cell>
          <table:table-cell table:number-columns-repeated="6"/>
          <table:table-cell office:value-type="string" calcext:value-type="string">
            <text:p>pthread</text:p>
          </table:table-cell>
          <table:table-cell table:number-columns-repeated="14"/>
          <table:table-cell office:value-type="string" calcext:value-type="string">
            <text:p>pthread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table:number-columns-repeated="14"/>
          <table:table-cell office:value-type="float" office:value="32" calcext:value-type="float">
            <text:p>32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5579167" calcext:value-type="float">
            <text:p>5579167</text:p>
          </table:table-cell>
          <table:table-cell office:value-type="float" office:value="7617869" calcext:value-type="float">
            <text:p>7617869</text:p>
          </table:table-cell>
          <table:table-cell office:value-type="float" office:value="7610577" calcext:value-type="float">
            <text:p>7610577</text:p>
          </table:table-cell>
          <table:table-cell table:style-name="Default" office:value-type="float" office:value="3190831" calcext:value-type="float">
            <text:p>3190831</text:p>
          </table:table-cell>
          <table:table-cell office:value-type="float" office:value="3570553" calcext:value-type="float">
            <text:p>3570553</text:p>
          </table:table-cell>
          <table:table-cell office:value-type="float" office:value="3549693" calcext:value-type="float">
            <text:p>3549693</text:p>
          </table:table-cell>
          <table:table-cell office:value-type="float" office:value="3522173" calcext:value-type="float">
            <text:p>3522173</text:p>
          </table:table-cell>
          <table:table-cell office:value-type="float" office:value="3511821" calcext:value-type="float">
            <text:p>3511821</text:p>
          </table:table-cell>
          <table:table-cell office:value-type="float" office:value="3535899" calcext:value-type="float">
            <text:p>3535899</text:p>
          </table:table-cell>
          <table:table-cell office:value-type="float" office:value="3490122" calcext:value-type="float">
            <text:p>3490122</text:p>
          </table:table-cell>
          <table:table-cell table:style-name="Default" office:value-type="float" office:value="2614686" calcext:value-type="float">
            <text:p>2614686</text:p>
          </table:table-cell>
          <table:table-cell office:value-type="float" office:value="2583933" calcext:value-type="float">
            <text:p>2583933</text:p>
          </table:table-cell>
          <table:table-cell table:style-name="Default" office:value-type="float" office:value="2583806" calcext:value-type="float">
            <text:p>2583806</text:p>
          </table:table-cell>
          <table:table-cell table:style-name="Default" office:value-type="float" office:value="2584016" calcext:value-type="float">
            <text:p>2584016</text:p>
          </table:table-cell>
          <table:table-cell table:style-name="Default" office:value-type="float" office:value="2583707" calcext:value-type="float">
            <text:p>2583707</text:p>
          </table:table-cell>
          <table:table-cell table:style-name="Default" office:value-type="float" office:value="2583663" calcext:value-type="float">
            <text:p>2583663</text:p>
          </table:table-cell>
          <table:table-cell table:style-name="Default" office:value-type="float" office:value="2583697" calcext:value-type="float">
            <text:p>2583697</text:p>
          </table:table-cell>
          <table:table-cell table:style-name="Default" office:value-type="float" office:value="2580880" calcext:value-type="float">
            <text:p>2580880</text:p>
          </table:table-cell>
          <table:table-cell table:style-name="Default" office:value-type="float" office:value="2582931" calcext:value-type="float">
            <text:p>2582931</text:p>
          </table:table-cell>
          <table:table-cell table:style-name="Default" office:value-type="float" office:value="2601674" calcext:value-type="float">
            <text:p>2601674</text:p>
          </table:table-cell>
          <table:table-cell table:style-name="Default" office:value-type="float" office:value="2605017" calcext:value-type="float">
            <text:p>2605017</text:p>
          </table:table-cell>
          <table:table-cell table:style-name="Default" office:value-type="float" office:value="2595936" calcext:value-type="float">
            <text:p>2595936</text:p>
          </table:table-cell>
          <table:table-cell office:value-type="float" office:value="2598338" calcext:value-type="float">
            <text:p>2598338</text:p>
          </table:table-cell>
          <table:table-cell office:value-type="float" office:value="2602479" calcext:value-type="float">
            <text:p>2602479</text:p>
          </table:table-cell>
          <table:table-cell office:value-type="float" office:value="2604224" calcext:value-type="float">
            <text:p>2604224</text:p>
          </table:table-cell>
          <table:table-cell office:value-type="float" office:value="5134184" calcext:value-type="float">
            <text:p>5134184</text:p>
          </table:table-cell>
          <table:table-cell office:value-type="float" office:value="5137387" calcext:value-type="float">
            <text:p>5137387</text:p>
          </table:table-cell>
          <table:table-cell office:value-type="float" office:value="5137436" calcext:value-type="float">
            <text:p>5137436</text:p>
          </table:table-cell>
          <table:table-cell office:value-type="float" office:value="5134164" calcext:value-type="float">
            <text:p>5134164</text:p>
          </table:table-cell>
          <table:table-cell office:value-type="float" office:value="5134128" calcext:value-type="float">
            <text:p>5134128</text:p>
          </table:table-cell>
          <table:table-cell office:value-type="float" office:value="5133920" calcext:value-type="float">
            <text:p>5133920</text:p>
          </table:table-cell>
          <table:table-cell office:value-type="float" office:value="5134572" calcext:value-type="float">
            <text:p>5134572</text:p>
          </table:table-cell>
          <table:table-cell office:value-type="float" office:value="5133970" calcext:value-type="float">
            <text:p>5133970</text:p>
          </table:table-cell>
          <table:table-cell office:value-type="float" office:value="5133972" calcext:value-type="float">
            <text:p>5133972</text:p>
          </table:table-cell>
          <table:table-cell office:value-type="float" office:value="5133991" calcext:value-type="float">
            <text:p>5133991</text:p>
          </table:table-cell>
          <table:table-cell office:value-type="float" office:value="5133949" calcext:value-type="float">
            <text:p>5133949</text:p>
          </table:table-cell>
          <table:table-cell office:value-type="float" office:value="5135621" calcext:value-type="float">
            <text:p>5135621</text:p>
          </table:table-cell>
          <table:table-cell office:value-type="float" office:value="5133686" calcext:value-type="float">
            <text:p>5133686</text:p>
          </table:table-cell>
          <table:table-cell office:value-type="float" office:value="5134337" calcext:value-type="float">
            <text:p>5134337</text:p>
          </table:table-cell>
          <table:table-cell office:value-type="float" office:value="5134224" calcext:value-type="float">
            <text:p>5134224</text:p>
          </table:table-cell>
          <table:table-cell office:value-type="float" office:value="5133658" calcext:value-type="float">
            <text:p>5133658</text:p>
          </table:table-cell>
          <table:table-cell office:value-type="float" office:value="5133527" calcext:value-type="float">
            <text:p>5133527</text:p>
          </table:table-cell>
          <table:table-cell office:value-type="float" office:value="5133702" calcext:value-type="float">
            <text:p>5133702</text:p>
          </table:table-cell>
          <table:table-cell office:value-type="float" office:value="5133740" calcext:value-type="float">
            <text:p>5133740</text:p>
          </table:table-cell>
          <table:table-cell office:value-type="float" office:value="5133620" calcext:value-type="float">
            <text:p>5133620</text:p>
          </table:table-cell>
          <table:table-cell office:value-type="float" office:value="5130832" calcext:value-type="float">
            <text:p>5130832</text:p>
          </table:table-cell>
          <table:table-cell office:value-type="float" office:value="5165309" calcext:value-type="float">
            <text:p>5165309</text:p>
          </table:table-cell>
          <table:table-cell office:value-type="float" office:value="5166473" calcext:value-type="float">
            <text:p>5166473</text:p>
          </table:table-cell>
          <table:table-cell office:value-type="float" office:value="5165624" calcext:value-type="float">
            <text:p>5165624</text:p>
          </table:table-cell>
          <table:table-cell office:value-type="float" office:value="5166918" calcext:value-type="float">
            <text:p>5166918</text:p>
          </table:table-cell>
          <table:table-cell office:value-type="float" office:value="5135213" calcext:value-type="float">
            <text:p>5135213</text:p>
          </table:table-cell>
          <table:table-cell office:value-type="float" office:value="5135166" calcext:value-type="float">
            <text:p>5135166</text:p>
          </table:table-cell>
          <table:table-cell office:value-type="float" office:value="5133378" calcext:value-type="float">
            <text:p>5133378</text:p>
          </table:table-cell>
          <table:table-cell office:value-type="float" office:value="5133309" calcext:value-type="float">
            <text:p>5133309</text:p>
          </table:table-cell>
          <table:table-cell office:value-type="float" office:value="5133328" calcext:value-type="float">
            <text:p>5133328</text:p>
          </table:table-cell>
          <table:table-cell office:value-type="float" office:value="5133780" calcext:value-type="float">
            <text:p>5133780</text:p>
          </table:table-cell>
          <table:table-cell table:number-columns-repeated="967"/>
        </table:table-row>
        <table:table-row table:style-name="ro1">
          <table:table-cell/>
          <table:table-cell office:value-type="float" office:value="5514246" calcext:value-type="float">
            <text:p>5514246</text:p>
          </table:table-cell>
          <table:table-cell office:value-type="float" office:value="7513762" calcext:value-type="float">
            <text:p>7513762</text:p>
          </table:table-cell>
          <table:table-cell office:value-type="float" office:value="7498610" calcext:value-type="float">
            <text:p>7498610</text:p>
          </table:table-cell>
          <table:table-cell table:style-name="Default" office:value-type="float" office:value="2829799" calcext:value-type="float">
            <text:p>2829799</text:p>
          </table:table-cell>
          <table:table-cell office:value-type="float" office:value="3249320" calcext:value-type="float">
            <text:p>3249320</text:p>
          </table:table-cell>
          <table:table-cell office:value-type="float" office:value="3237418" calcext:value-type="float">
            <text:p>3237418</text:p>
          </table:table-cell>
          <table:table-cell office:value-type="float" office:value="3257288" calcext:value-type="float">
            <text:p>3257288</text:p>
          </table:table-cell>
          <table:table-cell office:value-type="float" office:value="3235134" calcext:value-type="float">
            <text:p>3235134</text:p>
          </table:table-cell>
          <table:table-cell office:value-type="float" office:value="3196368" calcext:value-type="float">
            <text:p>3196368</text:p>
          </table:table-cell>
          <table:table-cell office:value-type="float" office:value="3185003" calcext:value-type="float">
            <text:p>3185003</text:p>
          </table:table-cell>
          <table:table-cell table:style-name="Default" office:value-type="float" office:value="2242529" calcext:value-type="float">
            <text:p>2242529</text:p>
          </table:table-cell>
          <table:table-cell office:value-type="float" office:value="2225846" calcext:value-type="float">
            <text:p>2225846</text:p>
          </table:table-cell>
          <table:table-cell table:style-name="Default" office:value-type="float" office:value="2225695" calcext:value-type="float">
            <text:p>2225695</text:p>
          </table:table-cell>
          <table:table-cell table:style-name="Default" office:value-type="float" office:value="2225679" calcext:value-type="float">
            <text:p>2225679</text:p>
          </table:table-cell>
          <table:table-cell table:style-name="Default" office:value-type="float" office:value="2225685" calcext:value-type="float">
            <text:p>2225685</text:p>
          </table:table-cell>
          <table:table-cell table:style-name="Default" office:value-type="float" office:value="2225693" calcext:value-type="float">
            <text:p>2225693</text:p>
          </table:table-cell>
          <table:table-cell table:style-name="Default" office:value-type="float" office:value="2225650" calcext:value-type="float">
            <text:p>2225650</text:p>
          </table:table-cell>
          <table:table-cell table:style-name="Default" office:value-type="float" office:value="2231359" calcext:value-type="float">
            <text:p>2231359</text:p>
          </table:table-cell>
          <table:table-cell table:style-name="Default" office:value-type="float" office:value="2232957" calcext:value-type="float">
            <text:p>2232957</text:p>
          </table:table-cell>
          <table:table-cell table:style-name="Default" office:value-type="float" office:value="2237015" calcext:value-type="float">
            <text:p>2237015</text:p>
          </table:table-cell>
          <table:table-cell table:style-name="Default" office:value-type="float" office:value="2238578" calcext:value-type="float">
            <text:p>2238578</text:p>
          </table:table-cell>
          <table:table-cell table:style-name="Default" office:value-type="float" office:value="2246984" calcext:value-type="float">
            <text:p>2246984</text:p>
          </table:table-cell>
          <table:table-cell office:value-type="float" office:value="2245927" calcext:value-type="float">
            <text:p>2245927</text:p>
          </table:table-cell>
          <table:table-cell office:value-type="float" office:value="2252650" calcext:value-type="float">
            <text:p>2252650</text:p>
          </table:table-cell>
          <table:table-cell office:value-type="float" office:value="2254853" calcext:value-type="float">
            <text:p>2254853</text:p>
          </table:table-cell>
          <table:table-cell office:value-type="float" office:value="5407835" calcext:value-type="float">
            <text:p>5407835</text:p>
          </table:table-cell>
          <table:table-cell office:value-type="float" office:value="5411191" calcext:value-type="float">
            <text:p>5411191</text:p>
          </table:table-cell>
          <table:table-cell office:value-type="float" office:value="5407818" calcext:value-type="float">
            <text:p>5407818</text:p>
          </table:table-cell>
          <table:table-cell office:value-type="float" office:value="5407804" calcext:value-type="float">
            <text:p>5407804</text:p>
          </table:table-cell>
          <table:table-cell office:value-type="float" office:value="5407726" calcext:value-type="float">
            <text:p>5407726</text:p>
          </table:table-cell>
          <table:table-cell office:value-type="float" office:value="5407730" calcext:value-type="float">
            <text:p>5407730</text:p>
          </table:table-cell>
          <table:table-cell office:value-type="float" office:value="5406351" calcext:value-type="float">
            <text:p>5406351</text:p>
          </table:table-cell>
          <table:table-cell office:value-type="float" office:value="5407642" calcext:value-type="float">
            <text:p>5407642</text:p>
          </table:table-cell>
          <table:table-cell office:value-type="float" office:value="5407582" calcext:value-type="float">
            <text:p>5407582</text:p>
          </table:table-cell>
          <table:table-cell office:value-type="float" office:value="5407526" calcext:value-type="float">
            <text:p>5407526</text:p>
          </table:table-cell>
          <table:table-cell office:value-type="float" office:value="5407501" calcext:value-type="float">
            <text:p>5407501</text:p>
          </table:table-cell>
          <table:table-cell office:value-type="float" office:value="5407384" calcext:value-type="float">
            <text:p>5407384</text:p>
          </table:table-cell>
          <table:table-cell office:value-type="float" office:value="5407412" calcext:value-type="float">
            <text:p>5407412</text:p>
          </table:table-cell>
          <table:table-cell office:value-type="float" office:value="5401518" calcext:value-type="float">
            <text:p>5401518</text:p>
          </table:table-cell>
          <table:table-cell office:value-type="float" office:value="5401520" calcext:value-type="float">
            <text:p>5401520</text:p>
          </table:table-cell>
          <table:table-cell office:value-type="float" office:value="5408044" calcext:value-type="float">
            <text:p>5408044</text:p>
          </table:table-cell>
          <table:table-cell office:value-type="float" office:value="5408029" calcext:value-type="float">
            <text:p>5408029</text:p>
          </table:table-cell>
          <table:table-cell office:value-type="float" office:value="5407231" calcext:value-type="float">
            <text:p>5407231</text:p>
          </table:table-cell>
          <table:table-cell office:value-type="float" office:value="5408770" calcext:value-type="float">
            <text:p>5408770</text:p>
          </table:table-cell>
          <table:table-cell office:value-type="float" office:value="5429497" calcext:value-type="float">
            <text:p>5429497</text:p>
          </table:table-cell>
          <table:table-cell office:value-type="float" office:value="5419743" calcext:value-type="float">
            <text:p>5419743</text:p>
          </table:table-cell>
          <table:table-cell office:value-type="float" office:value="5438915" calcext:value-type="float">
            <text:p>5438915</text:p>
          </table:table-cell>
          <table:table-cell office:value-type="float" office:value="5438910" calcext:value-type="float">
            <text:p>5438910</text:p>
          </table:table-cell>
          <table:table-cell office:value-type="float" office:value="5441951" calcext:value-type="float">
            <text:p>5441951</text:p>
          </table:table-cell>
          <table:table-cell office:value-type="float" office:value="5435813" calcext:value-type="float">
            <text:p>5435813</text:p>
          </table:table-cell>
          <table:table-cell office:value-type="float" office:value="5406564" calcext:value-type="float">
            <text:p>5406564</text:p>
          </table:table-cell>
          <table:table-cell office:value-type="float" office:value="5406547" calcext:value-type="float">
            <text:p>5406547</text:p>
          </table:table-cell>
          <table:table-cell office:value-type="float" office:value="5410545" calcext:value-type="float">
            <text:p>5410545</text:p>
          </table:table-cell>
          <table:table-cell office:value-type="float" office:value="5410513" calcext:value-type="float">
            <text:p>5410513</text:p>
          </table:table-cell>
          <table:table-cell office:value-type="float" office:value="5406331" calcext:value-type="float">
            <text:p>5406331</text:p>
          </table:table-cell>
          <table:table-cell office:value-type="float" office:value="5397045" calcext:value-type="float">
            <text:p>5397045</text:p>
          </table:table-cell>
          <table:table-cell table:number-columns-repeated="967"/>
        </table:table-row>
        <table:table-row table:style-name="ro1">
          <table:table-cell/>
          <table:table-cell office:value-type="float" office:value="5643389" calcext:value-type="float">
            <text:p>5643389</text:p>
          </table:table-cell>
          <table:table-cell office:value-type="float" office:value="7781862" calcext:value-type="float">
            <text:p>7781862</text:p>
          </table:table-cell>
          <table:table-cell office:value-type="float" office:value="7776125" calcext:value-type="float">
            <text:p>7776125</text:p>
          </table:table-cell>
          <table:table-cell table:style-name="Default" office:value-type="float" office:value="2978588" calcext:value-type="float">
            <text:p>2978588</text:p>
          </table:table-cell>
          <table:table-cell office:value-type="float" office:value="3340017" calcext:value-type="float">
            <text:p>3340017</text:p>
          </table:table-cell>
          <table:table-cell office:value-type="float" office:value="3383324" calcext:value-type="float">
            <text:p>3383324</text:p>
          </table:table-cell>
          <table:table-cell office:value-type="float" office:value="3385988" calcext:value-type="float">
            <text:p>3385988</text:p>
          </table:table-cell>
          <table:table-cell office:value-type="float" office:value="3346061" calcext:value-type="float">
            <text:p>3346061</text:p>
          </table:table-cell>
          <table:table-cell office:value-type="float" office:value="3272403" calcext:value-type="float">
            <text:p>3272403</text:p>
          </table:table-cell>
          <table:table-cell office:value-type="float" office:value="3276062" calcext:value-type="float">
            <text:p>3276062</text:p>
          </table:table-cell>
          <table:table-cell table:style-name="Default" office:value-type="float" office:value="2393365" calcext:value-type="float">
            <text:p>2393365</text:p>
          </table:table-cell>
          <table:table-cell office:value-type="float" office:value="2374414" calcext:value-type="float">
            <text:p>2374414</text:p>
          </table:table-cell>
          <table:table-cell table:style-name="Default" office:value-type="float" office:value="2374310" calcext:value-type="float">
            <text:p>2374310</text:p>
          </table:table-cell>
          <table:table-cell table:style-name="Default" office:value-type="float" office:value="2377994" calcext:value-type="float">
            <text:p>2377994</text:p>
          </table:table-cell>
          <table:table-cell table:style-name="Default" office:value-type="float" office:value="2378708" calcext:value-type="float">
            <text:p>2378708</text:p>
          </table:table-cell>
          <table:table-cell table:style-name="Default" office:value-type="float" office:value="2377772" calcext:value-type="float">
            <text:p>2377772</text:p>
          </table:table-cell>
          <table:table-cell table:style-name="Default" office:value-type="float" office:value="2380235" calcext:value-type="float">
            <text:p>2380235</text:p>
          </table:table-cell>
          <table:table-cell table:style-name="Default" office:value-type="float" office:value="2380667" calcext:value-type="float">
            <text:p>2380667</text:p>
          </table:table-cell>
          <table:table-cell table:style-name="Default" office:value-type="float" office:value="2382317" calcext:value-type="float">
            <text:p>2382317</text:p>
          </table:table-cell>
          <table:table-cell table:style-name="Default" office:value-type="float" office:value="2386998" calcext:value-type="float">
            <text:p>2386998</text:p>
          </table:table-cell>
          <table:table-cell table:style-name="Default" office:value-type="float" office:value="2388917" calcext:value-type="float">
            <text:p>2388917</text:p>
          </table:table-cell>
          <table:table-cell table:style-name="Default" office:value-type="float" office:value="2398970" calcext:value-type="float">
            <text:p>2398970</text:p>
          </table:table-cell>
          <table:table-cell office:value-type="float" office:value="2400360" calcext:value-type="float">
            <text:p>2400360</text:p>
          </table:table-cell>
          <table:table-cell office:value-type="float" office:value="2397550" calcext:value-type="float">
            <text:p>2397550</text:p>
          </table:table-cell>
          <table:table-cell office:value-type="float" office:value="2399626" calcext:value-type="float">
            <text:p>2399626</text:p>
          </table:table-cell>
          <table:table-cell office:value-type="float" office:value="4640620" calcext:value-type="float">
            <text:p>4640620</text:p>
          </table:table-cell>
          <table:table-cell office:value-type="float" office:value="4640636" calcext:value-type="float">
            <text:p>4640636</text:p>
          </table:table-cell>
          <table:table-cell office:value-type="float" office:value="4642264" calcext:value-type="float">
            <text:p>4642264</text:p>
          </table:table-cell>
          <table:table-cell office:value-type="float" office:value="4640536" calcext:value-type="float">
            <text:p>4640536</text:p>
          </table:table-cell>
          <table:table-cell office:value-type="float" office:value="4642217" calcext:value-type="float">
            <text:p>4642217</text:p>
          </table:table-cell>
          <table:table-cell office:value-type="float" office:value="4640503" calcext:value-type="float">
            <text:p>4640503</text:p>
          </table:table-cell>
          <table:table-cell office:value-type="float" office:value="4642175" calcext:value-type="float">
            <text:p>4642175</text:p>
          </table:table-cell>
          <table:table-cell office:value-type="float" office:value="4640434" calcext:value-type="float">
            <text:p>4640434</text:p>
          </table:table-cell>
          <table:table-cell office:value-type="float" office:value="4640389" calcext:value-type="float">
            <text:p>4640389</text:p>
          </table:table-cell>
          <table:table-cell office:value-type="float" office:value="4642064" calcext:value-type="float">
            <text:p>4642064</text:p>
          </table:table-cell>
          <table:table-cell office:value-type="float" office:value="4640738" calcext:value-type="float">
            <text:p>4640738</text:p>
          </table:table-cell>
          <table:table-cell office:value-type="float" office:value="4640225" calcext:value-type="float">
            <text:p>4640225</text:p>
          </table:table-cell>
          <table:table-cell office:value-type="float" office:value="4640214" calcext:value-type="float">
            <text:p>4640214</text:p>
          </table:table-cell>
          <table:table-cell office:value-type="float" office:value="4645846" calcext:value-type="float">
            <text:p>4645846</text:p>
          </table:table-cell>
          <table:table-cell office:value-type="float" office:value="4645857" calcext:value-type="float">
            <text:p>4645857</text:p>
          </table:table-cell>
          <table:table-cell office:value-type="float" office:value="4650115" calcext:value-type="float">
            <text:p>4650115</text:p>
          </table:table-cell>
          <table:table-cell office:value-type="float" office:value="4651866" calcext:value-type="float">
            <text:p>4651866</text:p>
          </table:table-cell>
          <table:table-cell office:value-type="float" office:value="4662523" calcext:value-type="float">
            <text:p>4662523</text:p>
          </table:table-cell>
          <table:table-cell office:value-type="float" office:value="4663261" calcext:value-type="float">
            <text:p>4663261</text:p>
          </table:table-cell>
          <table:table-cell office:value-type="float" office:value="4662154" calcext:value-type="float">
            <text:p>4662154</text:p>
          </table:table-cell>
          <table:table-cell office:value-type="float" office:value="4651773" calcext:value-type="float">
            <text:p>4651773</text:p>
          </table:table-cell>
          <table:table-cell office:value-type="float" office:value="4667076" calcext:value-type="float">
            <text:p>4667076</text:p>
          </table:table-cell>
          <table:table-cell office:value-type="float" office:value="4669222" calcext:value-type="float">
            <text:p>4669222</text:p>
          </table:table-cell>
          <table:table-cell office:value-type="float" office:value="4668693" calcext:value-type="float">
            <text:p>4668693</text:p>
          </table:table-cell>
          <table:table-cell office:value-type="float" office:value="4670251" calcext:value-type="float">
            <text:p>4670251</text:p>
          </table:table-cell>
          <table:table-cell office:value-type="float" office:value="4640240" calcext:value-type="float">
            <text:p>4640240</text:p>
          </table:table-cell>
          <table:table-cell office:value-type="float" office:value="4639616" calcext:value-type="float">
            <text:p>4639616</text:p>
          </table:table-cell>
          <table:table-cell office:value-type="float" office:value="4639547" calcext:value-type="float">
            <text:p>4639547</text:p>
          </table:table-cell>
          <table:table-cell office:value-type="float" office:value="4641268" calcext:value-type="float">
            <text:p>4641268</text:p>
          </table:table-cell>
          <table:table-cell office:value-type="float" office:value="4639516" calcext:value-type="float">
            <text:p>4639516</text:p>
          </table:table-cell>
          <table:table-cell office:value-type="float" office:value="4639948" calcext:value-type="float">
            <text:p>4639948</text:p>
          </table:table-cell>
          <table:table-cell table:number-columns-repeated="967"/>
        </table:table-row>
        <table:table-row table:style-name="ro1">
          <table:table-cell/>
          <table:table-cell office:value-type="float" office:value="5775895" calcext:value-type="float">
            <text:p>5775895</text:p>
          </table:table-cell>
          <table:table-cell office:value-type="float" office:value="7999328" calcext:value-type="float">
            <text:p>7999328</text:p>
          </table:table-cell>
          <table:table-cell office:value-type="float" office:value="7963162" calcext:value-type="float">
            <text:p>7963162</text:p>
          </table:table-cell>
          <table:table-cell table:style-name="Default" office:value-type="float" office:value="3067587" calcext:value-type="float">
            <text:p>3067587</text:p>
          </table:table-cell>
          <table:table-cell office:value-type="float" office:value="3487461" calcext:value-type="float">
            <text:p>3487461</text:p>
          </table:table-cell>
          <table:table-cell office:value-type="float" office:value="3480986" calcext:value-type="float">
            <text:p>3480986</text:p>
          </table:table-cell>
          <table:table-cell office:value-type="float" office:value="3456799" calcext:value-type="float">
            <text:p>3456799</text:p>
          </table:table-cell>
          <table:table-cell office:value-type="float" office:value="3435842" calcext:value-type="float">
            <text:p>3435842</text:p>
          </table:table-cell>
          <table:table-cell office:value-type="float" office:value="3340475" calcext:value-type="float">
            <text:p>3340475</text:p>
          </table:table-cell>
          <table:table-cell office:value-type="float" office:value="3378663" calcext:value-type="float">
            <text:p>3378663</text:p>
          </table:table-cell>
          <table:table-cell table:style-name="Default" office:value-type="float" office:value="2556529" calcext:value-type="float">
            <text:p>2556529</text:p>
          </table:table-cell>
          <table:table-cell office:value-type="float" office:value="2539199" calcext:value-type="float">
            <text:p>2539199</text:p>
          </table:table-cell>
          <table:table-cell table:style-name="Default" office:value-type="float" office:value="2539154" calcext:value-type="float">
            <text:p>2539154</text:p>
          </table:table-cell>
          <table:table-cell table:style-name="Default" office:value-type="float" office:value="2544222" calcext:value-type="float">
            <text:p>2544222</text:p>
          </table:table-cell>
          <table:table-cell table:style-name="Default" office:value-type="float" office:value="2544710" calcext:value-type="float">
            <text:p>2544710</text:p>
          </table:table-cell>
          <table:table-cell table:style-name="Default" office:value-type="float" office:value="2543854" calcext:value-type="float">
            <text:p>2543854</text:p>
          </table:table-cell>
          <table:table-cell table:style-name="Default" office:value-type="float" office:value="2545514" calcext:value-type="float">
            <text:p>2545514</text:p>
          </table:table-cell>
          <table:table-cell table:style-name="Default" office:value-type="float" office:value="2552468" calcext:value-type="float">
            <text:p>2552468</text:p>
          </table:table-cell>
          <table:table-cell table:style-name="Default" office:value-type="float" office:value="2554231" calcext:value-type="float">
            <text:p>2554231</text:p>
          </table:table-cell>
          <table:table-cell table:style-name="Default" office:value-type="float" office:value="2557415" calcext:value-type="float">
            <text:p>2557415</text:p>
          </table:table-cell>
          <table:table-cell table:style-name="Default" office:value-type="float" office:value="2562250" calcext:value-type="float">
            <text:p>2562250</text:p>
          </table:table-cell>
          <table:table-cell table:style-name="Default" office:value-type="float" office:value="2559750" calcext:value-type="float">
            <text:p>2559750</text:p>
          </table:table-cell>
          <table:table-cell office:value-type="float" office:value="2563525" calcext:value-type="float">
            <text:p>2563525</text:p>
          </table:table-cell>
          <table:table-cell office:value-type="float" office:value="2566528" calcext:value-type="float">
            <text:p>2566528</text:p>
          </table:table-cell>
          <table:table-cell office:value-type="float" office:value="2567979" calcext:value-type="float">
            <text:p>2567979</text:p>
          </table:table-cell>
          <table:table-cell office:value-type="float" office:value="3874093" calcext:value-type="float">
            <text:p>3874093</text:p>
          </table:table-cell>
          <table:table-cell office:value-type="float" office:value="3874074" calcext:value-type="float">
            <text:p>3874074</text:p>
          </table:table-cell>
          <table:table-cell office:value-type="float" office:value="3874059" calcext:value-type="float">
            <text:p>3874059</text:p>
          </table:table-cell>
          <table:table-cell office:value-type="float" office:value="3874048" calcext:value-type="float">
            <text:p>3874048</text:p>
          </table:table-cell>
          <table:table-cell office:value-type="float" office:value="3873987" calcext:value-type="float">
            <text:p>3873987</text:p>
          </table:table-cell>
          <table:table-cell office:value-type="float" office:value="3873926" calcext:value-type="float">
            <text:p>3873926</text:p>
          </table:table-cell>
          <table:table-cell office:value-type="float" office:value="3875227" calcext:value-type="float">
            <text:p>3875227</text:p>
          </table:table-cell>
          <table:table-cell office:value-type="float" office:value="3873883" calcext:value-type="float">
            <text:p>3873883</text:p>
          </table:table-cell>
          <table:table-cell office:value-type="float" office:value="3873880" calcext:value-type="float">
            <text:p>3873880</text:p>
          </table:table-cell>
          <table:table-cell office:value-type="float" office:value="3873858" calcext:value-type="float">
            <text:p>3873858</text:p>
          </table:table-cell>
          <table:table-cell office:value-type="float" office:value="3873785" calcext:value-type="float">
            <text:p>3873785</text:p>
          </table:table-cell>
          <table:table-cell office:value-type="float" office:value="3883520" calcext:value-type="float">
            <text:p>3883520</text:p>
          </table:table-cell>
          <table:table-cell office:value-type="float" office:value="3873719" calcext:value-type="float">
            <text:p>3873719</text:p>
          </table:table-cell>
          <table:table-cell office:value-type="float" office:value="3889318" calcext:value-type="float">
            <text:p>3889318</text:p>
          </table:table-cell>
          <table:table-cell office:value-type="float" office:value="3893349" calcext:value-type="float">
            <text:p>3893349</text:p>
          </table:table-cell>
          <table:table-cell office:value-type="float" office:value="3892363" calcext:value-type="float">
            <text:p>3892363</text:p>
          </table:table-cell>
          <table:table-cell office:value-type="float" office:value="3893038" calcext:value-type="float">
            <text:p>3893038</text:p>
          </table:table-cell>
          <table:table-cell office:value-type="float" office:value="3895637" calcext:value-type="float">
            <text:p>3895637</text:p>
          </table:table-cell>
          <table:table-cell office:value-type="float" office:value="3895534" calcext:value-type="float">
            <text:p>3895534</text:p>
          </table:table-cell>
          <table:table-cell office:value-type="float" office:value="3888259" calcext:value-type="float">
            <text:p>3888259</text:p>
          </table:table-cell>
          <table:table-cell office:value-type="float" office:value="3888500" calcext:value-type="float">
            <text:p>3888500</text:p>
          </table:table-cell>
          <table:table-cell office:value-type="float" office:value="3875656" calcext:value-type="float">
            <text:p>3875656</text:p>
          </table:table-cell>
          <table:table-cell office:value-type="float" office:value="3898296" calcext:value-type="float">
            <text:p>3898296</text:p>
          </table:table-cell>
          <table:table-cell office:value-type="float" office:value="3908004" calcext:value-type="float">
            <text:p>3908004</text:p>
          </table:table-cell>
          <table:table-cell office:value-type="float" office:value="3909153" calcext:value-type="float">
            <text:p>3909153</text:p>
          </table:table-cell>
          <table:table-cell office:value-type="float" office:value="3873273" calcext:value-type="float">
            <text:p>3873273</text:p>
          </table:table-cell>
          <table:table-cell office:value-type="float" office:value="3873281" calcext:value-type="float">
            <text:p>3873281</text:p>
          </table:table-cell>
          <table:table-cell office:value-type="float" office:value="3870886" calcext:value-type="float">
            <text:p>3870886</text:p>
          </table:table-cell>
          <table:table-cell office:value-type="float" office:value="3870906" calcext:value-type="float">
            <text:p>3870906</text:p>
          </table:table-cell>
          <table:table-cell office:value-type="float" office:value="3876021" calcext:value-type="float">
            <text:p>3876021</text:p>
          </table:table-cell>
          <table:table-cell office:value-type="float" office:value="3875991" calcext:value-type="float">
            <text:p>3875991</text:p>
          </table:table-cell>
          <table:table-cell table:number-columns-repeated="967"/>
        </table:table-row>
        <table:table-row table:style-name="ro1">
          <table:table-cell/>
          <table:table-cell office:value-type="float" office:value="5453692" calcext:value-type="float">
            <text:p>5453692</text:p>
          </table:table-cell>
          <table:table-cell office:value-type="float" office:value="7500976" calcext:value-type="float">
            <text:p>7500976</text:p>
          </table:table-cell>
          <table:table-cell office:value-type="float" office:value="7493335" calcext:value-type="float">
            <text:p>7493335</text:p>
          </table:table-cell>
          <table:table-cell table:style-name="Default" office:value-type="float" office:value="2988334" calcext:value-type="float">
            <text:p>2988334</text:p>
          </table:table-cell>
          <table:table-cell office:value-type="float" office:value="3375055" calcext:value-type="float">
            <text:p>3375055</text:p>
          </table:table-cell>
          <table:table-cell office:value-type="float" office:value="3358043" calcext:value-type="float">
            <text:p>3358043</text:p>
          </table:table-cell>
          <table:table-cell office:value-type="float" office:value="3387548" calcext:value-type="float">
            <text:p>3387548</text:p>
          </table:table-cell>
          <table:table-cell office:value-type="float" office:value="3353579" calcext:value-type="float">
            <text:p>3353579</text:p>
          </table:table-cell>
          <table:table-cell office:value-type="float" office:value="3370027" calcext:value-type="float">
            <text:p>3370027</text:p>
          </table:table-cell>
          <table:table-cell office:value-type="float" office:value="3355952" calcext:value-type="float">
            <text:p>3355952</text:p>
          </table:table-cell>
          <table:table-cell table:style-name="Default" office:value-type="float" office:value="2488090" calcext:value-type="float">
            <text:p>2488090</text:p>
          </table:table-cell>
          <table:table-cell office:value-type="float" office:value="2466543" calcext:value-type="float">
            <text:p>2466543</text:p>
          </table:table-cell>
          <table:table-cell table:style-name="Default" office:value-type="float" office:value="2466513" calcext:value-type="float">
            <text:p>2466513</text:p>
          </table:table-cell>
          <table:table-cell table:style-name="Default" office:value-type="float" office:value="2466431" calcext:value-type="float">
            <text:p>2466431</text:p>
          </table:table-cell>
          <table:table-cell table:style-name="Default" office:value-type="float" office:value="2466872" calcext:value-type="float">
            <text:p>2466872</text:p>
          </table:table-cell>
          <table:table-cell table:style-name="Default" office:value-type="float" office:value="2472157" calcext:value-type="float">
            <text:p>2472157</text:p>
          </table:table-cell>
          <table:table-cell table:style-name="Default" office:value-type="float" office:value="2473739" calcext:value-type="float">
            <text:p>2473739</text:p>
          </table:table-cell>
          <table:table-cell table:style-name="Default" office:value-type="float" office:value="2475849" calcext:value-type="float">
            <text:p>2475849</text:p>
          </table:table-cell>
          <table:table-cell table:style-name="Default" office:value-type="float" office:value="2478622" calcext:value-type="float">
            <text:p>2478622</text:p>
          </table:table-cell>
          <table:table-cell table:style-name="Default" office:value-type="float" office:value="2485774" calcext:value-type="float">
            <text:p>2485774</text:p>
          </table:table-cell>
          <table:table-cell table:style-name="Default" office:value-type="float" office:value="2487802" calcext:value-type="float">
            <text:p>2487802</text:p>
          </table:table-cell>
          <table:table-cell table:style-name="Default" office:value-type="float" office:value="2485060" calcext:value-type="float">
            <text:p>2485060</text:p>
          </table:table-cell>
          <table:table-cell office:value-type="float" office:value="2486446" calcext:value-type="float">
            <text:p>2486446</text:p>
          </table:table-cell>
          <table:table-cell office:value-type="float" office:value="2486903" calcext:value-type="float">
            <text:p>2486903</text:p>
          </table:table-cell>
          <table:table-cell office:value-type="float" office:value="2488651" calcext:value-type="float">
            <text:p>2488651</text:p>
          </table:table-cell>
          <table:table-cell office:value-type="float" office:value="4767559" calcext:value-type="float">
            <text:p>4767559</text:p>
          </table:table-cell>
          <table:table-cell office:value-type="float" office:value="4769262" calcext:value-type="float">
            <text:p>4769262</text:p>
          </table:table-cell>
          <table:table-cell office:value-type="float" office:value="4768976" calcext:value-type="float">
            <text:p>4768976</text:p>
          </table:table-cell>
          <table:table-cell office:value-type="float" office:value="4769124" calcext:value-type="float">
            <text:p>4769124</text:p>
          </table:table-cell>
          <table:table-cell office:value-type="float" office:value="4769110" calcext:value-type="float">
            <text:p>4769110</text:p>
          </table:table-cell>
          <table:table-cell office:value-type="float" office:value="4768983" calcext:value-type="float">
            <text:p>4768983</text:p>
          </table:table-cell>
          <table:table-cell office:value-type="float" office:value="4768993" calcext:value-type="float">
            <text:p>4768993</text:p>
          </table:table-cell>
          <table:table-cell office:value-type="float" office:value="4768842" calcext:value-type="float">
            <text:p>4768842</text:p>
          </table:table-cell>
          <table:table-cell office:value-type="float" office:value="4768714" calcext:value-type="float">
            <text:p>4768714</text:p>
          </table:table-cell>
          <table:table-cell office:value-type="float" office:value="4768721" calcext:value-type="float">
            <text:p>4768721</text:p>
          </table:table-cell>
          <table:table-cell office:value-type="float" office:value="4768586" calcext:value-type="float">
            <text:p>4768586</text:p>
          </table:table-cell>
          <table:table-cell office:value-type="float" office:value="4790301" calcext:value-type="float">
            <text:p>4790301</text:p>
          </table:table-cell>
          <table:table-cell office:value-type="float" office:value="4795122" calcext:value-type="float">
            <text:p>4795122</text:p>
          </table:table-cell>
          <table:table-cell office:value-type="float" office:value="4767156" calcext:value-type="float">
            <text:p>4767156</text:p>
          </table:table-cell>
          <table:table-cell office:value-type="float" office:value="4767105" calcext:value-type="float">
            <text:p>4767105</text:p>
          </table:table-cell>
          <table:table-cell office:value-type="float" office:value="4803256" calcext:value-type="float">
            <text:p>4803256</text:p>
          </table:table-cell>
          <table:table-cell office:value-type="float" office:value="4804565" calcext:value-type="float">
            <text:p>4804565</text:p>
          </table:table-cell>
          <table:table-cell office:value-type="float" office:value="4780974" calcext:value-type="float">
            <text:p>4780974</text:p>
          </table:table-cell>
          <table:table-cell office:value-type="float" office:value="4782588" calcext:value-type="float">
            <text:p>4782588</text:p>
          </table:table-cell>
          <table:table-cell office:value-type="float" office:value="4793479" calcext:value-type="float">
            <text:p>4793479</text:p>
          </table:table-cell>
          <table:table-cell office:value-type="float" office:value="4794930" calcext:value-type="float">
            <text:p>4794930</text:p>
          </table:table-cell>
          <table:table-cell office:value-type="float" office:value="4782499" calcext:value-type="float">
            <text:p>4782499</text:p>
          </table:table-cell>
          <table:table-cell office:value-type="float" office:value="4796085" calcext:value-type="float">
            <text:p>4796085</text:p>
          </table:table-cell>
          <table:table-cell office:value-type="float" office:value="4805986" calcext:value-type="float">
            <text:p>4805986</text:p>
          </table:table-cell>
          <table:table-cell office:value-type="float" office:value="4793981" calcext:value-type="float">
            <text:p>4793981</text:p>
          </table:table-cell>
          <table:table-cell office:value-type="float" office:value="4766379" calcext:value-type="float">
            <text:p>4766379</text:p>
          </table:table-cell>
          <table:table-cell office:value-type="float" office:value="4767660" calcext:value-type="float">
            <text:p>4767660</text:p>
          </table:table-cell>
          <table:table-cell office:value-type="float" office:value="4767805" calcext:value-type="float">
            <text:p>4767805</text:p>
          </table:table-cell>
          <table:table-cell office:value-type="float" office:value="4767769" calcext:value-type="float">
            <text:p>4767769</text:p>
          </table:table-cell>
          <table:table-cell office:value-type="float" office:value="4768071" calcext:value-type="float">
            <text:p>4768071</text:p>
          </table:table-cell>
          <table:table-cell office:value-type="float" office:value="4768061" calcext:value-type="float">
            <text:p>4768061</text:p>
          </table:table-cell>
          <table:table-cell table:number-columns-repeated="967"/>
        </table:table-row>
        <table:table-row table:style-name="ro1">
          <table:table-cell/>
          <table:table-cell office:value-type="float" office:value="5571439" calcext:value-type="float">
            <text:p>5571439</text:p>
          </table:table-cell>
          <table:table-cell office:value-type="float" office:value="7720080" calcext:value-type="float">
            <text:p>7720080</text:p>
          </table:table-cell>
          <table:table-cell office:value-type="float" office:value="7685431" calcext:value-type="float">
            <text:p>7685431</text:p>
          </table:table-cell>
          <table:table-cell table:style-name="Default" office:value-type="float" office:value="3137543" calcext:value-type="float">
            <text:p>3137543</text:p>
          </table:table-cell>
          <table:table-cell office:value-type="float" office:value="3579894" calcext:value-type="float">
            <text:p>3579894</text:p>
          </table:table-cell>
          <table:table-cell office:value-type="float" office:value="3596489" calcext:value-type="float">
            <text:p>3596489</text:p>
          </table:table-cell>
          <table:table-cell office:value-type="float" office:value="3507825" calcext:value-type="float">
            <text:p>3507825</text:p>
          </table:table-cell>
          <table:table-cell office:value-type="float" office:value="3480930" calcext:value-type="float">
            <text:p>3480930</text:p>
          </table:table-cell>
          <table:table-cell office:value-type="float" office:value="3640634" calcext:value-type="float">
            <text:p>3640634</text:p>
          </table:table-cell>
          <table:table-cell office:value-type="float" office:value="3631465" calcext:value-type="float">
            <text:p>3631465</text:p>
          </table:table-cell>
          <table:table-cell table:style-name="Default" office:value-type="float" office:value="2307467" calcext:value-type="float">
            <text:p>2307467</text:p>
          </table:table-cell>
          <table:table-cell office:value-type="float" office:value="2291288" calcext:value-type="float">
            <text:p>2291288</text:p>
          </table:table-cell>
          <table:table-cell table:style-name="Default" office:value-type="float" office:value="2291285" calcext:value-type="float">
            <text:p>2291285</text:p>
          </table:table-cell>
          <table:table-cell table:style-name="Default" office:value-type="float" office:value="2291207" calcext:value-type="float">
            <text:p>2291207</text:p>
          </table:table-cell>
          <table:table-cell table:style-name="Default" office:value-type="float" office:value="2291100" calcext:value-type="float">
            <text:p>2291100</text:p>
          </table:table-cell>
          <table:table-cell table:style-name="Default" office:value-type="float" office:value="2291129" calcext:value-type="float">
            <text:p>2291129</text:p>
          </table:table-cell>
          <table:table-cell table:style-name="Default" office:value-type="float" office:value="2291000" calcext:value-type="float">
            <text:p>2291000</text:p>
          </table:table-cell>
          <table:table-cell table:style-name="Default" office:value-type="float" office:value="2293584" calcext:value-type="float">
            <text:p>2293584</text:p>
          </table:table-cell>
          <table:table-cell table:style-name="Default" office:value-type="float" office:value="2296367" calcext:value-type="float">
            <text:p>2296367</text:p>
          </table:table-cell>
          <table:table-cell table:style-name="Default" office:value-type="float" office:value="2313313" calcext:value-type="float">
            <text:p>2313313</text:p>
          </table:table-cell>
          <table:table-cell table:style-name="Default" office:value-type="float" office:value="2314727" calcext:value-type="float">
            <text:p>2314727</text:p>
          </table:table-cell>
          <table:table-cell table:style-name="Default" office:value-type="float" office:value="2311785" calcext:value-type="float">
            <text:p>2311785</text:p>
          </table:table-cell>
          <table:table-cell office:value-type="float" office:value="2312844" calcext:value-type="float">
            <text:p>2312844</text:p>
          </table:table-cell>
          <table:table-cell office:value-type="float" office:value="2317776" calcext:value-type="float">
            <text:p>2317776</text:p>
          </table:table-cell>
          <table:table-cell office:value-type="float" office:value="2319005" calcext:value-type="float">
            <text:p>2319005</text:p>
          </table:table-cell>
          <table:table-cell office:value-type="float" office:value="3981280" calcext:value-type="float">
            <text:p>3981280</text:p>
          </table:table-cell>
          <table:table-cell office:value-type="float" office:value="3981323" calcext:value-type="float">
            <text:p>3981323</text:p>
          </table:table-cell>
          <table:table-cell office:value-type="float" office:value="3981310" calcext:value-type="float">
            <text:p>3981310</text:p>
          </table:table-cell>
          <table:table-cell office:value-type="float" office:value="3981343" calcext:value-type="float">
            <text:p>3981343</text:p>
          </table:table-cell>
          <table:table-cell office:value-type="float" office:value="3981287" calcext:value-type="float">
            <text:p>3981287</text:p>
          </table:table-cell>
          <table:table-cell office:value-type="float" office:value="3981128" calcext:value-type="float">
            <text:p>3981128</text:p>
          </table:table-cell>
          <table:table-cell office:value-type="float" office:value="3981111" calcext:value-type="float">
            <text:p>3981111</text:p>
          </table:table-cell>
          <table:table-cell office:value-type="float" office:value="3981128" calcext:value-type="float">
            <text:p>3981128</text:p>
          </table:table-cell>
          <table:table-cell office:value-type="float" office:value="3981101" calcext:value-type="float">
            <text:p>3981101</text:p>
          </table:table-cell>
          <table:table-cell office:value-type="float" office:value="3999265" calcext:value-type="float">
            <text:p>3999265</text:p>
          </table:table-cell>
          <table:table-cell office:value-type="float" office:value="3999200" calcext:value-type="float">
            <text:p>3999200</text:p>
          </table:table-cell>
          <table:table-cell office:value-type="float" office:value="3982661" calcext:value-type="float">
            <text:p>3982661</text:p>
          </table:table-cell>
          <table:table-cell office:value-type="float" office:value="3982621" calcext:value-type="float">
            <text:p>3982621</text:p>
          </table:table-cell>
          <table:table-cell office:value-type="float" office:value="4007275" calcext:value-type="float">
            <text:p>4007275</text:p>
          </table:table-cell>
          <table:table-cell office:value-type="float" office:value="4008824" calcext:value-type="float">
            <text:p>4008824</text:p>
          </table:table-cell>
          <table:table-cell office:value-type="float" office:value="3991202" calcext:value-type="float">
            <text:p>3991202</text:p>
          </table:table-cell>
          <table:table-cell office:value-type="float" office:value="3993866" calcext:value-type="float">
            <text:p>3993866</text:p>
          </table:table-cell>
          <table:table-cell office:value-type="float" office:value="3983470" calcext:value-type="float">
            <text:p>3983470</text:p>
          </table:table-cell>
          <table:table-cell office:value-type="float" office:value="3985260" calcext:value-type="float">
            <text:p>3985260</text:p>
          </table:table-cell>
          <table:table-cell office:value-type="float" office:value="3989400" calcext:value-type="float">
            <text:p>3989400</text:p>
          </table:table-cell>
          <table:table-cell office:value-type="float" office:value="3982288" calcext:value-type="float">
            <text:p>3982288</text:p>
          </table:table-cell>
          <table:table-cell office:value-type="float" office:value="3993705" calcext:value-type="float">
            <text:p>3993705</text:p>
          </table:table-cell>
          <table:table-cell office:value-type="float" office:value="3997444" calcext:value-type="float">
            <text:p>3997444</text:p>
          </table:table-cell>
          <table:table-cell office:value-type="float" office:value="4017779" calcext:value-type="float">
            <text:p>4017779</text:p>
          </table:table-cell>
          <table:table-cell office:value-type="float" office:value="4019016" calcext:value-type="float">
            <text:p>4019016</text:p>
          </table:table-cell>
          <table:table-cell office:value-type="float" office:value="3980635" calcext:value-type="float">
            <text:p>3980635</text:p>
          </table:table-cell>
          <table:table-cell office:value-type="float" office:value="3980599" calcext:value-type="float">
            <text:p>3980599</text:p>
          </table:table-cell>
          <table:table-cell table:number-columns-repeated="2" office:value-type="float" office:value="3981109" calcext:value-type="float">
            <text:p>3981109</text:p>
          </table:table-cell>
          <table:table-cell office:value-type="float" office:value="3980416" calcext:value-type="float">
            <text:p>3980416</text:p>
          </table:table-cell>
          <table:table-cell office:value-type="float" office:value="3980511" calcext:value-type="float">
            <text:p>3980511</text:p>
          </table:table-cell>
          <table:table-cell table:number-columns-repeated="967"/>
        </table:table-row>
        <table:table-row table:style-name="ro1">
          <table:table-cell/>
          <table:table-cell office:value-type="float" office:value="5235138" calcext:value-type="float">
            <text:p>5235138</text:p>
          </table:table-cell>
          <table:table-cell office:value-type="float" office:value="7146950" calcext:value-type="float">
            <text:p>7146950</text:p>
          </table:table-cell>
          <table:table-cell office:value-type="float" office:value="7132209" calcext:value-type="float">
            <text:p>7132209</text:p>
          </table:table-cell>
          <table:table-cell table:style-name="Default" office:value-type="float" office:value="2766404" calcext:value-type="float">
            <text:p>2766404</text:p>
          </table:table-cell>
          <table:table-cell office:value-type="float" office:value="3208492" calcext:value-type="float">
            <text:p>3208492</text:p>
          </table:table-cell>
          <table:table-cell office:value-type="float" office:value="3182624" calcext:value-type="float">
            <text:p>3182624</text:p>
          </table:table-cell>
          <table:table-cell office:value-type="float" office:value="3153437" calcext:value-type="float">
            <text:p>3153437</text:p>
          </table:table-cell>
          <table:table-cell office:value-type="float" office:value="3176235" calcext:value-type="float">
            <text:p>3176235</text:p>
          </table:table-cell>
          <table:table-cell office:value-type="float" office:value="3149307" calcext:value-type="float">
            <text:p>3149307</text:p>
          </table:table-cell>
          <table:table-cell office:value-type="float" office:value="3127678" calcext:value-type="float">
            <text:p>3127678</text:p>
          </table:table-cell>
          <table:table-cell table:style-name="Default" office:value-type="float" office:value="2164750" calcext:value-type="float">
            <text:p>2164750</text:p>
          </table:table-cell>
          <table:table-cell office:value-type="float" office:value="2148310" calcext:value-type="float">
            <text:p>2148310</text:p>
          </table:table-cell>
          <table:table-cell table:style-name="Default" office:value-type="float" office:value="2148190" calcext:value-type="float">
            <text:p>2148190</text:p>
          </table:table-cell>
          <table:table-cell table:style-name="Default" office:value-type="float" office:value="2148191" calcext:value-type="float">
            <text:p>2148191</text:p>
          </table:table-cell>
          <table:table-cell table:style-name="Default" office:value-type="float" office:value="2148132" calcext:value-type="float">
            <text:p>2148132</text:p>
          </table:table-cell>
          <table:table-cell table:style-name="Default" office:value-type="float" office:value="2150790" calcext:value-type="float">
            <text:p>2150790</text:p>
          </table:table-cell>
          <table:table-cell table:style-name="Default" office:value-type="float" office:value="2152025" calcext:value-type="float">
            <text:p>2152025</text:p>
          </table:table-cell>
          <table:table-cell table:style-name="Default" office:value-type="float" office:value="2159334" calcext:value-type="float">
            <text:p>2159334</text:p>
          </table:table-cell>
          <table:table-cell table:style-name="Default" office:value-type="float" office:value="2160985" calcext:value-type="float">
            <text:p>2160985</text:p>
          </table:table-cell>
          <table:table-cell table:style-name="Default" office:value-type="float" office:value="2162737" calcext:value-type="float">
            <text:p>2162737</text:p>
          </table:table-cell>
          <table:table-cell table:style-name="Default" office:value-type="float" office:value="2164453" calcext:value-type="float">
            <text:p>2164453</text:p>
          </table:table-cell>
          <table:table-cell table:style-name="Default" office:value-type="float" office:value="2171087" calcext:value-type="float">
            <text:p>2171087</text:p>
          </table:table-cell>
          <table:table-cell office:value-type="float" office:value="2172703" calcext:value-type="float">
            <text:p>2172703</text:p>
          </table:table-cell>
          <table:table-cell office:value-type="float" office:value="2172842" calcext:value-type="float">
            <text:p>2172842</text:p>
          </table:table-cell>
          <table:table-cell office:value-type="float" office:value="2174905" calcext:value-type="float">
            <text:p>2174905</text:p>
          </table:table-cell>
          <table:table-cell office:value-type="float" office:value="3501053" calcext:value-type="float">
            <text:p>3501053</text:p>
          </table:table-cell>
          <table:table-cell office:value-type="float" office:value="3505345" calcext:value-type="float">
            <text:p>3505345</text:p>
          </table:table-cell>
          <table:table-cell office:value-type="float" office:value="3505060" calcext:value-type="float">
            <text:p>3505060</text:p>
          </table:table-cell>
          <table:table-cell office:value-type="float" office:value="3504913" calcext:value-type="float">
            <text:p>3504913</text:p>
          </table:table-cell>
          <table:table-cell office:value-type="float" office:value="3504859" calcext:value-type="float">
            <text:p>3504859</text:p>
          </table:table-cell>
          <table:table-cell office:value-type="float" office:value="3512087" calcext:value-type="float">
            <text:p>3512087</text:p>
          </table:table-cell>
          <table:table-cell office:value-type="float" office:value="3512905" calcext:value-type="float">
            <text:p>3512905</text:p>
          </table:table-cell>
          <table:table-cell office:value-type="float" office:value="3505135" calcext:value-type="float">
            <text:p>3505135</text:p>
          </table:table-cell>
          <table:table-cell office:value-type="float" office:value="3505054" calcext:value-type="float">
            <text:p>3505054</text:p>
          </table:table-cell>
          <table:table-cell office:value-type="float" office:value="3517143" calcext:value-type="float">
            <text:p>3517143</text:p>
          </table:table-cell>
          <table:table-cell office:value-type="float" office:value="3517190" calcext:value-type="float">
            <text:p>3517190</text:p>
          </table:table-cell>
          <table:table-cell office:value-type="float" office:value="3504964" calcext:value-type="float">
            <text:p>3504964</text:p>
          </table:table-cell>
          <table:table-cell office:value-type="float" office:value="3504842" calcext:value-type="float">
            <text:p>3504842</text:p>
          </table:table-cell>
          <table:table-cell office:value-type="float" office:value="3504954" calcext:value-type="float">
            <text:p>3504954</text:p>
          </table:table-cell>
          <table:table-cell office:value-type="float" office:value="3507944" calcext:value-type="float">
            <text:p>3507944</text:p>
          </table:table-cell>
          <table:table-cell office:value-type="float" office:value="3510817" calcext:value-type="float">
            <text:p>3510817</text:p>
          </table:table-cell>
          <table:table-cell office:value-type="float" office:value="3512338" calcext:value-type="float">
            <text:p>3512338</text:p>
          </table:table-cell>
          <table:table-cell office:value-type="float" office:value="3527220" calcext:value-type="float">
            <text:p>3527220</text:p>
          </table:table-cell>
          <table:table-cell office:value-type="float" office:value="3528177" calcext:value-type="float">
            <text:p>3528177</text:p>
          </table:table-cell>
          <table:table-cell office:value-type="float" office:value="3522755" calcext:value-type="float">
            <text:p>3522755</text:p>
          </table:table-cell>
          <table:table-cell office:value-type="float" office:value="3524368" calcext:value-type="float">
            <text:p>3524368</text:p>
          </table:table-cell>
          <table:table-cell office:value-type="float" office:value="3536093" calcext:value-type="float">
            <text:p>3536093</text:p>
          </table:table-cell>
          <table:table-cell office:value-type="float" office:value="3536999" calcext:value-type="float">
            <text:p>3536999</text:p>
          </table:table-cell>
          <table:table-cell office:value-type="float" office:value="3531830" calcext:value-type="float">
            <text:p>3531830</text:p>
          </table:table-cell>
          <table:table-cell office:value-type="float" office:value="3533556" calcext:value-type="float">
            <text:p>3533556</text:p>
          </table:table-cell>
          <table:table-cell office:value-type="float" office:value="3504587" calcext:value-type="float">
            <text:p>3504587</text:p>
          </table:table-cell>
          <table:table-cell office:value-type="float" office:value="3504567" calcext:value-type="float">
            <text:p>3504567</text:p>
          </table:table-cell>
          <table:table-cell office:value-type="float" office:value="3505473" calcext:value-type="float">
            <text:p>3505473</text:p>
          </table:table-cell>
          <table:table-cell office:value-type="float" office:value="3505445" calcext:value-type="float">
            <text:p>3505445</text:p>
          </table:table-cell>
          <table:table-cell office:value-type="float" office:value="3500502" calcext:value-type="float">
            <text:p>3500502</text:p>
          </table:table-cell>
          <table:table-cell office:value-type="float" office:value="3500509" calcext:value-type="float">
            <text:p>3500509</text:p>
          </table:table-cell>
          <table:table-cell table:number-columns-repeated="967"/>
        </table:table-row>
        <table:table-row table:style-name="ro1">
          <table:table-cell/>
          <table:table-cell office:value-type="float" office:value="5364795" calcext:value-type="float">
            <text:p>5364795</text:p>
          </table:table-cell>
          <table:table-cell office:value-type="float" office:value="7351324" calcext:value-type="float">
            <text:p>7351324</text:p>
          </table:table-cell>
          <table:table-cell office:value-type="float" office:value="7353059" calcext:value-type="float">
            <text:p>7353059</text:p>
          </table:table-cell>
          <table:table-cell table:style-name="Default" office:value-type="float" office:value="2795882" calcext:value-type="float">
            <text:p>2795882</text:p>
          </table:table-cell>
          <table:table-cell office:value-type="float" office:value="3143739" calcext:value-type="float">
            <text:p>3143739</text:p>
          </table:table-cell>
          <table:table-cell office:value-type="float" office:value="3144522" calcext:value-type="float">
            <text:p>3144522</text:p>
          </table:table-cell>
          <table:table-cell office:value-type="float" office:value="3145885" calcext:value-type="float">
            <text:p>3145885</text:p>
          </table:table-cell>
          <table:table-cell office:value-type="float" office:value="3128026" calcext:value-type="float">
            <text:p>3128026</text:p>
          </table:table-cell>
          <table:table-cell office:value-type="float" office:value="3159547" calcext:value-type="float">
            <text:p>3159547</text:p>
          </table:table-cell>
          <table:table-cell office:value-type="float" office:value="3154692" calcext:value-type="float">
            <text:p>3154692</text:p>
          </table:table-cell>
          <table:table-cell table:style-name="Default" office:value-type="float" office:value="2280336" calcext:value-type="float">
            <text:p>2280336</text:p>
          </table:table-cell>
          <table:table-cell office:value-type="float" office:value="2263522" calcext:value-type="float">
            <text:p>2263522</text:p>
          </table:table-cell>
          <table:table-cell table:style-name="Default" office:value-type="float" office:value="2263489" calcext:value-type="float">
            <text:p>2263489</text:p>
          </table:table-cell>
          <table:table-cell table:style-name="Default" office:value-type="float" office:value="2263502" calcext:value-type="float">
            <text:p>2263502</text:p>
          </table:table-cell>
          <table:table-cell table:style-name="Default" office:value-type="float" office:value="2263493" calcext:value-type="float">
            <text:p>2263493</text:p>
          </table:table-cell>
          <table:table-cell table:style-name="Default" office:value-type="float" office:value="2263348" calcext:value-type="float">
            <text:p>2263348</text:p>
          </table:table-cell>
          <table:table-cell table:style-name="Default" office:value-type="float" office:value="2264234" calcext:value-type="float">
            <text:p>2264234</text:p>
          </table:table-cell>
          <table:table-cell table:style-name="Default" office:value-type="float" office:value="2272034" calcext:value-type="float">
            <text:p>2272034</text:p>
          </table:table-cell>
          <table:table-cell table:style-name="Default" office:value-type="float" office:value="2273897" calcext:value-type="float">
            <text:p>2273897</text:p>
          </table:table-cell>
          <table:table-cell table:style-name="Default" office:value-type="float" office:value="2278438" calcext:value-type="float">
            <text:p>2278438</text:p>
          </table:table-cell>
          <table:table-cell table:style-name="Default" office:value-type="float" office:value="2280100" calcext:value-type="float">
            <text:p>2280100</text:p>
          </table:table-cell>
          <table:table-cell table:style-name="Default" office:value-type="float" office:value="2285810" calcext:value-type="float">
            <text:p>2285810</text:p>
          </table:table-cell>
          <table:table-cell office:value-type="float" office:value="2288073" calcext:value-type="float">
            <text:p>2288073</text:p>
          </table:table-cell>
          <table:table-cell office:value-type="float" office:value="2287813" calcext:value-type="float">
            <text:p>2287813</text:p>
          </table:table-cell>
          <table:table-cell office:value-type="float" office:value="2289308" calcext:value-type="float">
            <text:p>2289308</text:p>
          </table:table-cell>
          <table:table-cell office:value-type="float" office:value="3784111" calcext:value-type="float">
            <text:p>3784111</text:p>
          </table:table-cell>
          <table:table-cell office:value-type="float" office:value="3784175" calcext:value-type="float">
            <text:p>3784175</text:p>
          </table:table-cell>
          <table:table-cell office:value-type="float" office:value="3784112" calcext:value-type="float">
            <text:p>3784112</text:p>
          </table:table-cell>
          <table:table-cell office:value-type="float" office:value="3784041" calcext:value-type="float">
            <text:p>3784041</text:p>
          </table:table-cell>
          <table:table-cell office:value-type="float" office:value="3784014" calcext:value-type="float">
            <text:p>3784014</text:p>
          </table:table-cell>
          <table:table-cell office:value-type="float" office:value="3784102" calcext:value-type="float">
            <text:p>3784102</text:p>
          </table:table-cell>
          <table:table-cell office:value-type="float" office:value="3784021" calcext:value-type="float">
            <text:p>3784021</text:p>
          </table:table-cell>
          <table:table-cell office:value-type="float" office:value="3794671" calcext:value-type="float">
            <text:p>3794671</text:p>
          </table:table-cell>
          <table:table-cell office:value-type="float" office:value="3795404" calcext:value-type="float">
            <text:p>3795404</text:p>
          </table:table-cell>
          <table:table-cell office:value-type="float" office:value="3783977" calcext:value-type="float">
            <text:p>3783977</text:p>
          </table:table-cell>
          <table:table-cell office:value-type="float" office:value="3783881" calcext:value-type="float">
            <text:p>3783881</text:p>
          </table:table-cell>
          <table:table-cell office:value-type="float" office:value="3783907" calcext:value-type="float">
            <text:p>3783907</text:p>
          </table:table-cell>
          <table:table-cell office:value-type="float" office:value="3783922" calcext:value-type="float">
            <text:p>3783922</text:p>
          </table:table-cell>
          <table:table-cell office:value-type="float" office:value="3785238" calcext:value-type="float">
            <text:p>3785238</text:p>
          </table:table-cell>
          <table:table-cell office:value-type="float" office:value="3786416" calcext:value-type="float">
            <text:p>3786416</text:p>
          </table:table-cell>
          <table:table-cell office:value-type="float" office:value="3806611" calcext:value-type="float">
            <text:p>3806611</text:p>
          </table:table-cell>
          <table:table-cell office:value-type="float" office:value="3808441" calcext:value-type="float">
            <text:p>3808441</text:p>
          </table:table-cell>
          <table:table-cell office:value-type="float" office:value="3805318" calcext:value-type="float">
            <text:p>3805318</text:p>
          </table:table-cell>
          <table:table-cell office:value-type="float" office:value="3807113" calcext:value-type="float">
            <text:p>3807113</text:p>
          </table:table-cell>
          <table:table-cell office:value-type="float" office:value="3800756" calcext:value-type="float">
            <text:p>3800756</text:p>
          </table:table-cell>
          <table:table-cell office:value-type="float" office:value="3802253" calcext:value-type="float">
            <text:p>3802253</text:p>
          </table:table-cell>
          <table:table-cell office:value-type="float" office:value="3806267" calcext:value-type="float">
            <text:p>3806267</text:p>
          </table:table-cell>
          <table:table-cell office:value-type="float" office:value="3807656" calcext:value-type="float">
            <text:p>3807656</text:p>
          </table:table-cell>
          <table:table-cell office:value-type="float" office:value="3795973" calcext:value-type="float">
            <text:p>3795973</text:p>
          </table:table-cell>
          <table:table-cell office:value-type="float" office:value="3812171" calcext:value-type="float">
            <text:p>3812171</text:p>
          </table:table-cell>
          <table:table-cell office:value-type="float" office:value="3783445" calcext:value-type="float">
            <text:p>3783445</text:p>
          </table:table-cell>
          <table:table-cell office:value-type="float" office:value="3783491" calcext:value-type="float">
            <text:p>3783491</text:p>
          </table:table-cell>
          <table:table-cell office:value-type="float" office:value="3778767" calcext:value-type="float">
            <text:p>3778767</text:p>
          </table:table-cell>
          <table:table-cell office:value-type="float" office:value="3778797" calcext:value-type="float">
            <text:p>3778797</text:p>
          </table:table-cell>
          <table:table-cell office:value-type="float" office:value="3783346" calcext:value-type="float">
            <text:p>3783346</text:p>
          </table:table-cell>
          <table:table-cell office:value-type="float" office:value="3783310" calcext:value-type="float">
            <text:p>3783310</text:p>
          </table:table-cell>
          <table:table-cell table:number-columns-repeated="967"/>
        </table:table-row>
        <table:table-row table:style-name="ro1">
          <table:table-cell/>
          <table:table-cell office:value-type="float" office:value="5498219" calcext:value-type="float">
            <text:p>5498219</text:p>
          </table:table-cell>
          <table:table-cell office:value-type="float" office:value="7480405" calcext:value-type="float">
            <text:p>7480405</text:p>
          </table:table-cell>
          <table:table-cell office:value-type="float" office:value="7495166" calcext:value-type="float">
            <text:p>7495166</text:p>
          </table:table-cell>
          <table:table-cell table:style-name="Default" office:value-type="float" office:value="2966259" calcext:value-type="float">
            <text:p>2966259</text:p>
          </table:table-cell>
          <table:table-cell office:value-type="float" office:value="3315056" calcext:value-type="float">
            <text:p>3315056</text:p>
          </table:table-cell>
          <table:table-cell office:value-type="float" office:value="3288732" calcext:value-type="float">
            <text:p>3288732</text:p>
          </table:table-cell>
          <table:table-cell office:value-type="float" office:value="3352960" calcext:value-type="float">
            <text:p>3352960</text:p>
          </table:table-cell>
          <table:table-cell office:value-type="float" office:value="3341364" calcext:value-type="float">
            <text:p>3341364</text:p>
          </table:table-cell>
          <table:table-cell office:value-type="float" office:value="3344393" calcext:value-type="float">
            <text:p>3344393</text:p>
          </table:table-cell>
          <table:table-cell office:value-type="float" office:value="3329177" calcext:value-type="float">
            <text:p>3329177</text:p>
          </table:table-cell>
          <table:table-cell table:style-name="Default" office:value-type="float" office:value="2253594" calcext:value-type="float">
            <text:p>2253594</text:p>
          </table:table-cell>
          <table:table-cell office:value-type="float" office:value="2236774" calcext:value-type="float">
            <text:p>2236774</text:p>
          </table:table-cell>
          <table:table-cell table:style-name="Default" office:value-type="float" office:value="2236601" calcext:value-type="float">
            <text:p>2236601</text:p>
          </table:table-cell>
          <table:table-cell table:style-name="Default" office:value-type="float" office:value="2236651" calcext:value-type="float">
            <text:p>2236651</text:p>
          </table:table-cell>
          <table:table-cell table:style-name="Default" office:value-type="float" office:value="2237230" calcext:value-type="float">
            <text:p>2237230</text:p>
          </table:table-cell>
          <table:table-cell table:style-name="Default" office:value-type="float" office:value="2242974" calcext:value-type="float">
            <text:p>2242974</text:p>
          </table:table-cell>
          <table:table-cell table:style-name="Default" office:value-type="float" office:value="2244693" calcext:value-type="float">
            <text:p>2244693</text:p>
          </table:table-cell>
          <table:table-cell table:style-name="Default" office:value-type="float" office:value="2247690" calcext:value-type="float">
            <text:p>2247690</text:p>
          </table:table-cell>
          <table:table-cell table:style-name="Default" office:value-type="float" office:value="2248938" calcext:value-type="float">
            <text:p>2248938</text:p>
          </table:table-cell>
          <table:table-cell table:style-name="Default" office:value-type="float" office:value="2250671" calcext:value-type="float">
            <text:p>2250671</text:p>
          </table:table-cell>
          <table:table-cell table:style-name="Default" office:value-type="float" office:value="2252512" calcext:value-type="float">
            <text:p>2252512</text:p>
          </table:table-cell>
          <table:table-cell table:style-name="Default" office:value-type="float" office:value="2256965" calcext:value-type="float">
            <text:p>2256965</text:p>
          </table:table-cell>
          <table:table-cell office:value-type="float" office:value="2259716" calcext:value-type="float">
            <text:p>2259716</text:p>
          </table:table-cell>
          <table:table-cell office:value-type="float" office:value="2263797" calcext:value-type="float">
            <text:p>2263797</text:p>
          </table:table-cell>
          <table:table-cell office:value-type="float" office:value="2265417" calcext:value-type="float">
            <text:p>2265417</text:p>
          </table:table-cell>
          <table:table-cell office:value-type="float" office:value="4314568" calcext:value-type="float">
            <text:p>4314568</text:p>
          </table:table-cell>
          <table:table-cell office:value-type="float" office:value="4318075" calcext:value-type="float">
            <text:p>4318075</text:p>
          </table:table-cell>
          <table:table-cell office:value-type="float" office:value="4318408" calcext:value-type="float">
            <text:p>4318408</text:p>
          </table:table-cell>
          <table:table-cell office:value-type="float" office:value="4314562" calcext:value-type="float">
            <text:p>4314562</text:p>
          </table:table-cell>
          <table:table-cell office:value-type="float" office:value="4314615" calcext:value-type="float">
            <text:p>4314615</text:p>
          </table:table-cell>
          <table:table-cell office:value-type="float" office:value="4314574" calcext:value-type="float">
            <text:p>4314574</text:p>
          </table:table-cell>
          <table:table-cell office:value-type="float" office:value="4314464" calcext:value-type="float">
            <text:p>4314464</text:p>
          </table:table-cell>
          <table:table-cell office:value-type="float" office:value="4332263" calcext:value-type="float">
            <text:p>4332263</text:p>
          </table:table-cell>
          <table:table-cell office:value-type="float" office:value="4332549" calcext:value-type="float">
            <text:p>4332549</text:p>
          </table:table-cell>
          <table:table-cell office:value-type="float" office:value="4314335" calcext:value-type="float">
            <text:p>4314335</text:p>
          </table:table-cell>
          <table:table-cell office:value-type="float" office:value="4314253" calcext:value-type="float">
            <text:p>4314253</text:p>
          </table:table-cell>
          <table:table-cell office:value-type="float" office:value="4314342" calcext:value-type="float">
            <text:p>4314342</text:p>
          </table:table-cell>
          <table:table-cell office:value-type="float" office:value="4314244" calcext:value-type="float">
            <text:p>4314244</text:p>
          </table:table-cell>
          <table:table-cell office:value-type="float" office:value="4315703" calcext:value-type="float">
            <text:p>4315703</text:p>
          </table:table-cell>
          <table:table-cell office:value-type="float" office:value="4317278" calcext:value-type="float">
            <text:p>4317278</text:p>
          </table:table-cell>
          <table:table-cell office:value-type="float" office:value="4337117" calcext:value-type="float">
            <text:p>4337117</text:p>
          </table:table-cell>
          <table:table-cell office:value-type="float" office:value="4338249" calcext:value-type="float">
            <text:p>4338249</text:p>
          </table:table-cell>
          <table:table-cell office:value-type="float" office:value="4324204" calcext:value-type="float">
            <text:p>4324204</text:p>
          </table:table-cell>
          <table:table-cell office:value-type="float" office:value="4325539" calcext:value-type="float">
            <text:p>4325539</text:p>
          </table:table-cell>
          <table:table-cell office:value-type="float" office:value="4316962" calcext:value-type="float">
            <text:p>4316962</text:p>
          </table:table-cell>
          <table:table-cell office:value-type="float" office:value="4332899" calcext:value-type="float">
            <text:p>4332899</text:p>
          </table:table-cell>
          <table:table-cell office:value-type="float" office:value="4337326" calcext:value-type="float">
            <text:p>4337326</text:p>
          </table:table-cell>
          <table:table-cell office:value-type="float" office:value="4338926" calcext:value-type="float">
            <text:p>4338926</text:p>
          </table:table-cell>
          <table:table-cell office:value-type="float" office:value="4352244" calcext:value-type="float">
            <text:p>4352244</text:p>
          </table:table-cell>
          <table:table-cell office:value-type="float" office:value="4351706" calcext:value-type="float">
            <text:p>4351706</text:p>
          </table:table-cell>
          <table:table-cell office:value-type="float" office:value="4314432" calcext:value-type="float">
            <text:p>4314432</text:p>
          </table:table-cell>
          <table:table-cell office:value-type="float" office:value="4314392" calcext:value-type="float">
            <text:p>4314392</text:p>
          </table:table-cell>
          <table:table-cell office:value-type="float" office:value="4313517" calcext:value-type="float">
            <text:p>4313517</text:p>
          </table:table-cell>
          <table:table-cell office:value-type="float" office:value="4313448" calcext:value-type="float">
            <text:p>4313448</text:p>
          </table:table-cell>
          <table:table-cell office:value-type="float" office:value="4309989" calcext:value-type="float">
            <text:p>4309989</text:p>
          </table:table-cell>
          <table:table-cell office:value-type="float" office:value="4297880" calcext:value-type="float">
            <text:p>4297880</text:p>
          </table:table-cell>
          <table:table-cell table:number-columns-repeated="967"/>
        </table:table-row>
        <table:table-row table:style-name="ro1">
          <table:table-cell/>
          <table:table-cell office:value-type="float" office:value="5733243" calcext:value-type="float">
            <text:p>5733243</text:p>
          </table:table-cell>
          <table:table-cell office:value-type="float" office:value="7848098" calcext:value-type="float">
            <text:p>7848098</text:p>
          </table:table-cell>
          <table:table-cell office:value-type="float" office:value="7807993" calcext:value-type="float">
            <text:p>7807993</text:p>
          </table:table-cell>
          <table:table-cell table:style-name="Default" office:value-type="float" office:value="2907719" calcext:value-type="float">
            <text:p>2907719</text:p>
          </table:table-cell>
          <table:table-cell office:value-type="float" office:value="3283617" calcext:value-type="float">
            <text:p>3283617</text:p>
          </table:table-cell>
          <table:table-cell office:value-type="float" office:value="3287413" calcext:value-type="float">
            <text:p>3287413</text:p>
          </table:table-cell>
          <table:table-cell office:value-type="float" office:value="3285923" calcext:value-type="float">
            <text:p>3285923</text:p>
          </table:table-cell>
          <table:table-cell office:value-type="float" office:value="3262434" calcext:value-type="float">
            <text:p>3262434</text:p>
          </table:table-cell>
          <table:table-cell office:value-type="float" office:value="3255041" calcext:value-type="float">
            <text:p>3255041</text:p>
          </table:table-cell>
          <table:table-cell office:value-type="float" office:value="3250274" calcext:value-type="float">
            <text:p>3250274</text:p>
          </table:table-cell>
          <table:table-cell table:style-name="Default" office:value-type="float" office:value="2353265" calcext:value-type="float">
            <text:p>2353265</text:p>
          </table:table-cell>
          <table:table-cell office:value-type="float" office:value="2335081" calcext:value-type="float">
            <text:p>2335081</text:p>
          </table:table-cell>
          <table:table-cell table:style-name="Default" office:value-type="float" office:value="2335071" calcext:value-type="float">
            <text:p>2335071</text:p>
          </table:table-cell>
          <table:table-cell table:style-name="Default" office:value-type="float" office:value="2333874" calcext:value-type="float">
            <text:p>2333874</text:p>
          </table:table-cell>
          <table:table-cell table:style-name="Default" office:value-type="float" office:value="2333827" calcext:value-type="float">
            <text:p>2333827</text:p>
          </table:table-cell>
          <table:table-cell table:style-name="Default" office:value-type="float" office:value="2333935" calcext:value-type="float">
            <text:p>2333935</text:p>
          </table:table-cell>
          <table:table-cell table:style-name="Default" office:value-type="float" office:value="2336078" calcext:value-type="float">
            <text:p>2336078</text:p>
          </table:table-cell>
          <table:table-cell table:style-name="Default" office:value-type="float" office:value="2338940" calcext:value-type="float">
            <text:p>2338940</text:p>
          </table:table-cell>
          <table:table-cell table:style-name="Default" office:value-type="float" office:value="2340783" calcext:value-type="float">
            <text:p>2340783</text:p>
          </table:table-cell>
          <table:table-cell table:style-name="Default" office:value-type="float" office:value="2341287" calcext:value-type="float">
            <text:p>2341287</text:p>
          </table:table-cell>
          <table:table-cell table:style-name="Default" office:value-type="float" office:value="2342267" calcext:value-type="float">
            <text:p>2342267</text:p>
          </table:table-cell>
          <table:table-cell table:style-name="Default" office:value-type="float" office:value="2351363" calcext:value-type="float">
            <text:p>2351363</text:p>
          </table:table-cell>
          <table:table-cell office:value-type="float" office:value="2354341" calcext:value-type="float">
            <text:p>2354341</text:p>
          </table:table-cell>
          <table:table-cell office:value-type="float" office:value="2362548" calcext:value-type="float">
            <text:p>2362548</text:p>
          </table:table-cell>
          <table:table-cell office:value-type="float" office:value="2363212" calcext:value-type="float">
            <text:p>2363212</text:p>
          </table:table-cell>
          <table:table-cell office:value-type="float" office:value="4477440" calcext:value-type="float">
            <text:p>4477440</text:p>
          </table:table-cell>
          <table:table-cell office:value-type="float" office:value="4477442" calcext:value-type="float">
            <text:p>4477442</text:p>
          </table:table-cell>
          <table:table-cell office:value-type="float" office:value="4477695" calcext:value-type="float">
            <text:p>4477695</text:p>
          </table:table-cell>
          <table:table-cell office:value-type="float" office:value="4477534" calcext:value-type="float">
            <text:p>4477534</text:p>
          </table:table-cell>
          <table:table-cell office:value-type="float" office:value="4477652" calcext:value-type="float">
            <text:p>4477652</text:p>
          </table:table-cell>
          <table:table-cell office:value-type="float" office:value="4477283" calcext:value-type="float">
            <text:p>4477283</text:p>
          </table:table-cell>
          <table:table-cell office:value-type="float" office:value="4477536" calcext:value-type="float">
            <text:p>4477536</text:p>
          </table:table-cell>
          <table:table-cell office:value-type="float" office:value="4477632" calcext:value-type="float">
            <text:p>4477632</text:p>
          </table:table-cell>
          <table:table-cell office:value-type="float" office:value="4477586" calcext:value-type="float">
            <text:p>4477586</text:p>
          </table:table-cell>
          <table:table-cell office:value-type="float" office:value="4477132" calcext:value-type="float">
            <text:p>4477132</text:p>
          </table:table-cell>
          <table:table-cell office:value-type="float" office:value="4477102" calcext:value-type="float">
            <text:p>4477102</text:p>
          </table:table-cell>
          <table:table-cell office:value-type="float" office:value="4477210" calcext:value-type="float">
            <text:p>4477210</text:p>
          </table:table-cell>
          <table:table-cell office:value-type="float" office:value="4477184" calcext:value-type="float">
            <text:p>4477184</text:p>
          </table:table-cell>
          <table:table-cell office:value-type="float" office:value="4477020" calcext:value-type="float">
            <text:p>4477020</text:p>
          </table:table-cell>
          <table:table-cell office:value-type="float" office:value="4477156" calcext:value-type="float">
            <text:p>4477156</text:p>
          </table:table-cell>
          <table:table-cell office:value-type="float" office:value="4489683" calcext:value-type="float">
            <text:p>4489683</text:p>
          </table:table-cell>
          <table:table-cell office:value-type="float" office:value="4476763" calcext:value-type="float">
            <text:p>4476763</text:p>
          </table:table-cell>
          <table:table-cell office:value-type="float" office:value="4476912" calcext:value-type="float">
            <text:p>4476912</text:p>
          </table:table-cell>
          <table:table-cell office:value-type="float" office:value="4476853" calcext:value-type="float">
            <text:p>4476853</text:p>
          </table:table-cell>
          <table:table-cell office:value-type="float" office:value="4476758" calcext:value-type="float">
            <text:p>4476758</text:p>
          </table:table-cell>
          <table:table-cell office:value-type="float" office:value="4476902" calcext:value-type="float">
            <text:p>4476902</text:p>
          </table:table-cell>
          <table:table-cell office:value-type="float" office:value="4485154" calcext:value-type="float">
            <text:p>4485154</text:p>
          </table:table-cell>
          <table:table-cell office:value-type="float" office:value="4477505" calcext:value-type="float">
            <text:p>4477505</text:p>
          </table:table-cell>
          <table:table-cell office:value-type="float" office:value="4503068" calcext:value-type="float">
            <text:p>4503068</text:p>
          </table:table-cell>
          <table:table-cell office:value-type="float" office:value="4504387" calcext:value-type="float">
            <text:p>4504387</text:p>
          </table:table-cell>
          <table:table-cell office:value-type="float" office:value="4476800" calcext:value-type="float">
            <text:p>4476800</text:p>
          </table:table-cell>
          <table:table-cell office:value-type="float" office:value="4476630" calcext:value-type="float">
            <text:p>4476630</text:p>
          </table:table-cell>
          <table:table-cell office:value-type="float" office:value="4480290" calcext:value-type="float">
            <text:p>4480290</text:p>
          </table:table-cell>
          <table:table-cell office:value-type="float" office:value="4480092" calcext:value-type="float">
            <text:p>4480092</text:p>
          </table:table-cell>
          <table:table-cell office:value-type="float" office:value="4471622" calcext:value-type="float">
            <text:p>4471622</text:p>
          </table:table-cell>
          <table:table-cell office:value-type="float" office:value="4471915" calcext:value-type="float">
            <text:p>4471915</text:p>
          </table:table-cell>
          <table:table-cell table:number-columns-repeated="967"/>
        </table:table-row>
        <table:table-row table:style-name="ro1">
          <table:table-cell table:style-name="ce2"/>
          <table:table-cell table:style-name="ce2" table:formula="of:=AVERAGE([.B4:.B13])" office:value-type="float" office:value="5536922.3" calcext:value-type="float">
            <text:p>5536922.3</text:p>
          </table:table-cell>
          <table:table-cell table:style-name="ce2" table:formula="of:=AVERAGE([.C4:.C13])" office:value-type="float" office:value="7596065.4" calcext:value-type="float">
            <text:p>7596065.4</text:p>
          </table:table-cell>
          <table:table-cell table:style-name="ce2" table:formula="of:=AVERAGE([.D4:.D13])" office:value-type="float" office:value="7581566.7" calcext:value-type="float">
            <text:p>7581566.7</text:p>
          </table:table-cell>
          <table:table-cell table:style-name="ce2" table:formula="of:=AVERAGE([.E4:.E13])" office:value-type="float" office:value="2962894.6" calcext:value-type="float">
            <text:p>2962894.6</text:p>
          </table:table-cell>
          <table:table-cell table:style-name="ce2" table:formula="of:=AVERAGE([.F4:.F13])" office:value-type="float" office:value="3355320.4" calcext:value-type="float">
            <text:p>3355320.4</text:p>
          </table:table-cell>
          <table:table-cell table:style-name="ce2" table:formula="of:=AVERAGE([.G4:.G13])" office:value-type="float" office:value="3350924.4" calcext:value-type="float">
            <text:p>3350924.4</text:p>
          </table:table-cell>
          <table:table-cell table:style-name="ce2" table:formula="of:=AVERAGE([.H4:.H13])" office:value-type="float" office:value="3345582.6" calcext:value-type="float">
            <text:p>3345582.6</text:p>
          </table:table-cell>
          <table:table-cell table:style-name="ce2" table:formula="of:=AVERAGE([.I4:.I13])" office:value-type="float" office:value="3327142.6" calcext:value-type="float">
            <text:p>3327142.6</text:p>
          </table:table-cell>
          <table:table-cell table:style-name="ce2" table:formula="of:=AVERAGE([.J4:.J13])" office:value-type="float" office:value="3326409.4" calcext:value-type="float">
            <text:p>3326409.4</text:p>
          </table:table-cell>
          <table:table-cell table:style-name="ce2" table:formula="of:=AVERAGE([.K4:.K13])" office:value-type="float" office:value="3317908.8" calcext:value-type="float">
            <text:p>3317908.8</text:p>
          </table:table-cell>
          <table:table-cell table:style-name="ce2" table:formula="of:=AVERAGE([.L4:.L13])" office:value-type="float" office:value="2365461.1" calcext:value-type="float">
            <text:p>2365461.1</text:p>
          </table:table-cell>
          <table:table-cell table:style-name="ce2" table:formula="of:=AVERAGE([.M4:.M13])" office:value-type="float" office:value="2346491" calcext:value-type="float">
            <text:p>2346491</text:p>
          </table:table-cell>
          <table:table-cell table:style-name="ce2" table:formula="of:=AVERAGE([.N4:.N13])" office:value-type="float" office:value="2346411.4" calcext:value-type="float">
            <text:p>2346411.4</text:p>
          </table:table-cell>
          <table:table-cell table:style-name="ce2" table:formula="of:=AVERAGE([.O4:.O13])" office:value-type="float" office:value="2347176.7" calcext:value-type="float">
            <text:p>2347176.7</text:p>
          </table:table-cell>
          <table:table-cell table:style-name="ce2" table:formula="of:=AVERAGE([.P4:.P13])" office:value-type="float" office:value="2347346.4" calcext:value-type="float">
            <text:p>2347346.4</text:p>
          </table:table-cell>
          <table:table-cell table:style-name="ce2" table:formula="of:=AVERAGE([.Q4:.Q13])" office:value-type="float" office:value="2348531.5" calcext:value-type="float">
            <text:p>2348531.5</text:p>
          </table:table-cell>
          <table:table-cell table:style-name="ce2" table:formula="of:=AVERAGE([.R4:.R13])" office:value-type="float" office:value="2349686.5" calcext:value-type="float">
            <text:p>2349686.5</text:p>
          </table:table-cell>
          <table:table-cell table:style-name="ce2" table:formula="of:=AVERAGE([.S4:.S13])" office:value-type="float" office:value="2353280.5" calcext:value-type="float">
            <text:p>2353280.5</text:p>
          </table:table-cell>
          <table:table-cell table:style-name="ce2" table:formula="of:=AVERAGE([.T4:.T13])" office:value-type="float" office:value="2355202.8" calcext:value-type="float">
            <text:p>2355202.8</text:p>
          </table:table-cell>
          <table:table-cell table:style-name="ce2" table:formula="of:=AVERAGE([.U4:.U13])" office:value-type="float" office:value="2361532.2" calcext:value-type="float">
            <text:p>2361532.2</text:p>
          </table:table-cell>
          <table:table-cell table:style-name="ce2" table:formula="of:=AVERAGE([.V4:.V13])" office:value-type="float" office:value="2363662.3" calcext:value-type="float">
            <text:p>2363662.3</text:p>
          </table:table-cell>
          <table:table-cell table:style-name="ce2" table:formula="of:=AVERAGE([.W4:.W13])" office:value-type="float" office:value="2366371" calcext:value-type="float">
            <text:p>2366371</text:p>
          </table:table-cell>
          <table:table-cell table:style-name="ce2" table:formula="of:=AVERAGE([.X4:.X13])" office:value-type="float" office:value="2368227.3" calcext:value-type="float">
            <text:p>2368227.3</text:p>
          </table:table-cell>
          <table:table-cell table:style-name="ce2" table:formula="of:=AVERAGE([.Y4:.Y13])" office:value-type="float" office:value="2371088.6" calcext:value-type="float">
            <text:p>2371088.6</text:p>
          </table:table-cell>
          <table:table-cell table:style-name="ce2" table:formula="of:=AVERAGE([.Z4:.Z13])" office:value-type="float" office:value="2372718" calcext:value-type="float">
            <text:p>2372718</text:p>
          </table:table-cell>
          <table:table-cell table:style-name="ce2" table:formula="of:=AVERAGE([.AA4:.AA13])" office:value-type="float" office:value="4388274.3" calcext:value-type="float">
            <text:p>4388274.3</text:p>
          </table:table-cell>
          <table:table-cell table:style-name="ce2" table:formula="of:=AVERAGE([.AB4:.AB13])" office:value-type="float" office:value="4389891" calcext:value-type="float">
            <text:p>4389891</text:p>
          </table:table-cell>
          <table:table-cell table:style-name="ce2" table:formula="of:=AVERAGE([.AC4:.AC13])" office:value-type="float" office:value="4389713.8" calcext:value-type="float">
            <text:p>4389713.8</text:p>
          </table:table-cell>
          <table:table-cell table:style-name="ce2" table:formula="of:=AVERAGE([.AD4:.AD13])" office:value-type="float" office:value="4388806.9" calcext:value-type="float">
            <text:p>4388806.9</text:p>
          </table:table-cell>
          <table:table-cell table:style-name="ce2" table:formula="of:=AVERAGE([.AE4:.AE13])" office:value-type="float" office:value="4388959.5" calcext:value-type="float">
            <text:p>4388959.5</text:p>
          </table:table-cell>
          <table:table-cell table:style-name="ce2" table:formula="of:=AVERAGE([.AF4:.AF13])" office:value-type="float" office:value="4389423.6" calcext:value-type="float">
            <text:p>4389423.6</text:p>
          </table:table-cell>
          <table:table-cell table:style-name="ce2" table:formula="of:=AVERAGE([.AG4:.AG13])" office:value-type="float" office:value="4389735.5" calcext:value-type="float">
            <text:p>4389735.5</text:p>
          </table:table-cell>
          <table:table-cell table:style-name="ce2" table:formula="of:=AVERAGE([.AH4:.AH13])" office:value-type="float" office:value="4391560" calcext:value-type="float">
            <text:p>4391560</text:p>
          </table:table-cell>
          <table:table-cell table:style-name="ce2" table:formula="of:=AVERAGE([.AI4:.AI13])" office:value-type="float" office:value="4391623.1" calcext:value-type="float">
            <text:p>4391623.1</text:p>
          </table:table-cell>
          <table:table-cell table:style-name="ce2" table:formula="of:=AVERAGE([.AJ4:.AJ13])" office:value-type="float" office:value="4391801.2" calcext:value-type="float">
            <text:p>4391801.2</text:p>
          </table:table-cell>
          <table:table-cell table:style-name="ce2" table:formula="of:=AVERAGE([.AK4:.AK13])" office:value-type="float" office:value="4391618.5" calcext:value-type="float">
            <text:p>4391618.5</text:p>
          </table:table-cell>
          <table:table-cell table:style-name="ce2" table:formula="of:=AVERAGE([.AL4:.AL13])" office:value-type="float" office:value="4392013.5" calcext:value-type="float">
            <text:p>4392013.5</text:p>
          </table:table-cell>
          <table:table-cell table:style-name="ce2" table:formula="of:=AVERAGE([.AM4:.AM13])" office:value-type="float" office:value="4391296.6" calcext:value-type="float">
            <text:p>4391296.6</text:p>
          </table:table-cell>
          <table:table-cell table:style-name="ce2" table:formula="of:=AVERAGE([.AN4:.AN13])" office:value-type="float" office:value="4392836.5" calcext:value-type="float">
            <text:p>4392836.5</text:p>
          </table:table-cell>
          <table:table-cell table:style-name="ce2" table:formula="of:=AVERAGE([.AO4:.AO13])" office:value-type="float" office:value="4393967.3" calcext:value-type="float">
            <text:p>4393967.3</text:p>
          </table:table-cell>
          <table:table-cell table:style-name="ce2" table:formula="of:=AVERAGE([.AP4:.AP13])" office:value-type="float" office:value="4402286.6" calcext:value-type="float">
            <text:p>4402286.6</text:p>
          </table:table-cell>
          <table:table-cell table:style-name="ce2" table:formula="of:=AVERAGE([.AQ4:.AQ13])" office:value-type="float" office:value="4402068.2" calcext:value-type="float">
            <text:p>4402068.2</text:p>
          </table:table-cell>
          <table:table-cell table:style-name="ce2" table:formula="of:=AVERAGE([.AR4:.AR13])" office:value-type="float" office:value="4399719.1" calcext:value-type="float">
            <text:p>4399719.1</text:p>
          </table:table-cell>
          <table:table-cell table:style-name="ce2" table:formula="of:=AVERAGE([.AS4:.AS13])" office:value-type="float" office:value="4400683.5" calcext:value-type="float">
            <text:p>4400683.5</text:p>
          </table:table-cell>
          <table:table-cell table:style-name="ce2" table:formula="of:=AVERAGE([.AT4:.AT13])" office:value-type="float" office:value="4401364" calcext:value-type="float">
            <text:p>4401364</text:p>
          </table:table-cell>
          <table:table-cell table:style-name="ce2" table:formula="of:=AVERAGE([.AU4:.AU13])" office:value-type="float" office:value="4400448.8" calcext:value-type="float">
            <text:p>4400448.8</text:p>
          </table:table-cell>
          <table:table-cell table:style-name="ce2" table:formula="of:=AVERAGE([.AV4:.AV13])" office:value-type="float" office:value="4408800" calcext:value-type="float">
            <text:p>4408800</text:p>
          </table:table-cell>
          <table:table-cell table:style-name="ce2" table:formula="of:=AVERAGE([.AW4:.AW13])" office:value-type="float" office:value="4412751.6" calcext:value-type="float">
            <text:p>4412751.6</text:p>
          </table:table-cell>
          <table:table-cell table:style-name="ce2" table:formula="of:=AVERAGE([.AX4:.AX13])" office:value-type="float" office:value="4419115.2" calcext:value-type="float">
            <text:p>4419115.2</text:p>
          </table:table-cell>
          <table:table-cell table:style-name="ce2" table:formula="of:=AVERAGE([.AY4:.AY13])" office:value-type="float" office:value="4419695.2" calcext:value-type="float">
            <text:p>4419695.2</text:p>
          </table:table-cell>
          <table:table-cell table:style-name="ce2" table:formula="of:=AVERAGE([.AZ4:.AZ13])" office:value-type="float" office:value="4388156.8" calcext:value-type="float">
            <text:p>4388156.8</text:p>
          </table:table-cell>
          <table:table-cell table:style-name="ce2" table:formula="of:=AVERAGE([.BA4:.BA13])" office:value-type="float" office:value="4388194.9" calcext:value-type="float">
            <text:p>4388194.9</text:p>
          </table:table-cell>
          <table:table-cell table:style-name="ce2" table:formula="of:=AVERAGE([.BB4:.BB13])" office:value-type="float" office:value="4388131.7" calcext:value-type="float">
            <text:p>4388131.7</text:p>
          </table:table-cell>
          <table:table-cell table:style-name="ce2" table:formula="of:=AVERAGE([.BC4:.BC13])" office:value-type="float" office:value="4388265.6" calcext:value-type="float">
            <text:p>4388265.6</text:p>
          </table:table-cell>
          <table:table-cell table:style-name="ce2" table:formula="of:=AVERAGE([.BD4:.BD13])" office:value-type="float" office:value="4386914.2" calcext:value-type="float">
            <text:p>4386914.2</text:p>
          </table:table-cell>
          <table:table-cell table:style-name="ce2" table:formula="of:=AVERAGE([.BE4:.BE13])" office:value-type="float" office:value="4384895" calcext:value-type="float">
            <text:p>4384895</text:p>
          </table:table-cell>
          <table:table-cell table:style-name="ce2" table:number-columns-repeated="967"/>
        </table:table-row>
        <table:table-row table:style-name="ro1">
          <table:table-cell table:style-name="ce2"/>
          <table:table-cell table:style-name="ce3" table:formula="of:=([.C15]-[.B14])*100/[.C15]" office:value-type="float" office:value="27.0383909226526" calcext:value-type="float">
            <text:p>27.0383909226526</text:p>
          </table:table-cell>
          <table:table-cell table:formula="of:=AVERAGE([.C14];[.D14])" office:value-type="float" office:value="7588816.05" calcext:value-type="float">
            <text:p>7588816.05</text:p>
          </table:table-cell>
          <table:table-cell/>
          <table:table-cell table:style-name="ce3" table:formula="of:=([.F15]-[.E14])*100/[.F15]" office:value-type="float" office:value="11.216542345927" calcext:value-type="float">
            <text:p>11.216542345927</text:p>
          </table:table-cell>
          <table:table-cell table:formula="of:=AVERAGE([.F14:.K14])" office:value-type="float" office:value="3337214.7" calcext:value-type="float">
            <text:p>3337214.7</text:p>
          </table:table-cell>
          <table:table-cell table:number-columns-repeated="5"/>
          <table:table-cell table:style-name="ce3" table:formula="of:=([.M15]-[.L14])*100/[.M15]" office:value-type="float" office:value="-0.359810246561774" calcext:value-type="float">
            <text:p>-0.359810246561774</text:p>
          </table:table-cell>
          <table:table-cell table:formula="of:=AVERAGE([.M14:.Z14])" office:value-type="float" office:value="2356980.44285714" calcext:value-type="float">
            <text:p>2356980.44285714</text:p>
          </table:table-cell>
          <table:table-cell table:style-name="ce2"/>
          <table:table-cell/>
          <table:table-cell table:style-name="ce2" table:number-columns-repeated="3"/>
          <table:table-cell/>
          <table:table-cell table:style-name="ce2" table:number-columns-repeated="7"/>
          <table:table-cell table:style-name="ce3" table:formula="of:=([.AB15]-[.AA14])*100/[.AB15]" office:value-type="float" office:value="0.164189763138312" calcext:value-type="float">
            <text:p>0.164189763138312</text:p>
          </table:table-cell>
          <table:table-cell table:style-name="Default" table:formula="of:=AVERAGE([.AB14:.BE14])" office:value-type="float" office:value="4395491.24666667" calcext:value-type="float">
            <text:p>4395491.24666667</text:p>
          </table:table-cell>
          <table:table-cell table:style-name="ce2" table:number-columns-repeated="996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2"/>
          <table:table-cell table:style-name="ce3"/>
          <table:table-cell table:number-columns-repeated="2"/>
          <table:table-cell table:style-name="ce3"/>
          <table:table-cell table:number-columns-repeated="6"/>
          <table:table-cell table:style-name="ce3"/>
          <table:table-cell/>
          <table:table-cell table:style-name="ce2"/>
          <table:table-cell/>
          <table:table-cell table:style-name="ce2" table:number-columns-repeated="3"/>
          <table:table-cell/>
          <table:table-cell table:style-name="ce2" table:number-columns-repeated="7"/>
          <table:table-cell table:style-name="ce3"/>
          <table:table-cell table:style-name="Default"/>
          <table:table-cell table:style-name="ce2" table:number-columns-repeated="996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2"/>
          <table:table-cell table:style-name="ce3"/>
          <table:table-cell table:number-columns-repeated="2"/>
          <table:table-cell table:style-name="ce3"/>
          <table:table-cell table:number-columns-repeated="6"/>
          <table:table-cell table:style-name="ce3"/>
          <table:table-cell/>
          <table:table-cell table:style-name="ce2"/>
          <table:table-cell/>
          <table:table-cell table:style-name="ce2" table:number-columns-repeated="3"/>
          <table:table-cell/>
          <table:table-cell table:style-name="ce2" table:number-columns-repeated="7"/>
          <table:table-cell table:style-name="ce3"/>
          <table:table-cell table:style-name="Default"/>
          <table:table-cell table:style-name="ce2" table:number-columns-repeated="996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2"/>
          <table:table-cell table:style-name="ce3"/>
          <table:table-cell table:number-columns-repeated="2"/>
          <table:table-cell table:style-name="ce3"/>
          <table:table-cell table:number-columns-repeated="6"/>
          <table:table-cell table:style-name="ce3"/>
          <table:table-cell/>
          <table:table-cell table:style-name="ce2"/>
          <table:table-cell/>
          <table:table-cell table:style-name="ce2" table:number-columns-repeated="3"/>
          <table:table-cell/>
          <table:table-cell table:style-name="ce2" table:number-columns-repeated="7"/>
          <table:table-cell table:style-name="ce3"/>
          <table:table-cell table:style-name="Default"/>
          <table:table-cell table:style-name="ce2"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2"/>
          <table:table-cell/>
          <table:table-cell table:style-name="ce2"/>
          <table:table-cell table:number-columns-repeated="2"/>
          <table:table-cell table:style-name="ce2"/>
          <table:table-cell table:number-columns-repeated="2"/>
          <table:table-cell table:style-name="ce2"/>
          <table:table-cell/>
          <table:table-cell table:style-name="ce2"/>
          <table:table-cell table:number-columns-repeated="1002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_2" table:style-name="ta1">
        <table:table-column table:style-name="co1" table:number-columns-repeated="2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1011" table:default-cell-style-name="ce1"/>
        <table:table-row table:style-name="ro1">
          <table:table-cell office:value-type="float" office:value="270" calcext:value-type="float">
            <text:p>27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pthread</text:p>
          </table:table-cell>
          <table:table-cell table:number-columns-repeated="2"/>
          <table:table-cell office:value-type="string" calcext:value-type="string">
            <text:p>pthread</text:p>
          </table:table-cell>
          <table:table-cell table:number-columns-repeated="6"/>
          <table:table-cell office:value-type="string" calcext:value-type="string">
            <text:p>pthread</text:p>
          </table:table-cell>
          <table:table-cell table:number-columns-repeated="14"/>
          <table:table-cell office:value-type="string" calcext:value-type="string">
            <text:p>pthread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table:number-columns-repeated="14"/>
          <table:table-cell office:value-type="float" office:value="32" calcext:value-type="float">
            <text:p>32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1571346" calcext:value-type="float">
            <text:p>1571346</text:p>
          </table:table-cell>
          <table:table-cell office:value-type="float" office:value="2106768" calcext:value-type="float">
            <text:p>2106768</text:p>
          </table:table-cell>
          <table:table-cell office:value-type="float" office:value="2106728" calcext:value-type="float">
            <text:p>2106728</text:p>
          </table:table-cell>
          <table:table-cell table:style-name="Default" office:value-type="float" office:value="814610" calcext:value-type="float">
            <text:p>814610</text:p>
          </table:table-cell>
          <table:table-cell office:value-type="float" office:value="874260" calcext:value-type="float">
            <text:p>874260</text:p>
          </table:table-cell>
          <table:table-cell office:value-type="float" office:value="887031" calcext:value-type="float">
            <text:p>887031</text:p>
          </table:table-cell>
          <table:table-cell office:value-type="float" office:value="1019660" calcext:value-type="float">
            <text:p>1019660</text:p>
          </table:table-cell>
          <table:table-cell office:value-type="float" office:value="1013116" calcext:value-type="float">
            <text:p>1013116</text:p>
          </table:table-cell>
          <table:table-cell office:value-type="float" office:value="1024109" calcext:value-type="float">
            <text:p>1024109</text:p>
          </table:table-cell>
          <table:table-cell office:value-type="float" office:value="1025927" calcext:value-type="float">
            <text:p>1025927</text:p>
          </table:table-cell>
          <table:table-cell table:style-name="Default" office:value-type="float" office:value="697371" calcext:value-type="float">
            <text:p>697371</text:p>
          </table:table-cell>
          <table:table-cell office:value-type="float" office:value="697556" calcext:value-type="float">
            <text:p>697556</text:p>
          </table:table-cell>
          <table:table-cell table:style-name="Default" office:value-type="float" office:value="697727" calcext:value-type="float">
            <text:p>697727</text:p>
          </table:table-cell>
          <table:table-cell table:style-name="Default" office:value-type="float" office:value="698267" calcext:value-type="float">
            <text:p>698267</text:p>
          </table:table-cell>
          <table:table-cell table:style-name="Default" office:value-type="float" office:value="698386" calcext:value-type="float">
            <text:p>698386</text:p>
          </table:table-cell>
          <table:table-cell table:style-name="Default" office:value-type="float" office:value="698766" calcext:value-type="float">
            <text:p>698766</text:p>
          </table:table-cell>
          <table:table-cell table:style-name="Default" office:value-type="float" office:value="699010" calcext:value-type="float">
            <text:p>699010</text:p>
          </table:table-cell>
          <table:table-cell table:style-name="Default" office:value-type="float" office:value="699566" calcext:value-type="float">
            <text:p>699566</text:p>
          </table:table-cell>
          <table:table-cell table:style-name="Default" office:value-type="float" office:value="699781" calcext:value-type="float">
            <text:p>699781</text:p>
          </table:table-cell>
          <table:table-cell table:style-name="Default" office:value-type="float" office:value="696767" calcext:value-type="float">
            <text:p>696767</text:p>
          </table:table-cell>
          <table:table-cell table:style-name="Default" office:value-type="float" office:value="696873" calcext:value-type="float">
            <text:p>696873</text:p>
          </table:table-cell>
          <table:table-cell table:style-name="Default" office:value-type="float" office:value="696708" calcext:value-type="float">
            <text:p>696708</text:p>
          </table:table-cell>
          <table:table-cell office:value-type="float" office:value="696680" calcext:value-type="float">
            <text:p>696680</text:p>
          </table:table-cell>
          <table:table-cell office:value-type="float" office:value="697797" calcext:value-type="float">
            <text:p>697797</text:p>
          </table:table-cell>
          <table:table-cell office:value-type="float" office:value="698070" calcext:value-type="float">
            <text:p>698070</text:p>
          </table:table-cell>
          <table:table-cell office:value-type="float" office:value="1017205" calcext:value-type="float">
            <text:p>1017205</text:p>
          </table:table-cell>
          <table:table-cell office:value-type="float" office:value="1031024" calcext:value-type="float">
            <text:p>1031024</text:p>
          </table:table-cell>
          <table:table-cell office:value-type="float" office:value="1020434" calcext:value-type="float">
            <text:p>1020434</text:p>
          </table:table-cell>
          <table:table-cell office:value-type="float" office:value="1022251" calcext:value-type="float">
            <text:p>1022251</text:p>
          </table:table-cell>
          <table:table-cell office:value-type="float" office:value="1022807" calcext:value-type="float">
            <text:p>1022807</text:p>
          </table:table-cell>
          <table:table-cell office:value-type="float" office:value="1022006" calcext:value-type="float">
            <text:p>1022006</text:p>
          </table:table-cell>
          <table:table-cell office:value-type="float" office:value="1017547" calcext:value-type="float">
            <text:p>1017547</text:p>
          </table:table-cell>
          <table:table-cell office:value-type="float" office:value="1019443" calcext:value-type="float">
            <text:p>1019443</text:p>
          </table:table-cell>
          <table:table-cell office:value-type="float" office:value="1019475" calcext:value-type="float">
            <text:p>1019475</text:p>
          </table:table-cell>
          <table:table-cell office:value-type="float" office:value="1020446" calcext:value-type="float">
            <text:p>1020446</text:p>
          </table:table-cell>
          <table:table-cell office:value-type="float" office:value="1020556" calcext:value-type="float">
            <text:p>1020556</text:p>
          </table:table-cell>
          <table:table-cell office:value-type="float" office:value="1015699" calcext:value-type="float">
            <text:p>1015699</text:p>
          </table:table-cell>
          <table:table-cell office:value-type="float" office:value="1015726" calcext:value-type="float">
            <text:p>1015726</text:p>
          </table:table-cell>
          <table:table-cell office:value-type="float" office:value="1015815" calcext:value-type="float">
            <text:p>1015815</text:p>
          </table:table-cell>
          <table:table-cell office:value-type="float" office:value="1015588" calcext:value-type="float">
            <text:p>1015588</text:p>
          </table:table-cell>
          <table:table-cell office:value-type="float" office:value="1015413" calcext:value-type="float">
            <text:p>1015413</text:p>
          </table:table-cell>
          <table:table-cell office:value-type="float" office:value="1015405" calcext:value-type="float">
            <text:p>1015405</text:p>
          </table:table-cell>
          <table:table-cell office:value-type="float" office:value="1014745" calcext:value-type="float">
            <text:p>1014745</text:p>
          </table:table-cell>
          <table:table-cell office:value-type="float" office:value="1014721" calcext:value-type="float">
            <text:p>1014721</text:p>
          </table:table-cell>
          <table:table-cell office:value-type="float" office:value="1015229" calcext:value-type="float">
            <text:p>1015229</text:p>
          </table:table-cell>
          <table:table-cell office:value-type="float" office:value="1015163" calcext:value-type="float">
            <text:p>1015163</text:p>
          </table:table-cell>
          <table:table-cell office:value-type="float" office:value="1014545" calcext:value-type="float">
            <text:p>1014545</text:p>
          </table:table-cell>
          <table:table-cell office:value-type="float" office:value="1013827" calcext:value-type="float">
            <text:p>1013827</text:p>
          </table:table-cell>
          <table:table-cell office:value-type="float" office:value="1011104" calcext:value-type="float">
            <text:p>1011104</text:p>
          </table:table-cell>
          <table:table-cell office:value-type="float" office:value="1011103" calcext:value-type="float">
            <text:p>1011103</text:p>
          </table:table-cell>
          <table:table-cell office:value-type="float" office:value="1004432" calcext:value-type="float">
            <text:p>1004432</text:p>
          </table:table-cell>
          <table:table-cell office:value-type="float" office:value="1005459" calcext:value-type="float">
            <text:p>1005459</text:p>
          </table:table-cell>
          <table:table-cell office:value-type="float" office:value="1014858" calcext:value-type="float">
            <text:p>1014858</text:p>
          </table:table-cell>
          <table:table-cell office:value-type="float" office:value="1014565" calcext:value-type="float">
            <text:p>1014565</text:p>
          </table:table-cell>
          <table:table-cell office:value-type="float" office:value="1008865" calcext:value-type="float">
            <text:p>1008865</text:p>
          </table:table-cell>
          <table:table-cell office:value-type="float" office:value="1008832" calcext:value-type="float">
            <text:p>1008832</text:p>
          </table:table-cell>
          <table:table-cell table:number-columns-repeated="967"/>
        </table:table-row>
        <table:table-row table:style-name="ro1">
          <table:table-cell/>
          <table:table-cell office:value-type="float" office:value="1559793" calcext:value-type="float">
            <text:p>1559793</text:p>
          </table:table-cell>
          <table:table-cell office:value-type="float" office:value="2069829" calcext:value-type="float">
            <text:p>2069829</text:p>
          </table:table-cell>
          <table:table-cell office:value-type="float" office:value="2077005" calcext:value-type="float">
            <text:p>2077005</text:p>
          </table:table-cell>
          <table:table-cell table:style-name="Default" office:value-type="float" office:value="827950" calcext:value-type="float">
            <text:p>827950</text:p>
          </table:table-cell>
          <table:table-cell office:value-type="float" office:value="888347" calcext:value-type="float">
            <text:p>888347</text:p>
          </table:table-cell>
          <table:table-cell office:value-type="float" office:value="893568" calcext:value-type="float">
            <text:p>893568</text:p>
          </table:table-cell>
          <table:table-cell office:value-type="float" office:value="872347" calcext:value-type="float">
            <text:p>872347</text:p>
          </table:table-cell>
          <table:table-cell office:value-type="float" office:value="884802" calcext:value-type="float">
            <text:p>884802</text:p>
          </table:table-cell>
          <table:table-cell office:value-type="float" office:value="881870" calcext:value-type="float">
            <text:p>881870</text:p>
          </table:table-cell>
          <table:table-cell office:value-type="float" office:value="882926" calcext:value-type="float">
            <text:p>882926</text:p>
          </table:table-cell>
          <table:table-cell table:style-name="Default" office:value-type="float" office:value="699476" calcext:value-type="float">
            <text:p>699476</text:p>
          </table:table-cell>
          <table:table-cell office:value-type="float" office:value="699956" calcext:value-type="float">
            <text:p>699956</text:p>
          </table:table-cell>
          <table:table-cell table:style-name="Default" office:value-type="float" office:value="700215" calcext:value-type="float">
            <text:p>700215</text:p>
          </table:table-cell>
          <table:table-cell table:style-name="Default" office:value-type="float" office:value="701001" calcext:value-type="float">
            <text:p>701001</text:p>
          </table:table-cell>
          <table:table-cell table:style-name="Default" office:value-type="float" office:value="701202" calcext:value-type="float">
            <text:p>701202</text:p>
          </table:table-cell>
          <table:table-cell table:style-name="Default" office:value-type="float" office:value="701204" calcext:value-type="float">
            <text:p>701204</text:p>
          </table:table-cell>
          <table:table-cell table:style-name="Default" office:value-type="float" office:value="701530" calcext:value-type="float">
            <text:p>701530</text:p>
          </table:table-cell>
          <table:table-cell table:style-name="Default" office:value-type="float" office:value="701983" calcext:value-type="float">
            <text:p>701983</text:p>
          </table:table-cell>
          <table:table-cell table:style-name="Default" office:value-type="float" office:value="702376" calcext:value-type="float">
            <text:p>702376</text:p>
          </table:table-cell>
          <table:table-cell table:style-name="Default" office:value-type="float" office:value="699078" calcext:value-type="float">
            <text:p>699078</text:p>
          </table:table-cell>
          <table:table-cell table:style-name="Default" office:value-type="float" office:value="699044" calcext:value-type="float">
            <text:p>699044</text:p>
          </table:table-cell>
          <table:table-cell table:style-name="Default" office:value-type="float" office:value="699005" calcext:value-type="float">
            <text:p>699005</text:p>
          </table:table-cell>
          <table:table-cell office:value-type="float" office:value="698990" calcext:value-type="float">
            <text:p>698990</text:p>
          </table:table-cell>
          <table:table-cell office:value-type="float" office:value="698961" calcext:value-type="float">
            <text:p>698961</text:p>
          </table:table-cell>
          <table:table-cell office:value-type="float" office:value="698926" calcext:value-type="float">
            <text:p>698926</text:p>
          </table:table-cell>
          <table:table-cell office:value-type="float" office:value="1031048" calcext:value-type="float">
            <text:p>1031048</text:p>
          </table:table-cell>
          <table:table-cell office:value-type="float" office:value="1031315" calcext:value-type="float">
            <text:p>1031315</text:p>
          </table:table-cell>
          <table:table-cell office:value-type="float" office:value="1030989" calcext:value-type="float">
            <text:p>1030989</text:p>
          </table:table-cell>
          <table:table-cell office:value-type="float" office:value="1031172" calcext:value-type="float">
            <text:p>1031172</text:p>
          </table:table-cell>
          <table:table-cell office:value-type="float" office:value="1031885" calcext:value-type="float">
            <text:p>1031885</text:p>
          </table:table-cell>
          <table:table-cell office:value-type="float" office:value="1031862" calcext:value-type="float">
            <text:p>1031862</text:p>
          </table:table-cell>
          <table:table-cell office:value-type="float" office:value="1021935" calcext:value-type="float">
            <text:p>1021935</text:p>
          </table:table-cell>
          <table:table-cell office:value-type="float" office:value="1020692" calcext:value-type="float">
            <text:p>1020692</text:p>
          </table:table-cell>
          <table:table-cell office:value-type="float" office:value="1020445" calcext:value-type="float">
            <text:p>1020445</text:p>
          </table:table-cell>
          <table:table-cell office:value-type="float" office:value="1024431" calcext:value-type="float">
            <text:p>1024431</text:p>
          </table:table-cell>
          <table:table-cell office:value-type="float" office:value="1024746" calcext:value-type="float">
            <text:p>1024746</text:p>
          </table:table-cell>
          <table:table-cell office:value-type="float" office:value="1016792" calcext:value-type="float">
            <text:p>1016792</text:p>
          </table:table-cell>
          <table:table-cell office:value-type="float" office:value="1016744" calcext:value-type="float">
            <text:p>1016744</text:p>
          </table:table-cell>
          <table:table-cell office:value-type="float" office:value="1019855" calcext:value-type="float">
            <text:p>1019855</text:p>
          </table:table-cell>
          <table:table-cell office:value-type="float" office:value="1019819" calcext:value-type="float">
            <text:p>1019819</text:p>
          </table:table-cell>
          <table:table-cell office:value-type="float" office:value="1016721" calcext:value-type="float">
            <text:p>1016721</text:p>
          </table:table-cell>
          <table:table-cell office:value-type="float" office:value="1016685" calcext:value-type="float">
            <text:p>1016685</text:p>
          </table:table-cell>
          <table:table-cell office:value-type="float" office:value="1016601" calcext:value-type="float">
            <text:p>1016601</text:p>
          </table:table-cell>
          <table:table-cell office:value-type="float" office:value="1015840" calcext:value-type="float">
            <text:p>1015840</text:p>
          </table:table-cell>
          <table:table-cell office:value-type="float" office:value="1016147" calcext:value-type="float">
            <text:p>1016147</text:p>
          </table:table-cell>
          <table:table-cell office:value-type="float" office:value="1016467" calcext:value-type="float">
            <text:p>1016467</text:p>
          </table:table-cell>
          <table:table-cell office:value-type="float" office:value="1016422" calcext:value-type="float">
            <text:p>1016422</text:p>
          </table:table-cell>
          <table:table-cell office:value-type="float" office:value="1016386" calcext:value-type="float">
            <text:p>1016386</text:p>
          </table:table-cell>
          <table:table-cell office:value-type="float" office:value="1016317" calcext:value-type="float">
            <text:p>1016317</text:p>
          </table:table-cell>
          <table:table-cell office:value-type="float" office:value="1016302" calcext:value-type="float">
            <text:p>1016302</text:p>
          </table:table-cell>
          <table:table-cell office:value-type="float" office:value="1016258" calcext:value-type="float">
            <text:p>1016258</text:p>
          </table:table-cell>
          <table:table-cell office:value-type="float" office:value="1016211" calcext:value-type="float">
            <text:p>1016211</text:p>
          </table:table-cell>
          <table:table-cell office:value-type="float" office:value="1015999" calcext:value-type="float">
            <text:p>1015999</text:p>
          </table:table-cell>
          <table:table-cell office:value-type="float" office:value="1015952" calcext:value-type="float">
            <text:p>1015952</text:p>
          </table:table-cell>
          <table:table-cell office:value-type="float" office:value="1014793" calcext:value-type="float">
            <text:p>1014793</text:p>
          </table:table-cell>
          <table:table-cell office:value-type="float" office:value="1014709" calcext:value-type="float">
            <text:p>1014709</text:p>
          </table:table-cell>
          <table:table-cell table:number-columns-repeated="967"/>
        </table:table-row>
        <table:table-row table:style-name="ro1">
          <table:table-cell/>
          <table:table-cell office:value-type="float" office:value="1603498" calcext:value-type="float">
            <text:p>1603498</text:p>
          </table:table-cell>
          <table:table-cell office:value-type="float" office:value="2062991" calcext:value-type="float">
            <text:p>2062991</text:p>
          </table:table-cell>
          <table:table-cell office:value-type="float" office:value="2053396" calcext:value-type="float">
            <text:p>2053396</text:p>
          </table:table-cell>
          <table:table-cell table:style-name="Default" office:value-type="float" office:value="836716" calcext:value-type="float">
            <text:p>836716</text:p>
          </table:table-cell>
          <table:table-cell office:value-type="float" office:value="893527" calcext:value-type="float">
            <text:p>893527</text:p>
          </table:table-cell>
          <table:table-cell office:value-type="float" office:value="895476" calcext:value-type="float">
            <text:p>895476</text:p>
          </table:table-cell>
          <table:table-cell office:value-type="float" office:value="884031" calcext:value-type="float">
            <text:p>884031</text:p>
          </table:table-cell>
          <table:table-cell office:value-type="float" office:value="888559" calcext:value-type="float">
            <text:p>888559</text:p>
          </table:table-cell>
          <table:table-cell office:value-type="float" office:value="892332" calcext:value-type="float">
            <text:p>892332</text:p>
          </table:table-cell>
          <table:table-cell office:value-type="float" office:value="899026" calcext:value-type="float">
            <text:p>899026</text:p>
          </table:table-cell>
          <table:table-cell table:style-name="Default" office:value-type="float" office:value="715535" calcext:value-type="float">
            <text:p>715535</text:p>
          </table:table-cell>
          <table:table-cell office:value-type="float" office:value="715830" calcext:value-type="float">
            <text:p>715830</text:p>
          </table:table-cell>
          <table:table-cell table:style-name="Default" office:value-type="float" office:value="716034" calcext:value-type="float">
            <text:p>716034</text:p>
          </table:table-cell>
          <table:table-cell table:style-name="Default" office:value-type="float" office:value="716767" calcext:value-type="float">
            <text:p>716767</text:p>
          </table:table-cell>
          <table:table-cell table:style-name="Default" office:value-type="float" office:value="716886" calcext:value-type="float">
            <text:p>716886</text:p>
          </table:table-cell>
          <table:table-cell table:style-name="Default" office:value-type="float" office:value="717257" calcext:value-type="float">
            <text:p>717257</text:p>
          </table:table-cell>
          <table:table-cell table:style-name="Default" office:value-type="float" office:value="717999" calcext:value-type="float">
            <text:p>717999</text:p>
          </table:table-cell>
          <table:table-cell table:style-name="Default" office:value-type="float" office:value="718207" calcext:value-type="float">
            <text:p>718207</text:p>
          </table:table-cell>
          <table:table-cell table:style-name="Default" office:value-type="float" office:value="718466" calcext:value-type="float">
            <text:p>718466</text:p>
          </table:table-cell>
          <table:table-cell table:style-name="Default" office:value-type="float" office:value="715219" calcext:value-type="float">
            <text:p>715219</text:p>
          </table:table-cell>
          <table:table-cell table:style-name="Default" office:value-type="float" office:value="712094" calcext:value-type="float">
            <text:p>712094</text:p>
          </table:table-cell>
          <table:table-cell table:style-name="Default" office:value-type="float" office:value="711986" calcext:value-type="float">
            <text:p>711986</text:p>
          </table:table-cell>
          <table:table-cell office:value-type="float" office:value="711947" calcext:value-type="float">
            <text:p>711947</text:p>
          </table:table-cell>
          <table:table-cell office:value-type="float" office:value="711917" calcext:value-type="float">
            <text:p>711917</text:p>
          </table:table-cell>
          <table:table-cell office:value-type="float" office:value="711873" calcext:value-type="float">
            <text:p>711873</text:p>
          </table:table-cell>
          <table:table-cell office:value-type="float" office:value="1076546" calcext:value-type="float">
            <text:p>1076546</text:p>
          </table:table-cell>
          <table:table-cell office:value-type="float" office:value="1076569" calcext:value-type="float">
            <text:p>1076569</text:p>
          </table:table-cell>
          <table:table-cell office:value-type="float" office:value="1076517" calcext:value-type="float">
            <text:p>1076517</text:p>
          </table:table-cell>
          <table:table-cell office:value-type="float" office:value="1077539" calcext:value-type="float">
            <text:p>1077539</text:p>
          </table:table-cell>
          <table:table-cell office:value-type="float" office:value="1077785" calcext:value-type="float">
            <text:p>1077785</text:p>
          </table:table-cell>
          <table:table-cell office:value-type="float" office:value="1078605" calcext:value-type="float">
            <text:p>1078605</text:p>
          </table:table-cell>
          <table:table-cell office:value-type="float" office:value="1079098" calcext:value-type="float">
            <text:p>1079098</text:p>
          </table:table-cell>
          <table:table-cell office:value-type="float" office:value="1078536" calcext:value-type="float">
            <text:p>1078536</text:p>
          </table:table-cell>
          <table:table-cell office:value-type="float" office:value="1078927" calcext:value-type="float">
            <text:p>1078927</text:p>
          </table:table-cell>
          <table:table-cell office:value-type="float" office:value="1078950" calcext:value-type="float">
            <text:p>1078950</text:p>
          </table:table-cell>
          <table:table-cell office:value-type="float" office:value="1079196" calcext:value-type="float">
            <text:p>1079196</text:p>
          </table:table-cell>
          <table:table-cell office:value-type="float" office:value="1076538" calcext:value-type="float">
            <text:p>1076538</text:p>
          </table:table-cell>
          <table:table-cell office:value-type="float" office:value="1076421" calcext:value-type="float">
            <text:p>1076421</text:p>
          </table:table-cell>
          <table:table-cell office:value-type="float" office:value="1076204" calcext:value-type="float">
            <text:p>1076204</text:p>
          </table:table-cell>
          <table:table-cell office:value-type="float" office:value="1076174" calcext:value-type="float">
            <text:p>1076174</text:p>
          </table:table-cell>
          <table:table-cell office:value-type="float" office:value="1076113" calcext:value-type="float">
            <text:p>1076113</text:p>
          </table:table-cell>
          <table:table-cell office:value-type="float" office:value="1076114" calcext:value-type="float">
            <text:p>1076114</text:p>
          </table:table-cell>
          <table:table-cell office:value-type="float" office:value="1077150" calcext:value-type="float">
            <text:p>1077150</text:p>
          </table:table-cell>
          <table:table-cell office:value-type="float" office:value="1076703" calcext:value-type="float">
            <text:p>1076703</text:p>
          </table:table-cell>
          <table:table-cell office:value-type="float" office:value="1075254" calcext:value-type="float">
            <text:p>1075254</text:p>
          </table:table-cell>
          <table:table-cell office:value-type="float" office:value="1075925" calcext:value-type="float">
            <text:p>1075925</text:p>
          </table:table-cell>
          <table:table-cell office:value-type="float" office:value="1075982" calcext:value-type="float">
            <text:p>1075982</text:p>
          </table:table-cell>
          <table:table-cell office:value-type="float" office:value="1075944" calcext:value-type="float">
            <text:p>1075944</text:p>
          </table:table-cell>
          <table:table-cell office:value-type="float" office:value="1075797" calcext:value-type="float">
            <text:p>1075797</text:p>
          </table:table-cell>
          <table:table-cell office:value-type="float" office:value="1075758" calcext:value-type="float">
            <text:p>1075758</text:p>
          </table:table-cell>
          <table:table-cell office:value-type="float" office:value="1075903" calcext:value-type="float">
            <text:p>1075903</text:p>
          </table:table-cell>
          <table:table-cell office:value-type="float" office:value="1075868" calcext:value-type="float">
            <text:p>1075868</text:p>
          </table:table-cell>
          <table:table-cell office:value-type="float" office:value="1075658" calcext:value-type="float">
            <text:p>1075658</text:p>
          </table:table-cell>
          <table:table-cell office:value-type="float" office:value="1075618" calcext:value-type="float">
            <text:p>1075618</text:p>
          </table:table-cell>
          <table:table-cell office:value-type="float" office:value="1076560" calcext:value-type="float">
            <text:p>1076560</text:p>
          </table:table-cell>
          <table:table-cell office:value-type="float" office:value="1076488" calcext:value-type="float">
            <text:p>1076488</text:p>
          </table:table-cell>
          <table:table-cell table:number-columns-repeated="967"/>
        </table:table-row>
        <table:table-row table:style-name="ro1">
          <table:table-cell/>
          <table:table-cell office:value-type="float" office:value="1599401" calcext:value-type="float">
            <text:p>1599401</text:p>
          </table:table-cell>
          <table:table-cell office:value-type="float" office:value="2181184" calcext:value-type="float">
            <text:p>2181184</text:p>
          </table:table-cell>
          <table:table-cell office:value-type="float" office:value="2176936" calcext:value-type="float">
            <text:p>2176936</text:p>
          </table:table-cell>
          <table:table-cell table:style-name="Default" office:value-type="float" office:value="837917" calcext:value-type="float">
            <text:p>837917</text:p>
          </table:table-cell>
          <table:table-cell office:value-type="float" office:value="893714" calcext:value-type="float">
            <text:p>893714</text:p>
          </table:table-cell>
          <table:table-cell office:value-type="float" office:value="902393" calcext:value-type="float">
            <text:p>902393</text:p>
          </table:table-cell>
          <table:table-cell office:value-type="float" office:value="905136" calcext:value-type="float">
            <text:p>905136</text:p>
          </table:table-cell>
          <table:table-cell office:value-type="float" office:value="911347" calcext:value-type="float">
            <text:p>911347</text:p>
          </table:table-cell>
          <table:table-cell office:value-type="float" office:value="903023" calcext:value-type="float">
            <text:p>903023</text:p>
          </table:table-cell>
          <table:table-cell office:value-type="float" office:value="901978" calcext:value-type="float">
            <text:p>901978</text:p>
          </table:table-cell>
          <table:table-cell table:style-name="Default" office:value-type="float" office:value="721453" calcext:value-type="float">
            <text:p>721453</text:p>
          </table:table-cell>
          <table:table-cell office:value-type="float" office:value="721453" calcext:value-type="float">
            <text:p>721453</text:p>
          </table:table-cell>
          <table:table-cell table:style-name="Default" office:value-type="float" office:value="721439" calcext:value-type="float">
            <text:p>721439</text:p>
          </table:table-cell>
          <table:table-cell table:style-name="Default" office:value-type="float" office:value="721908" calcext:value-type="float">
            <text:p>721908</text:p>
          </table:table-cell>
          <table:table-cell table:style-name="Default" office:value-type="float" office:value="722230" calcext:value-type="float">
            <text:p>722230</text:p>
          </table:table-cell>
          <table:table-cell table:style-name="Default" office:value-type="float" office:value="722629" calcext:value-type="float">
            <text:p>722629</text:p>
          </table:table-cell>
          <table:table-cell table:style-name="Default" office:value-type="float" office:value="722829" calcext:value-type="float">
            <text:p>722829</text:p>
          </table:table-cell>
          <table:table-cell table:style-name="Default" office:value-type="float" office:value="723441" calcext:value-type="float">
            <text:p>723441</text:p>
          </table:table-cell>
          <table:table-cell table:style-name="Default" office:value-type="float" office:value="723650" calcext:value-type="float">
            <text:p>723650</text:p>
          </table:table-cell>
          <table:table-cell table:style-name="Default" office:value-type="float" office:value="720524" calcext:value-type="float">
            <text:p>720524</text:p>
          </table:table-cell>
          <table:table-cell table:style-name="Default" office:value-type="float" office:value="720471" calcext:value-type="float">
            <text:p>720471</text:p>
          </table:table-cell>
          <table:table-cell table:style-name="Default" office:value-type="float" office:value="720427" calcext:value-type="float">
            <text:p>720427</text:p>
          </table:table-cell>
          <table:table-cell office:value-type="float" office:value="720399" calcext:value-type="float">
            <text:p>720399</text:p>
          </table:table-cell>
          <table:table-cell office:value-type="float" office:value="720393" calcext:value-type="float">
            <text:p>720393</text:p>
          </table:table-cell>
          <table:table-cell office:value-type="float" office:value="720346" calcext:value-type="float">
            <text:p>720346</text:p>
          </table:table-cell>
          <table:table-cell office:value-type="float" office:value="1144420" calcext:value-type="float">
            <text:p>1144420</text:p>
          </table:table-cell>
          <table:table-cell office:value-type="float" office:value="1147842" calcext:value-type="float">
            <text:p>1147842</text:p>
          </table:table-cell>
          <table:table-cell office:value-type="float" office:value="1148096" calcext:value-type="float">
            <text:p>1148096</text:p>
          </table:table-cell>
          <table:table-cell office:value-type="float" office:value="1145472" calcext:value-type="float">
            <text:p>1145472</text:p>
          </table:table-cell>
          <table:table-cell office:value-type="float" office:value="1145842" calcext:value-type="float">
            <text:p>1145842</text:p>
          </table:table-cell>
          <table:table-cell office:value-type="float" office:value="1145195" calcext:value-type="float">
            <text:p>1145195</text:p>
          </table:table-cell>
          <table:table-cell office:value-type="float" office:value="1145411" calcext:value-type="float">
            <text:p>1145411</text:p>
          </table:table-cell>
          <table:table-cell office:value-type="float" office:value="1146318" calcext:value-type="float">
            <text:p>1146318</text:p>
          </table:table-cell>
          <table:table-cell office:value-type="float" office:value="1146595" calcext:value-type="float">
            <text:p>1146595</text:p>
          </table:table-cell>
          <table:table-cell office:value-type="float" office:value="1146447" calcext:value-type="float">
            <text:p>1146447</text:p>
          </table:table-cell>
          <table:table-cell office:value-type="float" office:value="1146779" calcext:value-type="float">
            <text:p>1146779</text:p>
          </table:table-cell>
          <table:table-cell office:value-type="float" office:value="1144015" calcext:value-type="float">
            <text:p>1144015</text:p>
          </table:table-cell>
          <table:table-cell office:value-type="float" office:value="1143988" calcext:value-type="float">
            <text:p>1143988</text:p>
          </table:table-cell>
          <table:table-cell office:value-type="float" office:value="1143934" calcext:value-type="float">
            <text:p>1143934</text:p>
          </table:table-cell>
          <table:table-cell office:value-type="float" office:value="1143878" calcext:value-type="float">
            <text:p>1143878</text:p>
          </table:table-cell>
          <table:table-cell office:value-type="float" office:value="1143821" calcext:value-type="float">
            <text:p>1143821</text:p>
          </table:table-cell>
          <table:table-cell office:value-type="float" office:value="1143794" calcext:value-type="float">
            <text:p>1143794</text:p>
          </table:table-cell>
          <table:table-cell office:value-type="float" office:value="1133819" calcext:value-type="float">
            <text:p>1133819</text:p>
          </table:table-cell>
          <table:table-cell office:value-type="float" office:value="1133713" calcext:value-type="float">
            <text:p>1133713</text:p>
          </table:table-cell>
          <table:table-cell office:value-type="float" office:value="1143649" calcext:value-type="float">
            <text:p>1143649</text:p>
          </table:table-cell>
          <table:table-cell office:value-type="float" office:value="1143604" calcext:value-type="float">
            <text:p>1143604</text:p>
          </table:table-cell>
          <table:table-cell office:value-type="float" office:value="1143660" calcext:value-type="float">
            <text:p>1143660</text:p>
          </table:table-cell>
          <table:table-cell office:value-type="float" office:value="1143643" calcext:value-type="float">
            <text:p>1143643</text:p>
          </table:table-cell>
          <table:table-cell office:value-type="float" office:value="1147474" calcext:value-type="float">
            <text:p>1147474</text:p>
          </table:table-cell>
          <table:table-cell office:value-type="float" office:value="1147416" calcext:value-type="float">
            <text:p>1147416</text:p>
          </table:table-cell>
          <table:table-cell office:value-type="float" office:value="1143389" calcext:value-type="float">
            <text:p>1143389</text:p>
          </table:table-cell>
          <table:table-cell office:value-type="float" office:value="1143386" calcext:value-type="float">
            <text:p>1143386</text:p>
          </table:table-cell>
          <table:table-cell office:value-type="float" office:value="1143301" calcext:value-type="float">
            <text:p>1143301</text:p>
          </table:table-cell>
          <table:table-cell office:value-type="float" office:value="1143284" calcext:value-type="float">
            <text:p>1143284</text:p>
          </table:table-cell>
          <table:table-cell office:value-type="float" office:value="1143053" calcext:value-type="float">
            <text:p>1143053</text:p>
          </table:table-cell>
          <table:table-cell office:value-type="float" office:value="1130299" calcext:value-type="float">
            <text:p>1130299</text:p>
          </table:table-cell>
          <table:table-cell table:number-columns-repeated="967"/>
        </table:table-row>
        <table:table-row table:style-name="ro1">
          <table:table-cell/>
          <table:table-cell office:value-type="float" office:value="1630833" calcext:value-type="float">
            <text:p>1630833</text:p>
          </table:table-cell>
          <table:table-cell office:value-type="float" office:value="2137334" calcext:value-type="float">
            <text:p>2137334</text:p>
          </table:table-cell>
          <table:table-cell office:value-type="float" office:value="2144825" calcext:value-type="float">
            <text:p>2144825</text:p>
          </table:table-cell>
          <table:table-cell table:style-name="Default" office:value-type="float" office:value="842660" calcext:value-type="float">
            <text:p>842660</text:p>
          </table:table-cell>
          <table:table-cell office:value-type="float" office:value="905022" calcext:value-type="float">
            <text:p>905022</text:p>
          </table:table-cell>
          <table:table-cell office:value-type="float" office:value="906571" calcext:value-type="float">
            <text:p>906571</text:p>
          </table:table-cell>
          <table:table-cell office:value-type="float" office:value="911688" calcext:value-type="float">
            <text:p>911688</text:p>
          </table:table-cell>
          <table:table-cell office:value-type="float" office:value="911959" calcext:value-type="float">
            <text:p>911959</text:p>
          </table:table-cell>
          <table:table-cell office:value-type="float" office:value="907445" calcext:value-type="float">
            <text:p>907445</text:p>
          </table:table-cell>
          <table:table-cell office:value-type="float" office:value="910437" calcext:value-type="float">
            <text:p>910437</text:p>
          </table:table-cell>
          <table:table-cell table:style-name="Default" office:value-type="float" office:value="731833" calcext:value-type="float">
            <text:p>731833</text:p>
          </table:table-cell>
          <table:table-cell office:value-type="float" office:value="731859" calcext:value-type="float">
            <text:p>731859</text:p>
          </table:table-cell>
          <table:table-cell table:style-name="Default" office:value-type="float" office:value="731784" calcext:value-type="float">
            <text:p>731784</text:p>
          </table:table-cell>
          <table:table-cell table:style-name="Default" office:value-type="float" office:value="734461" calcext:value-type="float">
            <text:p>734461</text:p>
          </table:table-cell>
          <table:table-cell table:style-name="Default" office:value-type="float" office:value="734429" calcext:value-type="float">
            <text:p>734429</text:p>
          </table:table-cell>
          <table:table-cell table:style-name="Default" office:value-type="float" office:value="733207" calcext:value-type="float">
            <text:p>733207</text:p>
          </table:table-cell>
          <table:table-cell table:style-name="Default" office:value-type="float" office:value="733423" calcext:value-type="float">
            <text:p>733423</text:p>
          </table:table-cell>
          <table:table-cell table:style-name="Default" office:value-type="float" office:value="734437" calcext:value-type="float">
            <text:p>734437</text:p>
          </table:table-cell>
          <table:table-cell table:style-name="Default" office:value-type="float" office:value="734894" calcext:value-type="float">
            <text:p>734894</text:p>
          </table:table-cell>
          <table:table-cell table:style-name="Default" office:value-type="float" office:value="731454" calcext:value-type="float">
            <text:p>731454</text:p>
          </table:table-cell>
          <table:table-cell table:style-name="Default" office:value-type="float" office:value="731401" calcext:value-type="float">
            <text:p>731401</text:p>
          </table:table-cell>
          <table:table-cell table:style-name="Default" office:value-type="float" office:value="731375" calcext:value-type="float">
            <text:p>731375</text:p>
          </table:table-cell>
          <table:table-cell office:value-type="float" office:value="731362" calcext:value-type="float">
            <text:p>731362</text:p>
          </table:table-cell>
          <table:table-cell office:value-type="float" office:value="731349" calcext:value-type="float">
            <text:p>731349</text:p>
          </table:table-cell>
          <table:table-cell office:value-type="float" office:value="731335" calcext:value-type="float">
            <text:p>731335</text:p>
          </table:table-cell>
          <table:table-cell office:value-type="float" office:value="1269843" calcext:value-type="float">
            <text:p>1269843</text:p>
          </table:table-cell>
          <table:table-cell office:value-type="float" office:value="1269898" calcext:value-type="float">
            <text:p>1269898</text:p>
          </table:table-cell>
          <table:table-cell office:value-type="float" office:value="1269858" calcext:value-type="float">
            <text:p>1269858</text:p>
          </table:table-cell>
          <table:table-cell office:value-type="float" office:value="1269768" calcext:value-type="float">
            <text:p>1269768</text:p>
          </table:table-cell>
          <table:table-cell office:value-type="float" office:value="1269753" calcext:value-type="float">
            <text:p>1269753</text:p>
          </table:table-cell>
          <table:table-cell office:value-type="float" office:value="1269706" calcext:value-type="float">
            <text:p>1269706</text:p>
          </table:table-cell>
          <table:table-cell office:value-type="float" office:value="1269704" calcext:value-type="float">
            <text:p>1269704</text:p>
          </table:table-cell>
          <table:table-cell office:value-type="float" office:value="1269648" calcext:value-type="float">
            <text:p>1269648</text:p>
          </table:table-cell>
          <table:table-cell office:value-type="float" office:value="1269643" calcext:value-type="float">
            <text:p>1269643</text:p>
          </table:table-cell>
          <table:table-cell office:value-type="float" office:value="1270978" calcext:value-type="float">
            <text:p>1270978</text:p>
          </table:table-cell>
          <table:table-cell office:value-type="float" office:value="1271093" calcext:value-type="float">
            <text:p>1271093</text:p>
          </table:table-cell>
          <table:table-cell office:value-type="float" office:value="1269548" calcext:value-type="float">
            <text:p>1269548</text:p>
          </table:table-cell>
          <table:table-cell office:value-type="float" office:value="1269540" calcext:value-type="float">
            <text:p>1269540</text:p>
          </table:table-cell>
          <table:table-cell office:value-type="float" office:value="1269708" calcext:value-type="float">
            <text:p>1269708</text:p>
          </table:table-cell>
          <table:table-cell office:value-type="float" office:value="1269907" calcext:value-type="float">
            <text:p>1269907</text:p>
          </table:table-cell>
          <table:table-cell office:value-type="float" office:value="1269941" calcext:value-type="float">
            <text:p>1269941</text:p>
          </table:table-cell>
          <table:table-cell office:value-type="float" office:value="1269920" calcext:value-type="float">
            <text:p>1269920</text:p>
          </table:table-cell>
          <table:table-cell office:value-type="float" office:value="1269351" calcext:value-type="float">
            <text:p>1269351</text:p>
          </table:table-cell>
          <table:table-cell office:value-type="float" office:value="1269327" calcext:value-type="float">
            <text:p>1269327</text:p>
          </table:table-cell>
          <table:table-cell office:value-type="float" office:value="1268954" calcext:value-type="float">
            <text:p>1268954</text:p>
          </table:table-cell>
          <table:table-cell office:value-type="float" office:value="1269209" calcext:value-type="float">
            <text:p>1269209</text:p>
          </table:table-cell>
          <table:table-cell office:value-type="float" office:value="1268675" calcext:value-type="float">
            <text:p>1268675</text:p>
          </table:table-cell>
          <table:table-cell office:value-type="float" office:value="1269604" calcext:value-type="float">
            <text:p>1269604</text:p>
          </table:table-cell>
          <table:table-cell office:value-type="float" office:value="1269539" calcext:value-type="float">
            <text:p>1269539</text:p>
          </table:table-cell>
          <table:table-cell office:value-type="float" office:value="1269080" calcext:value-type="float">
            <text:p>1269080</text:p>
          </table:table-cell>
          <table:table-cell office:value-type="float" office:value="1269239" calcext:value-type="float">
            <text:p>1269239</text:p>
          </table:table-cell>
          <table:table-cell office:value-type="float" office:value="1269145" calcext:value-type="float">
            <text:p>1269145</text:p>
          </table:table-cell>
          <table:table-cell office:value-type="float" office:value="1268194" calcext:value-type="float">
            <text:p>1268194</text:p>
          </table:table-cell>
          <table:table-cell office:value-type="float" office:value="1268609" calcext:value-type="float">
            <text:p>1268609</text:p>
          </table:table-cell>
          <table:table-cell table:number-columns-repeated="2" office:value-type="float" office:value="1266070" calcext:value-type="float">
            <text:p>1266070</text:p>
          </table:table-cell>
          <table:table-cell table:number-columns-repeated="967"/>
        </table:table-row>
        <table:table-row table:style-name="ro1">
          <table:table-cell/>
          <table:table-cell office:value-type="float" office:value="1575571" calcext:value-type="float">
            <text:p>1575571</text:p>
          </table:table-cell>
          <table:table-cell office:value-type="float" office:value="2161431" calcext:value-type="float">
            <text:p>2161431</text:p>
          </table:table-cell>
          <table:table-cell office:value-type="float" office:value="2164090" calcext:value-type="float">
            <text:p>2164090</text:p>
          </table:table-cell>
          <table:table-cell table:style-name="Default" office:value-type="float" office:value="848868" calcext:value-type="float">
            <text:p>848868</text:p>
          </table:table-cell>
          <table:table-cell office:value-type="float" office:value="910097" calcext:value-type="float">
            <text:p>910097</text:p>
          </table:table-cell>
          <table:table-cell office:value-type="float" office:value="915667" calcext:value-type="float">
            <text:p>915667</text:p>
          </table:table-cell>
          <table:table-cell office:value-type="float" office:value="915926" calcext:value-type="float">
            <text:p>915926</text:p>
          </table:table-cell>
          <table:table-cell office:value-type="float" office:value="916952" calcext:value-type="float">
            <text:p>916952</text:p>
          </table:table-cell>
          <table:table-cell office:value-type="float" office:value="916259" calcext:value-type="float">
            <text:p>916259</text:p>
          </table:table-cell>
          <table:table-cell office:value-type="float" office:value="922345" calcext:value-type="float">
            <text:p>922345</text:p>
          </table:table-cell>
          <table:table-cell table:style-name="Default" office:value-type="float" office:value="733705" calcext:value-type="float">
            <text:p>733705</text:p>
          </table:table-cell>
          <table:table-cell office:value-type="float" office:value="733730" calcext:value-type="float">
            <text:p>733730</text:p>
          </table:table-cell>
          <table:table-cell table:style-name="Default" office:value-type="float" office:value="734146" calcext:value-type="float">
            <text:p>734146</text:p>
          </table:table-cell>
          <table:table-cell table:style-name="Default" office:value-type="float" office:value="734535" calcext:value-type="float">
            <text:p>734535</text:p>
          </table:table-cell>
          <table:table-cell table:style-name="Default" office:value-type="float" office:value="734939" calcext:value-type="float">
            <text:p>734939</text:p>
          </table:table-cell>
          <table:table-cell table:style-name="Default" office:value-type="float" office:value="735506" calcext:value-type="float">
            <text:p>735506</text:p>
          </table:table-cell>
          <table:table-cell table:style-name="Default" office:value-type="float" office:value="735877" calcext:value-type="float">
            <text:p>735877</text:p>
          </table:table-cell>
          <table:table-cell table:style-name="Default" office:value-type="float" office:value="736865" calcext:value-type="float">
            <text:p>736865</text:p>
          </table:table-cell>
          <table:table-cell table:style-name="Default" office:value-type="float" office:value="736986" calcext:value-type="float">
            <text:p>736986</text:p>
          </table:table-cell>
          <table:table-cell table:style-name="Default" office:value-type="float" office:value="733348" calcext:value-type="float">
            <text:p>733348</text:p>
          </table:table-cell>
          <table:table-cell table:style-name="Default" office:value-type="float" office:value="733720" calcext:value-type="float">
            <text:p>733720</text:p>
          </table:table-cell>
          <table:table-cell table:style-name="Default" office:value-type="float" office:value="733415" calcext:value-type="float">
            <text:p>733415</text:p>
          </table:table-cell>
          <table:table-cell office:value-type="float" office:value="733227" calcext:value-type="float">
            <text:p>733227</text:p>
          </table:table-cell>
          <table:table-cell office:value-type="float" office:value="733387" calcext:value-type="float">
            <text:p>733387</text:p>
          </table:table-cell>
          <table:table-cell office:value-type="float" office:value="733424" calcext:value-type="float">
            <text:p>733424</text:p>
          </table:table-cell>
          <table:table-cell office:value-type="float" office:value="1592479" calcext:value-type="float">
            <text:p>1592479</text:p>
          </table:table-cell>
          <table:table-cell office:value-type="float" office:value="1592484" calcext:value-type="float">
            <text:p>1592484</text:p>
          </table:table-cell>
          <table:table-cell office:value-type="float" office:value="1592476" calcext:value-type="float">
            <text:p>1592476</text:p>
          </table:table-cell>
          <table:table-cell office:value-type="float" office:value="1592172" calcext:value-type="float">
            <text:p>1592172</text:p>
          </table:table-cell>
          <table:table-cell office:value-type="float" office:value="1592149" calcext:value-type="float">
            <text:p>1592149</text:p>
          </table:table-cell>
          <table:table-cell office:value-type="float" office:value="1592813" calcext:value-type="float">
            <text:p>1592813</text:p>
          </table:table-cell>
          <table:table-cell office:value-type="float" office:value="1593278" calcext:value-type="float">
            <text:p>1593278</text:p>
          </table:table-cell>
          <table:table-cell office:value-type="float" office:value="1593770" calcext:value-type="float">
            <text:p>1593770</text:p>
          </table:table-cell>
          <table:table-cell office:value-type="float" office:value="1594041" calcext:value-type="float">
            <text:p>1594041</text:p>
          </table:table-cell>
          <table:table-cell office:value-type="float" office:value="1594625" calcext:value-type="float">
            <text:p>1594625</text:p>
          </table:table-cell>
          <table:table-cell office:value-type="float" office:value="1594563" calcext:value-type="float">
            <text:p>1594563</text:p>
          </table:table-cell>
          <table:table-cell office:value-type="float" office:value="1594283" calcext:value-type="float">
            <text:p>1594283</text:p>
          </table:table-cell>
          <table:table-cell office:value-type="float" office:value="1594247" calcext:value-type="float">
            <text:p>1594247</text:p>
          </table:table-cell>
          <table:table-cell office:value-type="float" office:value="1591763" calcext:value-type="float">
            <text:p>1591763</text:p>
          </table:table-cell>
          <table:table-cell office:value-type="float" office:value="1591733" calcext:value-type="float">
            <text:p>1591733</text:p>
          </table:table-cell>
          <table:table-cell office:value-type="float" office:value="1591881" calcext:value-type="float">
            <text:p>1591881</text:p>
          </table:table-cell>
          <table:table-cell office:value-type="float" office:value="1591625" calcext:value-type="float">
            <text:p>1591625</text:p>
          </table:table-cell>
          <table:table-cell office:value-type="float" office:value="1591015" calcext:value-type="float">
            <text:p>1591015</text:p>
          </table:table-cell>
          <table:table-cell office:value-type="float" office:value="1591294" calcext:value-type="float">
            <text:p>1591294</text:p>
          </table:table-cell>
          <table:table-cell office:value-type="float" office:value="1590734" calcext:value-type="float">
            <text:p>1590734</text:p>
          </table:table-cell>
          <table:table-cell office:value-type="float" office:value="1591571" calcext:value-type="float">
            <text:p>1591571</text:p>
          </table:table-cell>
          <table:table-cell office:value-type="float" office:value="1591390" calcext:value-type="float">
            <text:p>1591390</text:p>
          </table:table-cell>
          <table:table-cell office:value-type="float" office:value="1591556" calcext:value-type="float">
            <text:p>1591556</text:p>
          </table:table-cell>
          <table:table-cell office:value-type="float" office:value="1591258" calcext:value-type="float">
            <text:p>1591258</text:p>
          </table:table-cell>
          <table:table-cell office:value-type="float" office:value="1591257" calcext:value-type="float">
            <text:p>1591257</text:p>
          </table:table-cell>
          <table:table-cell office:value-type="float" office:value="1591440" calcext:value-type="float">
            <text:p>1591440</text:p>
          </table:table-cell>
          <table:table-cell office:value-type="float" office:value="1591104" calcext:value-type="float">
            <text:p>1591104</text:p>
          </table:table-cell>
          <table:table-cell office:value-type="float" office:value="1592921" calcext:value-type="float">
            <text:p>1592921</text:p>
          </table:table-cell>
          <table:table-cell office:value-type="float" office:value="1593471" calcext:value-type="float">
            <text:p>1593471</text:p>
          </table:table-cell>
          <table:table-cell office:value-type="float" office:value="1589031" calcext:value-type="float">
            <text:p>1589031</text:p>
          </table:table-cell>
          <table:table-cell office:value-type="float" office:value="1588982" calcext:value-type="float">
            <text:p>1588982</text:p>
          </table:table-cell>
          <table:table-cell table:number-columns-repeated="967"/>
        </table:table-row>
        <table:table-row table:style-name="ro1">
          <table:table-cell/>
          <table:table-cell office:value-type="float" office:value="1547253" calcext:value-type="float">
            <text:p>1547253</text:p>
          </table:table-cell>
          <table:table-cell office:value-type="float" office:value="2068520" calcext:value-type="float">
            <text:p>2068520</text:p>
          </table:table-cell>
          <table:table-cell office:value-type="float" office:value="2072184" calcext:value-type="float">
            <text:p>2072184</text:p>
          </table:table-cell>
          <table:table-cell table:style-name="Default" office:value-type="float" office:value="857374" calcext:value-type="float">
            <text:p>857374</text:p>
          </table:table-cell>
          <table:table-cell office:value-type="float" office:value="915725" calcext:value-type="float">
            <text:p>915725</text:p>
          </table:table-cell>
          <table:table-cell office:value-type="float" office:value="915770" calcext:value-type="float">
            <text:p>915770</text:p>
          </table:table-cell>
          <table:table-cell office:value-type="float" office:value="937524" calcext:value-type="float">
            <text:p>937524</text:p>
          </table:table-cell>
          <table:table-cell office:value-type="float" office:value="934962" calcext:value-type="float">
            <text:p>934962</text:p>
          </table:table-cell>
          <table:table-cell office:value-type="float" office:value="923399" calcext:value-type="float">
            <text:p>923399</text:p>
          </table:table-cell>
          <table:table-cell office:value-type="float" office:value="927374" calcext:value-type="float">
            <text:p>927374</text:p>
          </table:table-cell>
          <table:table-cell table:style-name="Default" office:value-type="float" office:value="734187" calcext:value-type="float">
            <text:p>734187</text:p>
          </table:table-cell>
          <table:table-cell office:value-type="float" office:value="735372" calcext:value-type="float">
            <text:p>735372</text:p>
          </table:table-cell>
          <table:table-cell table:style-name="Default" office:value-type="float" office:value="735673" calcext:value-type="float">
            <text:p>735673</text:p>
          </table:table-cell>
          <table:table-cell table:style-name="Default" office:value-type="float" office:value="735297" calcext:value-type="float">
            <text:p>735297</text:p>
          </table:table-cell>
          <table:table-cell table:style-name="Default" office:value-type="float" office:value="735566" calcext:value-type="float">
            <text:p>735566</text:p>
          </table:table-cell>
          <table:table-cell table:style-name="Default" office:value-type="float" office:value="736188" calcext:value-type="float">
            <text:p>736188</text:p>
          </table:table-cell>
          <table:table-cell table:style-name="Default" office:value-type="float" office:value="736442" calcext:value-type="float">
            <text:p>736442</text:p>
          </table:table-cell>
          <table:table-cell table:style-name="Default" office:value-type="float" office:value="737913" calcext:value-type="float">
            <text:p>737913</text:p>
          </table:table-cell>
          <table:table-cell table:style-name="Default" office:value-type="float" office:value="738252" calcext:value-type="float">
            <text:p>738252</text:p>
          </table:table-cell>
          <table:table-cell table:style-name="Default" office:value-type="float" office:value="733864" calcext:value-type="float">
            <text:p>733864</text:p>
          </table:table-cell>
          <table:table-cell table:style-name="Default" office:value-type="float" office:value="733844" calcext:value-type="float">
            <text:p>733844</text:p>
          </table:table-cell>
          <table:table-cell table:style-name="Default" office:value-type="float" office:value="733834" calcext:value-type="float">
            <text:p>733834</text:p>
          </table:table-cell>
          <table:table-cell office:value-type="float" office:value="733800" calcext:value-type="float">
            <text:p>733800</text:p>
          </table:table-cell>
          <table:table-cell office:value-type="float" office:value="733775" calcext:value-type="float">
            <text:p>733775</text:p>
          </table:table-cell>
          <table:table-cell office:value-type="float" office:value="733763" calcext:value-type="float">
            <text:p>733763</text:p>
          </table:table-cell>
          <table:table-cell office:value-type="float" office:value="1594888" calcext:value-type="float">
            <text:p>1594888</text:p>
          </table:table-cell>
          <table:table-cell office:value-type="float" office:value="1595088" calcext:value-type="float">
            <text:p>1595088</text:p>
          </table:table-cell>
          <table:table-cell office:value-type="float" office:value="1595293" calcext:value-type="float">
            <text:p>1595293</text:p>
          </table:table-cell>
          <table:table-cell office:value-type="float" office:value="1594757" calcext:value-type="float">
            <text:p>1594757</text:p>
          </table:table-cell>
          <table:table-cell office:value-type="float" office:value="1594730" calcext:value-type="float">
            <text:p>1594730</text:p>
          </table:table-cell>
          <table:table-cell office:value-type="float" office:value="1594696" calcext:value-type="float">
            <text:p>1594696</text:p>
          </table:table-cell>
          <table:table-cell office:value-type="float" office:value="1594559" calcext:value-type="float">
            <text:p>1594559</text:p>
          </table:table-cell>
          <table:table-cell office:value-type="float" office:value="1594604" calcext:value-type="float">
            <text:p>1594604</text:p>
          </table:table-cell>
          <table:table-cell office:value-type="float" office:value="1594640" calcext:value-type="float">
            <text:p>1594640</text:p>
          </table:table-cell>
          <table:table-cell office:value-type="float" office:value="1595014" calcext:value-type="float">
            <text:p>1595014</text:p>
          </table:table-cell>
          <table:table-cell office:value-type="float" office:value="1595345" calcext:value-type="float">
            <text:p>1595345</text:p>
          </table:table-cell>
          <table:table-cell office:value-type="float" office:value="1594503" calcext:value-type="float">
            <text:p>1594503</text:p>
          </table:table-cell>
          <table:table-cell office:value-type="float" office:value="1594466" calcext:value-type="float">
            <text:p>1594466</text:p>
          </table:table-cell>
          <table:table-cell office:value-type="float" office:value="1594429" calcext:value-type="float">
            <text:p>1594429</text:p>
          </table:table-cell>
          <table:table-cell office:value-type="float" office:value="1594381" calcext:value-type="float">
            <text:p>1594381</text:p>
          </table:table-cell>
          <table:table-cell office:value-type="float" office:value="1594322" calcext:value-type="float">
            <text:p>1594322</text:p>
          </table:table-cell>
          <table:table-cell office:value-type="float" office:value="1594239" calcext:value-type="float">
            <text:p>1594239</text:p>
          </table:table-cell>
          <table:table-cell office:value-type="float" office:value="1594249" calcext:value-type="float">
            <text:p>1594249</text:p>
          </table:table-cell>
          <table:table-cell office:value-type="float" office:value="1593695" calcext:value-type="float">
            <text:p>1593695</text:p>
          </table:table-cell>
          <table:table-cell office:value-type="float" office:value="1593472" calcext:value-type="float">
            <text:p>1593472</text:p>
          </table:table-cell>
          <table:table-cell office:value-type="float" office:value="1594072" calcext:value-type="float">
            <text:p>1594072</text:p>
          </table:table-cell>
          <table:table-cell office:value-type="float" office:value="1594049" calcext:value-type="float">
            <text:p>1594049</text:p>
          </table:table-cell>
          <table:table-cell office:value-type="float" office:value="1594010" calcext:value-type="float">
            <text:p>1594010</text:p>
          </table:table-cell>
          <table:table-cell office:value-type="float" office:value="1594324" calcext:value-type="float">
            <text:p>1594324</text:p>
          </table:table-cell>
          <table:table-cell office:value-type="float" office:value="1594546" calcext:value-type="float">
            <text:p>1594546</text:p>
          </table:table-cell>
          <table:table-cell office:value-type="float" office:value="1593945" calcext:value-type="float">
            <text:p>1593945</text:p>
          </table:table-cell>
          <table:table-cell office:value-type="float" office:value="1593812" calcext:value-type="float">
            <text:p>1593812</text:p>
          </table:table-cell>
          <table:table-cell office:value-type="float" office:value="1593798" calcext:value-type="float">
            <text:p>1593798</text:p>
          </table:table-cell>
          <table:table-cell office:value-type="float" office:value="1593752" calcext:value-type="float">
            <text:p>1593752</text:p>
          </table:table-cell>
          <table:table-cell office:value-type="float" office:value="1594647" calcext:value-type="float">
            <text:p>1594647</text:p>
          </table:table-cell>
          <table:table-cell office:value-type="float" office:value="1594627" calcext:value-type="float">
            <text:p>1594627</text:p>
          </table:table-cell>
          <table:table-cell table:number-columns-repeated="967"/>
        </table:table-row>
        <table:table-row table:style-name="ro1">
          <table:table-cell/>
          <table:table-cell office:value-type="float" office:value="1519447" calcext:value-type="float">
            <text:p>1519447</text:p>
          </table:table-cell>
          <table:table-cell office:value-type="float" office:value="2043014" calcext:value-type="float">
            <text:p>2043014</text:p>
          </table:table-cell>
          <table:table-cell office:value-type="float" office:value="2048144" calcext:value-type="float">
            <text:p>2048144</text:p>
          </table:table-cell>
          <table:table-cell table:style-name="Default" office:value-type="float" office:value="866229" calcext:value-type="float">
            <text:p>866229</text:p>
          </table:table-cell>
          <table:table-cell office:value-type="float" office:value="935717" calcext:value-type="float">
            <text:p>935717</text:p>
          </table:table-cell>
          <table:table-cell office:value-type="float" office:value="935713" calcext:value-type="float">
            <text:p>935713</text:p>
          </table:table-cell>
          <table:table-cell office:value-type="float" office:value="939110" calcext:value-type="float">
            <text:p>939110</text:p>
          </table:table-cell>
          <table:table-cell office:value-type="float" office:value="936599" calcext:value-type="float">
            <text:p>936599</text:p>
          </table:table-cell>
          <table:table-cell office:value-type="float" office:value="931115" calcext:value-type="float">
            <text:p>931115</text:p>
          </table:table-cell>
          <table:table-cell office:value-type="float" office:value="927915" calcext:value-type="float">
            <text:p>927915</text:p>
          </table:table-cell>
          <table:table-cell table:style-name="Default" office:value-type="float" office:value="779740" calcext:value-type="float">
            <text:p>779740</text:p>
          </table:table-cell>
          <table:table-cell office:value-type="float" office:value="780112" calcext:value-type="float">
            <text:p>780112</text:p>
          </table:table-cell>
          <table:table-cell table:style-name="Default" office:value-type="float" office:value="780397" calcext:value-type="float">
            <text:p>780397</text:p>
          </table:table-cell>
          <table:table-cell table:style-name="Default" office:value-type="float" office:value="780894" calcext:value-type="float">
            <text:p>780894</text:p>
          </table:table-cell>
          <table:table-cell table:style-name="Default" office:value-type="float" office:value="781154" calcext:value-type="float">
            <text:p>781154</text:p>
          </table:table-cell>
          <table:table-cell table:style-name="Default" office:value-type="float" office:value="781670" calcext:value-type="float">
            <text:p>781670</text:p>
          </table:table-cell>
          <table:table-cell table:style-name="Default" office:value-type="float" office:value="781942" calcext:value-type="float">
            <text:p>781942</text:p>
          </table:table-cell>
          <table:table-cell table:style-name="Default" office:value-type="float" office:value="784704" calcext:value-type="float">
            <text:p>784704</text:p>
          </table:table-cell>
          <table:table-cell table:style-name="Default" office:value-type="float" office:value="784733" calcext:value-type="float">
            <text:p>784733</text:p>
          </table:table-cell>
          <table:table-cell table:style-name="Default" office:value-type="float" office:value="779463" calcext:value-type="float">
            <text:p>779463</text:p>
          </table:table-cell>
          <table:table-cell table:style-name="Default" office:value-type="float" office:value="779448" calcext:value-type="float">
            <text:p>779448</text:p>
          </table:table-cell>
          <table:table-cell table:style-name="Default" office:value-type="float" office:value="779415" calcext:value-type="float">
            <text:p>779415</text:p>
          </table:table-cell>
          <table:table-cell office:value-type="float" office:value="779330" calcext:value-type="float">
            <text:p>779330</text:p>
          </table:table-cell>
          <table:table-cell office:value-type="float" office:value="779295" calcext:value-type="float">
            <text:p>779295</text:p>
          </table:table-cell>
          <table:table-cell office:value-type="float" office:value="779271" calcext:value-type="float">
            <text:p>779271</text:p>
          </table:table-cell>
          <table:table-cell office:value-type="float" office:value="2345001" calcext:value-type="float">
            <text:p>2345001</text:p>
          </table:table-cell>
          <table:table-cell office:value-type="float" office:value="2346921" calcext:value-type="float">
            <text:p>2346921</text:p>
          </table:table-cell>
          <table:table-cell office:value-type="float" office:value="2351512" calcext:value-type="float">
            <text:p>2351512</text:p>
          </table:table-cell>
          <table:table-cell office:value-type="float" office:value="2351484" calcext:value-type="float">
            <text:p>2351484</text:p>
          </table:table-cell>
          <table:table-cell office:value-type="float" office:value="2351452" calcext:value-type="float">
            <text:p>2351452</text:p>
          </table:table-cell>
          <table:table-cell office:value-type="float" office:value="2351424" calcext:value-type="float">
            <text:p>2351424</text:p>
          </table:table-cell>
          <table:table-cell office:value-type="float" office:value="2351447" calcext:value-type="float">
            <text:p>2351447</text:p>
          </table:table-cell>
          <table:table-cell office:value-type="float" office:value="2351632" calcext:value-type="float">
            <text:p>2351632</text:p>
          </table:table-cell>
          <table:table-cell office:value-type="float" office:value="2351591" calcext:value-type="float">
            <text:p>2351591</text:p>
          </table:table-cell>
          <table:table-cell office:value-type="float" office:value="2352743" calcext:value-type="float">
            <text:p>2352743</text:p>
          </table:table-cell>
          <table:table-cell office:value-type="float" office:value="2353012" calcext:value-type="float">
            <text:p>2353012</text:p>
          </table:table-cell>
          <table:table-cell office:value-type="float" office:value="2353067" calcext:value-type="float">
            <text:p>2353067</text:p>
          </table:table-cell>
          <table:table-cell office:value-type="float" office:value="2353249" calcext:value-type="float">
            <text:p>2353249</text:p>
          </table:table-cell>
          <table:table-cell office:value-type="float" office:value="2351259" calcext:value-type="float">
            <text:p>2351259</text:p>
          </table:table-cell>
          <table:table-cell office:value-type="float" office:value="2351253" calcext:value-type="float">
            <text:p>2351253</text:p>
          </table:table-cell>
          <table:table-cell office:value-type="float" office:value="2351078" calcext:value-type="float">
            <text:p>2351078</text:p>
          </table:table-cell>
          <table:table-cell office:value-type="float" office:value="2351076" calcext:value-type="float">
            <text:p>2351076</text:p>
          </table:table-cell>
          <table:table-cell office:value-type="float" office:value="2351032" calcext:value-type="float">
            <text:p>2351032</text:p>
          </table:table-cell>
          <table:table-cell office:value-type="float" office:value="2350975" calcext:value-type="float">
            <text:p>2350975</text:p>
          </table:table-cell>
          <table:table-cell office:value-type="float" office:value="2350664" calcext:value-type="float">
            <text:p>2350664</text:p>
          </table:table-cell>
          <table:table-cell office:value-type="float" office:value="2350869" calcext:value-type="float">
            <text:p>2350869</text:p>
          </table:table-cell>
          <table:table-cell office:value-type="float" office:value="2350464" calcext:value-type="float">
            <text:p>2350464</text:p>
          </table:table-cell>
          <table:table-cell table:number-columns-repeated="2" office:value-type="float" office:value="2350860" calcext:value-type="float">
            <text:p>2350860</text:p>
          </table:table-cell>
          <table:table-cell office:value-type="float" office:value="2350805" calcext:value-type="float">
            <text:p>2350805</text:p>
          </table:table-cell>
          <table:table-cell office:value-type="float" office:value="2350830" calcext:value-type="float">
            <text:p>2350830</text:p>
          </table:table-cell>
          <table:table-cell office:value-type="float" office:value="2350753" calcext:value-type="float">
            <text:p>2350753</text:p>
          </table:table-cell>
          <table:table-cell office:value-type="float" office:value="2347677" calcext:value-type="float">
            <text:p>2347677</text:p>
          </table:table-cell>
          <table:table-cell office:value-type="float" office:value="2342635" calcext:value-type="float">
            <text:p>2342635</text:p>
          </table:table-cell>
          <table:table-cell office:value-type="float" office:value="2342576" calcext:value-type="float">
            <text:p>2342576</text:p>
          </table:table-cell>
          <table:table-cell office:value-type="float" office:value="2342539" calcext:value-type="float">
            <text:p>2342539</text:p>
          </table:table-cell>
          <table:table-cell table:number-columns-repeated="967"/>
        </table:table-row>
        <table:table-row table:style-name="ro1">
          <table:table-cell/>
          <table:table-cell office:value-type="float" office:value="1501120" calcext:value-type="float">
            <text:p>1501120</text:p>
          </table:table-cell>
          <table:table-cell office:value-type="float" office:value="2011594" calcext:value-type="float">
            <text:p>2011594</text:p>
          </table:table-cell>
          <table:table-cell office:value-type="float" office:value="2016951" calcext:value-type="float">
            <text:p>2016951</text:p>
          </table:table-cell>
          <table:table-cell table:style-name="Default" office:value-type="float" office:value="888279" calcext:value-type="float">
            <text:p>888279</text:p>
          </table:table-cell>
          <table:table-cell office:value-type="float" office:value="960099" calcext:value-type="float">
            <text:p>960099</text:p>
          </table:table-cell>
          <table:table-cell office:value-type="float" office:value="964504" calcext:value-type="float">
            <text:p>964504</text:p>
          </table:table-cell>
          <table:table-cell office:value-type="float" office:value="948311" calcext:value-type="float">
            <text:p>948311</text:p>
          </table:table-cell>
          <table:table-cell office:value-type="float" office:value="941429" calcext:value-type="float">
            <text:p>941429</text:p>
          </table:table-cell>
          <table:table-cell office:value-type="float" office:value="944154" calcext:value-type="float">
            <text:p>944154</text:p>
          </table:table-cell>
          <table:table-cell office:value-type="float" office:value="942802" calcext:value-type="float">
            <text:p>942802</text:p>
          </table:table-cell>
          <table:table-cell table:style-name="Default" office:value-type="float" office:value="803331" calcext:value-type="float">
            <text:p>803331</text:p>
          </table:table-cell>
          <table:table-cell office:value-type="float" office:value="803333" calcext:value-type="float">
            <text:p>803333</text:p>
          </table:table-cell>
          <table:table-cell table:style-name="Default" office:value-type="float" office:value="803633" calcext:value-type="float">
            <text:p>803633</text:p>
          </table:table-cell>
          <table:table-cell table:style-name="Default" office:value-type="float" office:value="804403" calcext:value-type="float">
            <text:p>804403</text:p>
          </table:table-cell>
          <table:table-cell table:style-name="Default" office:value-type="float" office:value="804696" calcext:value-type="float">
            <text:p>804696</text:p>
          </table:table-cell>
          <table:table-cell table:style-name="Default" office:value-type="float" office:value="805043" calcext:value-type="float">
            <text:p>805043</text:p>
          </table:table-cell>
          <table:table-cell table:style-name="Default" office:value-type="float" office:value="805355" calcext:value-type="float">
            <text:p>805355</text:p>
          </table:table-cell>
          <table:table-cell table:style-name="Default" office:value-type="float" office:value="805788" calcext:value-type="float">
            <text:p>805788</text:p>
          </table:table-cell>
          <table:table-cell table:style-name="Default" office:value-type="float" office:value="806108" calcext:value-type="float">
            <text:p>806108</text:p>
          </table:table-cell>
          <table:table-cell table:style-name="Default" office:value-type="float" office:value="802729" calcext:value-type="float">
            <text:p>802729</text:p>
          </table:table-cell>
          <table:table-cell table:style-name="Default" office:value-type="float" office:value="803012" calcext:value-type="float">
            <text:p>803012</text:p>
          </table:table-cell>
          <table:table-cell table:style-name="Default" office:value-type="float" office:value="802987" calcext:value-type="float">
            <text:p>802987</text:p>
          </table:table-cell>
          <table:table-cell office:value-type="float" office:value="802946" calcext:value-type="float">
            <text:p>802946</text:p>
          </table:table-cell>
          <table:table-cell office:value-type="float" office:value="802937" calcext:value-type="float">
            <text:p>802937</text:p>
          </table:table-cell>
          <table:table-cell office:value-type="float" office:value="802908" calcext:value-type="float">
            <text:p>802908</text:p>
          </table:table-cell>
          <table:table-cell office:value-type="float" office:value="882434" calcext:value-type="float">
            <text:p>882434</text:p>
          </table:table-cell>
          <table:table-cell office:value-type="float" office:value="883377" calcext:value-type="float">
            <text:p>883377</text:p>
          </table:table-cell>
          <table:table-cell office:value-type="float" office:value="883598" calcext:value-type="float">
            <text:p>883598</text:p>
          </table:table-cell>
          <table:table-cell office:value-type="float" office:value="882681" calcext:value-type="float">
            <text:p>882681</text:p>
          </table:table-cell>
          <table:table-cell office:value-type="float" office:value="882858" calcext:value-type="float">
            <text:p>882858</text:p>
          </table:table-cell>
          <table:table-cell office:value-type="float" office:value="883107" calcext:value-type="float">
            <text:p>883107</text:p>
          </table:table-cell>
          <table:table-cell office:value-type="float" office:value="883313" calcext:value-type="float">
            <text:p>883313</text:p>
          </table:table-cell>
          <table:table-cell office:value-type="float" office:value="883964" calcext:value-type="float">
            <text:p>883964</text:p>
          </table:table-cell>
          <table:table-cell office:value-type="float" office:value="884168" calcext:value-type="float">
            <text:p>884168</text:p>
          </table:table-cell>
          <table:table-cell office:value-type="float" office:value="884877" calcext:value-type="float">
            <text:p>884877</text:p>
          </table:table-cell>
          <table:table-cell office:value-type="float" office:value="885157" calcext:value-type="float">
            <text:p>885157</text:p>
          </table:table-cell>
          <table:table-cell office:value-type="float" office:value="882448" calcext:value-type="float">
            <text:p>882448</text:p>
          </table:table-cell>
          <table:table-cell office:value-type="float" office:value="882260" calcext:value-type="float">
            <text:p>882260</text:p>
          </table:table-cell>
          <table:table-cell office:value-type="float" office:value="882474" calcext:value-type="float">
            <text:p>882474</text:p>
          </table:table-cell>
          <table:table-cell office:value-type="float" office:value="882291" calcext:value-type="float">
            <text:p>882291</text:p>
          </table:table-cell>
          <table:table-cell office:value-type="float" office:value="881986" calcext:value-type="float">
            <text:p>881986</text:p>
          </table:table-cell>
          <table:table-cell office:value-type="float" office:value="882284" calcext:value-type="float">
            <text:p>882284</text:p>
          </table:table-cell>
          <table:table-cell office:value-type="float" office:value="881912" calcext:value-type="float">
            <text:p>881912</text:p>
          </table:table-cell>
          <table:table-cell office:value-type="float" office:value="882237" calcext:value-type="float">
            <text:p>882237</text:p>
          </table:table-cell>
          <table:table-cell office:value-type="float" office:value="878072" calcext:value-type="float">
            <text:p>878072</text:p>
          </table:table-cell>
          <table:table-cell office:value-type="float" office:value="882123" calcext:value-type="float">
            <text:p>882123</text:p>
          </table:table-cell>
          <table:table-cell office:value-type="float" office:value="881876" calcext:value-type="float">
            <text:p>881876</text:p>
          </table:table-cell>
          <table:table-cell office:value-type="float" office:value="882107" calcext:value-type="float">
            <text:p>882107</text:p>
          </table:table-cell>
          <table:table-cell office:value-type="float" office:value="881665" calcext:value-type="float">
            <text:p>881665</text:p>
          </table:table-cell>
          <table:table-cell office:value-type="float" office:value="881866" calcext:value-type="float">
            <text:p>881866</text:p>
          </table:table-cell>
          <table:table-cell office:value-type="float" office:value="881884" calcext:value-type="float">
            <text:p>881884</text:p>
          </table:table-cell>
          <table:table-cell office:value-type="float" office:value="881823" calcext:value-type="float">
            <text:p>881823</text:p>
          </table:table-cell>
          <table:table-cell office:value-type="float" office:value="882007" calcext:value-type="float">
            <text:p>882007</text:p>
          </table:table-cell>
          <table:table-cell office:value-type="float" office:value="865826" calcext:value-type="float">
            <text:p>865826</text:p>
          </table:table-cell>
          <table:table-cell office:value-type="float" office:value="877654" calcext:value-type="float">
            <text:p>877654</text:p>
          </table:table-cell>
          <table:table-cell office:value-type="float" office:value="878218" calcext:value-type="float">
            <text:p>878218</text:p>
          </table:table-cell>
          <table:table-cell table:number-columns-repeated="967"/>
        </table:table-row>
        <table:table-row table:style-name="ro1">
          <table:table-cell/>
          <table:table-cell office:value-type="float" office:value="1550920" calcext:value-type="float">
            <text:p>1550920</text:p>
          </table:table-cell>
          <table:table-cell office:value-type="float" office:value="2086490" calcext:value-type="float">
            <text:p>2086490</text:p>
          </table:table-cell>
          <table:table-cell office:value-type="float" office:value="2078260" calcext:value-type="float">
            <text:p>2078260</text:p>
          </table:table-cell>
          <table:table-cell table:style-name="Default" office:value-type="float" office:value="965238" calcext:value-type="float">
            <text:p>965238</text:p>
          </table:table-cell>
          <table:table-cell office:value-type="float" office:value="963170" calcext:value-type="float">
            <text:p>963170</text:p>
          </table:table-cell>
          <table:table-cell office:value-type="float" office:value="965044" calcext:value-type="float">
            <text:p>965044</text:p>
          </table:table-cell>
          <table:table-cell office:value-type="float" office:value="953698" calcext:value-type="float">
            <text:p>953698</text:p>
          </table:table-cell>
          <table:table-cell office:value-type="float" office:value="971135" calcext:value-type="float">
            <text:p>971135</text:p>
          </table:table-cell>
          <table:table-cell office:value-type="float" office:value="950612" calcext:value-type="float">
            <text:p>950612</text:p>
          </table:table-cell>
          <table:table-cell office:value-type="float" office:value="952200" calcext:value-type="float">
            <text:p>952200</text:p>
          </table:table-cell>
          <table:table-cell table:style-name="Default" office:value-type="float" office:value="814972" calcext:value-type="float">
            <text:p>814972</text:p>
          </table:table-cell>
          <table:table-cell office:value-type="float" office:value="814925" calcext:value-type="float">
            <text:p>814925</text:p>
          </table:table-cell>
          <table:table-cell table:style-name="Default" office:value-type="float" office:value="815252" calcext:value-type="float">
            <text:p>815252</text:p>
          </table:table-cell>
          <table:table-cell table:style-name="Default" office:value-type="float" office:value="815570" calcext:value-type="float">
            <text:p>815570</text:p>
          </table:table-cell>
          <table:table-cell table:style-name="Default" office:value-type="float" office:value="815835" calcext:value-type="float">
            <text:p>815835</text:p>
          </table:table-cell>
          <table:table-cell table:style-name="Default" office:value-type="float" office:value="816462" calcext:value-type="float">
            <text:p>816462</text:p>
          </table:table-cell>
          <table:table-cell table:style-name="Default" office:value-type="float" office:value="816706" calcext:value-type="float">
            <text:p>816706</text:p>
          </table:table-cell>
          <table:table-cell table:style-name="Default" office:value-type="float" office:value="816937" calcext:value-type="float">
            <text:p>816937</text:p>
          </table:table-cell>
          <table:table-cell table:style-name="Default" office:value-type="float" office:value="817433" calcext:value-type="float">
            <text:p>817433</text:p>
          </table:table-cell>
          <table:table-cell table:style-name="Default" office:value-type="float" office:value="803129" calcext:value-type="float">
            <text:p>803129</text:p>
          </table:table-cell>
          <table:table-cell table:style-name="Default" office:value-type="float" office:value="814648" calcext:value-type="float">
            <text:p>814648</text:p>
          </table:table-cell>
          <table:table-cell table:style-name="Default" office:value-type="float" office:value="814622" calcext:value-type="float">
            <text:p>814622</text:p>
          </table:table-cell>
          <table:table-cell office:value-type="float" office:value="814615" calcext:value-type="float">
            <text:p>814615</text:p>
          </table:table-cell>
          <table:table-cell office:value-type="float" office:value="814589" calcext:value-type="float">
            <text:p>814589</text:p>
          </table:table-cell>
          <table:table-cell office:value-type="float" office:value="814571" calcext:value-type="float">
            <text:p>814571</text:p>
          </table:table-cell>
          <table:table-cell office:value-type="float" office:value="935149" calcext:value-type="float">
            <text:p>935149</text:p>
          </table:table-cell>
          <table:table-cell office:value-type="float" office:value="935334" calcext:value-type="float">
            <text:p>935334</text:p>
          </table:table-cell>
          <table:table-cell office:value-type="float" office:value="935582" calcext:value-type="float">
            <text:p>935582</text:p>
          </table:table-cell>
          <table:table-cell office:value-type="float" office:value="935564" calcext:value-type="float">
            <text:p>935564</text:p>
          </table:table-cell>
          <table:table-cell office:value-type="float" office:value="935880" calcext:value-type="float">
            <text:p>935880</text:p>
          </table:table-cell>
          <table:table-cell office:value-type="float" office:value="936530" calcext:value-type="float">
            <text:p>936530</text:p>
          </table:table-cell>
          <table:table-cell office:value-type="float" office:value="936893" calcext:value-type="float">
            <text:p>936893</text:p>
          </table:table-cell>
          <table:table-cell office:value-type="float" office:value="940969" calcext:value-type="float">
            <text:p>940969</text:p>
          </table:table-cell>
          <table:table-cell office:value-type="float" office:value="941186" calcext:value-type="float">
            <text:p>941186</text:p>
          </table:table-cell>
          <table:table-cell office:value-type="float" office:value="937874" calcext:value-type="float">
            <text:p>937874</text:p>
          </table:table-cell>
          <table:table-cell office:value-type="float" office:value="938035" calcext:value-type="float">
            <text:p>938035</text:p>
          </table:table-cell>
          <table:table-cell office:value-type="float" office:value="934813" calcext:value-type="float">
            <text:p>934813</text:p>
          </table:table-cell>
          <table:table-cell office:value-type="float" office:value="934791" calcext:value-type="float">
            <text:p>934791</text:p>
          </table:table-cell>
          <table:table-cell office:value-type="float" office:value="934933" calcext:value-type="float">
            <text:p>934933</text:p>
          </table:table-cell>
          <table:table-cell office:value-type="float" office:value="934802" calcext:value-type="float">
            <text:p>934802</text:p>
          </table:table-cell>
          <table:table-cell office:value-type="float" office:value="934667" calcext:value-type="float">
            <text:p>934667</text:p>
          </table:table-cell>
          <table:table-cell office:value-type="float" office:value="934653" calcext:value-type="float">
            <text:p>934653</text:p>
          </table:table-cell>
          <table:table-cell office:value-type="float" office:value="934104" calcext:value-type="float">
            <text:p>934104</text:p>
          </table:table-cell>
          <table:table-cell office:value-type="float" office:value="934581" calcext:value-type="float">
            <text:p>934581</text:p>
          </table:table-cell>
          <table:table-cell office:value-type="float" office:value="934560" calcext:value-type="float">
            <text:p>934560</text:p>
          </table:table-cell>
          <table:table-cell office:value-type="float" office:value="934016" calcext:value-type="float">
            <text:p>934016</text:p>
          </table:table-cell>
          <table:table-cell office:value-type="float" office:value="934467" calcext:value-type="float">
            <text:p>934467</text:p>
          </table:table-cell>
          <table:table-cell office:value-type="float" office:value="934423" calcext:value-type="float">
            <text:p>934423</text:p>
          </table:table-cell>
          <table:table-cell office:value-type="float" office:value="934395" calcext:value-type="float">
            <text:p>934395</text:p>
          </table:table-cell>
          <table:table-cell office:value-type="float" office:value="934368" calcext:value-type="float">
            <text:p>934368</text:p>
          </table:table-cell>
          <table:table-cell office:value-type="float" office:value="934352" calcext:value-type="float">
            <text:p>934352</text:p>
          </table:table-cell>
          <table:table-cell office:value-type="float" office:value="934317" calcext:value-type="float">
            <text:p>934317</text:p>
          </table:table-cell>
          <table:table-cell office:value-type="float" office:value="934199" calcext:value-type="float">
            <text:p>934199</text:p>
          </table:table-cell>
          <table:table-cell office:value-type="float" office:value="934190" calcext:value-type="float">
            <text:p>934190</text:p>
          </table:table-cell>
          <table:table-cell office:value-type="float" office:value="935843" calcext:value-type="float">
            <text:p>935843</text:p>
          </table:table-cell>
          <table:table-cell office:value-type="float" office:value="935832" calcext:value-type="float">
            <text:p>935832</text:p>
          </table:table-cell>
          <table:table-cell table:number-columns-repeated="967"/>
        </table:table-row>
        <table:table-row table:style-name="ro1">
          <table:table-cell table:style-name="ce2"/>
          <table:table-cell table:style-name="ce2" table:formula="of:=AVERAGE([.B4:.B13])" office:value-type="float" office:value="1565918.2" calcext:value-type="float">
            <text:p>1565918.2</text:p>
          </table:table-cell>
          <table:table-cell table:style-name="ce2" table:formula="of:=AVERAGE([.C4:.C13])" office:value-type="float" office:value="2092915.5" calcext:value-type="float">
            <text:p>2092915.5</text:p>
          </table:table-cell>
          <table:table-cell table:style-name="ce2" table:formula="of:=AVERAGE([.D4:.D13])" office:value-type="float" office:value="2093851.9" calcext:value-type="float">
            <text:p>2093851.9</text:p>
          </table:table-cell>
          <table:table-cell table:style-name="ce2" table:formula="of:=AVERAGE([.E4:.E13])" office:value-type="float" office:value="858584.1" calcext:value-type="float">
            <text:p>858584.1</text:p>
          </table:table-cell>
          <table:table-cell table:style-name="ce2" table:formula="of:=AVERAGE([.F4:.F13])" office:value-type="float" office:value="913967.8" calcext:value-type="float">
            <text:p>913967.8</text:p>
          </table:table-cell>
          <table:table-cell table:style-name="ce2" table:formula="of:=AVERAGE([.G4:.G13])" office:value-type="float" office:value="918173.7" calcext:value-type="float">
            <text:p>918173.7</text:p>
          </table:table-cell>
          <table:table-cell table:style-name="ce2" table:formula="of:=AVERAGE([.H4:.H13])" office:value-type="float" office:value="928743.1" calcext:value-type="float">
            <text:p>928743.1</text:p>
          </table:table-cell>
          <table:table-cell table:style-name="ce2" table:formula="of:=AVERAGE([.I4:.I13])" office:value-type="float" office:value="931086" calcext:value-type="float">
            <text:p>931086</text:p>
          </table:table-cell>
          <table:table-cell table:style-name="ce2" table:formula="of:=AVERAGE([.J4:.J13])" office:value-type="float" office:value="927431.8" calcext:value-type="float">
            <text:p>927431.8</text:p>
          </table:table-cell>
          <table:table-cell table:style-name="ce2" table:formula="of:=AVERAGE([.K4:.K13])" office:value-type="float" office:value="929293" calcext:value-type="float">
            <text:p>929293</text:p>
          </table:table-cell>
          <table:table-cell table:style-name="ce2" table:formula="of:=AVERAGE([.L4:.L13])" office:value-type="float" office:value="743160.3" calcext:value-type="float">
            <text:p>743160.3</text:p>
          </table:table-cell>
          <table:table-cell table:style-name="ce2" table:formula="of:=AVERAGE([.M4:.M13])" office:value-type="float" office:value="743412.6" calcext:value-type="float">
            <text:p>743412.6</text:p>
          </table:table-cell>
          <table:table-cell table:style-name="ce2" table:formula="of:=AVERAGE([.N4:.N13])" office:value-type="float" office:value="743630" calcext:value-type="float">
            <text:p>743630</text:p>
          </table:table-cell>
          <table:table-cell table:style-name="ce2" table:formula="of:=AVERAGE([.O4:.O13])" office:value-type="float" office:value="744310.3" calcext:value-type="float">
            <text:p>744310.3</text:p>
          </table:table-cell>
          <table:table-cell table:style-name="ce2" table:formula="of:=AVERAGE([.P4:.P13])" office:value-type="float" office:value="744532.3" calcext:value-type="float">
            <text:p>744532.3</text:p>
          </table:table-cell>
          <table:table-cell table:style-name="ce2" table:formula="of:=AVERAGE([.Q4:.Q13])" office:value-type="float" office:value="744793.2" calcext:value-type="float">
            <text:p>744793.2</text:p>
          </table:table-cell>
          <table:table-cell table:style-name="ce2" table:formula="of:=AVERAGE([.R4:.R13])" office:value-type="float" office:value="745111.3" calcext:value-type="float">
            <text:p>745111.3</text:p>
          </table:table-cell>
          <table:table-cell table:style-name="ce2" table:formula="of:=AVERAGE([.S4:.S13])" office:value-type="float" office:value="745984.1" calcext:value-type="float">
            <text:p>745984.1</text:p>
          </table:table-cell>
          <table:table-cell table:style-name="ce2" table:formula="of:=AVERAGE([.T4:.T13])" office:value-type="float" office:value="746267.9" calcext:value-type="float">
            <text:p>746267.9</text:p>
          </table:table-cell>
          <table:table-cell table:style-name="ce2" table:formula="of:=AVERAGE([.U4:.U13])" office:value-type="float" office:value="741557.5" calcext:value-type="float">
            <text:p>741557.5</text:p>
          </table:table-cell>
          <table:table-cell table:style-name="ce2" table:formula="of:=AVERAGE([.V4:.V13])" office:value-type="float" office:value="742455.5" calcext:value-type="float">
            <text:p>742455.5</text:p>
          </table:table-cell>
          <table:table-cell table:style-name="ce2" table:formula="of:=AVERAGE([.W4:.W13])" office:value-type="float" office:value="742377.4" calcext:value-type="float">
            <text:p>742377.4</text:p>
          </table:table-cell>
          <table:table-cell table:style-name="ce2" table:formula="of:=AVERAGE([.X4:.X13])" office:value-type="float" office:value="742329.6" calcext:value-type="float">
            <text:p>742329.6</text:p>
          </table:table-cell>
          <table:table-cell table:style-name="ce2" table:formula="of:=AVERAGE([.Y4:.Y13])" office:value-type="float" office:value="742440" calcext:value-type="float">
            <text:p>742440</text:p>
          </table:table-cell>
          <table:table-cell table:style-name="ce2" table:formula="of:=AVERAGE([.Z4:.Z13])" office:value-type="float" office:value="742448.7" calcext:value-type="float">
            <text:p>742448.7</text:p>
          </table:table-cell>
          <table:table-cell table:style-name="ce2" table:formula="of:=AVERAGE([.AA4:.AA13])" office:value-type="float" office:value="1288901.3" calcext:value-type="float">
            <text:p>1288901.3</text:p>
          </table:table-cell>
          <table:table-cell table:style-name="ce2" table:formula="of:=AVERAGE([.AB4:.AB13])" office:value-type="float" office:value="1290985.2" calcext:value-type="float">
            <text:p>1290985.2</text:p>
          </table:table-cell>
          <table:table-cell table:style-name="ce2" table:formula="of:=AVERAGE([.AC4:.AC13])" office:value-type="float" office:value="1290435.5" calcext:value-type="float">
            <text:p>1290435.5</text:p>
          </table:table-cell>
          <table:table-cell table:style-name="ce2" table:formula="of:=AVERAGE([.AD4:.AD13])" office:value-type="float" office:value="1290286" calcext:value-type="float">
            <text:p>1290286</text:p>
          </table:table-cell>
          <table:table-cell table:style-name="ce2" table:formula="of:=AVERAGE([.AE4:.AE13])" office:value-type="float" office:value="1290514.1" calcext:value-type="float">
            <text:p>1290514.1</text:p>
          </table:table-cell>
          <table:table-cell table:style-name="ce2" table:formula="of:=AVERAGE([.AF4:.AF13])" office:value-type="float" office:value="1290594.4" calcext:value-type="float">
            <text:p>1290594.4</text:p>
          </table:table-cell>
          <table:table-cell table:style-name="ce2" table:formula="of:=AVERAGE([.AG4:.AG13])" office:value-type="float" office:value="1289318.5" calcext:value-type="float">
            <text:p>1289318.5</text:p>
          </table:table-cell>
          <table:table-cell table:style-name="ce2" table:formula="of:=AVERAGE([.AH4:.AH13])" office:value-type="float" office:value="1289957.6" calcext:value-type="float">
            <text:p>1289957.6</text:p>
          </table:table-cell>
          <table:table-cell table:style-name="ce2" table:formula="of:=AVERAGE([.AI4:.AI13])" office:value-type="float" office:value="1290071.1" calcext:value-type="float">
            <text:p>1290071.1</text:p>
          </table:table-cell>
          <table:table-cell table:style-name="ce2" table:formula="of:=AVERAGE([.AJ4:.AJ13])" office:value-type="float" office:value="1290638.5" calcext:value-type="float">
            <text:p>1290638.5</text:p>
          </table:table-cell>
          <table:table-cell table:style-name="ce2" table:formula="of:=AVERAGE([.AK4:.AK13])" office:value-type="float" office:value="1290848.2" calcext:value-type="float">
            <text:p>1290848.2</text:p>
          </table:table-cell>
          <table:table-cell table:style-name="ce2" table:formula="of:=AVERAGE([.AL4:.AL13])" office:value-type="float" office:value="1288170.6" calcext:value-type="float">
            <text:p>1288170.6</text:p>
          </table:table-cell>
          <table:table-cell table:style-name="ce2" table:formula="of:=AVERAGE([.AM4:.AM13])" office:value-type="float" office:value="1288143.2" calcext:value-type="float">
            <text:p>1288143.2</text:p>
          </table:table-cell>
          <table:table-cell table:style-name="ce2" table:formula="of:=AVERAGE([.AN4:.AN13])" office:value-type="float" office:value="1288037.4" calcext:value-type="float">
            <text:p>1288037.4</text:p>
          </table:table-cell>
          <table:table-cell table:style-name="ce2" table:formula="of:=AVERAGE([.AO4:.AO13])" office:value-type="float" office:value="1287982.6" calcext:value-type="float">
            <text:p>1287982.6</text:p>
          </table:table-cell>
          <table:table-cell table:style-name="ce2" table:formula="of:=AVERAGE([.AP4:.AP13])" office:value-type="float" office:value="1287594.3" calcext:value-type="float">
            <text:p>1287594.3</text:p>
          </table:table-cell>
          <table:table-cell table:style-name="ce2" table:formula="of:=AVERAGE([.AQ4:.AQ13])" office:value-type="float" office:value="1287579.5" calcext:value-type="float">
            <text:p>1287579.5</text:p>
          </table:table-cell>
          <table:table-cell table:style-name="ce2" table:formula="of:=AVERAGE([.AR4:.AR13])" office:value-type="float" office:value="1286397.8" calcext:value-type="float">
            <text:p>1286397.8</text:p>
          </table:table-cell>
          <table:table-cell table:style-name="ce2" table:formula="of:=AVERAGE([.AS4:.AS13])" office:value-type="float" office:value="1286308.6" calcext:value-type="float">
            <text:p>1286308.6</text:p>
          </table:table-cell>
          <table:table-cell table:style-name="ce2" table:formula="of:=AVERAGE([.AT4:.AT13])" office:value-type="float" office:value="1286673.5" calcext:value-type="float">
            <text:p>1286673.5</text:p>
          </table:table-cell>
          <table:table-cell table:style-name="ce2" table:formula="of:=AVERAGE([.AU4:.AU13])" office:value-type="float" office:value="1287301.9" calcext:value-type="float">
            <text:p>1287301.9</text:p>
          </table:table-cell>
          <table:table-cell table:style-name="ce2" table:formula="of:=AVERAGE([.AV4:.AV13])" office:value-type="float" office:value="1287153" calcext:value-type="float">
            <text:p>1287153</text:p>
          </table:table-cell>
          <table:table-cell table:style-name="ce2" table:formula="of:=AVERAGE([.AW4:.AW13])" office:value-type="float" office:value="1287236" calcext:value-type="float">
            <text:p>1287236</text:p>
          </table:table-cell>
          <table:table-cell table:style-name="ce2" table:formula="of:=AVERAGE([.AX4:.AX13])" office:value-type="float" office:value="1287273.3" calcext:value-type="float">
            <text:p>1287273.3</text:p>
          </table:table-cell>
          <table:table-cell table:style-name="ce2" table:formula="of:=AVERAGE([.AY4:.AY13])" office:value-type="float" office:value="1287250.1" calcext:value-type="float">
            <text:p>1287250.1</text:p>
          </table:table-cell>
          <table:table-cell table:style-name="ce2" table:formula="of:=AVERAGE([.AZ4:.AZ13])" office:value-type="float" office:value="1286167.2" calcext:value-type="float">
            <text:p>1286167.2</text:p>
          </table:table-cell>
          <table:table-cell table:style-name="ce2" table:formula="of:=AVERAGE([.BA4:.BA13])" office:value-type="float" office:value="1286187.8" calcext:value-type="float">
            <text:p>1286187.8</text:p>
          </table:table-cell>
          <table:table-cell table:style-name="ce2" table:formula="of:=AVERAGE([.BB4:.BB13])" office:value-type="float" office:value="1286861.2" calcext:value-type="float">
            <text:p>1286861.2</text:p>
          </table:table-cell>
          <table:table-cell table:style-name="ce2" table:formula="of:=AVERAGE([.BC4:.BC13])" office:value-type="float" office:value="1284790.2" calcext:value-type="float">
            <text:p>1284790.2</text:p>
          </table:table-cell>
          <table:table-cell table:style-name="ce2" table:formula="of:=AVERAGE([.BD4:.BD13])" office:value-type="float" office:value="1284909.2" calcext:value-type="float">
            <text:p>1284909.2</text:p>
          </table:table-cell>
          <table:table-cell table:style-name="ce2" table:formula="of:=AVERAGE([.BE4:.BE13])" office:value-type="float" office:value="1283659.6" calcext:value-type="float">
            <text:p>1283659.6</text:p>
          </table:table-cell>
          <table:table-cell table:style-name="ce2" table:number-columns-repeated="967"/>
        </table:table-row>
        <table:table-row table:style-name="ro1">
          <table:table-cell table:style-name="ce2"/>
          <table:table-cell table:style-name="ce3" table:formula="of:=([.C15]-[.B14])*100/[.C15]" office:value-type="float" office:value="25.1967902492028" calcext:value-type="float">
            <text:p>25.1967902492028</text:p>
          </table:table-cell>
          <table:table-cell table:formula="of:=AVERAGE([.C14];[.D14])" office:value-type="float" office:value="2093383.7" calcext:value-type="float">
            <text:p>2093383.7</text:p>
          </table:table-cell>
          <table:table-cell/>
          <table:table-cell table:style-name="ce3" table:formula="of:=([.F15]-[.E14])*100/[.F15]" office:value-type="float" office:value="7.15827363671829" calcext:value-type="float">
            <text:p>7.15827363671829</text:p>
          </table:table-cell>
          <table:table-cell table:formula="of:=AVERAGE([.F14:.K14])" office:value-type="float" office:value="924782.566666667" calcext:value-type="float">
            <text:p>924782.566666667</text:p>
          </table:table-cell>
          <table:table-cell table:number-columns-repeated="5"/>
          <table:table-cell table:style-name="ce3" table:formula="of:=([.M15]-[.L14])*100/[.M15]" office:value-type="float" office:value="0.07113377529464" calcext:value-type="float">
            <text:p>0.07113377529464</text:p>
          </table:table-cell>
          <table:table-cell table:formula="of:=AVERAGE([.M14:.Z14])" office:value-type="float" office:value="743689.314285714" calcext:value-type="float">
            <text:p>743689.314285714</text:p>
          </table:table-cell>
          <table:table-cell table:style-name="ce2"/>
          <table:table-cell/>
          <table:table-cell table:style-name="ce2" table:number-columns-repeated="3"/>
          <table:table-cell/>
          <table:table-cell table:style-name="ce2" table:number-columns-repeated="7"/>
          <table:table-cell table:style-name="ce3" table:formula="of:=([.AB15]-[.AA14])*100/[.AB15]" office:value-type="float" office:value="-0.0717220065595365" calcext:value-type="float">
            <text:p>-0.0717220065595365</text:p>
          </table:table-cell>
          <table:table-cell table:style-name="Default" table:formula="of:=AVERAGE([.AB14:.BE14])" office:value-type="float" office:value="1287977.53666667" calcext:value-type="float">
            <text:p>1287977.53666667</text:p>
          </table:table-cell>
          <table:table-cell table:style-name="ce2"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pthread</text:p>
          </table:table-cell>
          <table:table-cell table:number-columns-repeated="2"/>
          <table:table-cell office:value-type="string" calcext:value-type="string">
            <text:p>pthread</text:p>
          </table:table-cell>
          <table:table-cell table:number-columns-repeated="6"/>
          <table:table-cell office:value-type="string" calcext:value-type="string">
            <text:p>pthread</text:p>
          </table:table-cell>
          <table:table-cell table:number-columns-repeated="14"/>
          <table:table-cell office:value-type="string" calcext:value-type="string">
            <text:p>pthread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table:number-columns-repeated="14"/>
          <table:table-cell office:value-type="float" office:value="32" calcext:value-type="float">
            <text:p>32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2596481" calcext:value-type="float">
            <text:p>2596481</text:p>
          </table:table-cell>
          <table:table-cell office:value-type="float" office:value="3537811" calcext:value-type="float">
            <text:p>3537811</text:p>
          </table:table-cell>
          <table:table-cell office:value-type="float" office:value="3532372" calcext:value-type="float">
            <text:p>3532372</text:p>
          </table:table-cell>
          <table:table-cell office:value-type="float" office:value="1453138" calcext:value-type="float">
            <text:p>1453138</text:p>
          </table:table-cell>
          <table:table-cell office:value-type="float" office:value="1562420" calcext:value-type="float">
            <text:p>1562420</text:p>
          </table:table-cell>
          <table:table-cell office:value-type="float" office:value="1559219" calcext:value-type="float">
            <text:p>1559219</text:p>
          </table:table-cell>
          <table:table-cell office:value-type="float" office:value="1582816" calcext:value-type="float">
            <text:p>1582816</text:p>
          </table:table-cell>
          <table:table-cell office:value-type="float" office:value="1595104" calcext:value-type="float">
            <text:p>1595104</text:p>
          </table:table-cell>
          <table:table-cell office:value-type="float" office:value="1588520" calcext:value-type="float">
            <text:p>1588520</text:p>
          </table:table-cell>
          <table:table-cell office:value-type="float" office:value="1586998" calcext:value-type="float">
            <text:p>1586998</text:p>
          </table:table-cell>
          <table:table-cell office:value-type="float" office:value="1243322" calcext:value-type="float">
            <text:p>1243322</text:p>
          </table:table-cell>
          <table:table-cell office:value-type="float" office:value="1245603" calcext:value-type="float">
            <text:p>1245603</text:p>
          </table:table-cell>
          <table:table-cell office:value-type="float" office:value="1245851" calcext:value-type="float">
            <text:p>1245851</text:p>
          </table:table-cell>
          <table:table-cell office:value-type="float" office:value="1245564" calcext:value-type="float">
            <text:p>1245564</text:p>
          </table:table-cell>
          <table:table-cell office:value-type="float" office:value="1245868" calcext:value-type="float">
            <text:p>1245868</text:p>
          </table:table-cell>
          <table:table-cell office:value-type="float" office:value="1246922" calcext:value-type="float">
            <text:p>1246922</text:p>
          </table:table-cell>
          <table:table-cell office:value-type="float" office:value="1247446" calcext:value-type="float">
            <text:p>1247446</text:p>
          </table:table-cell>
          <table:table-cell office:value-type="float" office:value="1248232" calcext:value-type="float">
            <text:p>1248232</text:p>
          </table:table-cell>
          <table:table-cell office:value-type="float" office:value="1248673" calcext:value-type="float">
            <text:p>1248673</text:p>
          </table:table-cell>
          <table:table-cell office:value-type="float" office:value="1242572" calcext:value-type="float">
            <text:p>1242572</text:p>
          </table:table-cell>
          <table:table-cell office:value-type="float" office:value="1242417" calcext:value-type="float">
            <text:p>1242417</text:p>
          </table:table-cell>
          <table:table-cell office:value-type="float" office:value="1242454" calcext:value-type="float">
            <text:p>1242454</text:p>
          </table:table-cell>
          <table:table-cell office:value-type="float" office:value="1242450" calcext:value-type="float">
            <text:p>1242450</text:p>
          </table:table-cell>
          <table:table-cell office:value-type="float" office:value="1242395" calcext:value-type="float">
            <text:p>1242395</text:p>
          </table:table-cell>
          <table:table-cell office:value-type="float" office:value="1242361" calcext:value-type="float">
            <text:p>1242361</text:p>
          </table:table-cell>
          <table:table-cell office:value-type="float" office:value="1726371" calcext:value-type="float">
            <text:p>1726371</text:p>
          </table:table-cell>
          <table:table-cell office:value-type="float" office:value="1729656" calcext:value-type="float">
            <text:p>1729656</text:p>
          </table:table-cell>
          <table:table-cell office:value-type="float" office:value="1730061" calcext:value-type="float">
            <text:p>1730061</text:p>
          </table:table-cell>
          <table:table-cell office:value-type="float" office:value="1726360" calcext:value-type="float">
            <text:p>1726360</text:p>
          </table:table-cell>
          <table:table-cell office:value-type="float" office:value="1726816" calcext:value-type="float">
            <text:p>1726816</text:p>
          </table:table-cell>
          <table:table-cell office:value-type="float" office:value="1731254" calcext:value-type="float">
            <text:p>1731254</text:p>
          </table:table-cell>
          <table:table-cell office:value-type="float" office:value="1730911" calcext:value-type="float">
            <text:p>1730911</text:p>
          </table:table-cell>
          <table:table-cell office:value-type="float" office:value="1729868" calcext:value-type="float">
            <text:p>1729868</text:p>
          </table:table-cell>
          <table:table-cell office:value-type="float" office:value="1730369" calcext:value-type="float">
            <text:p>1730369</text:p>
          </table:table-cell>
          <table:table-cell office:value-type="float" office:value="1731759" calcext:value-type="float">
            <text:p>1731759</text:p>
          </table:table-cell>
          <table:table-cell office:value-type="float" office:value="1732148" calcext:value-type="float">
            <text:p>1732148</text:p>
          </table:table-cell>
          <table:table-cell office:value-type="float" office:value="1726069" calcext:value-type="float">
            <text:p>1726069</text:p>
          </table:table-cell>
          <table:table-cell office:value-type="float" office:value="1726055" calcext:value-type="float">
            <text:p>1726055</text:p>
          </table:table-cell>
          <table:table-cell office:value-type="float" office:value="1725989" calcext:value-type="float">
            <text:p>1725989</text:p>
          </table:table-cell>
          <table:table-cell office:value-type="float" office:value="1725961" calcext:value-type="float">
            <text:p>1725961</text:p>
          </table:table-cell>
          <table:table-cell office:value-type="float" office:value="1725912" calcext:value-type="float">
            <text:p>1725912</text:p>
          </table:table-cell>
          <table:table-cell office:value-type="float" office:value="1725871" calcext:value-type="float">
            <text:p>1725871</text:p>
          </table:table-cell>
          <table:table-cell office:value-type="float" office:value="1725778" calcext:value-type="float">
            <text:p>1725778</text:p>
          </table:table-cell>
          <table:table-cell office:value-type="float" office:value="1725443" calcext:value-type="float">
            <text:p>1725443</text:p>
          </table:table-cell>
          <table:table-cell office:value-type="float" office:value="1725063" calcext:value-type="float">
            <text:p>1725063</text:p>
          </table:table-cell>
          <table:table-cell office:value-type="float" office:value="1725012" calcext:value-type="float">
            <text:p>1725012</text:p>
          </table:table-cell>
          <table:table-cell office:value-type="float" office:value="1724056" calcext:value-type="float">
            <text:p>1724056</text:p>
          </table:table-cell>
          <table:table-cell office:value-type="float" office:value="1725701" calcext:value-type="float">
            <text:p>1725701</text:p>
          </table:table-cell>
          <table:table-cell office:value-type="float" office:value="1729860" calcext:value-type="float">
            <text:p>1729860</text:p>
          </table:table-cell>
          <table:table-cell office:value-type="float" office:value="1729791" calcext:value-type="float">
            <text:p>1729791</text:p>
          </table:table-cell>
          <table:table-cell office:value-type="float" office:value="1727502" calcext:value-type="float">
            <text:p>1727502</text:p>
          </table:table-cell>
          <table:table-cell office:value-type="float" office:value="1729257" calcext:value-type="float">
            <text:p>1729257</text:p>
          </table:table-cell>
          <table:table-cell office:value-type="float" office:value="1727705" calcext:value-type="float">
            <text:p>1727705</text:p>
          </table:table-cell>
          <table:table-cell office:value-type="float" office:value="1728186" calcext:value-type="float">
            <text:p>1728186</text:p>
          </table:table-cell>
          <table:table-cell office:value-type="float" office:value="1728430" calcext:value-type="float">
            <text:p>1728430</text:p>
          </table:table-cell>
          <table:table-cell office:value-type="float" office:value="1728404" calcext:value-type="float">
            <text:p>1728404</text:p>
          </table:table-cell>
          <table:table-cell table:number-columns-repeated="967"/>
        </table:table-row>
        <table:table-row table:style-name="ro1">
          <table:table-cell/>
          <table:table-cell office:value-type="float" office:value="2623748" calcext:value-type="float">
            <text:p>2623748</text:p>
          </table:table-cell>
          <table:table-cell office:value-type="float" office:value="3552535" calcext:value-type="float">
            <text:p>3552535</text:p>
          </table:table-cell>
          <table:table-cell office:value-type="float" office:value="3577406" calcext:value-type="float">
            <text:p>3577406</text:p>
          </table:table-cell>
          <table:table-cell office:value-type="float" office:value="1424424" calcext:value-type="float">
            <text:p>1424424</text:p>
          </table:table-cell>
          <table:table-cell office:value-type="float" office:value="1549627" calcext:value-type="float">
            <text:p>1549627</text:p>
          </table:table-cell>
          <table:table-cell office:value-type="float" office:value="1554235" calcext:value-type="float">
            <text:p>1554235</text:p>
          </table:table-cell>
          <table:table-cell office:value-type="float" office:value="1601522" calcext:value-type="float">
            <text:p>1601522</text:p>
          </table:table-cell>
          <table:table-cell office:value-type="float" office:value="1607759" calcext:value-type="float">
            <text:p>1607759</text:p>
          </table:table-cell>
          <table:table-cell office:value-type="float" office:value="1578468" calcext:value-type="float">
            <text:p>1578468</text:p>
          </table:table-cell>
          <table:table-cell office:value-type="float" office:value="1580102" calcext:value-type="float">
            <text:p>1580102</text:p>
          </table:table-cell>
          <table:table-cell office:value-type="float" office:value="1177574" calcext:value-type="float">
            <text:p>1177574</text:p>
          </table:table-cell>
          <table:table-cell office:value-type="float" office:value="1177680" calcext:value-type="float">
            <text:p>1177680</text:p>
          </table:table-cell>
          <table:table-cell office:value-type="float" office:value="1178169" calcext:value-type="float">
            <text:p>1178169</text:p>
          </table:table-cell>
          <table:table-cell office:value-type="float" office:value="1178903" calcext:value-type="float">
            <text:p>1178903</text:p>
          </table:table-cell>
          <table:table-cell office:value-type="float" office:value="1179285" calcext:value-type="float">
            <text:p>1179285</text:p>
          </table:table-cell>
          <table:table-cell office:value-type="float" office:value="1180800" calcext:value-type="float">
            <text:p>1180800</text:p>
          </table:table-cell>
          <table:table-cell office:value-type="float" office:value="1181558" calcext:value-type="float">
            <text:p>1181558</text:p>
          </table:table-cell>
          <table:table-cell office:value-type="float" office:value="1183684" calcext:value-type="float">
            <text:p>1183684</text:p>
          </table:table-cell>
          <table:table-cell office:value-type="float" office:value="1183832" calcext:value-type="float">
            <text:p>1183832</text:p>
          </table:table-cell>
          <table:table-cell office:value-type="float" office:value="1176654" calcext:value-type="float">
            <text:p>1176654</text:p>
          </table:table-cell>
          <table:table-cell office:value-type="float" office:value="1176647" calcext:value-type="float">
            <text:p>1176647</text:p>
          </table:table-cell>
          <table:table-cell office:value-type="float" office:value="1180726" calcext:value-type="float">
            <text:p>1180726</text:p>
          </table:table-cell>
          <table:table-cell office:value-type="float" office:value="1176536" calcext:value-type="float">
            <text:p>1176536</text:p>
          </table:table-cell>
          <table:table-cell office:value-type="float" office:value="1176520" calcext:value-type="float">
            <text:p>1176520</text:p>
          </table:table-cell>
          <table:table-cell office:value-type="float" office:value="1177096" calcext:value-type="float">
            <text:p>1177096</text:p>
          </table:table-cell>
          <table:table-cell office:value-type="float" office:value="1659670" calcext:value-type="float">
            <text:p>1659670</text:p>
          </table:table-cell>
          <table:table-cell office:value-type="float" office:value="1663576" calcext:value-type="float">
            <text:p>1663576</text:p>
          </table:table-cell>
          <table:table-cell office:value-type="float" office:value="1664375" calcext:value-type="float">
            <text:p>1664375</text:p>
          </table:table-cell>
          <table:table-cell office:value-type="float" office:value="1659995" calcext:value-type="float">
            <text:p>1659995</text:p>
          </table:table-cell>
          <table:table-cell office:value-type="float" office:value="1660511" calcext:value-type="float">
            <text:p>1660511</text:p>
          </table:table-cell>
          <table:table-cell office:value-type="float" office:value="1662273" calcext:value-type="float">
            <text:p>1662273</text:p>
          </table:table-cell>
          <table:table-cell office:value-type="float" office:value="1662760" calcext:value-type="float">
            <text:p>1662760</text:p>
          </table:table-cell>
          <table:table-cell office:value-type="float" office:value="1669638" calcext:value-type="float">
            <text:p>1669638</text:p>
          </table:table-cell>
          <table:table-cell office:value-type="float" office:value="1670240" calcext:value-type="float">
            <text:p>1670240</text:p>
          </table:table-cell>
          <table:table-cell office:value-type="float" office:value="1665491" calcext:value-type="float">
            <text:p>1665491</text:p>
          </table:table-cell>
          <table:table-cell office:value-type="float" office:value="1666015" calcext:value-type="float">
            <text:p>1666015</text:p>
          </table:table-cell>
          <table:table-cell office:value-type="float" office:value="1659685" calcext:value-type="float">
            <text:p>1659685</text:p>
          </table:table-cell>
          <table:table-cell office:value-type="float" office:value="1659652" calcext:value-type="float">
            <text:p>1659652</text:p>
          </table:table-cell>
          <table:table-cell office:value-type="float" office:value="1659311" calcext:value-type="float">
            <text:p>1659311</text:p>
          </table:table-cell>
          <table:table-cell office:value-type="float" office:value="1659683" calcext:value-type="float">
            <text:p>1659683</text:p>
          </table:table-cell>
          <table:table-cell office:value-type="float" office:value="1659658" calcext:value-type="float">
            <text:p>1659658</text:p>
          </table:table-cell>
          <table:table-cell office:value-type="float" office:value="1659596" calcext:value-type="float">
            <text:p>1659596</text:p>
          </table:table-cell>
          <table:table-cell office:value-type="float" office:value="1659186" calcext:value-type="float">
            <text:p>1659186</text:p>
          </table:table-cell>
          <table:table-cell office:value-type="float" office:value="1658984" calcext:value-type="float">
            <text:p>1658984</text:p>
          </table:table-cell>
          <table:table-cell office:value-type="float" office:value="1659105" calcext:value-type="float">
            <text:p>1659105</text:p>
          </table:table-cell>
          <table:table-cell office:value-type="float" office:value="1659465" calcext:value-type="float">
            <text:p>1659465</text:p>
          </table:table-cell>
          <table:table-cell office:value-type="float" office:value="1659283" calcext:value-type="float">
            <text:p>1659283</text:p>
          </table:table-cell>
          <table:table-cell office:value-type="float" office:value="1657893" calcext:value-type="float">
            <text:p>1657893</text:p>
          </table:table-cell>
          <table:table-cell office:value-type="float" office:value="1658949" calcext:value-type="float">
            <text:p>1658949</text:p>
          </table:table-cell>
          <table:table-cell office:value-type="float" office:value="1659252" calcext:value-type="float">
            <text:p>1659252</text:p>
          </table:table-cell>
          <table:table-cell office:value-type="float" office:value="1661250" calcext:value-type="float">
            <text:p>1661250</text:p>
          </table:table-cell>
          <table:table-cell office:value-type="float" office:value="1661248" calcext:value-type="float">
            <text:p>1661248</text:p>
          </table:table-cell>
          <table:table-cell office:value-type="float" office:value="1654958" calcext:value-type="float">
            <text:p>1654958</text:p>
          </table:table-cell>
          <table:table-cell office:value-type="float" office:value="1656572" calcext:value-type="float">
            <text:p>1656572</text:p>
          </table:table-cell>
          <table:table-cell office:value-type="float" office:value="1659120" calcext:value-type="float">
            <text:p>1659120</text:p>
          </table:table-cell>
          <table:table-cell office:value-type="float" office:value="1659037" calcext:value-type="float">
            <text:p>1659037</text:p>
          </table:table-cell>
          <table:table-cell table:number-columns-repeated="967"/>
        </table:table-row>
        <table:table-row table:style-name="ro1">
          <table:table-cell/>
          <table:table-cell office:value-type="float" office:value="2658416" calcext:value-type="float">
            <text:p>2658416</text:p>
          </table:table-cell>
          <table:table-cell office:value-type="float" office:value="3603387" calcext:value-type="float">
            <text:p>3603387</text:p>
          </table:table-cell>
          <table:table-cell office:value-type="float" office:value="3612201" calcext:value-type="float">
            <text:p>3612201</text:p>
          </table:table-cell>
          <table:table-cell office:value-type="float" office:value="1462486" calcext:value-type="float">
            <text:p>1462486</text:p>
          </table:table-cell>
          <table:table-cell office:value-type="float" office:value="1583347" calcext:value-type="float">
            <text:p>1583347</text:p>
          </table:table-cell>
          <table:table-cell office:value-type="float" office:value="1596339" calcext:value-type="float">
            <text:p>1596339</text:p>
          </table:table-cell>
          <table:table-cell office:value-type="float" office:value="1612829" calcext:value-type="float">
            <text:p>1612829</text:p>
          </table:table-cell>
          <table:table-cell office:value-type="float" office:value="1601048" calcext:value-type="float">
            <text:p>1601048</text:p>
          </table:table-cell>
          <table:table-cell office:value-type="float" office:value="1638482" calcext:value-type="float">
            <text:p>1638482</text:p>
          </table:table-cell>
          <table:table-cell office:value-type="float" office:value="1612053" calcext:value-type="float">
            <text:p>1612053</text:p>
          </table:table-cell>
          <table:table-cell office:value-type="float" office:value="1277448" calcext:value-type="float">
            <text:p>1277448</text:p>
          </table:table-cell>
          <table:table-cell office:value-type="float" office:value="1278406" calcext:value-type="float">
            <text:p>1278406</text:p>
          </table:table-cell>
          <table:table-cell office:value-type="float" office:value="1278870" calcext:value-type="float">
            <text:p>1278870</text:p>
          </table:table-cell>
          <table:table-cell office:value-type="float" office:value="1279838" calcext:value-type="float">
            <text:p>1279838</text:p>
          </table:table-cell>
          <table:table-cell office:value-type="float" office:value="1280314" calcext:value-type="float">
            <text:p>1280314</text:p>
          </table:table-cell>
          <table:table-cell office:value-type="float" office:value="1281018" calcext:value-type="float">
            <text:p>1281018</text:p>
          </table:table-cell>
          <table:table-cell office:value-type="float" office:value="1281421" calcext:value-type="float">
            <text:p>1281421</text:p>
          </table:table-cell>
          <table:table-cell office:value-type="float" office:value="1282304" calcext:value-type="float">
            <text:p>1282304</text:p>
          </table:table-cell>
          <table:table-cell office:value-type="float" office:value="1282942" calcext:value-type="float">
            <text:p>1282942</text:p>
          </table:table-cell>
          <table:table-cell office:value-type="float" office:value="1276665" calcext:value-type="float">
            <text:p>1276665</text:p>
          </table:table-cell>
          <table:table-cell office:value-type="float" office:value="1276606" calcext:value-type="float">
            <text:p>1276606</text:p>
          </table:table-cell>
          <table:table-cell office:value-type="float" office:value="1276655" calcext:value-type="float">
            <text:p>1276655</text:p>
          </table:table-cell>
          <table:table-cell office:value-type="float" office:value="1276632" calcext:value-type="float">
            <text:p>1276632</text:p>
          </table:table-cell>
          <table:table-cell office:value-type="float" office:value="1276767" calcext:value-type="float">
            <text:p>1276767</text:p>
          </table:table-cell>
          <table:table-cell office:value-type="float" office:value="1276489" calcext:value-type="float">
            <text:p>1276489</text:p>
          </table:table-cell>
          <table:table-cell office:value-type="float" office:value="1750756" calcext:value-type="float">
            <text:p>1750756</text:p>
          </table:table-cell>
          <table:table-cell office:value-type="float" office:value="1752874" calcext:value-type="float">
            <text:p>1752874</text:p>
          </table:table-cell>
          <table:table-cell office:value-type="float" office:value="1753409" calcext:value-type="float">
            <text:p>1753409</text:p>
          </table:table-cell>
          <table:table-cell office:value-type="float" office:value="1750729" calcext:value-type="float">
            <text:p>1750729</text:p>
          </table:table-cell>
          <table:table-cell office:value-type="float" office:value="1750603" calcext:value-type="float">
            <text:p>1750603</text:p>
          </table:table-cell>
          <table:table-cell office:value-type="float" office:value="1752132" calcext:value-type="float">
            <text:p>1752132</text:p>
          </table:table-cell>
          <table:table-cell office:value-type="float" office:value="1754007" calcext:value-type="float">
            <text:p>1754007</text:p>
          </table:table-cell>
          <table:table-cell office:value-type="float" office:value="1757688" calcext:value-type="float">
            <text:p>1757688</text:p>
          </table:table-cell>
          <table:table-cell office:value-type="float" office:value="1758123" calcext:value-type="float">
            <text:p>1758123</text:p>
          </table:table-cell>
          <table:table-cell office:value-type="float" office:value="1756225" calcext:value-type="float">
            <text:p>1756225</text:p>
          </table:table-cell>
          <table:table-cell office:value-type="float" office:value="1756784" calcext:value-type="float">
            <text:p>1756784</text:p>
          </table:table-cell>
          <table:table-cell office:value-type="float" office:value="1753258" calcext:value-type="float">
            <text:p>1753258</text:p>
          </table:table-cell>
          <table:table-cell office:value-type="float" office:value="1753184" calcext:value-type="float">
            <text:p>1753184</text:p>
          </table:table-cell>
          <table:table-cell office:value-type="float" office:value="1750173" calcext:value-type="float">
            <text:p>1750173</text:p>
          </table:table-cell>
          <table:table-cell office:value-type="float" office:value="1750138" calcext:value-type="float">
            <text:p>1750138</text:p>
          </table:table-cell>
          <table:table-cell office:value-type="float" office:value="1750159" calcext:value-type="float">
            <text:p>1750159</text:p>
          </table:table-cell>
          <table:table-cell office:value-type="float" office:value="1750097" calcext:value-type="float">
            <text:p>1750097</text:p>
          </table:table-cell>
          <table:table-cell office:value-type="float" office:value="1750064" calcext:value-type="float">
            <text:p>1750064</text:p>
          </table:table-cell>
          <table:table-cell office:value-type="float" office:value="1749557" calcext:value-type="float">
            <text:p>1749557</text:p>
          </table:table-cell>
          <table:table-cell office:value-type="float" office:value="1749960" calcext:value-type="float">
            <text:p>1749960</text:p>
          </table:table-cell>
          <table:table-cell office:value-type="float" office:value="1749928" calcext:value-type="float">
            <text:p>1749928</text:p>
          </table:table-cell>
          <table:table-cell office:value-type="float" office:value="1749898" calcext:value-type="float">
            <text:p>1749898</text:p>
          </table:table-cell>
          <table:table-cell office:value-type="float" office:value="1748553" calcext:value-type="float">
            <text:p>1748553</text:p>
          </table:table-cell>
          <table:table-cell office:value-type="float" office:value="1749835" calcext:value-type="float">
            <text:p>1749835</text:p>
          </table:table-cell>
          <table:table-cell office:value-type="float" office:value="1749787" calcext:value-type="float">
            <text:p>1749787</text:p>
          </table:table-cell>
          <table:table-cell office:value-type="float" office:value="1749773" calcext:value-type="float">
            <text:p>1749773</text:p>
          </table:table-cell>
          <table:table-cell office:value-type="float" office:value="1750167" calcext:value-type="float">
            <text:p>1750167</text:p>
          </table:table-cell>
          <table:table-cell office:value-type="float" office:value="1749713" calcext:value-type="float">
            <text:p>1749713</text:p>
          </table:table-cell>
          <table:table-cell office:value-type="float" office:value="1749603" calcext:value-type="float">
            <text:p>1749603</text:p>
          </table:table-cell>
          <table:table-cell office:value-type="float" office:value="1749611" calcext:value-type="float">
            <text:p>1749611</text:p>
          </table:table-cell>
          <table:table-cell office:value-type="float" office:value="1749576" calcext:value-type="float">
            <text:p>1749576</text:p>
          </table:table-cell>
          <table:table-cell table:number-columns-repeated="967"/>
        </table:table-row>
        <table:table-row table:style-name="ro1">
          <table:table-cell/>
          <table:table-cell office:value-type="float" office:value="2663005" calcext:value-type="float">
            <text:p>2663005</text:p>
          </table:table-cell>
          <table:table-cell office:value-type="float" office:value="3620425" calcext:value-type="float">
            <text:p>3620425</text:p>
          </table:table-cell>
          <table:table-cell office:value-type="float" office:value="3615979" calcext:value-type="float">
            <text:p>3615979</text:p>
          </table:table-cell>
          <table:table-cell office:value-type="float" office:value="1490983" calcext:value-type="float">
            <text:p>1490983</text:p>
          </table:table-cell>
          <table:table-cell office:value-type="float" office:value="1588860" calcext:value-type="float">
            <text:p>1588860</text:p>
          </table:table-cell>
          <table:table-cell office:value-type="float" office:value="1593421" calcext:value-type="float">
            <text:p>1593421</text:p>
          </table:table-cell>
          <table:table-cell office:value-type="float" office:value="1599545" calcext:value-type="float">
            <text:p>1599545</text:p>
          </table:table-cell>
          <table:table-cell office:value-type="float" office:value="1608529" calcext:value-type="float">
            <text:p>1608529</text:p>
          </table:table-cell>
          <table:table-cell office:value-type="float" office:value="1626512" calcext:value-type="float">
            <text:p>1626512</text:p>
          </table:table-cell>
          <table:table-cell office:value-type="float" office:value="1630006" calcext:value-type="float">
            <text:p>1630006</text:p>
          </table:table-cell>
          <table:table-cell office:value-type="float" office:value="1348420" calcext:value-type="float">
            <text:p>1348420</text:p>
          </table:table-cell>
          <table:table-cell office:value-type="float" office:value="1348283" calcext:value-type="float">
            <text:p>1348283</text:p>
          </table:table-cell>
          <table:table-cell office:value-type="float" office:value="1349539" calcext:value-type="float">
            <text:p>1349539</text:p>
          </table:table-cell>
          <table:table-cell office:value-type="float" office:value="1350039" calcext:value-type="float">
            <text:p>1350039</text:p>
          </table:table-cell>
          <table:table-cell office:value-type="float" office:value="1350533" calcext:value-type="float">
            <text:p>1350533</text:p>
          </table:table-cell>
          <table:table-cell office:value-type="float" office:value="1358501" calcext:value-type="float">
            <text:p>1358501</text:p>
          </table:table-cell>
          <table:table-cell office:value-type="float" office:value="1358446" calcext:value-type="float">
            <text:p>1358446</text:p>
          </table:table-cell>
          <table:table-cell office:value-type="float" office:value="1353646" calcext:value-type="float">
            <text:p>1353646</text:p>
          </table:table-cell>
          <table:table-cell office:value-type="float" office:value="1354109" calcext:value-type="float">
            <text:p>1354109</text:p>
          </table:table-cell>
          <table:table-cell office:value-type="float" office:value="1348203" calcext:value-type="float">
            <text:p>1348203</text:p>
          </table:table-cell>
          <table:table-cell office:value-type="float" office:value="1348091" calcext:value-type="float">
            <text:p>1348091</text:p>
          </table:table-cell>
          <table:table-cell office:value-type="float" office:value="1347967" calcext:value-type="float">
            <text:p>1347967</text:p>
          </table:table-cell>
          <table:table-cell office:value-type="float" office:value="1347928" calcext:value-type="float">
            <text:p>1347928</text:p>
          </table:table-cell>
          <table:table-cell office:value-type="float" office:value="1347933" calcext:value-type="float">
            <text:p>1347933</text:p>
          </table:table-cell>
          <table:table-cell office:value-type="float" office:value="1348032" calcext:value-type="float">
            <text:p>1348032</text:p>
          </table:table-cell>
          <table:table-cell office:value-type="float" office:value="1567442" calcext:value-type="float">
            <text:p>1567442</text:p>
          </table:table-cell>
          <table:table-cell office:value-type="float" office:value="1567242" calcext:value-type="float">
            <text:p>1567242</text:p>
          </table:table-cell>
          <table:table-cell office:value-type="float" office:value="1567151" calcext:value-type="float">
            <text:p>1567151</text:p>
          </table:table-cell>
          <table:table-cell office:value-type="float" office:value="1567731" calcext:value-type="float">
            <text:p>1567731</text:p>
          </table:table-cell>
          <table:table-cell office:value-type="float" office:value="1568137" calcext:value-type="float">
            <text:p>1568137</text:p>
          </table:table-cell>
          <table:table-cell office:value-type="float" office:value="1569685" calcext:value-type="float">
            <text:p>1569685</text:p>
          </table:table-cell>
          <table:table-cell office:value-type="float" office:value="1570180" calcext:value-type="float">
            <text:p>1570180</text:p>
          </table:table-cell>
          <table:table-cell office:value-type="float" office:value="1571445" calcext:value-type="float">
            <text:p>1571445</text:p>
          </table:table-cell>
          <table:table-cell office:value-type="float" office:value="1571904" calcext:value-type="float">
            <text:p>1571904</text:p>
          </table:table-cell>
          <table:table-cell office:value-type="float" office:value="1577884" calcext:value-type="float">
            <text:p>1577884</text:p>
          </table:table-cell>
          <table:table-cell office:value-type="float" office:value="1577677" calcext:value-type="float">
            <text:p>1577677</text:p>
          </table:table-cell>
          <table:table-cell office:value-type="float" office:value="1566716" calcext:value-type="float">
            <text:p>1566716</text:p>
          </table:table-cell>
          <table:table-cell office:value-type="float" office:value="1566676" calcext:value-type="float">
            <text:p>1566676</text:p>
          </table:table-cell>
          <table:table-cell office:value-type="float" office:value="1566620" calcext:value-type="float">
            <text:p>1566620</text:p>
          </table:table-cell>
          <table:table-cell office:value-type="float" office:value="1566574" calcext:value-type="float">
            <text:p>1566574</text:p>
          </table:table-cell>
          <table:table-cell office:value-type="float" office:value="1566469" calcext:value-type="float">
            <text:p>1566469</text:p>
          </table:table-cell>
          <table:table-cell office:value-type="float" office:value="1566437" calcext:value-type="float">
            <text:p>1566437</text:p>
          </table:table-cell>
          <table:table-cell office:value-type="float" office:value="1567925" calcext:value-type="float">
            <text:p>1567925</text:p>
          </table:table-cell>
          <table:table-cell office:value-type="float" office:value="1567867" calcext:value-type="float">
            <text:p>1567867</text:p>
          </table:table-cell>
          <table:table-cell office:value-type="float" office:value="1566580" calcext:value-type="float">
            <text:p>1566580</text:p>
          </table:table-cell>
          <table:table-cell office:value-type="float" office:value="1566586" calcext:value-type="float">
            <text:p>1566586</text:p>
          </table:table-cell>
          <table:table-cell office:value-type="float" office:value="1566244" calcext:value-type="float">
            <text:p>1566244</text:p>
          </table:table-cell>
          <table:table-cell office:value-type="float" office:value="1566192" calcext:value-type="float">
            <text:p>1566192</text:p>
          </table:table-cell>
          <table:table-cell office:value-type="float" office:value="1565786" calcext:value-type="float">
            <text:p>1565786</text:p>
          </table:table-cell>
          <table:table-cell office:value-type="float" office:value="1565996" calcext:value-type="float">
            <text:p>1565996</text:p>
          </table:table-cell>
          <table:table-cell office:value-type="float" office:value="1561807" calcext:value-type="float">
            <text:p>1561807</text:p>
          </table:table-cell>
          <table:table-cell office:value-type="float" office:value="1561833" calcext:value-type="float">
            <text:p>1561833</text:p>
          </table:table-cell>
          <table:table-cell office:value-type="float" office:value="1565986" calcext:value-type="float">
            <text:p>1565986</text:p>
          </table:table-cell>
          <table:table-cell office:value-type="float" office:value="1553609" calcext:value-type="float">
            <text:p>1553609</text:p>
          </table:table-cell>
          <table:table-cell office:value-type="float" office:value="1556668" calcext:value-type="float">
            <text:p>1556668</text:p>
          </table:table-cell>
          <table:table-cell office:value-type="float" office:value="1557021" calcext:value-type="float">
            <text:p>1557021</text:p>
          </table:table-cell>
          <table:table-cell table:number-columns-repeated="967"/>
        </table:table-row>
        <table:table-row table:style-name="ro1">
          <table:table-cell/>
          <table:table-cell office:value-type="float" office:value="2664187" calcext:value-type="float">
            <text:p>2664187</text:p>
          </table:table-cell>
          <table:table-cell office:value-type="float" office:value="3633588" calcext:value-type="float">
            <text:p>3633588</text:p>
          </table:table-cell>
          <table:table-cell office:value-type="float" office:value="3640061" calcext:value-type="float">
            <text:p>3640061</text:p>
          </table:table-cell>
          <table:table-cell office:value-type="float" office:value="1462114" calcext:value-type="float">
            <text:p>1462114</text:p>
          </table:table-cell>
          <table:table-cell office:value-type="float" office:value="1607172" calcext:value-type="float">
            <text:p>1607172</text:p>
          </table:table-cell>
          <table:table-cell office:value-type="float" office:value="1598363" calcext:value-type="float">
            <text:p>1598363</text:p>
          </table:table-cell>
          <table:table-cell office:value-type="float" office:value="1623307" calcext:value-type="float">
            <text:p>1623307</text:p>
          </table:table-cell>
          <table:table-cell office:value-type="float" office:value="1618024" calcext:value-type="float">
            <text:p>1618024</text:p>
          </table:table-cell>
          <table:table-cell office:value-type="float" office:value="1588316" calcext:value-type="float">
            <text:p>1588316</text:p>
          </table:table-cell>
          <table:table-cell office:value-type="float" office:value="1585064" calcext:value-type="float">
            <text:p>1585064</text:p>
          </table:table-cell>
          <table:table-cell office:value-type="float" office:value="1193735" calcext:value-type="float">
            <text:p>1193735</text:p>
          </table:table-cell>
          <table:table-cell office:value-type="float" office:value="1193779" calcext:value-type="float">
            <text:p>1193779</text:p>
          </table:table-cell>
          <table:table-cell office:value-type="float" office:value="1193734" calcext:value-type="float">
            <text:p>1193734</text:p>
          </table:table-cell>
          <table:table-cell office:value-type="float" office:value="1193675" calcext:value-type="float">
            <text:p>1193675</text:p>
          </table:table-cell>
          <table:table-cell office:value-type="float" office:value="1193757" calcext:value-type="float">
            <text:p>1193757</text:p>
          </table:table-cell>
          <table:table-cell office:value-type="float" office:value="1197327" calcext:value-type="float">
            <text:p>1197327</text:p>
          </table:table-cell>
          <table:table-cell office:value-type="float" office:value="1197811" calcext:value-type="float">
            <text:p>1197811</text:p>
          </table:table-cell>
          <table:table-cell office:value-type="float" office:value="1198577" calcext:value-type="float">
            <text:p>1198577</text:p>
          </table:table-cell>
          <table:table-cell office:value-type="float" office:value="1189940" calcext:value-type="float">
            <text:p>1189940</text:p>
          </table:table-cell>
          <table:table-cell office:value-type="float" office:value="1193598" calcext:value-type="float">
            <text:p>1193598</text:p>
          </table:table-cell>
          <table:table-cell office:value-type="float" office:value="1193550" calcext:value-type="float">
            <text:p>1193550</text:p>
          </table:table-cell>
          <table:table-cell office:value-type="float" office:value="1193606" calcext:value-type="float">
            <text:p>1193606</text:p>
          </table:table-cell>
          <table:table-cell office:value-type="float" office:value="1193581" calcext:value-type="float">
            <text:p>1193581</text:p>
          </table:table-cell>
          <table:table-cell office:value-type="float" office:value="1193490" calcext:value-type="float">
            <text:p>1193490</text:p>
          </table:table-cell>
          <table:table-cell office:value-type="float" office:value="1193436" calcext:value-type="float">
            <text:p>1193436</text:p>
          </table:table-cell>
          <table:table-cell table:number-columns-repeated="2" office:value-type="float" office:value="2836130" calcext:value-type="float">
            <text:p>2836130</text:p>
          </table:table-cell>
          <table:table-cell office:value-type="float" office:value="2836098" calcext:value-type="float">
            <text:p>2836098</text:p>
          </table:table-cell>
          <table:table-cell office:value-type="float" office:value="2851618" calcext:value-type="float">
            <text:p>2851618</text:p>
          </table:table-cell>
          <table:table-cell office:value-type="float" office:value="2836065" calcext:value-type="float">
            <text:p>2836065</text:p>
          </table:table-cell>
          <table:table-cell office:value-type="float" office:value="2836036" calcext:value-type="float">
            <text:p>2836036</text:p>
          </table:table-cell>
          <table:table-cell office:value-type="float" office:value="2849433" calcext:value-type="float">
            <text:p>2849433</text:p>
          </table:table-cell>
          <table:table-cell office:value-type="float" office:value="2841126" calcext:value-type="float">
            <text:p>2841126</text:p>
          </table:table-cell>
          <table:table-cell office:value-type="float" office:value="2841159" calcext:value-type="float">
            <text:p>2841159</text:p>
          </table:table-cell>
          <table:table-cell office:value-type="float" office:value="2841821" calcext:value-type="float">
            <text:p>2841821</text:p>
          </table:table-cell>
          <table:table-cell office:value-type="float" office:value="2842214" calcext:value-type="float">
            <text:p>2842214</text:p>
          </table:table-cell>
          <table:table-cell office:value-type="float" office:value="2841024" calcext:value-type="float">
            <text:p>2841024</text:p>
          </table:table-cell>
          <table:table-cell office:value-type="float" office:value="2840956" calcext:value-type="float">
            <text:p>2840956</text:p>
          </table:table-cell>
          <table:table-cell office:value-type="float" office:value="2840925" calcext:value-type="float">
            <text:p>2840925</text:p>
          </table:table-cell>
          <table:table-cell office:value-type="float" office:value="2840926" calcext:value-type="float">
            <text:p>2840926</text:p>
          </table:table-cell>
          <table:table-cell office:value-type="float" office:value="2840873" calcext:value-type="float">
            <text:p>2840873</text:p>
          </table:table-cell>
          <table:table-cell office:value-type="float" office:value="2840839" calcext:value-type="float">
            <text:p>2840839</text:p>
          </table:table-cell>
          <table:table-cell office:value-type="float" office:value="2840738" calcext:value-type="float">
            <text:p>2840738</text:p>
          </table:table-cell>
          <table:table-cell office:value-type="float" office:value="2840180" calcext:value-type="float">
            <text:p>2840180</text:p>
          </table:table-cell>
          <table:table-cell office:value-type="float" office:value="2840679" calcext:value-type="float">
            <text:p>2840679</text:p>
          </table:table-cell>
          <table:table-cell office:value-type="float" office:value="2840566" calcext:value-type="float">
            <text:p>2840566</text:p>
          </table:table-cell>
          <table:table-cell office:value-type="float" office:value="2840422" calcext:value-type="float">
            <text:p>2840422</text:p>
          </table:table-cell>
          <table:table-cell office:value-type="float" office:value="2837559" calcext:value-type="float">
            <text:p>2837559</text:p>
          </table:table-cell>
          <table:table-cell office:value-type="float" office:value="2840389" calcext:value-type="float">
            <text:p>2840389</text:p>
          </table:table-cell>
          <table:table-cell office:value-type="float" office:value="2829943" calcext:value-type="float">
            <text:p>2829943</text:p>
          </table:table-cell>
          <table:table-cell office:value-type="float" office:value="2840380" calcext:value-type="float">
            <text:p>2840380</text:p>
          </table:table-cell>
          <table:table-cell office:value-type="float" office:value="2840318" calcext:value-type="float">
            <text:p>2840318</text:p>
          </table:table-cell>
          <table:table-cell office:value-type="float" office:value="2842767" calcext:value-type="float">
            <text:p>2842767</text:p>
          </table:table-cell>
          <table:table-cell office:value-type="float" office:value="2837156" calcext:value-type="float">
            <text:p>2837156</text:p>
          </table:table-cell>
          <table:table-cell office:value-type="float" office:value="2840250" calcext:value-type="float">
            <text:p>2840250</text:p>
          </table:table-cell>
          <table:table-cell office:value-type="float" office:value="2840154" calcext:value-type="float">
            <text:p>2840154</text:p>
          </table:table-cell>
          <table:table-cell table:number-columns-repeated="967"/>
        </table:table-row>
        <table:table-row table:style-name="ro1">
          <table:table-cell/>
          <table:table-cell office:value-type="float" office:value="2684384" calcext:value-type="float">
            <text:p>2684384</text:p>
          </table:table-cell>
          <table:table-cell office:value-type="float" office:value="3654432" calcext:value-type="float">
            <text:p>3654432</text:p>
          </table:table-cell>
          <table:table-cell office:value-type="float" office:value="3670574" calcext:value-type="float">
            <text:p>3670574</text:p>
          </table:table-cell>
          <table:table-cell office:value-type="float" office:value="1487427" calcext:value-type="float">
            <text:p>1487427</text:p>
          </table:table-cell>
          <table:table-cell office:value-type="float" office:value="1605161" calcext:value-type="float">
            <text:p>1605161</text:p>
          </table:table-cell>
          <table:table-cell office:value-type="float" office:value="1613912" calcext:value-type="float">
            <text:p>1613912</text:p>
          </table:table-cell>
          <table:table-cell office:value-type="float" office:value="1589444" calcext:value-type="float">
            <text:p>1589444</text:p>
          </table:table-cell>
          <table:table-cell office:value-type="float" office:value="1589874" calcext:value-type="float">
            <text:p>1589874</text:p>
          </table:table-cell>
          <table:table-cell office:value-type="float" office:value="1619674" calcext:value-type="float">
            <text:p>1619674</text:p>
          </table:table-cell>
          <table:table-cell office:value-type="float" office:value="1644852" calcext:value-type="float">
            <text:p>1644852</text:p>
          </table:table-cell>
          <table:table-cell office:value-type="float" office:value="1196520" calcext:value-type="float">
            <text:p>1196520</text:p>
          </table:table-cell>
          <table:table-cell office:value-type="float" office:value="1196725" calcext:value-type="float">
            <text:p>1196725</text:p>
          </table:table-cell>
          <table:table-cell office:value-type="float" office:value="1197317" calcext:value-type="float">
            <text:p>1197317</text:p>
          </table:table-cell>
          <table:table-cell office:value-type="float" office:value="1200676" calcext:value-type="float">
            <text:p>1200676</text:p>
          </table:table-cell>
          <table:table-cell office:value-type="float" office:value="1201196" calcext:value-type="float">
            <text:p>1201196</text:p>
          </table:table-cell>
          <table:table-cell office:value-type="float" office:value="1199862" calcext:value-type="float">
            <text:p>1199862</text:p>
          </table:table-cell>
          <table:table-cell office:value-type="float" office:value="1200419" calcext:value-type="float">
            <text:p>1200419</text:p>
          </table:table-cell>
          <table:table-cell office:value-type="float" office:value="1201412" calcext:value-type="float">
            <text:p>1201412</text:p>
          </table:table-cell>
          <table:table-cell office:value-type="float" office:value="1201910" calcext:value-type="float">
            <text:p>1201910</text:p>
          </table:table-cell>
          <table:table-cell office:value-type="float" office:value="1195709" calcext:value-type="float">
            <text:p>1195709</text:p>
          </table:table-cell>
          <table:table-cell office:value-type="float" office:value="1195691" calcext:value-type="float">
            <text:p>1195691</text:p>
          </table:table-cell>
          <table:table-cell office:value-type="float" office:value="1195605" calcext:value-type="float">
            <text:p>1195605</text:p>
          </table:table-cell>
          <table:table-cell office:value-type="float" office:value="1195609" calcext:value-type="float">
            <text:p>1195609</text:p>
          </table:table-cell>
          <table:table-cell office:value-type="float" office:value="1195523" calcext:value-type="float">
            <text:p>1195523</text:p>
          </table:table-cell>
          <table:table-cell office:value-type="float" office:value="1195679" calcext:value-type="float">
            <text:p>1195679</text:p>
          </table:table-cell>
          <table:table-cell office:value-type="float" office:value="1620305" calcext:value-type="float">
            <text:p>1620305</text:p>
          </table:table-cell>
          <table:table-cell office:value-type="float" office:value="1620813" calcext:value-type="float">
            <text:p>1620813</text:p>
          </table:table-cell>
          <table:table-cell office:value-type="float" office:value="1621273" calcext:value-type="float">
            <text:p>1621273</text:p>
          </table:table-cell>
          <table:table-cell office:value-type="float" office:value="1625018" calcext:value-type="float">
            <text:p>1625018</text:p>
          </table:table-cell>
          <table:table-cell office:value-type="float" office:value="1625070" calcext:value-type="float">
            <text:p>1625070</text:p>
          </table:table-cell>
          <table:table-cell office:value-type="float" office:value="1628172" calcext:value-type="float">
            <text:p>1628172</text:p>
          </table:table-cell>
          <table:table-cell office:value-type="float" office:value="1628689" calcext:value-type="float">
            <text:p>1628689</text:p>
          </table:table-cell>
          <table:table-cell office:value-type="float" office:value="1624786" calcext:value-type="float">
            <text:p>1624786</text:p>
          </table:table-cell>
          <table:table-cell office:value-type="float" office:value="1625165" calcext:value-type="float">
            <text:p>1625165</text:p>
          </table:table-cell>
          <table:table-cell office:value-type="float" office:value="1626464" calcext:value-type="float">
            <text:p>1626464</text:p>
          </table:table-cell>
          <table:table-cell office:value-type="float" office:value="1626880" calcext:value-type="float">
            <text:p>1626880</text:p>
          </table:table-cell>
          <table:table-cell office:value-type="float" office:value="1620038" calcext:value-type="float">
            <text:p>1620038</text:p>
          </table:table-cell>
          <table:table-cell office:value-type="float" office:value="1620018" calcext:value-type="float">
            <text:p>1620018</text:p>
          </table:table-cell>
          <table:table-cell office:value-type="float" office:value="1619960" calcext:value-type="float">
            <text:p>1619960</text:p>
          </table:table-cell>
          <table:table-cell office:value-type="float" office:value="1620168" calcext:value-type="float">
            <text:p>1620168</text:p>
          </table:table-cell>
          <table:table-cell office:value-type="float" office:value="1619877" calcext:value-type="float">
            <text:p>1619877</text:p>
          </table:table-cell>
          <table:table-cell office:value-type="float" office:value="1619880" calcext:value-type="float">
            <text:p>1619880</text:p>
          </table:table-cell>
          <table:table-cell office:value-type="float" office:value="1622700" calcext:value-type="float">
            <text:p>1622700</text:p>
          </table:table-cell>
          <table:table-cell office:value-type="float" office:value="1617252" calcext:value-type="float">
            <text:p>1617252</text:p>
          </table:table-cell>
          <table:table-cell office:value-type="float" office:value="1619735" calcext:value-type="float">
            <text:p>1619735</text:p>
          </table:table-cell>
          <table:table-cell office:value-type="float" office:value="1619709" calcext:value-type="float">
            <text:p>1619709</text:p>
          </table:table-cell>
          <table:table-cell office:value-type="float" office:value="1619644" calcext:value-type="float">
            <text:p>1619644</text:p>
          </table:table-cell>
          <table:table-cell office:value-type="float" office:value="1619622" calcext:value-type="float">
            <text:p>1619622</text:p>
          </table:table-cell>
          <table:table-cell office:value-type="float" office:value="1618065" calcext:value-type="float">
            <text:p>1618065</text:p>
          </table:table-cell>
          <table:table-cell office:value-type="float" office:value="1619526" calcext:value-type="float">
            <text:p>1619526</text:p>
          </table:table-cell>
          <table:table-cell office:value-type="float" office:value="1619495" calcext:value-type="float">
            <text:p>1619495</text:p>
          </table:table-cell>
          <table:table-cell office:value-type="float" office:value="1619461" calcext:value-type="float">
            <text:p>1619461</text:p>
          </table:table-cell>
          <table:table-cell office:value-type="float" office:value="1619403" calcext:value-type="float">
            <text:p>1619403</text:p>
          </table:table-cell>
          <table:table-cell office:value-type="float" office:value="1606016" calcext:value-type="float">
            <text:p>1606016</text:p>
          </table:table-cell>
          <table:table-cell office:value-type="float" office:value="1614916" calcext:value-type="float">
            <text:p>1614916</text:p>
          </table:table-cell>
          <table:table-cell office:value-type="float" office:value="1615401" calcext:value-type="float">
            <text:p>1615401</text:p>
          </table:table-cell>
          <table:table-cell table:number-columns-repeated="967"/>
        </table:table-row>
        <table:table-row table:style-name="ro1">
          <table:table-cell/>
          <table:table-cell office:value-type="float" office:value="2684865" calcext:value-type="float">
            <text:p>2684865</text:p>
          </table:table-cell>
          <table:table-cell office:value-type="float" office:value="3662551" calcext:value-type="float">
            <text:p>3662551</text:p>
          </table:table-cell>
          <table:table-cell office:value-type="float" office:value="3678647" calcext:value-type="float">
            <text:p>3678647</text:p>
          </table:table-cell>
          <table:table-cell office:value-type="float" office:value="1466757" calcext:value-type="float">
            <text:p>1466757</text:p>
          </table:table-cell>
          <table:table-cell office:value-type="float" office:value="1654899" calcext:value-type="float">
            <text:p>1654899</text:p>
          </table:table-cell>
          <table:table-cell office:value-type="float" office:value="1661265" calcext:value-type="float">
            <text:p>1661265</text:p>
          </table:table-cell>
          <table:table-cell office:value-type="float" office:value="1640163" calcext:value-type="float">
            <text:p>1640163</text:p>
          </table:table-cell>
          <table:table-cell office:value-type="float" office:value="1636375" calcext:value-type="float">
            <text:p>1636375</text:p>
          </table:table-cell>
          <table:table-cell office:value-type="float" office:value="1606071" calcext:value-type="float">
            <text:p>1606071</text:p>
          </table:table-cell>
          <table:table-cell office:value-type="float" office:value="1611476" calcext:value-type="float">
            <text:p>1611476</text:p>
          </table:table-cell>
          <table:table-cell office:value-type="float" office:value="1217755" calcext:value-type="float">
            <text:p>1217755</text:p>
          </table:table-cell>
          <table:table-cell office:value-type="float" office:value="1220020" calcext:value-type="float">
            <text:p>1220020</text:p>
          </table:table-cell>
          <table:table-cell office:value-type="float" office:value="1220658" calcext:value-type="float">
            <text:p>1220658</text:p>
          </table:table-cell>
          <table:table-cell office:value-type="float" office:value="1220147" calcext:value-type="float">
            <text:p>1220147</text:p>
          </table:table-cell>
          <table:table-cell office:value-type="float" office:value="1220831" calcext:value-type="float">
            <text:p>1220831</text:p>
          </table:table-cell>
          <table:table-cell office:value-type="float" office:value="1221953" calcext:value-type="float">
            <text:p>1221953</text:p>
          </table:table-cell>
          <table:table-cell office:value-type="float" office:value="1222418" calcext:value-type="float">
            <text:p>1222418</text:p>
          </table:table-cell>
          <table:table-cell office:value-type="float" office:value="1223209" calcext:value-type="float">
            <text:p>1223209</text:p>
          </table:table-cell>
          <table:table-cell office:value-type="float" office:value="1223711" calcext:value-type="float">
            <text:p>1223711</text:p>
          </table:table-cell>
          <table:table-cell office:value-type="float" office:value="1217026" calcext:value-type="float">
            <text:p>1217026</text:p>
          </table:table-cell>
          <table:table-cell office:value-type="float" office:value="1217034" calcext:value-type="float">
            <text:p>1217034</text:p>
          </table:table-cell>
          <table:table-cell office:value-type="float" office:value="1217038" calcext:value-type="float">
            <text:p>1217038</text:p>
          </table:table-cell>
          <table:table-cell office:value-type="float" office:value="1216899" calcext:value-type="float">
            <text:p>1216899</text:p>
          </table:table-cell>
          <table:table-cell office:value-type="float" office:value="1221244" calcext:value-type="float">
            <text:p>1221244</text:p>
          </table:table-cell>
          <table:table-cell office:value-type="float" office:value="1221732" calcext:value-type="float">
            <text:p>1221732</text:p>
          </table:table-cell>
          <table:table-cell office:value-type="float" office:value="2354023" calcext:value-type="float">
            <text:p>2354023</text:p>
          </table:table-cell>
          <table:table-cell office:value-type="float" office:value="2354042" calcext:value-type="float">
            <text:p>2354042</text:p>
          </table:table-cell>
          <table:table-cell office:value-type="float" office:value="2354006" calcext:value-type="float">
            <text:p>2354006</text:p>
          </table:table-cell>
          <table:table-cell office:value-type="float" office:value="2354207" calcext:value-type="float">
            <text:p>2354207</text:p>
          </table:table-cell>
          <table:table-cell office:value-type="float" office:value="2354653" calcext:value-type="float">
            <text:p>2354653</text:p>
          </table:table-cell>
          <table:table-cell office:value-type="float" office:value="2360309" calcext:value-type="float">
            <text:p>2360309</text:p>
          </table:table-cell>
          <table:table-cell office:value-type="float" office:value="2360436" calcext:value-type="float">
            <text:p>2360436</text:p>
          </table:table-cell>
          <table:table-cell office:value-type="float" office:value="2363150" calcext:value-type="float">
            <text:p>2363150</text:p>
          </table:table-cell>
          <table:table-cell office:value-type="float" office:value="2363695" calcext:value-type="float">
            <text:p>2363695</text:p>
          </table:table-cell>
          <table:table-cell office:value-type="float" office:value="2359827" calcext:value-type="float">
            <text:p>2359827</text:p>
          </table:table-cell>
          <table:table-cell office:value-type="float" office:value="2360316" calcext:value-type="float">
            <text:p>2360316</text:p>
          </table:table-cell>
          <table:table-cell office:value-type="float" office:value="2354254" calcext:value-type="float">
            <text:p>2354254</text:p>
          </table:table-cell>
          <table:table-cell office:value-type="float" office:value="2353962" calcext:value-type="float">
            <text:p>2353962</text:p>
          </table:table-cell>
          <table:table-cell office:value-type="float" office:value="2353712" calcext:value-type="float">
            <text:p>2353712</text:p>
          </table:table-cell>
          <table:table-cell office:value-type="float" office:value="2353672" calcext:value-type="float">
            <text:p>2353672</text:p>
          </table:table-cell>
          <table:table-cell office:value-type="float" office:value="2353645" calcext:value-type="float">
            <text:p>2353645</text:p>
          </table:table-cell>
          <table:table-cell office:value-type="float" office:value="2353603" calcext:value-type="float">
            <text:p>2353603</text:p>
          </table:table-cell>
          <table:table-cell office:value-type="float" office:value="2353578" calcext:value-type="float">
            <text:p>2353578</text:p>
          </table:table-cell>
          <table:table-cell office:value-type="float" office:value="2353531" calcext:value-type="float">
            <text:p>2353531</text:p>
          </table:table-cell>
          <table:table-cell office:value-type="float" office:value="2348221" calcext:value-type="float">
            <text:p>2348221</text:p>
          </table:table-cell>
          <table:table-cell office:value-type="float" office:value="2353506" calcext:value-type="float">
            <text:p>2353506</text:p>
          </table:table-cell>
          <table:table-cell office:value-type="float" office:value="2353443" calcext:value-type="float">
            <text:p>2353443</text:p>
          </table:table-cell>
          <table:table-cell office:value-type="float" office:value="2353453" calcext:value-type="float">
            <text:p>2353453</text:p>
          </table:table-cell>
          <table:table-cell office:value-type="float" office:value="2351990" calcext:value-type="float">
            <text:p>2351990</text:p>
          </table:table-cell>
          <table:table-cell office:value-type="float" office:value="2353266" calcext:value-type="float">
            <text:p>2353266</text:p>
          </table:table-cell>
          <table:table-cell office:value-type="float" office:value="2353248" calcext:value-type="float">
            <text:p>2353248</text:p>
          </table:table-cell>
          <table:table-cell office:value-type="float" office:value="2343337" calcext:value-type="float">
            <text:p>2343337</text:p>
          </table:table-cell>
          <table:table-cell office:value-type="float" office:value="2346685" calcext:value-type="float">
            <text:p>2346685</text:p>
          </table:table-cell>
          <table:table-cell office:value-type="float" office:value="2346662" calcext:value-type="float">
            <text:p>2346662</text:p>
          </table:table-cell>
          <table:table-cell office:value-type="float" office:value="2344678" calcext:value-type="float">
            <text:p>2344678</text:p>
          </table:table-cell>
          <table:table-cell office:value-type="float" office:value="2346482" calcext:value-type="float">
            <text:p>2346482</text:p>
          </table:table-cell>
          <table:table-cell table:number-columns-repeated="967"/>
        </table:table-row>
        <table:table-row table:style-name="ro1">
          <table:table-cell/>
          <table:table-cell office:value-type="float" office:value="2708946" calcext:value-type="float">
            <text:p>2708946</text:p>
          </table:table-cell>
          <table:table-cell office:value-type="float" office:value="3674514" calcext:value-type="float">
            <text:p>3674514</text:p>
          </table:table-cell>
          <table:table-cell office:value-type="float" office:value="3691072" calcext:value-type="float">
            <text:p>3691072</text:p>
          </table:table-cell>
          <table:table-cell office:value-type="float" office:value="1436652" calcext:value-type="float">
            <text:p>1436652</text:p>
          </table:table-cell>
          <table:table-cell office:value-type="float" office:value="1589148" calcext:value-type="float">
            <text:p>1589148</text:p>
          </table:table-cell>
          <table:table-cell office:value-type="float" office:value="1588659" calcext:value-type="float">
            <text:p>1588659</text:p>
          </table:table-cell>
          <table:table-cell office:value-type="float" office:value="1593865" calcext:value-type="float">
            <text:p>1593865</text:p>
          </table:table-cell>
          <table:table-cell office:value-type="float" office:value="1595939" calcext:value-type="float">
            <text:p>1595939</text:p>
          </table:table-cell>
          <table:table-cell office:value-type="float" office:value="1598776" calcext:value-type="float">
            <text:p>1598776</text:p>
          </table:table-cell>
          <table:table-cell office:value-type="float" office:value="1602968" calcext:value-type="float">
            <text:p>1602968</text:p>
          </table:table-cell>
          <table:table-cell office:value-type="float" office:value="1142786" calcext:value-type="float">
            <text:p>1142786</text:p>
          </table:table-cell>
          <table:table-cell office:value-type="float" office:value="1143517" calcext:value-type="float">
            <text:p>1143517</text:p>
          </table:table-cell>
          <table:table-cell office:value-type="float" office:value="1143995" calcext:value-type="float">
            <text:p>1143995</text:p>
          </table:table-cell>
          <table:table-cell office:value-type="float" office:value="1145356" calcext:value-type="float">
            <text:p>1145356</text:p>
          </table:table-cell>
          <table:table-cell office:value-type="float" office:value="1146206" calcext:value-type="float">
            <text:p>1146206</text:p>
          </table:table-cell>
          <table:table-cell office:value-type="float" office:value="1147251" calcext:value-type="float">
            <text:p>1147251</text:p>
          </table:table-cell>
          <table:table-cell office:value-type="float" office:value="1147690" calcext:value-type="float">
            <text:p>1147690</text:p>
          </table:table-cell>
          <table:table-cell office:value-type="float" office:value="1150087" calcext:value-type="float">
            <text:p>1150087</text:p>
          </table:table-cell>
          <table:table-cell office:value-type="float" office:value="1150820" calcext:value-type="float">
            <text:p>1150820</text:p>
          </table:table-cell>
          <table:table-cell office:value-type="float" office:value="1142489" calcext:value-type="float">
            <text:p>1142489</text:p>
          </table:table-cell>
          <table:table-cell office:value-type="float" office:value="1142139" calcext:value-type="float">
            <text:p>1142139</text:p>
          </table:table-cell>
          <table:table-cell office:value-type="float" office:value="1142143" calcext:value-type="float">
            <text:p>1142143</text:p>
          </table:table-cell>
          <table:table-cell office:value-type="float" office:value="1142371" calcext:value-type="float">
            <text:p>1142371</text:p>
          </table:table-cell>
          <table:table-cell office:value-type="float" office:value="1142373" calcext:value-type="float">
            <text:p>1142373</text:p>
          </table:table-cell>
          <table:table-cell office:value-type="float" office:value="1142350" calcext:value-type="float">
            <text:p>1142350</text:p>
          </table:table-cell>
          <table:table-cell office:value-type="float" office:value="2107784" calcext:value-type="float">
            <text:p>2107784</text:p>
          </table:table-cell>
          <table:table-cell office:value-type="float" office:value="2107816" calcext:value-type="float">
            <text:p>2107816</text:p>
          </table:table-cell>
          <table:table-cell office:value-type="float" office:value="2108231" calcext:value-type="float">
            <text:p>2108231</text:p>
          </table:table-cell>
          <table:table-cell office:value-type="float" office:value="2109399" calcext:value-type="float">
            <text:p>2109399</text:p>
          </table:table-cell>
          <table:table-cell office:value-type="float" office:value="2109829" calcext:value-type="float">
            <text:p>2109829</text:p>
          </table:table-cell>
          <table:table-cell office:value-type="float" office:value="2110819" calcext:value-type="float">
            <text:p>2110819</text:p>
          </table:table-cell>
          <table:table-cell office:value-type="float" office:value="2111324" calcext:value-type="float">
            <text:p>2111324</text:p>
          </table:table-cell>
          <table:table-cell office:value-type="float" office:value="2112459" calcext:value-type="float">
            <text:p>2112459</text:p>
          </table:table-cell>
          <table:table-cell office:value-type="float" office:value="2112830" calcext:value-type="float">
            <text:p>2112830</text:p>
          </table:table-cell>
          <table:table-cell office:value-type="float" office:value="2114674" calcext:value-type="float">
            <text:p>2114674</text:p>
          </table:table-cell>
          <table:table-cell office:value-type="float" office:value="2114712" calcext:value-type="float">
            <text:p>2114712</text:p>
          </table:table-cell>
          <table:table-cell office:value-type="float" office:value="2107639" calcext:value-type="float">
            <text:p>2107639</text:p>
          </table:table-cell>
          <table:table-cell office:value-type="float" office:value="2107407" calcext:value-type="float">
            <text:p>2107407</text:p>
          </table:table-cell>
          <table:table-cell office:value-type="float" office:value="2107400" calcext:value-type="float">
            <text:p>2107400</text:p>
          </table:table-cell>
          <table:table-cell office:value-type="float" office:value="2107545" calcext:value-type="float">
            <text:p>2107545</text:p>
          </table:table-cell>
          <table:table-cell office:value-type="float" office:value="2107531" calcext:value-type="float">
            <text:p>2107531</text:p>
          </table:table-cell>
          <table:table-cell office:value-type="float" office:value="2107308" calcext:value-type="float">
            <text:p>2107308</text:p>
          </table:table-cell>
          <table:table-cell office:value-type="float" office:value="2111080" calcext:value-type="float">
            <text:p>2111080</text:p>
          </table:table-cell>
          <table:table-cell office:value-type="float" office:value="2110764" calcext:value-type="float">
            <text:p>2110764</text:p>
          </table:table-cell>
          <table:table-cell office:value-type="float" office:value="2107141" calcext:value-type="float">
            <text:p>2107141</text:p>
          </table:table-cell>
          <table:table-cell office:value-type="float" office:value="2107122" calcext:value-type="float">
            <text:p>2107122</text:p>
          </table:table-cell>
          <table:table-cell office:value-type="float" office:value="2105656" calcext:value-type="float">
            <text:p>2105656</text:p>
          </table:table-cell>
          <table:table-cell office:value-type="float" office:value="2107073" calcext:value-type="float">
            <text:p>2107073</text:p>
          </table:table-cell>
          <table:table-cell office:value-type="float" office:value="2107436" calcext:value-type="float">
            <text:p>2107436</text:p>
          </table:table-cell>
          <table:table-cell office:value-type="float" office:value="2107423" calcext:value-type="float">
            <text:p>2107423</text:p>
          </table:table-cell>
          <table:table-cell office:value-type="float" office:value="2107160" calcext:value-type="float">
            <text:p>2107160</text:p>
          </table:table-cell>
          <table:table-cell office:value-type="float" office:value="2106949" calcext:value-type="float">
            <text:p>2106949</text:p>
          </table:table-cell>
          <table:table-cell office:value-type="float" office:value="2106853" calcext:value-type="float">
            <text:p>2106853</text:p>
          </table:table-cell>
          <table:table-cell office:value-type="float" office:value="2106857" calcext:value-type="float">
            <text:p>2106857</text:p>
          </table:table-cell>
          <table:table-cell office:value-type="float" office:value="2106825" calcext:value-type="float">
            <text:p>2106825</text:p>
          </table:table-cell>
          <table:table-cell office:value-type="float" office:value="2106791" calcext:value-type="float">
            <text:p>2106791</text:p>
          </table:table-cell>
          <table:table-cell table:number-columns-repeated="967"/>
        </table:table-row>
        <table:table-row table:style-name="ro1">
          <table:table-cell/>
          <table:table-cell office:value-type="float" office:value="2759205" calcext:value-type="float">
            <text:p>2759205</text:p>
          </table:table-cell>
          <table:table-cell office:value-type="float" office:value="3693729" calcext:value-type="float">
            <text:p>3693729</text:p>
          </table:table-cell>
          <table:table-cell office:value-type="float" office:value="3691458" calcext:value-type="float">
            <text:p>3691458</text:p>
          </table:table-cell>
          <table:table-cell office:value-type="float" office:value="1407308" calcext:value-type="float">
            <text:p>1407308</text:p>
          </table:table-cell>
          <table:table-cell office:value-type="float" office:value="1554934" calcext:value-type="float">
            <text:p>1554934</text:p>
          </table:table-cell>
          <table:table-cell office:value-type="float" office:value="1552215" calcext:value-type="float">
            <text:p>1552215</text:p>
          </table:table-cell>
          <table:table-cell office:value-type="float" office:value="1572335" calcext:value-type="float">
            <text:p>1572335</text:p>
          </table:table-cell>
          <table:table-cell office:value-type="float" office:value="1573775" calcext:value-type="float">
            <text:p>1573775</text:p>
          </table:table-cell>
          <table:table-cell office:value-type="float" office:value="1587390" calcext:value-type="float">
            <text:p>1587390</text:p>
          </table:table-cell>
          <table:table-cell office:value-type="float" office:value="1564731" calcext:value-type="float">
            <text:p>1564731</text:p>
          </table:table-cell>
          <table:table-cell office:value-type="float" office:value="1179586" calcext:value-type="float">
            <text:p>1179586</text:p>
          </table:table-cell>
          <table:table-cell office:value-type="float" office:value="1180681" calcext:value-type="float">
            <text:p>1180681</text:p>
          </table:table-cell>
          <table:table-cell office:value-type="float" office:value="1181837" calcext:value-type="float">
            <text:p>1181837</text:p>
          </table:table-cell>
          <table:table-cell office:value-type="float" office:value="1181858" calcext:value-type="float">
            <text:p>1181858</text:p>
          </table:table-cell>
          <table:table-cell office:value-type="float" office:value="1182442" calcext:value-type="float">
            <text:p>1182442</text:p>
          </table:table-cell>
          <table:table-cell office:value-type="float" office:value="1183671" calcext:value-type="float">
            <text:p>1183671</text:p>
          </table:table-cell>
          <table:table-cell office:value-type="float" office:value="1184102" calcext:value-type="float">
            <text:p>1184102</text:p>
          </table:table-cell>
          <table:table-cell office:value-type="float" office:value="1185786" calcext:value-type="float">
            <text:p>1185786</text:p>
          </table:table-cell>
          <table:table-cell office:value-type="float" office:value="1186168" calcext:value-type="float">
            <text:p>1186168</text:p>
          </table:table-cell>
          <table:table-cell office:value-type="float" office:value="1179279" calcext:value-type="float">
            <text:p>1179279</text:p>
          </table:table-cell>
          <table:table-cell office:value-type="float" office:value="1179239" calcext:value-type="float">
            <text:p>1179239</text:p>
          </table:table-cell>
          <table:table-cell office:value-type="float" office:value="1179222" calcext:value-type="float">
            <text:p>1179222</text:p>
          </table:table-cell>
          <table:table-cell office:value-type="float" office:value="1179183" calcext:value-type="float">
            <text:p>1179183</text:p>
          </table:table-cell>
          <table:table-cell office:value-type="float" office:value="1179193" calcext:value-type="float">
            <text:p>1179193</text:p>
          </table:table-cell>
          <table:table-cell office:value-type="float" office:value="1169358" calcext:value-type="float">
            <text:p>1169358</text:p>
          </table:table-cell>
          <table:table-cell office:value-type="float" office:value="1784848" calcext:value-type="float">
            <text:p>1784848</text:p>
          </table:table-cell>
          <table:table-cell office:value-type="float" office:value="1787784" calcext:value-type="float">
            <text:p>1787784</text:p>
          </table:table-cell>
          <table:table-cell office:value-type="float" office:value="1787713" calcext:value-type="float">
            <text:p>1787713</text:p>
          </table:table-cell>
          <table:table-cell office:value-type="float" office:value="1785278" calcext:value-type="float">
            <text:p>1785278</text:p>
          </table:table-cell>
          <table:table-cell office:value-type="float" office:value="1785831" calcext:value-type="float">
            <text:p>1785831</text:p>
          </table:table-cell>
          <table:table-cell office:value-type="float" office:value="1793156" calcext:value-type="float">
            <text:p>1793156</text:p>
          </table:table-cell>
          <table:table-cell office:value-type="float" office:value="1793755" calcext:value-type="float">
            <text:p>1793755</text:p>
          </table:table-cell>
          <table:table-cell office:value-type="float" office:value="1789530" calcext:value-type="float">
            <text:p>1789530</text:p>
          </table:table-cell>
          <table:table-cell office:value-type="float" office:value="1789748" calcext:value-type="float">
            <text:p>1789748</text:p>
          </table:table-cell>
          <table:table-cell office:value-type="float" office:value="1790570" calcext:value-type="float">
            <text:p>1790570</text:p>
          </table:table-cell>
          <table:table-cell office:value-type="float" office:value="1791044" calcext:value-type="float">
            <text:p>1791044</text:p>
          </table:table-cell>
          <table:table-cell office:value-type="float" office:value="1784484" calcext:value-type="float">
            <text:p>1784484</text:p>
          </table:table-cell>
          <table:table-cell office:value-type="float" office:value="1784476" calcext:value-type="float">
            <text:p>1784476</text:p>
          </table:table-cell>
          <table:table-cell office:value-type="float" office:value="1784470" calcext:value-type="float">
            <text:p>1784470</text:p>
          </table:table-cell>
          <table:table-cell office:value-type="float" office:value="1784449" calcext:value-type="float">
            <text:p>1784449</text:p>
          </table:table-cell>
          <table:table-cell office:value-type="float" office:value="1784459" calcext:value-type="float">
            <text:p>1784459</text:p>
          </table:table-cell>
          <table:table-cell office:value-type="float" office:value="1784453" calcext:value-type="float">
            <text:p>1784453</text:p>
          </table:table-cell>
          <table:table-cell office:value-type="float" office:value="1784372" calcext:value-type="float">
            <text:p>1784372</text:p>
          </table:table-cell>
          <table:table-cell office:value-type="float" office:value="1784395" calcext:value-type="float">
            <text:p>1784395</text:p>
          </table:table-cell>
          <table:table-cell office:value-type="float" office:value="1784275" calcext:value-type="float">
            <text:p>1784275</text:p>
          </table:table-cell>
          <table:table-cell office:value-type="float" office:value="1783865" calcext:value-type="float">
            <text:p>1783865</text:p>
          </table:table-cell>
          <table:table-cell office:value-type="float" office:value="1784274" calcext:value-type="float">
            <text:p>1784274</text:p>
          </table:table-cell>
          <table:table-cell office:value-type="float" office:value="1784194" calcext:value-type="float">
            <text:p>1784194</text:p>
          </table:table-cell>
          <table:table-cell office:value-type="float" office:value="1784113" calcext:value-type="float">
            <text:p>1784113</text:p>
          </table:table-cell>
          <table:table-cell office:value-type="float" office:value="1784081" calcext:value-type="float">
            <text:p>1784081</text:p>
          </table:table-cell>
          <table:table-cell office:value-type="float" office:value="1782651" calcext:value-type="float">
            <text:p>1782651</text:p>
          </table:table-cell>
          <table:table-cell office:value-type="float" office:value="1784006" calcext:value-type="float">
            <text:p>1784006</text:p>
          </table:table-cell>
          <table:table-cell office:value-type="float" office:value="1777956" calcext:value-type="float">
            <text:p>1777956</text:p>
          </table:table-cell>
          <table:table-cell office:value-type="float" office:value="1779845" calcext:value-type="float">
            <text:p>1779845</text:p>
          </table:table-cell>
          <table:table-cell office:value-type="float" office:value="1784569" calcext:value-type="float">
            <text:p>1784569</text:p>
          </table:table-cell>
          <table:table-cell office:value-type="float" office:value="1784510" calcext:value-type="float">
            <text:p>1784510</text:p>
          </table:table-cell>
          <table:table-cell table:number-columns-repeated="967"/>
        </table:table-row>
        <table:table-row table:style-name="ro1">
          <table:table-cell/>
          <table:table-cell office:value-type="float" office:value="2830168" calcext:value-type="float">
            <text:p>2830168</text:p>
          </table:table-cell>
          <table:table-cell office:value-type="float" office:value="3786757" calcext:value-type="float">
            <text:p>3786757</text:p>
          </table:table-cell>
          <table:table-cell office:value-type="float" office:value="3762358" calcext:value-type="float">
            <text:p>3762358</text:p>
          </table:table-cell>
          <table:table-cell office:value-type="float" office:value="1505364" calcext:value-type="float">
            <text:p>1505364</text:p>
          </table:table-cell>
          <table:table-cell office:value-type="float" office:value="1645069" calcext:value-type="float">
            <text:p>1645069</text:p>
          </table:table-cell>
          <table:table-cell office:value-type="float" office:value="1667121" calcext:value-type="float">
            <text:p>1667121</text:p>
          </table:table-cell>
          <table:table-cell office:value-type="float" office:value="1647980" calcext:value-type="float">
            <text:p>1647980</text:p>
          </table:table-cell>
          <table:table-cell office:value-type="float" office:value="1674629" calcext:value-type="float">
            <text:p>1674629</text:p>
          </table:table-cell>
          <table:table-cell office:value-type="float" office:value="1655636" calcext:value-type="float">
            <text:p>1655636</text:p>
          </table:table-cell>
          <table:table-cell office:value-type="float" office:value="1668034" calcext:value-type="float">
            <text:p>1668034</text:p>
          </table:table-cell>
          <table:table-cell office:value-type="float" office:value="1484197" calcext:value-type="float">
            <text:p>1484197</text:p>
          </table:table-cell>
          <table:table-cell office:value-type="float" office:value="1486210" calcext:value-type="float">
            <text:p>1486210</text:p>
          </table:table-cell>
          <table:table-cell office:value-type="float" office:value="1486700" calcext:value-type="float">
            <text:p>1486700</text:p>
          </table:table-cell>
          <table:table-cell office:value-type="float" office:value="1486108" calcext:value-type="float">
            <text:p>1486108</text:p>
          </table:table-cell>
          <table:table-cell office:value-type="float" office:value="1486435" calcext:value-type="float">
            <text:p>1486435</text:p>
          </table:table-cell>
          <table:table-cell office:value-type="float" office:value="1488439" calcext:value-type="float">
            <text:p>1488439</text:p>
          </table:table-cell>
          <table:table-cell office:value-type="float" office:value="1488712" calcext:value-type="float">
            <text:p>1488712</text:p>
          </table:table-cell>
          <table:table-cell office:value-type="float" office:value="1488881" calcext:value-type="float">
            <text:p>1488881</text:p>
          </table:table-cell>
          <table:table-cell office:value-type="float" office:value="1487482" calcext:value-type="float">
            <text:p>1487482</text:p>
          </table:table-cell>
          <table:table-cell office:value-type="float" office:value="1481653" calcext:value-type="float">
            <text:p>1481653</text:p>
          </table:table-cell>
          <table:table-cell office:value-type="float" office:value="1483538" calcext:value-type="float">
            <text:p>1483538</text:p>
          </table:table-cell>
          <table:table-cell office:value-type="float" office:value="1483473" calcext:value-type="float">
            <text:p>1483473</text:p>
          </table:table-cell>
          <table:table-cell office:value-type="float" office:value="1483488" calcext:value-type="float">
            <text:p>1483488</text:p>
          </table:table-cell>
          <table:table-cell office:value-type="float" office:value="1485620" calcext:value-type="float">
            <text:p>1485620</text:p>
          </table:table-cell>
          <table:table-cell office:value-type="float" office:value="1485850" calcext:value-type="float">
            <text:p>1485850</text:p>
          </table:table-cell>
          <table:table-cell office:value-type="float" office:value="3779240" calcext:value-type="float">
            <text:p>3779240</text:p>
          </table:table-cell>
          <table:table-cell office:value-type="float" office:value="3779793" calcext:value-type="float">
            <text:p>3779793</text:p>
          </table:table-cell>
          <table:table-cell office:value-type="float" office:value="3779775" calcext:value-type="float">
            <text:p>3779775</text:p>
          </table:table-cell>
          <table:table-cell office:value-type="float" office:value="3782285" calcext:value-type="float">
            <text:p>3782285</text:p>
          </table:table-cell>
          <table:table-cell office:value-type="float" office:value="3779522" calcext:value-type="float">
            <text:p>3779522</text:p>
          </table:table-cell>
          <table:table-cell office:value-type="float" office:value="3779637" calcext:value-type="float">
            <text:p>3779637</text:p>
          </table:table-cell>
          <table:table-cell office:value-type="float" office:value="3779139" calcext:value-type="float">
            <text:p>3779139</text:p>
          </table:table-cell>
          <table:table-cell office:value-type="float" office:value="3784198" calcext:value-type="float">
            <text:p>3784198</text:p>
          </table:table-cell>
          <table:table-cell office:value-type="float" office:value="3778554" calcext:value-type="float">
            <text:p>3778554</text:p>
          </table:table-cell>
          <table:table-cell office:value-type="float" office:value="3785540" calcext:value-type="float">
            <text:p>3785540</text:p>
          </table:table-cell>
          <table:table-cell office:value-type="float" office:value="3785988" calcext:value-type="float">
            <text:p>3785988</text:p>
          </table:table-cell>
          <table:table-cell office:value-type="float" office:value="3779437" calcext:value-type="float">
            <text:p>3779437</text:p>
          </table:table-cell>
          <table:table-cell office:value-type="float" office:value="3779412" calcext:value-type="float">
            <text:p>3779412</text:p>
          </table:table-cell>
          <table:table-cell office:value-type="float" office:value="3778913" calcext:value-type="float">
            <text:p>3778913</text:p>
          </table:table-cell>
          <table:table-cell office:value-type="float" office:value="3779310" calcext:value-type="float">
            <text:p>3779310</text:p>
          </table:table-cell>
          <table:table-cell office:value-type="float" office:value="3779077" calcext:value-type="float">
            <text:p>3779077</text:p>
          </table:table-cell>
          <table:table-cell office:value-type="float" office:value="3778834" calcext:value-type="float">
            <text:p>3778834</text:p>
          </table:table-cell>
          <table:table-cell office:value-type="float" office:value="3778910" calcext:value-type="float">
            <text:p>3778910</text:p>
          </table:table-cell>
          <table:table-cell office:value-type="float" office:value="3779161" calcext:value-type="float">
            <text:p>3779161</text:p>
          </table:table-cell>
          <table:table-cell office:value-type="float" office:value="3778906" calcext:value-type="float">
            <text:p>3778906</text:p>
          </table:table-cell>
          <table:table-cell office:value-type="float" office:value="3778981" calcext:value-type="float">
            <text:p>3778981</text:p>
          </table:table-cell>
          <table:table-cell office:value-type="float" office:value="3778803" calcext:value-type="float">
            <text:p>3778803</text:p>
          </table:table-cell>
          <table:table-cell office:value-type="float" office:value="3779149" calcext:value-type="float">
            <text:p>3779149</text:p>
          </table:table-cell>
          <table:table-cell office:value-type="float" office:value="3778557" calcext:value-type="float">
            <text:p>3778557</text:p>
          </table:table-cell>
          <table:table-cell office:value-type="float" office:value="3778683" calcext:value-type="float">
            <text:p>3778683</text:p>
          </table:table-cell>
          <table:table-cell office:value-type="float" office:value="3777441" calcext:value-type="float">
            <text:p>3777441</text:p>
          </table:table-cell>
          <table:table-cell office:value-type="float" office:value="3778835" calcext:value-type="float">
            <text:p>3778835</text:p>
          </table:table-cell>
          <table:table-cell office:value-type="float" office:value="3778912" calcext:value-type="float">
            <text:p>3778912</text:p>
          </table:table-cell>
          <table:table-cell office:value-type="float" office:value="3778573" calcext:value-type="float">
            <text:p>3778573</text:p>
          </table:table-cell>
          <table:table-cell office:value-type="float" office:value="3778552" calcext:value-type="float">
            <text:p>3778552</text:p>
          </table:table-cell>
          <table:table-cell office:value-type="float" office:value="3778433" calcext:value-type="float">
            <text:p>3778433</text:p>
          </table:table-cell>
          <table:table-cell table:number-columns-repeated="967"/>
        </table:table-row>
        <table:table-row table:style-name="ro1">
          <table:table-cell table:style-name="ce2"/>
          <table:table-cell table:style-name="ce2" table:formula="of:=AVERAGE([.B20:.B29])" office:value-type="float" office:value="2687340.5" calcext:value-type="float">
            <text:p>2687340.5</text:p>
          </table:table-cell>
          <table:table-cell table:style-name="ce2" table:formula="of:=AVERAGE([.C20:.C29])" office:value-type="float" office:value="3641972.9" calcext:value-type="float">
            <text:p>3641972.9</text:p>
          </table:table-cell>
          <table:table-cell table:style-name="ce2" table:formula="of:=AVERAGE([.D20:.D29])" office:value-type="float" office:value="3647212.8" calcext:value-type="float">
            <text:p>3647212.8</text:p>
          </table:table-cell>
          <table:table-cell table:style-name="ce2" table:formula="of:=AVERAGE([.E20:.E29])" office:value-type="float" office:value="1459665.3" calcext:value-type="float">
            <text:p>1459665.3</text:p>
          </table:table-cell>
          <table:table-cell table:style-name="ce2" table:formula="of:=AVERAGE([.F20:.F29])" office:value-type="float" office:value="1594063.7" calcext:value-type="float">
            <text:p>1594063.7</text:p>
          </table:table-cell>
          <table:table-cell table:style-name="ce2" table:formula="of:=AVERAGE([.G20:.G29])" office:value-type="float" office:value="1598474.9" calcext:value-type="float">
            <text:p>1598474.9</text:p>
          </table:table-cell>
          <table:table-cell table:style-name="ce2" table:formula="of:=AVERAGE([.H20:.H29])" office:value-type="float" office:value="1606380.6" calcext:value-type="float">
            <text:p>1606380.6</text:p>
          </table:table-cell>
          <table:table-cell table:style-name="ce2" table:formula="of:=AVERAGE([.I20:.I29])" office:value-type="float" office:value="1610105.6" calcext:value-type="float">
            <text:p>1610105.6</text:p>
          </table:table-cell>
          <table:table-cell table:style-name="ce2" table:formula="of:=AVERAGE([.J20:.J29])" office:value-type="float" office:value="1608784.5" calcext:value-type="float">
            <text:p>1608784.5</text:p>
          </table:table-cell>
          <table:table-cell table:style-name="ce2" table:formula="of:=AVERAGE([.K20:.K29])" office:value-type="float" office:value="1608628.4" calcext:value-type="float">
            <text:p>1608628.4</text:p>
          </table:table-cell>
          <table:table-cell table:style-name="ce2" table:formula="of:=AVERAGE([.L20:.L29])" office:value-type="float" office:value="1246134.3" calcext:value-type="float">
            <text:p>1246134.3</text:p>
          </table:table-cell>
          <table:table-cell table:style-name="ce2" table:formula="of:=AVERAGE([.M20:.M29])" office:value-type="float" office:value="1247090.4" calcext:value-type="float">
            <text:p>1247090.4</text:p>
          </table:table-cell>
          <table:table-cell table:style-name="ce2" table:formula="of:=AVERAGE([.N20:.N29])" office:value-type="float" office:value="1247667" calcext:value-type="float">
            <text:p>1247667</text:p>
          </table:table-cell>
          <table:table-cell table:style-name="ce2" table:formula="of:=AVERAGE([.O20:.O29])" office:value-type="float" office:value="1248216.4" calcext:value-type="float">
            <text:p>1248216.4</text:p>
          </table:table-cell>
          <table:table-cell table:style-name="ce2" table:formula="of:=AVERAGE([.P20:.P29])" office:value-type="float" office:value="1248686.7" calcext:value-type="float">
            <text:p>1248686.7</text:p>
          </table:table-cell>
          <table:table-cell table:style-name="ce2" table:formula="of:=AVERAGE([.Q20:.Q29])" office:value-type="float" office:value="1250574.4" calcext:value-type="float">
            <text:p>1250574.4</text:p>
          </table:table-cell>
          <table:table-cell table:style-name="ce2" table:formula="of:=AVERAGE([.R20:.R29])" office:value-type="float" office:value="1251002.3" calcext:value-type="float">
            <text:p>1251002.3</text:p>
          </table:table-cell>
          <table:table-cell table:style-name="ce2" table:formula="of:=AVERAGE([.S20:.S29])" office:value-type="float" office:value="1251581.8" calcext:value-type="float">
            <text:p>1251581.8</text:p>
          </table:table-cell>
          <table:table-cell table:style-name="ce2" table:formula="of:=AVERAGE([.T20:.T29])" office:value-type="float" office:value="1250958.7" calcext:value-type="float">
            <text:p>1250958.7</text:p>
          </table:table-cell>
          <table:table-cell table:style-name="ce2" table:formula="of:=AVERAGE([.U20:.U29])" office:value-type="float" office:value="1245384.8" calcext:value-type="float">
            <text:p>1245384.8</text:p>
          </table:table-cell>
          <table:table-cell table:style-name="ce2" table:formula="of:=AVERAGE([.V20:.V29])" office:value-type="float" office:value="1245495.2" calcext:value-type="float">
            <text:p>1245495.2</text:p>
          </table:table-cell>
          <table:table-cell table:style-name="ce2" table:formula="of:=AVERAGE([.W20:.W29])" office:value-type="float" office:value="1245888.9" calcext:value-type="float">
            <text:p>1245888.9</text:p>
          </table:table-cell>
          <table:table-cell table:style-name="ce2" table:formula="of:=AVERAGE([.X20:.X29])" office:value-type="float" office:value="1245467.7" calcext:value-type="float">
            <text:p>1245467.7</text:p>
          </table:table-cell>
          <table:table-cell table:style-name="ce2" table:formula="of:=AVERAGE([.Y20:.Y29])" office:value-type="float" office:value="1246105.8" calcext:value-type="float">
            <text:p>1246105.8</text:p>
          </table:table-cell>
          <table:table-cell table:style-name="ce2" table:formula="of:=AVERAGE([.Z20:.Z29])" office:value-type="float" office:value="1245238.3" calcext:value-type="float">
            <text:p>1245238.3</text:p>
          </table:table-cell>
          <table:table-cell table:style-name="ce2" table:formula="of:=AVERAGE([.AA20:.AA29])" office:value-type="float" office:value="2118656.9" calcext:value-type="float">
            <text:p>2118656.9</text:p>
          </table:table-cell>
          <table:table-cell table:style-name="ce2" table:formula="of:=AVERAGE([.AB20:.AB29])" office:value-type="float" office:value="2119972.6" calcext:value-type="float">
            <text:p>2119972.6</text:p>
          </table:table-cell>
          <table:table-cell table:style-name="ce2" table:formula="of:=AVERAGE([.AC20:.AC29])" office:value-type="float" office:value="2120209.2" calcext:value-type="float">
            <text:p>2120209.2</text:p>
          </table:table-cell>
          <table:table-cell table:style-name="ce2" table:formula="of:=AVERAGE([.AD20:.AD29])" office:value-type="float" office:value="2121262" calcext:value-type="float">
            <text:p>2121262</text:p>
          </table:table-cell>
          <table:table-cell table:style-name="ce2" table:formula="of:=AVERAGE([.AE20:.AE29])" office:value-type="float" office:value="2119703.7" calcext:value-type="float">
            <text:p>2119703.7</text:p>
          </table:table-cell>
          <table:table-cell table:style-name="ce2" table:formula="of:=AVERAGE([.AF20:.AF29])" office:value-type="float" office:value="2122347.3" calcext:value-type="float">
            <text:p>2122347.3</text:p>
          </table:table-cell>
          <table:table-cell table:style-name="ce2" table:formula="of:=AVERAGE([.AG20:.AG29])" office:value-type="float" office:value="2124063.4" calcext:value-type="float">
            <text:p>2124063.4</text:p>
          </table:table-cell>
          <table:table-cell table:style-name="ce2" table:formula="of:=AVERAGE([.AH20:.AH29])" office:value-type="float" office:value="2124388.8" calcext:value-type="float">
            <text:p>2124388.8</text:p>
          </table:table-cell>
          <table:table-cell table:style-name="ce2" table:formula="of:=AVERAGE([.AI20:.AI29])" office:value-type="float" office:value="2124178.7" calcext:value-type="float">
            <text:p>2124178.7</text:p>
          </table:table-cell>
          <table:table-cell table:style-name="ce2" table:formula="of:=AVERAGE([.AJ20:.AJ29])" office:value-type="float" office:value="2125025.5" calcext:value-type="float">
            <text:p>2125025.5</text:p>
          </table:table-cell>
          <table:table-cell table:style-name="ce2" table:formula="of:=AVERAGE([.AK20:.AK29])" office:value-type="float" office:value="2125377.8" calcext:value-type="float">
            <text:p>2125377.8</text:p>
          </table:table-cell>
          <table:table-cell table:style-name="ce2" table:formula="of:=AVERAGE([.AL20:.AL29])" office:value-type="float" office:value="2119260.4" calcext:value-type="float">
            <text:p>2119260.4</text:p>
          </table:table-cell>
          <table:table-cell table:style-name="ce2" table:formula="of:=AVERAGE([.AM20:.AM29])" office:value-type="float" office:value="2119179.8" calcext:value-type="float">
            <text:p>2119179.8</text:p>
          </table:table-cell>
          <table:table-cell table:style-name="ce2" table:formula="of:=AVERAGE([.AN20:.AN29])" office:value-type="float" office:value="2118747.3" calcext:value-type="float">
            <text:p>2118747.3</text:p>
          </table:table-cell>
          <table:table-cell table:style-name="ce2" table:formula="of:=AVERAGE([.AO20:.AO29])" office:value-type="float" office:value="2118842.6" calcext:value-type="float">
            <text:p>2118842.6</text:p>
          </table:table-cell>
          <table:table-cell table:style-name="ce2" table:formula="of:=AVERAGE([.AP20:.AP29])" office:value-type="float" office:value="2118766" calcext:value-type="float">
            <text:p>2118766</text:p>
          </table:table-cell>
          <table:table-cell table:style-name="ce2" table:formula="of:=AVERAGE([.AQ20:.AQ29])" office:value-type="float" office:value="2118691.8" calcext:value-type="float">
            <text:p>2118691.8</text:p>
          </table:table-cell>
          <table:table-cell table:style-name="ce2" table:formula="of:=AVERAGE([.AR20:.AR29])" office:value-type="float" office:value="2119433.1" calcext:value-type="float">
            <text:p>2119433.1</text:p>
          </table:table-cell>
          <table:table-cell table:style-name="ce2" table:formula="of:=AVERAGE([.AS20:.AS29])" office:value-type="float" office:value="2118713.4" calcext:value-type="float">
            <text:p>2118713.4</text:p>
          </table:table-cell>
          <table:table-cell table:style-name="ce2" table:formula="of:=AVERAGE([.AT20:.AT29])" office:value-type="float" office:value="2117966.5" calcext:value-type="float">
            <text:p>2117966.5</text:p>
          </table:table-cell>
          <table:table-cell table:style-name="ce2" table:formula="of:=AVERAGE([.AU20:.AU29])" office:value-type="float" office:value="2118474" calcext:value-type="float">
            <text:p>2118474</text:p>
          </table:table-cell>
          <table:table-cell table:style-name="ce2" table:formula="of:=AVERAGE([.AV20:.AV29])" office:value-type="float" office:value="2118172.3" calcext:value-type="float">
            <text:p>2118172.3</text:p>
          </table:table-cell>
          <table:table-cell table:style-name="ce2" table:formula="of:=AVERAGE([.AW20:.AW29])" office:value-type="float" office:value="2117938.9" calcext:value-type="float">
            <text:p>2117938.9</text:p>
          </table:table-cell>
          <table:table-cell table:style-name="ce2" table:formula="of:=AVERAGE([.AX20:.AX29])" office:value-type="float" office:value="2118498" calcext:value-type="float">
            <text:p>2118498</text:p>
          </table:table-cell>
          <table:table-cell table:style-name="ce2" table:formula="of:=AVERAGE([.AY20:.AY29])" office:value-type="float" office:value="2117774.8" calcext:value-type="float">
            <text:p>2117774.8</text:p>
          </table:table-cell>
          <table:table-cell table:style-name="ce2" table:formula="of:=AVERAGE([.AZ20:.AZ29])" office:value-type="float" office:value="2118070.7" calcext:value-type="float">
            <text:p>2118070.7</text:p>
          </table:table-cell>
          <table:table-cell table:style-name="ce2" table:formula="of:=AVERAGE([.BA20:.BA29])" office:value-type="float" office:value="2117541.1" calcext:value-type="float">
            <text:p>2117541.1</text:p>
          </table:table-cell>
          <table:table-cell table:style-name="ce2" table:formula="of:=AVERAGE([.BB20:.BB29])" office:value-type="float" office:value="2117093.8" calcext:value-type="float">
            <text:p>2117093.8</text:p>
          </table:table-cell>
          <table:table-cell table:style-name="ce2" table:formula="of:=AVERAGE([.BC20:.BC29])" office:value-type="float" office:value="2114307.9" calcext:value-type="float">
            <text:p>2114307.9</text:p>
          </table:table-cell>
          <table:table-cell table:style-name="ce2" table:formula="of:=AVERAGE([.BD20:.BD29])" office:value-type="float" office:value="2116361.9" calcext:value-type="float">
            <text:p>2116361.9</text:p>
          </table:table-cell>
          <table:table-cell table:style-name="ce2" table:formula="of:=AVERAGE([.BE20:.BE29])" office:value-type="float" office:value="2116580.9" calcext:value-type="float">
            <text:p>2116580.9</text:p>
          </table:table-cell>
          <table:table-cell table:style-name="ce2" table:number-columns-repeated="967"/>
        </table:table-row>
        <table:table-row table:style-name="ro1">
          <table:table-cell table:style-name="ce2"/>
          <table:table-cell table:style-name="ce3" table:formula="of:=([.C31]-[.B30])*100/[.C31]" office:value-type="float" office:value="26.2650010412" calcext:value-type="float">
            <text:p>26.2650010412</text:p>
          </table:table-cell>
          <table:table-cell table:formula="of:=AVERAGE([.C30];[.D30])" office:value-type="float" office:value="3644592.85" calcext:value-type="float">
            <text:p>3644592.85</text:p>
          </table:table-cell>
          <table:table-cell/>
          <table:table-cell table:style-name="ce3" table:formula="of:=([.F31]-[.E30])*100/[.F31]" office:value-type="float" office:value="9.02146699604153" calcext:value-type="float">
            <text:p>9.02146699604153</text:p>
          </table:table-cell>
          <table:table-cell table:formula="of:=AVERAGE([.F30:.K30])" office:value-type="float" office:value="1604406.28333333" calcext:value-type="float">
            <text:p>1604406.28333333</text:p>
          </table:table-cell>
          <table:table-cell table:number-columns-repeated="5"/>
          <table:table-cell table:style-name="ce3" table:formula="of:=([.M31]-[.L30])*100/[.M31]" office:value-type="float" office:value="0.134396464154046" calcext:value-type="float">
            <text:p>0.134396464154046</text:p>
          </table:table-cell>
          <table:table-cell table:formula="of:=AVERAGE([.M30:.Z30])" office:value-type="float" office:value="1247811.31428571" calcext:value-type="float">
            <text:p>1247811.31428571</text:p>
          </table:table-cell>
          <table:table-cell table:style-name="ce2"/>
          <table:table-cell/>
          <table:table-cell table:style-name="ce2" table:number-columns-repeated="3"/>
          <table:table-cell/>
          <table:table-cell table:style-name="ce2" table:number-columns-repeated="7"/>
          <table:table-cell table:style-name="ce3" table:formula="of:=([.AB31]-[.AA30])*100/[.AB31]" office:value-type="float" office:value="0.0428345792405637" calcext:value-type="float">
            <text:p>0.0428345792405637</text:p>
          </table:table-cell>
          <table:table-cell table:style-name="Default" table:formula="of:=AVERAGE([.AB30:.BE30])" office:value-type="float" office:value="2119564.80666667" calcext:value-type="float">
            <text:p>2119564.80666667</text:p>
          </table:table-cell>
          <table:table-cell table:style-name="ce2"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720" calcext:value-type="float">
            <text:p>72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pthread</text:p>
          </table:table-cell>
          <table:table-cell table:number-columns-repeated="2"/>
          <table:table-cell office:value-type="string" calcext:value-type="string">
            <text:p>pthread</text:p>
          </table:table-cell>
          <table:table-cell table:number-columns-repeated="6"/>
          <table:table-cell office:value-type="string" calcext:value-type="string">
            <text:p>pthread</text:p>
          </table:table-cell>
          <table:table-cell table:number-columns-repeated="14"/>
          <table:table-cell office:value-type="string" calcext:value-type="string">
            <text:p>pthread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table:number-columns-repeated="14"/>
          <table:table-cell office:value-type="float" office:value="32" calcext:value-type="float">
            <text:p>32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10904595" calcext:value-type="float">
            <text:p>10904595</text:p>
          </table:table-cell>
          <table:table-cell office:value-type="float" office:value="15055963" calcext:value-type="float">
            <text:p>15055963</text:p>
          </table:table-cell>
          <table:table-cell office:value-type="float" office:value="15012633" calcext:value-type="float">
            <text:p>15012633</text:p>
          </table:table-cell>
          <table:table-cell office:value-type="float" office:value="6014399" calcext:value-type="float">
            <text:p>6014399</text:p>
          </table:table-cell>
          <table:table-cell office:value-type="float" office:value="6845700" calcext:value-type="float">
            <text:p>6845700</text:p>
          </table:table-cell>
          <table:table-cell office:value-type="float" office:value="6853993" calcext:value-type="float">
            <text:p>6853993</text:p>
          </table:table-cell>
          <table:table-cell office:value-type="float" office:value="6922039" calcext:value-type="float">
            <text:p>6922039</text:p>
          </table:table-cell>
          <table:table-cell office:value-type="float" office:value="6913283" calcext:value-type="float">
            <text:p>6913283</text:p>
          </table:table-cell>
          <table:table-cell office:value-type="float" office:value="6838223" calcext:value-type="float">
            <text:p>6838223</text:p>
          </table:table-cell>
          <table:table-cell office:value-type="float" office:value="6800910" calcext:value-type="float">
            <text:p>6800910</text:p>
          </table:table-cell>
          <table:table-cell office:value-type="float" office:value="4405375" calcext:value-type="float">
            <text:p>4405375</text:p>
          </table:table-cell>
          <table:table-cell office:value-type="float" office:value="4406641" calcext:value-type="float">
            <text:p>4406641</text:p>
          </table:table-cell>
          <table:table-cell office:value-type="float" office:value="4408757" calcext:value-type="float">
            <text:p>4408757</text:p>
          </table:table-cell>
          <table:table-cell office:value-type="float" office:value="4421089" calcext:value-type="float">
            <text:p>4421089</text:p>
          </table:table-cell>
          <table:table-cell office:value-type="float" office:value="4423829" calcext:value-type="float">
            <text:p>4423829</text:p>
          </table:table-cell>
          <table:table-cell office:value-type="float" office:value="4421272" calcext:value-type="float">
            <text:p>4421272</text:p>
          </table:table-cell>
          <table:table-cell office:value-type="float" office:value="4423079" calcext:value-type="float">
            <text:p>4423079</text:p>
          </table:table-cell>
          <table:table-cell office:value-type="float" office:value="4430173" calcext:value-type="float">
            <text:p>4430173</text:p>
          </table:table-cell>
          <table:table-cell office:value-type="float" office:value="4431543" calcext:value-type="float">
            <text:p>4431543</text:p>
          </table:table-cell>
          <table:table-cell office:value-type="float" office:value="4400690" calcext:value-type="float">
            <text:p>4400690</text:p>
          </table:table-cell>
          <table:table-cell office:value-type="float" office:value="4401420" calcext:value-type="float">
            <text:p>4401420</text:p>
          </table:table-cell>
          <table:table-cell office:value-type="float" office:value="4400652" calcext:value-type="float">
            <text:p>4400652</text:p>
          </table:table-cell>
          <table:table-cell office:value-type="float" office:value="4395845" calcext:value-type="float">
            <text:p>4395845</text:p>
          </table:table-cell>
          <table:table-cell office:value-type="float" office:value="4400454" calcext:value-type="float">
            <text:p>4400454</text:p>
          </table:table-cell>
          <table:table-cell office:value-type="float" office:value="4402445" calcext:value-type="float">
            <text:p>4402445</text:p>
          </table:table-cell>
          <table:table-cell office:value-type="float" office:value="8101388" calcext:value-type="float">
            <text:p>8101388</text:p>
          </table:table-cell>
          <table:table-cell office:value-type="float" office:value="8120248" calcext:value-type="float">
            <text:p>8120248</text:p>
          </table:table-cell>
          <table:table-cell office:value-type="float" office:value="8120947" calcext:value-type="float">
            <text:p>8120947</text:p>
          </table:table-cell>
          <table:table-cell office:value-type="float" office:value="8111946" calcext:value-type="float">
            <text:p>8111946</text:p>
          </table:table-cell>
          <table:table-cell office:value-type="float" office:value="8113287" calcext:value-type="float">
            <text:p>8113287</text:p>
          </table:table-cell>
          <table:table-cell office:value-type="float" office:value="8120517" calcext:value-type="float">
            <text:p>8120517</text:p>
          </table:table-cell>
          <table:table-cell office:value-type="float" office:value="8122130" calcext:value-type="float">
            <text:p>8122130</text:p>
          </table:table-cell>
          <table:table-cell office:value-type="float" office:value="8126251" calcext:value-type="float">
            <text:p>8126251</text:p>
          </table:table-cell>
          <table:table-cell office:value-type="float" office:value="8127983" calcext:value-type="float">
            <text:p>8127983</text:p>
          </table:table-cell>
          <table:table-cell office:value-type="float" office:value="8127972" calcext:value-type="float">
            <text:p>8127972</text:p>
          </table:table-cell>
          <table:table-cell office:value-type="float" office:value="8129020" calcext:value-type="float">
            <text:p>8129020</text:p>
          </table:table-cell>
          <table:table-cell office:value-type="float" office:value="8100968" calcext:value-type="float">
            <text:p>8100968</text:p>
          </table:table-cell>
          <table:table-cell office:value-type="float" office:value="8100963" calcext:value-type="float">
            <text:p>8100963</text:p>
          </table:table-cell>
          <table:table-cell office:value-type="float" office:value="8100838" calcext:value-type="float">
            <text:p>8100838</text:p>
          </table:table-cell>
          <table:table-cell office:value-type="float" office:value="8100809" calcext:value-type="float">
            <text:p>8100809</text:p>
          </table:table-cell>
          <table:table-cell office:value-type="float" office:value="8100878" calcext:value-type="float">
            <text:p>8100878</text:p>
          </table:table-cell>
          <table:table-cell office:value-type="float" office:value="8100842" calcext:value-type="float">
            <text:p>8100842</text:p>
          </table:table-cell>
          <table:table-cell office:value-type="float" office:value="8100757" calcext:value-type="float">
            <text:p>8100757</text:p>
          </table:table-cell>
          <table:table-cell office:value-type="float" office:value="8100298" calcext:value-type="float">
            <text:p>8100298</text:p>
          </table:table-cell>
          <table:table-cell office:value-type="float" office:value="8100744" calcext:value-type="float">
            <text:p>8100744</text:p>
          </table:table-cell>
          <table:table-cell office:value-type="float" office:value="8100676" calcext:value-type="float">
            <text:p>8100676</text:p>
          </table:table-cell>
          <table:table-cell office:value-type="float" office:value="8100652" calcext:value-type="float">
            <text:p>8100652</text:p>
          </table:table-cell>
          <table:table-cell office:value-type="float" office:value="8094437" calcext:value-type="float">
            <text:p>8094437</text:p>
          </table:table-cell>
          <table:table-cell office:value-type="float" office:value="8111704" calcext:value-type="float">
            <text:p>8111704</text:p>
          </table:table-cell>
          <table:table-cell office:value-type="float" office:value="8112489" calcext:value-type="float">
            <text:p>8112489</text:p>
          </table:table-cell>
          <table:table-cell office:value-type="float" office:value="8100409" calcext:value-type="float">
            <text:p>8100409</text:p>
          </table:table-cell>
          <table:table-cell office:value-type="float" office:value="8100382" calcext:value-type="float">
            <text:p>8100382</text:p>
          </table:table-cell>
          <table:table-cell office:value-type="float" office:value="8111414" calcext:value-type="float">
            <text:p>8111414</text:p>
          </table:table-cell>
          <table:table-cell office:value-type="float" office:value="8109236" calcext:value-type="float">
            <text:p>8109236</text:p>
          </table:table-cell>
          <table:table-cell office:value-type="float" office:value="8100351" calcext:value-type="float">
            <text:p>8100351</text:p>
          </table:table-cell>
          <table:table-cell office:value-type="float" office:value="8100343" calcext:value-type="float">
            <text:p>8100343</text:p>
          </table:table-cell>
          <table:table-cell table:number-columns-repeated="967"/>
        </table:table-row>
        <table:table-row table:style-name="ro1">
          <table:table-cell/>
          <table:table-cell office:value-type="float" office:value="13840048" calcext:value-type="float">
            <text:p>13840048</text:p>
          </table:table-cell>
          <table:table-cell office:value-type="float" office:value="16581850" calcext:value-type="float">
            <text:p>16581850</text:p>
          </table:table-cell>
          <table:table-cell office:value-type="float" office:value="16613324" calcext:value-type="float">
            <text:p>16613324</text:p>
          </table:table-cell>
          <table:table-cell office:value-type="float" office:value="5686134" calcext:value-type="float">
            <text:p>5686134</text:p>
          </table:table-cell>
          <table:table-cell office:value-type="float" office:value="6367317" calcext:value-type="float">
            <text:p>6367317</text:p>
          </table:table-cell>
          <table:table-cell office:value-type="float" office:value="6372066" calcext:value-type="float">
            <text:p>6372066</text:p>
          </table:table-cell>
          <table:table-cell office:value-type="float" office:value="6454577" calcext:value-type="float">
            <text:p>6454577</text:p>
          </table:table-cell>
          <table:table-cell office:value-type="float" office:value="6446947" calcext:value-type="float">
            <text:p>6446947</text:p>
          </table:table-cell>
          <table:table-cell office:value-type="float" office:value="6567329" calcext:value-type="float">
            <text:p>6567329</text:p>
          </table:table-cell>
          <table:table-cell office:value-type="float" office:value="6569039" calcext:value-type="float">
            <text:p>6569039</text:p>
          </table:table-cell>
          <table:table-cell office:value-type="float" office:value="4257757" calcext:value-type="float">
            <text:p>4257757</text:p>
          </table:table-cell>
          <table:table-cell office:value-type="float" office:value="4261870" calcext:value-type="float">
            <text:p>4261870</text:p>
          </table:table-cell>
          <table:table-cell office:value-type="float" office:value="4261954" calcext:value-type="float">
            <text:p>4261954</text:p>
          </table:table-cell>
          <table:table-cell office:value-type="float" office:value="4264990" calcext:value-type="float">
            <text:p>4264990</text:p>
          </table:table-cell>
          <table:table-cell office:value-type="float" office:value="4267861" calcext:value-type="float">
            <text:p>4267861</text:p>
          </table:table-cell>
          <table:table-cell office:value-type="float" office:value="4274633" calcext:value-type="float">
            <text:p>4274633</text:p>
          </table:table-cell>
          <table:table-cell office:value-type="float" office:value="4276276" calcext:value-type="float">
            <text:p>4276276</text:p>
          </table:table-cell>
          <table:table-cell office:value-type="float" office:value="4275657" calcext:value-type="float">
            <text:p>4275657</text:p>
          </table:table-cell>
          <table:table-cell office:value-type="float" office:value="4277457" calcext:value-type="float">
            <text:p>4277457</text:p>
          </table:table-cell>
          <table:table-cell office:value-type="float" office:value="4248384" calcext:value-type="float">
            <text:p>4248384</text:p>
          </table:table-cell>
          <table:table-cell office:value-type="float" office:value="4248308" calcext:value-type="float">
            <text:p>4248308</text:p>
          </table:table-cell>
          <table:table-cell office:value-type="float" office:value="4252099" calcext:value-type="float">
            <text:p>4252099</text:p>
          </table:table-cell>
          <table:table-cell office:value-type="float" office:value="4253115" calcext:value-type="float">
            <text:p>4253115</text:p>
          </table:table-cell>
          <table:table-cell office:value-type="float" office:value="4255107" calcext:value-type="float">
            <text:p>4255107</text:p>
          </table:table-cell>
          <table:table-cell office:value-type="float" office:value="4256659" calcext:value-type="float">
            <text:p>4256659</text:p>
          </table:table-cell>
          <table:table-cell office:value-type="float" office:value="7222118" calcext:value-type="float">
            <text:p>7222118</text:p>
          </table:table-cell>
          <table:table-cell office:value-type="float" office:value="7241325" calcext:value-type="float">
            <text:p>7241325</text:p>
          </table:table-cell>
          <table:table-cell office:value-type="float" office:value="7242703" calcext:value-type="float">
            <text:p>7242703</text:p>
          </table:table-cell>
          <table:table-cell office:value-type="float" office:value="7239475" calcext:value-type="float">
            <text:p>7239475</text:p>
          </table:table-cell>
          <table:table-cell office:value-type="float" office:value="7241332" calcext:value-type="float">
            <text:p>7241332</text:p>
          </table:table-cell>
          <table:table-cell office:value-type="float" office:value="7238330" calcext:value-type="float">
            <text:p>7238330</text:p>
          </table:table-cell>
          <table:table-cell office:value-type="float" office:value="7239956" calcext:value-type="float">
            <text:p>7239956</text:p>
          </table:table-cell>
          <table:table-cell office:value-type="float" office:value="7240543" calcext:value-type="float">
            <text:p>7240543</text:p>
          </table:table-cell>
          <table:table-cell office:value-type="float" office:value="7242676" calcext:value-type="float">
            <text:p>7242676</text:p>
          </table:table-cell>
          <table:table-cell office:value-type="float" office:value="7252499" calcext:value-type="float">
            <text:p>7252499</text:p>
          </table:table-cell>
          <table:table-cell office:value-type="float" office:value="7253600" calcext:value-type="float">
            <text:p>7253600</text:p>
          </table:table-cell>
          <table:table-cell office:value-type="float" office:value="7219753" calcext:value-type="float">
            <text:p>7219753</text:p>
          </table:table-cell>
          <table:table-cell office:value-type="float" office:value="7219714" calcext:value-type="float">
            <text:p>7219714</text:p>
          </table:table-cell>
          <table:table-cell office:value-type="float" office:value="7219712" calcext:value-type="float">
            <text:p>7219712</text:p>
          </table:table-cell>
          <table:table-cell office:value-type="float" office:value="7219762" calcext:value-type="float">
            <text:p>7219762</text:p>
          </table:table-cell>
          <table:table-cell office:value-type="float" office:value="7219551" calcext:value-type="float">
            <text:p>7219551</text:p>
          </table:table-cell>
          <table:table-cell office:value-type="float" office:value="7219537" calcext:value-type="float">
            <text:p>7219537</text:p>
          </table:table-cell>
          <table:table-cell office:value-type="float" office:value="7219549" calcext:value-type="float">
            <text:p>7219549</text:p>
          </table:table-cell>
          <table:table-cell office:value-type="float" office:value="7219028" calcext:value-type="float">
            <text:p>7219028</text:p>
          </table:table-cell>
          <table:table-cell office:value-type="float" office:value="7222602" calcext:value-type="float">
            <text:p>7222602</text:p>
          </table:table-cell>
          <table:table-cell office:value-type="float" office:value="7222622" calcext:value-type="float">
            <text:p>7222622</text:p>
          </table:table-cell>
          <table:table-cell office:value-type="float" office:value="7212525" calcext:value-type="float">
            <text:p>7212525</text:p>
          </table:table-cell>
          <table:table-cell office:value-type="float" office:value="7219401" calcext:value-type="float">
            <text:p>7219401</text:p>
          </table:table-cell>
          <table:table-cell office:value-type="float" office:value="7228076" calcext:value-type="float">
            <text:p>7228076</text:p>
          </table:table-cell>
          <table:table-cell office:value-type="float" office:value="7229555" calcext:value-type="float">
            <text:p>7229555</text:p>
          </table:table-cell>
          <table:table-cell office:value-type="float" office:value="7219383" calcext:value-type="float">
            <text:p>7219383</text:p>
          </table:table-cell>
          <table:table-cell office:value-type="float" office:value="7219254" calcext:value-type="float">
            <text:p>7219254</text:p>
          </table:table-cell>
          <table:table-cell office:value-type="float" office:value="7219108" calcext:value-type="float">
            <text:p>7219108</text:p>
          </table:table-cell>
          <table:table-cell office:value-type="float" office:value="7219037" calcext:value-type="float">
            <text:p>7219037</text:p>
          </table:table-cell>
          <table:table-cell office:value-type="float" office:value="7222058" calcext:value-type="float">
            <text:p>7222058</text:p>
          </table:table-cell>
          <table:table-cell office:value-type="float" office:value="7228114" calcext:value-type="float">
            <text:p>7228114</text:p>
          </table:table-cell>
          <table:table-cell table:number-columns-repeated="967"/>
        </table:table-row>
        <table:table-row table:style-name="ro1">
          <table:table-cell/>
          <table:table-cell office:value-type="float" office:value="10757093" calcext:value-type="float">
            <text:p>10757093</text:p>
          </table:table-cell>
          <table:table-cell office:value-type="float" office:value="14742266" calcext:value-type="float">
            <text:p>14742266</text:p>
          </table:table-cell>
          <table:table-cell office:value-type="float" office:value="14782940" calcext:value-type="float">
            <text:p>14782940</text:p>
          </table:table-cell>
          <table:table-cell office:value-type="float" office:value="5544453" calcext:value-type="float">
            <text:p>5544453</text:p>
          </table:table-cell>
          <table:table-cell office:value-type="float" office:value="6290261" calcext:value-type="float">
            <text:p>6290261</text:p>
          </table:table-cell>
          <table:table-cell office:value-type="float" office:value="6294937" calcext:value-type="float">
            <text:p>6294937</text:p>
          </table:table-cell>
          <table:table-cell office:value-type="float" office:value="6252495" calcext:value-type="float">
            <text:p>6252495</text:p>
          </table:table-cell>
          <table:table-cell office:value-type="float" office:value="6246265" calcext:value-type="float">
            <text:p>6246265</text:p>
          </table:table-cell>
          <table:table-cell office:value-type="float" office:value="6288310" calcext:value-type="float">
            <text:p>6288310</text:p>
          </table:table-cell>
          <table:table-cell office:value-type="float" office:value="6309706" calcext:value-type="float">
            <text:p>6309706</text:p>
          </table:table-cell>
          <table:table-cell office:value-type="float" office:value="3997138" calcext:value-type="float">
            <text:p>3997138</text:p>
          </table:table-cell>
          <table:table-cell office:value-type="float" office:value="4003059" calcext:value-type="float">
            <text:p>4003059</text:p>
          </table:table-cell>
          <table:table-cell office:value-type="float" office:value="4005243" calcext:value-type="float">
            <text:p>4005243</text:p>
          </table:table-cell>
          <table:table-cell office:value-type="float" office:value="4006415" calcext:value-type="float">
            <text:p>4006415</text:p>
          </table:table-cell>
          <table:table-cell office:value-type="float" office:value="4008399" calcext:value-type="float">
            <text:p>4008399</text:p>
          </table:table-cell>
          <table:table-cell office:value-type="float" office:value="4013636" calcext:value-type="float">
            <text:p>4013636</text:p>
          </table:table-cell>
          <table:table-cell office:value-type="float" office:value="4015439" calcext:value-type="float">
            <text:p>4015439</text:p>
          </table:table-cell>
          <table:table-cell office:value-type="float" office:value="4023735" calcext:value-type="float">
            <text:p>4023735</text:p>
          </table:table-cell>
          <table:table-cell office:value-type="float" office:value="4025796" calcext:value-type="float">
            <text:p>4025796</text:p>
          </table:table-cell>
          <table:table-cell office:value-type="float" office:value="3992086" calcext:value-type="float">
            <text:p>3992086</text:p>
          </table:table-cell>
          <table:table-cell office:value-type="float" office:value="3992014" calcext:value-type="float">
            <text:p>3992014</text:p>
          </table:table-cell>
          <table:table-cell office:value-type="float" office:value="3991938" calcext:value-type="float">
            <text:p>3991938</text:p>
          </table:table-cell>
          <table:table-cell office:value-type="float" office:value="3991970" calcext:value-type="float">
            <text:p>3991970</text:p>
          </table:table-cell>
          <table:table-cell office:value-type="float" office:value="3995895" calcext:value-type="float">
            <text:p>3995895</text:p>
          </table:table-cell>
          <table:table-cell office:value-type="float" office:value="3997739" calcext:value-type="float">
            <text:p>3997739</text:p>
          </table:table-cell>
          <table:table-cell office:value-type="float" office:value="5848605" calcext:value-type="float">
            <text:p>5848605</text:p>
          </table:table-cell>
          <table:table-cell office:value-type="float" office:value="5848740" calcext:value-type="float">
            <text:p>5848740</text:p>
          </table:table-cell>
          <table:table-cell office:value-type="float" office:value="5848587" calcext:value-type="float">
            <text:p>5848587</text:p>
          </table:table-cell>
          <table:table-cell office:value-type="float" office:value="5848855" calcext:value-type="float">
            <text:p>5848855</text:p>
          </table:table-cell>
          <table:table-cell office:value-type="float" office:value="5848798" calcext:value-type="float">
            <text:p>5848798</text:p>
          </table:table-cell>
          <table:table-cell office:value-type="float" office:value="5848762" calcext:value-type="float">
            <text:p>5848762</text:p>
          </table:table-cell>
          <table:table-cell office:value-type="float" office:value="5848800" calcext:value-type="float">
            <text:p>5848800</text:p>
          </table:table-cell>
          <table:table-cell office:value-type="float" office:value="5848724" calcext:value-type="float">
            <text:p>5848724</text:p>
          </table:table-cell>
          <table:table-cell office:value-type="float" office:value="5856213" calcext:value-type="float">
            <text:p>5856213</text:p>
          </table:table-cell>
          <table:table-cell office:value-type="float" office:value="5861002" calcext:value-type="float">
            <text:p>5861002</text:p>
          </table:table-cell>
          <table:table-cell office:value-type="float" office:value="5862887" calcext:value-type="float">
            <text:p>5862887</text:p>
          </table:table-cell>
          <table:table-cell office:value-type="float" office:value="5848626" calcext:value-type="float">
            <text:p>5848626</text:p>
          </table:table-cell>
          <table:table-cell office:value-type="float" office:value="5848476" calcext:value-type="float">
            <text:p>5848476</text:p>
          </table:table-cell>
          <table:table-cell office:value-type="float" office:value="5848669" calcext:value-type="float">
            <text:p>5848669</text:p>
          </table:table-cell>
          <table:table-cell office:value-type="float" office:value="5848366" calcext:value-type="float">
            <text:p>5848366</text:p>
          </table:table-cell>
          <table:table-cell office:value-type="float" office:value="5848480" calcext:value-type="float">
            <text:p>5848480</text:p>
          </table:table-cell>
          <table:table-cell office:value-type="float" office:value="5848471" calcext:value-type="float">
            <text:p>5848471</text:p>
          </table:table-cell>
          <table:table-cell office:value-type="float" office:value="5848271" calcext:value-type="float">
            <text:p>5848271</text:p>
          </table:table-cell>
          <table:table-cell office:value-type="float" office:value="5847878" calcext:value-type="float">
            <text:p>5847878</text:p>
          </table:table-cell>
          <table:table-cell office:value-type="float" office:value="5849223" calcext:value-type="float">
            <text:p>5849223</text:p>
          </table:table-cell>
          <table:table-cell office:value-type="float" office:value="5849224" calcext:value-type="float">
            <text:p>5849224</text:p>
          </table:table-cell>
          <table:table-cell office:value-type="float" office:value="5848151" calcext:value-type="float">
            <text:p>5848151</text:p>
          </table:table-cell>
          <table:table-cell office:value-type="float" office:value="5851028" calcext:value-type="float">
            <text:p>5851028</text:p>
          </table:table-cell>
          <table:table-cell office:value-type="float" office:value="5848081" calcext:value-type="float">
            <text:p>5848081</text:p>
          </table:table-cell>
          <table:table-cell office:value-type="float" office:value="5848066" calcext:value-type="float">
            <text:p>5848066</text:p>
          </table:table-cell>
          <table:table-cell office:value-type="float" office:value="5848009" calcext:value-type="float">
            <text:p>5848009</text:p>
          </table:table-cell>
          <table:table-cell office:value-type="float" office:value="5847923" calcext:value-type="float">
            <text:p>5847923</text:p>
          </table:table-cell>
          <table:table-cell office:value-type="float" office:value="5847928" calcext:value-type="float">
            <text:p>5847928</text:p>
          </table:table-cell>
          <table:table-cell office:value-type="float" office:value="5847913" calcext:value-type="float">
            <text:p>5847913</text:p>
          </table:table-cell>
          <table:table-cell office:value-type="float" office:value="5844963" calcext:value-type="float">
            <text:p>5844963</text:p>
          </table:table-cell>
          <table:table-cell office:value-type="float" office:value="5844982" calcext:value-type="float">
            <text:p>5844982</text:p>
          </table:table-cell>
          <table:table-cell table:number-columns-repeated="967"/>
        </table:table-row>
        <table:table-row table:style-name="ro1">
          <table:table-cell/>
          <table:table-cell office:value-type="float" office:value="10715977" calcext:value-type="float">
            <text:p>10715977</text:p>
          </table:table-cell>
          <table:table-cell office:value-type="float" office:value="14616024" calcext:value-type="float">
            <text:p>14616024</text:p>
          </table:table-cell>
          <table:table-cell office:value-type="float" office:value="14618343" calcext:value-type="float">
            <text:p>14618343</text:p>
          </table:table-cell>
          <table:table-cell office:value-type="float" office:value="5604932" calcext:value-type="float">
            <text:p>5604932</text:p>
          </table:table-cell>
          <table:table-cell office:value-type="float" office:value="6323651" calcext:value-type="float">
            <text:p>6323651</text:p>
          </table:table-cell>
          <table:table-cell office:value-type="float" office:value="6312426" calcext:value-type="float">
            <text:p>6312426</text:p>
          </table:table-cell>
          <table:table-cell office:value-type="float" office:value="6321045" calcext:value-type="float">
            <text:p>6321045</text:p>
          </table:table-cell>
          <table:table-cell office:value-type="float" office:value="6329094" calcext:value-type="float">
            <text:p>6329094</text:p>
          </table:table-cell>
          <table:table-cell office:value-type="float" office:value="6389844" calcext:value-type="float">
            <text:p>6389844</text:p>
          </table:table-cell>
          <table:table-cell office:value-type="float" office:value="6385724" calcext:value-type="float">
            <text:p>6385724</text:p>
          </table:table-cell>
          <table:table-cell office:value-type="float" office:value="4129622" calcext:value-type="float">
            <text:p>4129622</text:p>
          </table:table-cell>
          <table:table-cell office:value-type="float" office:value="4134876" calcext:value-type="float">
            <text:p>4134876</text:p>
          </table:table-cell>
          <table:table-cell office:value-type="float" office:value="4136903" calcext:value-type="float">
            <text:p>4136903</text:p>
          </table:table-cell>
          <table:table-cell office:value-type="float" office:value="4141268" calcext:value-type="float">
            <text:p>4141268</text:p>
          </table:table-cell>
          <table:table-cell office:value-type="float" office:value="4143007" calcext:value-type="float">
            <text:p>4143007</text:p>
          </table:table-cell>
          <table:table-cell office:value-type="float" office:value="4147987" calcext:value-type="float">
            <text:p>4147987</text:p>
          </table:table-cell>
          <table:table-cell office:value-type="float" office:value="4149827" calcext:value-type="float">
            <text:p>4149827</text:p>
          </table:table-cell>
          <table:table-cell office:value-type="float" office:value="4143359" calcext:value-type="float">
            <text:p>4143359</text:p>
          </table:table-cell>
          <table:table-cell office:value-type="float" office:value="4155136" calcext:value-type="float">
            <text:p>4155136</text:p>
          </table:table-cell>
          <table:table-cell office:value-type="float" office:value="4124211" calcext:value-type="float">
            <text:p>4124211</text:p>
          </table:table-cell>
          <table:table-cell office:value-type="float" office:value="4124004" calcext:value-type="float">
            <text:p>4124004</text:p>
          </table:table-cell>
          <table:table-cell office:value-type="float" office:value="4124638" calcext:value-type="float">
            <text:p>4124638</text:p>
          </table:table-cell>
          <table:table-cell office:value-type="float" office:value="4124153" calcext:value-type="float">
            <text:p>4124153</text:p>
          </table:table-cell>
          <table:table-cell office:value-type="float" office:value="4127684" calcext:value-type="float">
            <text:p>4127684</text:p>
          </table:table-cell>
          <table:table-cell office:value-type="float" office:value="4129351" calcext:value-type="float">
            <text:p>4129351</text:p>
          </table:table-cell>
          <table:table-cell office:value-type="float" office:value="7306565" calcext:value-type="float">
            <text:p>7306565</text:p>
          </table:table-cell>
          <table:table-cell office:value-type="float" office:value="7305130" calcext:value-type="float">
            <text:p>7305130</text:p>
          </table:table-cell>
          <table:table-cell office:value-type="float" office:value="7304351" calcext:value-type="float">
            <text:p>7304351</text:p>
          </table:table-cell>
          <table:table-cell office:value-type="float" office:value="7303731" calcext:value-type="float">
            <text:p>7303731</text:p>
          </table:table-cell>
          <table:table-cell office:value-type="float" office:value="7303670" calcext:value-type="float">
            <text:p>7303670</text:p>
          </table:table-cell>
          <table:table-cell office:value-type="float" office:value="7310099" calcext:value-type="float">
            <text:p>7310099</text:p>
          </table:table-cell>
          <table:table-cell office:value-type="float" office:value="7314152" calcext:value-type="float">
            <text:p>7314152</text:p>
          </table:table-cell>
          <table:table-cell office:value-type="float" office:value="7314839" calcext:value-type="float">
            <text:p>7314839</text:p>
          </table:table-cell>
          <table:table-cell office:value-type="float" office:value="7319368" calcext:value-type="float">
            <text:p>7319368</text:p>
          </table:table-cell>
          <table:table-cell office:value-type="float" office:value="7324782" calcext:value-type="float">
            <text:p>7324782</text:p>
          </table:table-cell>
          <table:table-cell office:value-type="float" office:value="7329580" calcext:value-type="float">
            <text:p>7329580</text:p>
          </table:table-cell>
          <table:table-cell office:value-type="float" office:value="7304685" calcext:value-type="float">
            <text:p>7304685</text:p>
          </table:table-cell>
          <table:table-cell office:value-type="float" office:value="7304008" calcext:value-type="float">
            <text:p>7304008</text:p>
          </table:table-cell>
          <table:table-cell office:value-type="float" office:value="7303988" calcext:value-type="float">
            <text:p>7303988</text:p>
          </table:table-cell>
          <table:table-cell office:value-type="float" office:value="7303997" calcext:value-type="float">
            <text:p>7303997</text:p>
          </table:table-cell>
          <table:table-cell office:value-type="float" office:value="7303940" calcext:value-type="float">
            <text:p>7303940</text:p>
          </table:table-cell>
          <table:table-cell office:value-type="float" office:value="7303930" calcext:value-type="float">
            <text:p>7303930</text:p>
          </table:table-cell>
          <table:table-cell office:value-type="float" office:value="7304253" calcext:value-type="float">
            <text:p>7304253</text:p>
          </table:table-cell>
          <table:table-cell office:value-type="float" office:value="7304496" calcext:value-type="float">
            <text:p>7304496</text:p>
          </table:table-cell>
          <table:table-cell office:value-type="float" office:value="7316218" calcext:value-type="float">
            <text:p>7316218</text:p>
          </table:table-cell>
          <table:table-cell office:value-type="float" office:value="7304620" calcext:value-type="float">
            <text:p>7304620</text:p>
          </table:table-cell>
          <table:table-cell office:value-type="float" office:value="7291556" calcext:value-type="float">
            <text:p>7291556</text:p>
          </table:table-cell>
          <table:table-cell office:value-type="float" office:value="7303690" calcext:value-type="float">
            <text:p>7303690</text:p>
          </table:table-cell>
          <table:table-cell office:value-type="float" office:value="7308752" calcext:value-type="float">
            <text:p>7308752</text:p>
          </table:table-cell>
          <table:table-cell office:value-type="float" office:value="7305135" calcext:value-type="float">
            <text:p>7305135</text:p>
          </table:table-cell>
          <table:table-cell office:value-type="float" office:value="7303562" calcext:value-type="float">
            <text:p>7303562</text:p>
          </table:table-cell>
          <table:table-cell office:value-type="float" office:value="7303559" calcext:value-type="float">
            <text:p>7303559</text:p>
          </table:table-cell>
          <table:table-cell office:value-type="float" office:value="7299354" calcext:value-type="float">
            <text:p>7299354</text:p>
          </table:table-cell>
          <table:table-cell office:value-type="float" office:value="7288249" calcext:value-type="float">
            <text:p>7288249</text:p>
          </table:table-cell>
          <table:table-cell office:value-type="float" office:value="7288976" calcext:value-type="float">
            <text:p>7288976</text:p>
          </table:table-cell>
          <table:table-cell office:value-type="float" office:value="7288273" calcext:value-type="float">
            <text:p>7288273</text:p>
          </table:table-cell>
          <table:table-cell table:number-columns-repeated="967"/>
        </table:table-row>
        <table:table-row table:style-name="ro1">
          <table:table-cell/>
          <table:table-cell office:value-type="float" office:value="10367793" calcext:value-type="float">
            <text:p>10367793</text:p>
          </table:table-cell>
          <table:table-cell office:value-type="float" office:value="14158017" calcext:value-type="float">
            <text:p>14158017</text:p>
          </table:table-cell>
          <table:table-cell office:value-type="float" office:value="14162437" calcext:value-type="float">
            <text:p>14162437</text:p>
          </table:table-cell>
          <table:table-cell office:value-type="float" office:value="5593062" calcext:value-type="float">
            <text:p>5593062</text:p>
          </table:table-cell>
          <table:table-cell office:value-type="float" office:value="6268827" calcext:value-type="float">
            <text:p>6268827</text:p>
          </table:table-cell>
          <table:table-cell office:value-type="float" office:value="6268824" calcext:value-type="float">
            <text:p>6268824</text:p>
          </table:table-cell>
          <table:table-cell office:value-type="float" office:value="6230310" calcext:value-type="float">
            <text:p>6230310</text:p>
          </table:table-cell>
          <table:table-cell office:value-type="float" office:value="6235611" calcext:value-type="float">
            <text:p>6235611</text:p>
          </table:table-cell>
          <table:table-cell office:value-type="float" office:value="6313586" calcext:value-type="float">
            <text:p>6313586</text:p>
          </table:table-cell>
          <table:table-cell office:value-type="float" office:value="6315548" calcext:value-type="float">
            <text:p>6315548</text:p>
          </table:table-cell>
          <table:table-cell office:value-type="float" office:value="3959436" calcext:value-type="float">
            <text:p>3959436</text:p>
          </table:table-cell>
          <table:table-cell office:value-type="float" office:value="3966774" calcext:value-type="float">
            <text:p>3966774</text:p>
          </table:table-cell>
          <table:table-cell office:value-type="float" office:value="3968301" calcext:value-type="float">
            <text:p>3968301</text:p>
          </table:table-cell>
          <table:table-cell office:value-type="float" office:value="3972053" calcext:value-type="float">
            <text:p>3972053</text:p>
          </table:table-cell>
          <table:table-cell office:value-type="float" office:value="3973843" calcext:value-type="float">
            <text:p>3973843</text:p>
          </table:table-cell>
          <table:table-cell office:value-type="float" office:value="3977232" calcext:value-type="float">
            <text:p>3977232</text:p>
          </table:table-cell>
          <table:table-cell office:value-type="float" office:value="3979071" calcext:value-type="float">
            <text:p>3979071</text:p>
          </table:table-cell>
          <table:table-cell office:value-type="float" office:value="3982024" calcext:value-type="float">
            <text:p>3982024</text:p>
          </table:table-cell>
          <table:table-cell office:value-type="float" office:value="3983666" calcext:value-type="float">
            <text:p>3983666</text:p>
          </table:table-cell>
          <table:table-cell office:value-type="float" office:value="3954446" calcext:value-type="float">
            <text:p>3954446</text:p>
          </table:table-cell>
          <table:table-cell office:value-type="float" office:value="3954386" calcext:value-type="float">
            <text:p>3954386</text:p>
          </table:table-cell>
          <table:table-cell office:value-type="float" office:value="3954433" calcext:value-type="float">
            <text:p>3954433</text:p>
          </table:table-cell>
          <table:table-cell office:value-type="float" office:value="3954400" calcext:value-type="float">
            <text:p>3954400</text:p>
          </table:table-cell>
          <table:table-cell office:value-type="float" office:value="3955216" calcext:value-type="float">
            <text:p>3955216</text:p>
          </table:table-cell>
          <table:table-cell office:value-type="float" office:value="3957787" calcext:value-type="float">
            <text:p>3957787</text:p>
          </table:table-cell>
          <table:table-cell office:value-type="float" office:value="10015690" calcext:value-type="float">
            <text:p>10015690</text:p>
          </table:table-cell>
          <table:table-cell office:value-type="float" office:value="10016391" calcext:value-type="float">
            <text:p>10016391</text:p>
          </table:table-cell>
          <table:table-cell office:value-type="float" office:value="10015562" calcext:value-type="float">
            <text:p>10015562</text:p>
          </table:table-cell>
          <table:table-cell office:value-type="float" office:value="10015659" calcext:value-type="float">
            <text:p>10015659</text:p>
          </table:table-cell>
          <table:table-cell office:value-type="float" office:value="10016298" calcext:value-type="float">
            <text:p>10016298</text:p>
          </table:table-cell>
          <table:table-cell office:value-type="float" office:value="10015572" calcext:value-type="float">
            <text:p>10015572</text:p>
          </table:table-cell>
          <table:table-cell office:value-type="float" office:value="10015558" calcext:value-type="float">
            <text:p>10015558</text:p>
          </table:table-cell>
          <table:table-cell office:value-type="float" office:value="10019999" calcext:value-type="float">
            <text:p>10019999</text:p>
          </table:table-cell>
          <table:table-cell office:value-type="float" office:value="10023259" calcext:value-type="float">
            <text:p>10023259</text:p>
          </table:table-cell>
          <table:table-cell office:value-type="float" office:value="10029642" calcext:value-type="float">
            <text:p>10029642</text:p>
          </table:table-cell>
          <table:table-cell office:value-type="float" office:value="10034326" calcext:value-type="float">
            <text:p>10034326</text:p>
          </table:table-cell>
          <table:table-cell office:value-type="float" office:value="10015418" calcext:value-type="float">
            <text:p>10015418</text:p>
          </table:table-cell>
          <table:table-cell office:value-type="float" office:value="10015332" calcext:value-type="float">
            <text:p>10015332</text:p>
          </table:table-cell>
          <table:table-cell office:value-type="float" office:value="10015995" calcext:value-type="float">
            <text:p>10015995</text:p>
          </table:table-cell>
          <table:table-cell office:value-type="float" office:value="10016067" calcext:value-type="float">
            <text:p>10016067</text:p>
          </table:table-cell>
          <table:table-cell office:value-type="float" office:value="10015208" calcext:value-type="float">
            <text:p>10015208</text:p>
          </table:table-cell>
          <table:table-cell office:value-type="float" office:value="10016060" calcext:value-type="float">
            <text:p>10016060</text:p>
          </table:table-cell>
          <table:table-cell office:value-type="float" office:value="10015977" calcext:value-type="float">
            <text:p>10015977</text:p>
          </table:table-cell>
          <table:table-cell office:value-type="float" office:value="10015598" calcext:value-type="float">
            <text:p>10015598</text:p>
          </table:table-cell>
          <table:table-cell office:value-type="float" office:value="10015516" calcext:value-type="float">
            <text:p>10015516</text:p>
          </table:table-cell>
          <table:table-cell office:value-type="float" office:value="10015030" calcext:value-type="float">
            <text:p>10015030</text:p>
          </table:table-cell>
          <table:table-cell office:value-type="float" office:value="10008625" calcext:value-type="float">
            <text:p>10008625</text:p>
          </table:table-cell>
          <table:table-cell office:value-type="float" office:value="10015894" calcext:value-type="float">
            <text:p>10015894</text:p>
          </table:table-cell>
          <table:table-cell office:value-type="float" office:value="10015834" calcext:value-type="float">
            <text:p>10015834</text:p>
          </table:table-cell>
          <table:table-cell office:value-type="float" office:value="10015822" calcext:value-type="float">
            <text:p>10015822</text:p>
          </table:table-cell>
          <table:table-cell office:value-type="float" office:value="10015704" calcext:value-type="float">
            <text:p>10015704</text:p>
          </table:table-cell>
          <table:table-cell office:value-type="float" office:value="10015529" calcext:value-type="float">
            <text:p>10015529</text:p>
          </table:table-cell>
          <table:table-cell office:value-type="float" office:value="10015405" calcext:value-type="float">
            <text:p>10015405</text:p>
          </table:table-cell>
          <table:table-cell office:value-type="float" office:value="10015244" calcext:value-type="float">
            <text:p>10015244</text:p>
          </table:table-cell>
          <table:table-cell office:value-type="float" office:value="10015284" calcext:value-type="float">
            <text:p>10015284</text:p>
          </table:table-cell>
          <table:table-cell office:value-type="float" office:value="10015205" calcext:value-type="float">
            <text:p>10015205</text:p>
          </table:table-cell>
          <table:table-cell table:number-columns-repeated="967"/>
        </table:table-row>
        <table:table-row table:style-name="ro1">
          <table:table-cell/>
          <table:table-cell office:value-type="float" office:value="10656346" calcext:value-type="float">
            <text:p>10656346</text:p>
          </table:table-cell>
          <table:table-cell office:value-type="float" office:value="14623218" calcext:value-type="float">
            <text:p>14623218</text:p>
          </table:table-cell>
          <table:table-cell office:value-type="float" office:value="14615427" calcext:value-type="float">
            <text:p>14615427</text:p>
          </table:table-cell>
          <table:table-cell office:value-type="float" office:value="5705588" calcext:value-type="float">
            <text:p>5705588</text:p>
          </table:table-cell>
          <table:table-cell office:value-type="float" office:value="6397472" calcext:value-type="float">
            <text:p>6397472</text:p>
          </table:table-cell>
          <table:table-cell office:value-type="float" office:value="6400810" calcext:value-type="float">
            <text:p>6400810</text:p>
          </table:table-cell>
          <table:table-cell office:value-type="float" office:value="6395649" calcext:value-type="float">
            <text:p>6395649</text:p>
          </table:table-cell>
          <table:table-cell office:value-type="float" office:value="6414390" calcext:value-type="float">
            <text:p>6414390</text:p>
          </table:table-cell>
          <table:table-cell office:value-type="float" office:value="6465148" calcext:value-type="float">
            <text:p>6465148</text:p>
          </table:table-cell>
          <table:table-cell office:value-type="float" office:value="6488644" calcext:value-type="float">
            <text:p>6488644</text:p>
          </table:table-cell>
          <table:table-cell office:value-type="float" office:value="4085754" calcext:value-type="float">
            <text:p>4085754</text:p>
          </table:table-cell>
          <table:table-cell office:value-type="float" office:value="4094263" calcext:value-type="float">
            <text:p>4094263</text:p>
          </table:table-cell>
          <table:table-cell office:value-type="float" office:value="4096466" calcext:value-type="float">
            <text:p>4096466</text:p>
          </table:table-cell>
          <table:table-cell office:value-type="float" office:value="4097284" calcext:value-type="float">
            <text:p>4097284</text:p>
          </table:table-cell>
          <table:table-cell office:value-type="float" office:value="4099125" calcext:value-type="float">
            <text:p>4099125</text:p>
          </table:table-cell>
          <table:table-cell office:value-type="float" office:value="4103828" calcext:value-type="float">
            <text:p>4103828</text:p>
          </table:table-cell>
          <table:table-cell office:value-type="float" office:value="4105525" calcext:value-type="float">
            <text:p>4105525</text:p>
          </table:table-cell>
          <table:table-cell office:value-type="float" office:value="4107232" calcext:value-type="float">
            <text:p>4107232</text:p>
          </table:table-cell>
          <table:table-cell office:value-type="float" office:value="4109173" calcext:value-type="float">
            <text:p>4109173</text:p>
          </table:table-cell>
          <table:table-cell office:value-type="float" office:value="4080734" calcext:value-type="float">
            <text:p>4080734</text:p>
          </table:table-cell>
          <table:table-cell office:value-type="float" office:value="4080566" calcext:value-type="float">
            <text:p>4080566</text:p>
          </table:table-cell>
          <table:table-cell office:value-type="float" office:value="4080598" calcext:value-type="float">
            <text:p>4080598</text:p>
          </table:table-cell>
          <table:table-cell office:value-type="float" office:value="4080574" calcext:value-type="float">
            <text:p>4080574</text:p>
          </table:table-cell>
          <table:table-cell office:value-type="float" office:value="4083966" calcext:value-type="float">
            <text:p>4083966</text:p>
          </table:table-cell>
          <table:table-cell office:value-type="float" office:value="4086524" calcext:value-type="float">
            <text:p>4086524</text:p>
          </table:table-cell>
          <table:table-cell office:value-type="float" office:value="8757512" calcext:value-type="float">
            <text:p>8757512</text:p>
          </table:table-cell>
          <table:table-cell office:value-type="float" office:value="8755462" calcext:value-type="float">
            <text:p>8755462</text:p>
          </table:table-cell>
          <table:table-cell office:value-type="float" office:value="8755437" calcext:value-type="float">
            <text:p>8755437</text:p>
          </table:table-cell>
          <table:table-cell office:value-type="float" office:value="8755477" calcext:value-type="float">
            <text:p>8755477</text:p>
          </table:table-cell>
          <table:table-cell office:value-type="float" office:value="8755353" calcext:value-type="float">
            <text:p>8755353</text:p>
          </table:table-cell>
          <table:table-cell office:value-type="float" office:value="8757817" calcext:value-type="float">
            <text:p>8757817</text:p>
          </table:table-cell>
          <table:table-cell office:value-type="float" office:value="8759546" calcext:value-type="float">
            <text:p>8759546</text:p>
          </table:table-cell>
          <table:table-cell office:value-type="float" office:value="8777776" calcext:value-type="float">
            <text:p>8777776</text:p>
          </table:table-cell>
          <table:table-cell office:value-type="float" office:value="8779512" calcext:value-type="float">
            <text:p>8779512</text:p>
          </table:table-cell>
          <table:table-cell office:value-type="float" office:value="8776581" calcext:value-type="float">
            <text:p>8776581</text:p>
          </table:table-cell>
          <table:table-cell office:value-type="float" office:value="8781957" calcext:value-type="float">
            <text:p>8781957</text:p>
          </table:table-cell>
          <table:table-cell office:value-type="float" office:value="8755780" calcext:value-type="float">
            <text:p>8755780</text:p>
          </table:table-cell>
          <table:table-cell office:value-type="float" office:value="8755073" calcext:value-type="float">
            <text:p>8755073</text:p>
          </table:table-cell>
          <table:table-cell office:value-type="float" office:value="8755103" calcext:value-type="float">
            <text:p>8755103</text:p>
          </table:table-cell>
          <table:table-cell office:value-type="float" office:value="8755071" calcext:value-type="float">
            <text:p>8755071</text:p>
          </table:table-cell>
          <table:table-cell office:value-type="float" office:value="8755609" calcext:value-type="float">
            <text:p>8755609</text:p>
          </table:table-cell>
          <table:table-cell office:value-type="float" office:value="8755006" calcext:value-type="float">
            <text:p>8755006</text:p>
          </table:table-cell>
          <table:table-cell office:value-type="float" office:value="8757225" calcext:value-type="float">
            <text:p>8757225</text:p>
          </table:table-cell>
          <table:table-cell office:value-type="float" office:value="8756882" calcext:value-type="float">
            <text:p>8756882</text:p>
          </table:table-cell>
          <table:table-cell office:value-type="float" office:value="8754898" calcext:value-type="float">
            <text:p>8754898</text:p>
          </table:table-cell>
          <table:table-cell office:value-type="float" office:value="8755435" calcext:value-type="float">
            <text:p>8755435</text:p>
          </table:table-cell>
          <table:table-cell office:value-type="float" office:value="8754849" calcext:value-type="float">
            <text:p>8754849</text:p>
          </table:table-cell>
          <table:table-cell office:value-type="float" office:value="8742934" calcext:value-type="float">
            <text:p>8742934</text:p>
          </table:table-cell>
          <table:table-cell office:value-type="float" office:value="8754734" calcext:value-type="float">
            <text:p>8754734</text:p>
          </table:table-cell>
          <table:table-cell office:value-type="float" office:value="8751293" calcext:value-type="float">
            <text:p>8751293</text:p>
          </table:table-cell>
          <table:table-cell office:value-type="float" office:value="8749715" calcext:value-type="float">
            <text:p>8749715</text:p>
          </table:table-cell>
          <table:table-cell office:value-type="float" office:value="8750362" calcext:value-type="float">
            <text:p>8750362</text:p>
          </table:table-cell>
          <table:table-cell office:value-type="float" office:value="8756705" calcext:value-type="float">
            <text:p>8756705</text:p>
          </table:table-cell>
          <table:table-cell office:value-type="float" office:value="8756710" calcext:value-type="float">
            <text:p>8756710</text:p>
          </table:table-cell>
          <table:table-cell office:value-type="float" office:value="8755034" calcext:value-type="float">
            <text:p>8755034</text:p>
          </table:table-cell>
          <table:table-cell office:value-type="float" office:value="8754513" calcext:value-type="float">
            <text:p>8754513</text:p>
          </table:table-cell>
          <table:table-cell table:number-columns-repeated="967"/>
        </table:table-row>
        <table:table-row table:style-name="ro1">
          <table:table-cell/>
          <table:table-cell office:value-type="float" office:value="11062561" calcext:value-type="float">
            <text:p>11062561</text:p>
          </table:table-cell>
          <table:table-cell office:value-type="float" office:value="15052220" calcext:value-type="float">
            <text:p>15052220</text:p>
          </table:table-cell>
          <table:table-cell office:value-type="float" office:value="15033494" calcext:value-type="float">
            <text:p>15033494</text:p>
          </table:table-cell>
          <table:table-cell office:value-type="float" office:value="5864367" calcext:value-type="float">
            <text:p>5864367</text:p>
          </table:table-cell>
          <table:table-cell office:value-type="float" office:value="6630719" calcext:value-type="float">
            <text:p>6630719</text:p>
          </table:table-cell>
          <table:table-cell office:value-type="float" office:value="6619624" calcext:value-type="float">
            <text:p>6619624</text:p>
          </table:table-cell>
          <table:table-cell office:value-type="float" office:value="6659802" calcext:value-type="float">
            <text:p>6659802</text:p>
          </table:table-cell>
          <table:table-cell office:value-type="float" office:value="6573466" calcext:value-type="float">
            <text:p>6573466</text:p>
          </table:table-cell>
          <table:table-cell office:value-type="float" office:value="6523864" calcext:value-type="float">
            <text:p>6523864</text:p>
          </table:table-cell>
          <table:table-cell office:value-type="float" office:value="6495760" calcext:value-type="float">
            <text:p>6495760</text:p>
          </table:table-cell>
          <table:table-cell office:value-type="float" office:value="4515377" calcext:value-type="float">
            <text:p>4515377</text:p>
          </table:table-cell>
          <table:table-cell office:value-type="float" office:value="4529841" calcext:value-type="float">
            <text:p>4529841</text:p>
          </table:table-cell>
          <table:table-cell office:value-type="float" office:value="4532456" calcext:value-type="float">
            <text:p>4532456</text:p>
          </table:table-cell>
          <table:table-cell office:value-type="float" office:value="4524537" calcext:value-type="float">
            <text:p>4524537</text:p>
          </table:table-cell>
          <table:table-cell office:value-type="float" office:value="4527644" calcext:value-type="float">
            <text:p>4527644</text:p>
          </table:table-cell>
          <table:table-cell office:value-type="float" office:value="4528518" calcext:value-type="float">
            <text:p>4528518</text:p>
          </table:table-cell>
          <table:table-cell office:value-type="float" office:value="4530331" calcext:value-type="float">
            <text:p>4530331</text:p>
          </table:table-cell>
          <table:table-cell office:value-type="float" office:value="4539993" calcext:value-type="float">
            <text:p>4539993</text:p>
          </table:table-cell>
          <table:table-cell office:value-type="float" office:value="4542063" calcext:value-type="float">
            <text:p>4542063</text:p>
          </table:table-cell>
          <table:table-cell office:value-type="float" office:value="4512379" calcext:value-type="float">
            <text:p>4512379</text:p>
          </table:table-cell>
          <table:table-cell office:value-type="float" office:value="4512304" calcext:value-type="float">
            <text:p>4512304</text:p>
          </table:table-cell>
          <table:table-cell office:value-type="float" office:value="4516884" calcext:value-type="float">
            <text:p>4516884</text:p>
          </table:table-cell>
          <table:table-cell office:value-type="float" office:value="4516037" calcext:value-type="float">
            <text:p>4516037</text:p>
          </table:table-cell>
          <table:table-cell office:value-type="float" office:value="4516361" calcext:value-type="float">
            <text:p>4516361</text:p>
          </table:table-cell>
          <table:table-cell office:value-type="float" office:value="4518997" calcext:value-type="float">
            <text:p>4518997</text:p>
          </table:table-cell>
          <table:table-cell office:value-type="float" office:value="8030808" calcext:value-type="float">
            <text:p>8030808</text:p>
          </table:table-cell>
          <table:table-cell office:value-type="float" office:value="8043354" calcext:value-type="float">
            <text:p>8043354</text:p>
          </table:table-cell>
          <table:table-cell office:value-type="float" office:value="8043291" calcext:value-type="float">
            <text:p>8043291</text:p>
          </table:table-cell>
          <table:table-cell office:value-type="float" office:value="8043253" calcext:value-type="float">
            <text:p>8043253</text:p>
          </table:table-cell>
          <table:table-cell office:value-type="float" office:value="8043212" calcext:value-type="float">
            <text:p>8043212</text:p>
          </table:table-cell>
          <table:table-cell office:value-type="float" office:value="8043152" calcext:value-type="float">
            <text:p>8043152</text:p>
          </table:table-cell>
          <table:table-cell office:value-type="float" office:value="8043128" calcext:value-type="float">
            <text:p>8043128</text:p>
          </table:table-cell>
          <table:table-cell office:value-type="float" office:value="8068959" calcext:value-type="float">
            <text:p>8068959</text:p>
          </table:table-cell>
          <table:table-cell office:value-type="float" office:value="8068919" calcext:value-type="float">
            <text:p>8068919</text:p>
          </table:table-cell>
          <table:table-cell office:value-type="float" office:value="8060726" calcext:value-type="float">
            <text:p>8060726</text:p>
          </table:table-cell>
          <table:table-cell office:value-type="float" office:value="8063441" calcext:value-type="float">
            <text:p>8063441</text:p>
          </table:table-cell>
          <table:table-cell office:value-type="float" office:value="8053091" calcext:value-type="float">
            <text:p>8053091</text:p>
          </table:table-cell>
          <table:table-cell office:value-type="float" office:value="8052724" calcext:value-type="float">
            <text:p>8052724</text:p>
          </table:table-cell>
          <table:table-cell office:value-type="float" office:value="8058656" calcext:value-type="float">
            <text:p>8058656</text:p>
          </table:table-cell>
          <table:table-cell office:value-type="float" office:value="8052891" calcext:value-type="float">
            <text:p>8052891</text:p>
          </table:table-cell>
          <table:table-cell office:value-type="float" office:value="8042823" calcext:value-type="float">
            <text:p>8042823</text:p>
          </table:table-cell>
          <table:table-cell office:value-type="float" office:value="8042830" calcext:value-type="float">
            <text:p>8042830</text:p>
          </table:table-cell>
          <table:table-cell office:value-type="float" office:value="8042240" calcext:value-type="float">
            <text:p>8042240</text:p>
          </table:table-cell>
          <table:table-cell office:value-type="float" office:value="8042413" calcext:value-type="float">
            <text:p>8042413</text:p>
          </table:table-cell>
          <table:table-cell office:value-type="float" office:value="8058490" calcext:value-type="float">
            <text:p>8058490</text:p>
          </table:table-cell>
          <table:table-cell office:value-type="float" office:value="8050108" calcext:value-type="float">
            <text:p>8050108</text:p>
          </table:table-cell>
          <table:table-cell office:value-type="float" office:value="8042611" calcext:value-type="float">
            <text:p>8042611</text:p>
          </table:table-cell>
          <table:table-cell office:value-type="float" office:value="8054413" calcext:value-type="float">
            <text:p>8054413</text:p>
          </table:table-cell>
          <table:table-cell office:value-type="float" office:value="8050264" calcext:value-type="float">
            <text:p>8050264</text:p>
          </table:table-cell>
          <table:table-cell office:value-type="float" office:value="8051824" calcext:value-type="float">
            <text:p>8051824</text:p>
          </table:table-cell>
          <table:table-cell office:value-type="float" office:value="8042337" calcext:value-type="float">
            <text:p>8042337</text:p>
          </table:table-cell>
          <table:table-cell office:value-type="float" office:value="8037585" calcext:value-type="float">
            <text:p>8037585</text:p>
          </table:table-cell>
          <table:table-cell office:value-type="float" office:value="8042447" calcext:value-type="float">
            <text:p>8042447</text:p>
          </table:table-cell>
          <table:table-cell office:value-type="float" office:value="8042225" calcext:value-type="float">
            <text:p>8042225</text:p>
          </table:table-cell>
          <table:table-cell office:value-type="float" office:value="8058006" calcext:value-type="float">
            <text:p>8058006</text:p>
          </table:table-cell>
          <table:table-cell office:value-type="float" office:value="8042228" calcext:value-type="float">
            <text:p>8042228</text:p>
          </table:table-cell>
          <table:table-cell table:number-columns-repeated="967"/>
        </table:table-row>
        <table:table-row table:style-name="ro1">
          <table:table-cell/>
          <table:table-cell office:value-type="float" office:value="11125323" calcext:value-type="float">
            <text:p>11125323</text:p>
          </table:table-cell>
          <table:table-cell office:value-type="float" office:value="15122047" calcext:value-type="float">
            <text:p>15122047</text:p>
          </table:table-cell>
          <table:table-cell office:value-type="float" office:value="15168517" calcext:value-type="float">
            <text:p>15168517</text:p>
          </table:table-cell>
          <table:table-cell office:value-type="float" office:value="6080028" calcext:value-type="float">
            <text:p>6080028</text:p>
          </table:table-cell>
          <table:table-cell office:value-type="float" office:value="6733197" calcext:value-type="float">
            <text:p>6733197</text:p>
          </table:table-cell>
          <table:table-cell office:value-type="float" office:value="6760860" calcext:value-type="float">
            <text:p>6760860</text:p>
          </table:table-cell>
          <table:table-cell office:value-type="float" office:value="6700157" calcext:value-type="float">
            <text:p>6700157</text:p>
          </table:table-cell>
          <table:table-cell office:value-type="float" office:value="6667811" calcext:value-type="float">
            <text:p>6667811</text:p>
          </table:table-cell>
          <table:table-cell office:value-type="float" office:value="6773828" calcext:value-type="float">
            <text:p>6773828</text:p>
          </table:table-cell>
          <table:table-cell office:value-type="float" office:value="6756239" calcext:value-type="float">
            <text:p>6756239</text:p>
          </table:table-cell>
          <table:table-cell office:value-type="float" office:value="4802783" calcext:value-type="float">
            <text:p>4802783</text:p>
          </table:table-cell>
          <table:table-cell office:value-type="float" office:value="4811609" calcext:value-type="float">
            <text:p>4811609</text:p>
          </table:table-cell>
          <table:table-cell office:value-type="float" office:value="4813611" calcext:value-type="float">
            <text:p>4813611</text:p>
          </table:table-cell>
          <table:table-cell office:value-type="float" office:value="4816224" calcext:value-type="float">
            <text:p>4816224</text:p>
          </table:table-cell>
          <table:table-cell office:value-type="float" office:value="4817888" calcext:value-type="float">
            <text:p>4817888</text:p>
          </table:table-cell>
          <table:table-cell office:value-type="float" office:value="4818196" calcext:value-type="float">
            <text:p>4818196</text:p>
          </table:table-cell>
          <table:table-cell office:value-type="float" office:value="4820860" calcext:value-type="float">
            <text:p>4820860</text:p>
          </table:table-cell>
          <table:table-cell office:value-type="float" office:value="4827010" calcext:value-type="float">
            <text:p>4827010</text:p>
          </table:table-cell>
          <table:table-cell office:value-type="float" office:value="4828630" calcext:value-type="float">
            <text:p>4828630</text:p>
          </table:table-cell>
          <table:table-cell office:value-type="float" office:value="4797717" calcext:value-type="float">
            <text:p>4797717</text:p>
          </table:table-cell>
          <table:table-cell office:value-type="float" office:value="4797659" calcext:value-type="float">
            <text:p>4797659</text:p>
          </table:table-cell>
          <table:table-cell office:value-type="float" office:value="4801141" calcext:value-type="float">
            <text:p>4801141</text:p>
          </table:table-cell>
          <table:table-cell office:value-type="float" office:value="4803171" calcext:value-type="float">
            <text:p>4803171</text:p>
          </table:table-cell>
          <table:table-cell office:value-type="float" office:value="4799589" calcext:value-type="float">
            <text:p>4799589</text:p>
          </table:table-cell>
          <table:table-cell office:value-type="float" office:value="4801363" calcext:value-type="float">
            <text:p>4801363</text:p>
          </table:table-cell>
          <table:table-cell office:value-type="float" office:value="7275552" calcext:value-type="float">
            <text:p>7275552</text:p>
          </table:table-cell>
          <table:table-cell office:value-type="float" office:value="7293802" calcext:value-type="float">
            <text:p>7293802</text:p>
          </table:table-cell>
          <table:table-cell office:value-type="float" office:value="7293781" calcext:value-type="float">
            <text:p>7293781</text:p>
          </table:table-cell>
          <table:table-cell office:value-type="float" office:value="7300955" calcext:value-type="float">
            <text:p>7300955</text:p>
          </table:table-cell>
          <table:table-cell office:value-type="float" office:value="7301268" calcext:value-type="float">
            <text:p>7301268</text:p>
          </table:table-cell>
          <table:table-cell office:value-type="float" office:value="7297884" calcext:value-type="float">
            <text:p>7297884</text:p>
          </table:table-cell>
          <table:table-cell office:value-type="float" office:value="7297762" calcext:value-type="float">
            <text:p>7297762</text:p>
          </table:table-cell>
          <table:table-cell office:value-type="float" office:value="7299445" calcext:value-type="float">
            <text:p>7299445</text:p>
          </table:table-cell>
          <table:table-cell office:value-type="float" office:value="7286952" calcext:value-type="float">
            <text:p>7286952</text:p>
          </table:table-cell>
          <table:table-cell office:value-type="float" office:value="7306159" calcext:value-type="float">
            <text:p>7306159</text:p>
          </table:table-cell>
          <table:table-cell office:value-type="float" office:value="7307635" calcext:value-type="float">
            <text:p>7307635</text:p>
          </table:table-cell>
          <table:table-cell office:value-type="float" office:value="7274332" calcext:value-type="float">
            <text:p>7274332</text:p>
          </table:table-cell>
          <table:table-cell office:value-type="float" office:value="7274262" calcext:value-type="float">
            <text:p>7274262</text:p>
          </table:table-cell>
          <table:table-cell office:value-type="float" office:value="7277210" calcext:value-type="float">
            <text:p>7277210</text:p>
          </table:table-cell>
          <table:table-cell office:value-type="float" office:value="7274030" calcext:value-type="float">
            <text:p>7274030</text:p>
          </table:table-cell>
          <table:table-cell office:value-type="float" office:value="7276386" calcext:value-type="float">
            <text:p>7276386</text:p>
          </table:table-cell>
          <table:table-cell office:value-type="float" office:value="7276029" calcext:value-type="float">
            <text:p>7276029</text:p>
          </table:table-cell>
          <table:table-cell office:value-type="float" office:value="7276330" calcext:value-type="float">
            <text:p>7276330</text:p>
          </table:table-cell>
          <table:table-cell office:value-type="float" office:value="7276295" calcext:value-type="float">
            <text:p>7276295</text:p>
          </table:table-cell>
          <table:table-cell office:value-type="float" office:value="7273752" calcext:value-type="float">
            <text:p>7273752</text:p>
          </table:table-cell>
          <table:table-cell office:value-type="float" office:value="7274173" calcext:value-type="float">
            <text:p>7274173</text:p>
          </table:table-cell>
          <table:table-cell office:value-type="float" office:value="7274734" calcext:value-type="float">
            <text:p>7274734</text:p>
          </table:table-cell>
          <table:table-cell office:value-type="float" office:value="7276234" calcext:value-type="float">
            <text:p>7276234</text:p>
          </table:table-cell>
          <table:table-cell office:value-type="float" office:value="7263220" calcext:value-type="float">
            <text:p>7263220</text:p>
          </table:table-cell>
          <table:table-cell office:value-type="float" office:value="7273957" calcext:value-type="float">
            <text:p>7273957</text:p>
          </table:table-cell>
          <table:table-cell office:value-type="float" office:value="7275940" calcext:value-type="float">
            <text:p>7275940</text:p>
          </table:table-cell>
          <table:table-cell office:value-type="float" office:value="7275866" calcext:value-type="float">
            <text:p>7275866</text:p>
          </table:table-cell>
          <table:table-cell office:value-type="float" office:value="7275708" calcext:value-type="float">
            <text:p>7275708</text:p>
          </table:table-cell>
          <table:table-cell office:value-type="float" office:value="7276139" calcext:value-type="float">
            <text:p>7276139</text:p>
          </table:table-cell>
          <table:table-cell office:value-type="float" office:value="7273441" calcext:value-type="float">
            <text:p>7273441</text:p>
          </table:table-cell>
          <table:table-cell office:value-type="float" office:value="7275824" calcext:value-type="float">
            <text:p>7275824</text:p>
          </table:table-cell>
          <table:table-cell table:number-columns-repeated="967"/>
        </table:table-row>
        <table:table-row table:style-name="ro1">
          <table:table-cell/>
          <table:table-cell office:value-type="float" office:value="11532504" calcext:value-type="float">
            <text:p>11532504</text:p>
          </table:table-cell>
          <table:table-cell office:value-type="float" office:value="15822979" calcext:value-type="float">
            <text:p>15822979</text:p>
          </table:table-cell>
          <table:table-cell office:value-type="float" office:value="15845486" calcext:value-type="float">
            <text:p>15845486</text:p>
          </table:table-cell>
          <table:table-cell office:value-type="float" office:value="6185399" calcext:value-type="float">
            <text:p>6185399</text:p>
          </table:table-cell>
          <table:table-cell office:value-type="float" office:value="6947029" calcext:value-type="float">
            <text:p>6947029</text:p>
          </table:table-cell>
          <table:table-cell office:value-type="float" office:value="6988219" calcext:value-type="float">
            <text:p>6988219</text:p>
          </table:table-cell>
          <table:table-cell office:value-type="float" office:value="6951272" calcext:value-type="float">
            <text:p>6951272</text:p>
          </table:table-cell>
          <table:table-cell office:value-type="float" office:value="6980448" calcext:value-type="float">
            <text:p>6980448</text:p>
          </table:table-cell>
          <table:table-cell office:value-type="float" office:value="7129177" calcext:value-type="float">
            <text:p>7129177</text:p>
          </table:table-cell>
          <table:table-cell office:value-type="float" office:value="7124080" calcext:value-type="float">
            <text:p>7124080</text:p>
          </table:table-cell>
          <table:table-cell office:value-type="float" office:value="4803030" calcext:value-type="float">
            <text:p>4803030</text:p>
          </table:table-cell>
          <table:table-cell office:value-type="float" office:value="4814738" calcext:value-type="float">
            <text:p>4814738</text:p>
          </table:table-cell>
          <table:table-cell office:value-type="float" office:value="4818239" calcext:value-type="float">
            <text:p>4818239</text:p>
          </table:table-cell>
          <table:table-cell office:value-type="float" office:value="4830805" calcext:value-type="float">
            <text:p>4830805</text:p>
          </table:table-cell>
          <table:table-cell office:value-type="float" office:value="4831577" calcext:value-type="float">
            <text:p>4831577</text:p>
          </table:table-cell>
          <table:table-cell office:value-type="float" office:value="4828237" calcext:value-type="float">
            <text:p>4828237</text:p>
          </table:table-cell>
          <table:table-cell office:value-type="float" office:value="4829943" calcext:value-type="float">
            <text:p>4829943</text:p>
          </table:table-cell>
          <table:table-cell office:value-type="float" office:value="4838118" calcext:value-type="float">
            <text:p>4838118</text:p>
          </table:table-cell>
          <table:table-cell office:value-type="float" office:value="4839546" calcext:value-type="float">
            <text:p>4839546</text:p>
          </table:table-cell>
          <table:table-cell office:value-type="float" office:value="4803778" calcext:value-type="float">
            <text:p>4803778</text:p>
          </table:table-cell>
          <table:table-cell office:value-type="float" office:value="4803734" calcext:value-type="float">
            <text:p>4803734</text:p>
          </table:table-cell>
          <table:table-cell office:value-type="float" office:value="4803724" calcext:value-type="float">
            <text:p>4803724</text:p>
          </table:table-cell>
          <table:table-cell office:value-type="float" office:value="4805351" calcext:value-type="float">
            <text:p>4805351</text:p>
          </table:table-cell>
          <table:table-cell office:value-type="float" office:value="4796506" calcext:value-type="float">
            <text:p>4796506</text:p>
          </table:table-cell>
          <table:table-cell office:value-type="float" office:value="4803588" calcext:value-type="float">
            <text:p>4803588</text:p>
          </table:table-cell>
          <table:table-cell office:value-type="float" office:value="8251256" calcext:value-type="float">
            <text:p>8251256</text:p>
          </table:table-cell>
          <table:table-cell office:value-type="float" office:value="8248745" calcext:value-type="float">
            <text:p>8248745</text:p>
          </table:table-cell>
          <table:table-cell office:value-type="float" office:value="8250786" calcext:value-type="float">
            <text:p>8250786</text:p>
          </table:table-cell>
          <table:table-cell office:value-type="float" office:value="8252255" calcext:value-type="float">
            <text:p>8252255</text:p>
          </table:table-cell>
          <table:table-cell office:value-type="float" office:value="8253854" calcext:value-type="float">
            <text:p>8253854</text:p>
          </table:table-cell>
          <table:table-cell office:value-type="float" office:value="8255725" calcext:value-type="float">
            <text:p>8255725</text:p>
          </table:table-cell>
          <table:table-cell office:value-type="float" office:value="8258017" calcext:value-type="float">
            <text:p>8258017</text:p>
          </table:table-cell>
          <table:table-cell office:value-type="float" office:value="8268937" calcext:value-type="float">
            <text:p>8268937</text:p>
          </table:table-cell>
          <table:table-cell office:value-type="float" office:value="8260589" calcext:value-type="float">
            <text:p>8260589</text:p>
          </table:table-cell>
          <table:table-cell office:value-type="float" office:value="8285410" calcext:value-type="float">
            <text:p>8285410</text:p>
          </table:table-cell>
          <table:table-cell office:value-type="float" office:value="8288531" calcext:value-type="float">
            <text:p>8288531</text:p>
          </table:table-cell>
          <table:table-cell office:value-type="float" office:value="8250919" calcext:value-type="float">
            <text:p>8250919</text:p>
          </table:table-cell>
          <table:table-cell office:value-type="float" office:value="8250865" calcext:value-type="float">
            <text:p>8250865</text:p>
          </table:table-cell>
          <table:table-cell office:value-type="float" office:value="8234007" calcext:value-type="float">
            <text:p>8234007</text:p>
          </table:table-cell>
          <table:table-cell office:value-type="float" office:value="8251022" calcext:value-type="float">
            <text:p>8251022</text:p>
          </table:table-cell>
          <table:table-cell office:value-type="float" office:value="8250852" calcext:value-type="float">
            <text:p>8250852</text:p>
          </table:table-cell>
          <table:table-cell office:value-type="float" office:value="8250786" calcext:value-type="float">
            <text:p>8250786</text:p>
          </table:table-cell>
          <table:table-cell office:value-type="float" office:value="8250932" calcext:value-type="float">
            <text:p>8250932</text:p>
          </table:table-cell>
          <table:table-cell office:value-type="float" office:value="8236999" calcext:value-type="float">
            <text:p>8236999</text:p>
          </table:table-cell>
          <table:table-cell office:value-type="float" office:value="8250448" calcext:value-type="float">
            <text:p>8250448</text:p>
          </table:table-cell>
          <table:table-cell office:value-type="float" office:value="8250750" calcext:value-type="float">
            <text:p>8250750</text:p>
          </table:table-cell>
          <table:table-cell office:value-type="float" office:value="8250774" calcext:value-type="float">
            <text:p>8250774</text:p>
          </table:table-cell>
          <table:table-cell office:value-type="float" office:value="8240870" calcext:value-type="float">
            <text:p>8240870</text:p>
          </table:table-cell>
          <table:table-cell office:value-type="float" office:value="8250596" calcext:value-type="float">
            <text:p>8250596</text:p>
          </table:table-cell>
          <table:table-cell office:value-type="float" office:value="8250527" calcext:value-type="float">
            <text:p>8250527</text:p>
          </table:table-cell>
          <table:table-cell office:value-type="float" office:value="8250651" calcext:value-type="float">
            <text:p>8250651</text:p>
          </table:table-cell>
          <table:table-cell office:value-type="float" office:value="8251737" calcext:value-type="float">
            <text:p>8251737</text:p>
          </table:table-cell>
          <table:table-cell office:value-type="float" office:value="8250836" calcext:value-type="float">
            <text:p>8250836</text:p>
          </table:table-cell>
          <table:table-cell office:value-type="float" office:value="8251433" calcext:value-type="float">
            <text:p>8251433</text:p>
          </table:table-cell>
          <table:table-cell office:value-type="float" office:value="8265038" calcext:value-type="float">
            <text:p>8265038</text:p>
          </table:table-cell>
          <table:table-cell office:value-type="float" office:value="8249893" calcext:value-type="float">
            <text:p>8249893</text:p>
          </table:table-cell>
          <table:table-cell table:number-columns-repeated="967"/>
        </table:table-row>
        <table:table-row table:style-name="ro1">
          <table:table-cell/>
          <table:table-cell office:value-type="float" office:value="12313668" calcext:value-type="float">
            <text:p>12313668</text:p>
          </table:table-cell>
          <table:table-cell office:value-type="float" office:value="16703328" calcext:value-type="float">
            <text:p>16703328</text:p>
          </table:table-cell>
          <table:table-cell office:value-type="float" office:value="16738257" calcext:value-type="float">
            <text:p>16738257</text:p>
          </table:table-cell>
          <table:table-cell office:value-type="float" office:value="6486870" calcext:value-type="float">
            <text:p>6486870</text:p>
          </table:table-cell>
          <table:table-cell office:value-type="float" office:value="7559248" calcext:value-type="float">
            <text:p>7559248</text:p>
          </table:table-cell>
          <table:table-cell office:value-type="float" office:value="7615340" calcext:value-type="float">
            <text:p>7615340</text:p>
          </table:table-cell>
          <table:table-cell office:value-type="float" office:value="7525824" calcext:value-type="float">
            <text:p>7525824</text:p>
          </table:table-cell>
          <table:table-cell office:value-type="float" office:value="7431431" calcext:value-type="float">
            <text:p>7431431</text:p>
          </table:table-cell>
          <table:table-cell office:value-type="float" office:value="7394960" calcext:value-type="float">
            <text:p>7394960</text:p>
          </table:table-cell>
          <table:table-cell office:value-type="float" office:value="7388278" calcext:value-type="float">
            <text:p>7388278</text:p>
          </table:table-cell>
          <table:table-cell office:value-type="float" office:value="4923022" calcext:value-type="float">
            <text:p>4923022</text:p>
          </table:table-cell>
          <table:table-cell office:value-type="float" office:value="4919952" calcext:value-type="float">
            <text:p>4919952</text:p>
          </table:table-cell>
          <table:table-cell office:value-type="float" office:value="4921857" calcext:value-type="float">
            <text:p>4921857</text:p>
          </table:table-cell>
          <table:table-cell office:value-type="float" office:value="4923956" calcext:value-type="float">
            <text:p>4923956</text:p>
          </table:table-cell>
          <table:table-cell office:value-type="float" office:value="4930758" calcext:value-type="float">
            <text:p>4930758</text:p>
          </table:table-cell>
          <table:table-cell office:value-type="float" office:value="4939338" calcext:value-type="float">
            <text:p>4939338</text:p>
          </table:table-cell>
          <table:table-cell office:value-type="float" office:value="4942020" calcext:value-type="float">
            <text:p>4942020</text:p>
          </table:table-cell>
          <table:table-cell office:value-type="float" office:value="4946739" calcext:value-type="float">
            <text:p>4946739</text:p>
          </table:table-cell>
          <table:table-cell office:value-type="float" office:value="4947903" calcext:value-type="float">
            <text:p>4947903</text:p>
          </table:table-cell>
          <table:table-cell office:value-type="float" office:value="4915439" calcext:value-type="float">
            <text:p>4915439</text:p>
          </table:table-cell>
          <table:table-cell office:value-type="float" office:value="4918056" calcext:value-type="float">
            <text:p>4918056</text:p>
          </table:table-cell>
          <table:table-cell office:value-type="float" office:value="4918047" calcext:value-type="float">
            <text:p>4918047</text:p>
          </table:table-cell>
          <table:table-cell office:value-type="float" office:value="4918023" calcext:value-type="float">
            <text:p>4918023</text:p>
          </table:table-cell>
          <table:table-cell office:value-type="float" office:value="4918523" calcext:value-type="float">
            <text:p>4918523</text:p>
          </table:table-cell>
          <table:table-cell office:value-type="float" office:value="4918537" calcext:value-type="float">
            <text:p>4918537</text:p>
          </table:table-cell>
          <table:table-cell office:value-type="float" office:value="9230025" calcext:value-type="float">
            <text:p>9230025</text:p>
          </table:table-cell>
          <table:table-cell office:value-type="float" office:value="9244836" calcext:value-type="float">
            <text:p>9244836</text:p>
          </table:table-cell>
          <table:table-cell office:value-type="float" office:value="9246425" calcext:value-type="float">
            <text:p>9246425</text:p>
          </table:table-cell>
          <table:table-cell office:value-type="float" office:value="9263253" calcext:value-type="float">
            <text:p>9263253</text:p>
          </table:table-cell>
          <table:table-cell office:value-type="float" office:value="9265321" calcext:value-type="float">
            <text:p>9265321</text:p>
          </table:table-cell>
          <table:table-cell office:value-type="float" office:value="9250576" calcext:value-type="float">
            <text:p>9250576</text:p>
          </table:table-cell>
          <table:table-cell office:value-type="float" office:value="9251431" calcext:value-type="float">
            <text:p>9251431</text:p>
          </table:table-cell>
          <table:table-cell office:value-type="float" office:value="9259507" calcext:value-type="float">
            <text:p>9259507</text:p>
          </table:table-cell>
          <table:table-cell office:value-type="float" office:value="9265957" calcext:value-type="float">
            <text:p>9265957</text:p>
          </table:table-cell>
          <table:table-cell office:value-type="float" office:value="9266896" calcext:value-type="float">
            <text:p>9266896</text:p>
          </table:table-cell>
          <table:table-cell office:value-type="float" office:value="9268387" calcext:value-type="float">
            <text:p>9268387</text:p>
          </table:table-cell>
          <table:table-cell office:value-type="float" office:value="9229641" calcext:value-type="float">
            <text:p>9229641</text:p>
          </table:table-cell>
          <table:table-cell office:value-type="float" office:value="9228146" calcext:value-type="float">
            <text:p>9228146</text:p>
          </table:table-cell>
          <table:table-cell office:value-type="float" office:value="9229494" calcext:value-type="float">
            <text:p>9229494</text:p>
          </table:table-cell>
          <table:table-cell office:value-type="float" office:value="9229617" calcext:value-type="float">
            <text:p>9229617</text:p>
          </table:table-cell>
          <table:table-cell office:value-type="float" office:value="9229517" calcext:value-type="float">
            <text:p>9229517</text:p>
          </table:table-cell>
          <table:table-cell office:value-type="float" office:value="9229357" calcext:value-type="float">
            <text:p>9229357</text:p>
          </table:table-cell>
          <table:table-cell office:value-type="float" office:value="9227265" calcext:value-type="float">
            <text:p>9227265</text:p>
          </table:table-cell>
          <table:table-cell office:value-type="float" office:value="9228131" calcext:value-type="float">
            <text:p>9228131</text:p>
          </table:table-cell>
          <table:table-cell office:value-type="float" office:value="9229316" calcext:value-type="float">
            <text:p>9229316</text:p>
          </table:table-cell>
          <table:table-cell office:value-type="float" office:value="9229308" calcext:value-type="float">
            <text:p>9229308</text:p>
          </table:table-cell>
          <table:table-cell office:value-type="float" office:value="9229166" calcext:value-type="float">
            <text:p>9229166</text:p>
          </table:table-cell>
          <table:table-cell office:value-type="float" office:value="9229123" calcext:value-type="float">
            <text:p>9229123</text:p>
          </table:table-cell>
          <table:table-cell office:value-type="float" office:value="9220111" calcext:value-type="float">
            <text:p>9220111</text:p>
          </table:table-cell>
          <table:table-cell office:value-type="float" office:value="9229144" calcext:value-type="float">
            <text:p>9229144</text:p>
          </table:table-cell>
          <table:table-cell office:value-type="float" office:value="9228983" calcext:value-type="float">
            <text:p>9228983</text:p>
          </table:table-cell>
          <table:table-cell office:value-type="float" office:value="9228958" calcext:value-type="float">
            <text:p>9228958</text:p>
          </table:table-cell>
          <table:table-cell office:value-type="float" office:value="9235872" calcext:value-type="float">
            <text:p>9235872</text:p>
          </table:table-cell>
          <table:table-cell office:value-type="float" office:value="9226670" calcext:value-type="float">
            <text:p>9226670</text:p>
          </table:table-cell>
          <table:table-cell office:value-type="float" office:value="9221627" calcext:value-type="float">
            <text:p>9221627</text:p>
          </table:table-cell>
          <table:table-cell office:value-type="float" office:value="9221648" calcext:value-type="float">
            <text:p>9221648</text:p>
          </table:table-cell>
          <table:table-cell table:number-columns-repeated="967"/>
        </table:table-row>
        <table:table-row table:style-name="ro1">
          <table:table-cell table:style-name="ce2"/>
          <table:table-cell table:style-name="ce2" table:formula="of:=AVERAGE([.B36:.B45])" office:value-type="float" office:value="11327590.8" calcext:value-type="float">
            <text:p>11327590.8</text:p>
          </table:table-cell>
          <table:table-cell table:style-name="ce2" table:formula="of:=AVERAGE([.C36:.C45])" office:value-type="float" office:value="15247791.2" calcext:value-type="float">
            <text:p>15247791.2</text:p>
          </table:table-cell>
          <table:table-cell table:style-name="ce2" table:formula="of:=AVERAGE([.D36:.D45])" office:value-type="float" office:value="15259085.8" calcext:value-type="float">
            <text:p>15259085.8</text:p>
          </table:table-cell>
          <table:table-cell table:style-name="ce2" table:formula="of:=AVERAGE([.E36:.E45])" office:value-type="float" office:value="5876523.2" calcext:value-type="float">
            <text:p>5876523.2</text:p>
          </table:table-cell>
          <table:table-cell table:style-name="ce2" table:formula="of:=AVERAGE([.F36:.F45])" office:value-type="float" office:value="6636342.1" calcext:value-type="float">
            <text:p>6636342.1</text:p>
          </table:table-cell>
          <table:table-cell table:style-name="ce2" table:formula="of:=AVERAGE([.G36:.G45])" office:value-type="float" office:value="6648709.9" calcext:value-type="float">
            <text:p>6648709.9</text:p>
          </table:table-cell>
          <table:table-cell table:style-name="ce2" table:formula="of:=AVERAGE([.H36:.H45])" office:value-type="float" office:value="6641317" calcext:value-type="float">
            <text:p>6641317</text:p>
          </table:table-cell>
          <table:table-cell table:style-name="ce2" table:formula="of:=AVERAGE([.I36:.I45])" office:value-type="float" office:value="6623874.6" calcext:value-type="float">
            <text:p>6623874.6</text:p>
          </table:table-cell>
          <table:table-cell table:style-name="ce2" table:formula="of:=AVERAGE([.J36:.J45])" office:value-type="float" office:value="6668426.9" calcext:value-type="float">
            <text:p>6668426.9</text:p>
          </table:table-cell>
          <table:table-cell table:style-name="ce2" table:formula="of:=AVERAGE([.K36:.K45])" office:value-type="float" office:value="6663392.8" calcext:value-type="float">
            <text:p>6663392.8</text:p>
          </table:table-cell>
          <table:table-cell table:style-name="ce2" table:formula="of:=AVERAGE([.L36:.L45])" office:value-type="float" office:value="4387929.4" calcext:value-type="float">
            <text:p>4387929.4</text:p>
          </table:table-cell>
          <table:table-cell table:style-name="ce2" table:formula="of:=AVERAGE([.M36:.M45])" office:value-type="float" office:value="4394362.3" calcext:value-type="float">
            <text:p>4394362.3</text:p>
          </table:table-cell>
          <table:table-cell table:style-name="ce2" table:formula="of:=AVERAGE([.N36:.N45])" office:value-type="float" office:value="4396378.7" calcext:value-type="float">
            <text:p>4396378.7</text:p>
          </table:table-cell>
          <table:table-cell table:style-name="ce2" table:formula="of:=AVERAGE([.O36:.O45])" office:value-type="float" office:value="4399862.1" calcext:value-type="float">
            <text:p>4399862.1</text:p>
          </table:table-cell>
          <table:table-cell table:style-name="ce2" table:formula="of:=AVERAGE([.P36:.P45])" office:value-type="float" office:value="4402393.1" calcext:value-type="float">
            <text:p>4402393.1</text:p>
          </table:table-cell>
          <table:table-cell table:style-name="ce2" table:formula="of:=AVERAGE([.Q36:.Q45])" office:value-type="float" office:value="4405287.7" calcext:value-type="float">
            <text:p>4405287.7</text:p>
          </table:table-cell>
          <table:table-cell table:style-name="ce2" table:formula="of:=AVERAGE([.R36:.R45])" office:value-type="float" office:value="4407237.1" calcext:value-type="float">
            <text:p>4407237.1</text:p>
          </table:table-cell>
          <table:table-cell table:style-name="ce2" table:formula="of:=AVERAGE([.S36:.S45])" office:value-type="float" office:value="4411404" calcext:value-type="float">
            <text:p>4411404</text:p>
          </table:table-cell>
          <table:table-cell table:style-name="ce2" table:formula="of:=AVERAGE([.T36:.T45])" office:value-type="float" office:value="4414091.3" calcext:value-type="float">
            <text:p>4414091.3</text:p>
          </table:table-cell>
          <table:table-cell table:style-name="ce2" table:formula="of:=AVERAGE([.U36:.U45])" office:value-type="float" office:value="4382986.4" calcext:value-type="float">
            <text:p>4382986.4</text:p>
          </table:table-cell>
          <table:table-cell table:style-name="ce2" table:formula="of:=AVERAGE([.V36:.V45])" office:value-type="float" office:value="4383245.1" calcext:value-type="float">
            <text:p>4383245.1</text:p>
          </table:table-cell>
          <table:table-cell table:style-name="ce2" table:formula="of:=AVERAGE([.W36:.W45])" office:value-type="float" office:value="4384415.4" calcext:value-type="float">
            <text:p>4384415.4</text:p>
          </table:table-cell>
          <table:table-cell table:style-name="ce2" table:formula="of:=AVERAGE([.X36:.X45])" office:value-type="float" office:value="4384263.9" calcext:value-type="float">
            <text:p>4384263.9</text:p>
          </table:table-cell>
          <table:table-cell table:style-name="ce2" table:formula="of:=AVERAGE([.Y36:.Y45])" office:value-type="float" office:value="4384930.1" calcext:value-type="float">
            <text:p>4384930.1</text:p>
          </table:table-cell>
          <table:table-cell table:style-name="ce2" table:formula="of:=AVERAGE([.Z36:.Z45])" office:value-type="float" office:value="4387299" calcext:value-type="float">
            <text:p>4387299</text:p>
          </table:table-cell>
          <table:table-cell table:style-name="ce2" table:formula="of:=AVERAGE([.AA36:.AA45])" office:value-type="float" office:value="8003951.9" calcext:value-type="float">
            <text:p>8003951.9</text:p>
          </table:table-cell>
          <table:table-cell table:style-name="ce2" table:formula="of:=AVERAGE([.AB36:.AB45])" office:value-type="float" office:value="8011803.3" calcext:value-type="float">
            <text:p>8011803.3</text:p>
          </table:table-cell>
          <table:table-cell table:style-name="ce2" table:formula="of:=AVERAGE([.AC36:.AC45])" office:value-type="float" office:value="8012187" calcext:value-type="float">
            <text:p>8012187</text:p>
          </table:table-cell>
          <table:table-cell table:style-name="ce2" table:formula="of:=AVERAGE([.AD36:.AD45])" office:value-type="float" office:value="8013485.9" calcext:value-type="float">
            <text:p>8013485.9</text:p>
          </table:table-cell>
          <table:table-cell table:style-name="ce2" table:formula="of:=AVERAGE([.AE36:.AE45])" office:value-type="float" office:value="8014239.3" calcext:value-type="float">
            <text:p>8014239.3</text:p>
          </table:table-cell>
          <table:table-cell table:style-name="ce2" table:formula="of:=AVERAGE([.AF36:.AF45])" office:value-type="float" office:value="8013843.4" calcext:value-type="float">
            <text:p>8013843.4</text:p>
          </table:table-cell>
          <table:table-cell table:style-name="ce2" table:formula="of:=AVERAGE([.AG36:.AG45])" office:value-type="float" office:value="8015048" calcext:value-type="float">
            <text:p>8015048</text:p>
          </table:table-cell>
          <table:table-cell table:style-name="ce2" table:formula="of:=AVERAGE([.AH36:.AH45])" office:value-type="float" office:value="8022498" calcext:value-type="float">
            <text:p>8022498</text:p>
          </table:table-cell>
          <table:table-cell table:style-name="ce2" table:formula="of:=AVERAGE([.AI36:.AI45])" office:value-type="float" office:value="8023142.8" calcext:value-type="float">
            <text:p>8023142.8</text:p>
          </table:table-cell>
          <table:table-cell table:style-name="ce2" table:formula="of:=AVERAGE([.AJ36:.AJ45])" office:value-type="float" office:value="8029166.9" calcext:value-type="float">
            <text:p>8029166.9</text:p>
          </table:table-cell>
          <table:table-cell table:style-name="ce2" table:formula="of:=AVERAGE([.AK36:.AK45])" office:value-type="float" office:value="8031936.4" calcext:value-type="float">
            <text:p>8031936.4</text:p>
          </table:table-cell>
          <table:table-cell table:style-name="ce2" table:formula="of:=AVERAGE([.AL36:.AL45])" office:value-type="float" office:value="8005321.3" calcext:value-type="float">
            <text:p>8005321.3</text:p>
          </table:table-cell>
          <table:table-cell table:style-name="ce2" table:formula="of:=AVERAGE([.AM36:.AM45])" office:value-type="float" office:value="8004956.3" calcext:value-type="float">
            <text:p>8004956.3</text:p>
          </table:table-cell>
          <table:table-cell table:style-name="ce2" table:formula="of:=AVERAGE([.AN36:.AN45])" office:value-type="float" office:value="8004367.2" calcext:value-type="float">
            <text:p>8004367.2</text:p>
          </table:table-cell>
          <table:table-cell table:style-name="ce2" table:formula="of:=AVERAGE([.AO36:.AO45])" office:value-type="float" office:value="8005163.2" calcext:value-type="float">
            <text:p>8005163.2</text:p>
          </table:table-cell>
          <table:table-cell table:style-name="ce2" table:formula="of:=AVERAGE([.AP36:.AP45])" office:value-type="float" office:value="8004324.4" calcext:value-type="float">
            <text:p>8004324.4</text:p>
          </table:table-cell>
          <table:table-cell table:style-name="ce2" table:formula="of:=AVERAGE([.AQ36:.AQ45])" office:value-type="float" office:value="8004284.8" calcext:value-type="float">
            <text:p>8004284.8</text:p>
          </table:table-cell>
          <table:table-cell table:style-name="ce2" table:formula="of:=AVERAGE([.AR36:.AR45])" office:value-type="float" office:value="8004279.9" calcext:value-type="float">
            <text:p>8004279.9</text:p>
          </table:table-cell>
          <table:table-cell table:style-name="ce2" table:formula="of:=AVERAGE([.AS36:.AS45])" office:value-type="float" office:value="8002801.8" calcext:value-type="float">
            <text:p>8002801.8</text:p>
          </table:table-cell>
          <table:table-cell table:style-name="ce2" table:formula="of:=AVERAGE([.AT36:.AT45])" office:value-type="float" office:value="8007120.7" calcext:value-type="float">
            <text:p>8007120.7</text:p>
          </table:table-cell>
          <table:table-cell table:style-name="ce2" table:formula="of:=AVERAGE([.AU36:.AU45])" office:value-type="float" office:value="8005194.6" calcext:value-type="float">
            <text:p>8005194.6</text:p>
          </table:table-cell>
          <table:table-cell table:style-name="ce2" table:formula="of:=AVERAGE([.AV36:.AV45])" office:value-type="float" office:value="8001364.3" calcext:value-type="float">
            <text:p>8001364.3</text:p>
          </table:table-cell>
          <table:table-cell table:style-name="ce2" table:formula="of:=AVERAGE([.AW36:.AW45])" office:value-type="float" office:value="8002802.4" calcext:value-type="float">
            <text:p>8002802.4</text:p>
          </table:table-cell>
          <table:table-cell table:style-name="ce2" table:formula="of:=AVERAGE([.AX36:.AX45])" office:value-type="float" office:value="8005137.2" calcext:value-type="float">
            <text:p>8005137.2</text:p>
          </table:table-cell>
          <table:table-cell table:style-name="ce2" table:formula="of:=AVERAGE([.AY36:.AY45])" office:value-type="float" office:value="8006781.2" calcext:value-type="float">
            <text:p>8006781.2</text:p>
          </table:table-cell>
          <table:table-cell table:style-name="ce2" table:formula="of:=AVERAGE([.AZ36:.AZ45])" office:value-type="float" office:value="8003469.3" calcext:value-type="float">
            <text:p>8003469.3</text:p>
          </table:table-cell>
          <table:table-cell table:style-name="ce2" table:formula="of:=AVERAGE([.BA36:.BA45])" office:value-type="float" office:value="8003115.5" calcext:value-type="float">
            <text:p>8003115.5</text:p>
          </table:table-cell>
          <table:table-cell table:style-name="ce2" table:formula="of:=AVERAGE([.BB36:.BB45])" office:value-type="float" office:value="8005477.7" calcext:value-type="float">
            <text:p>8005477.7</text:p>
          </table:table-cell>
          <table:table-cell table:style-name="ce2" table:formula="of:=AVERAGE([.BC36:.BC45])" office:value-type="float" office:value="8003285.6" calcext:value-type="float">
            <text:p>8003285.6</text:p>
          </table:table-cell>
          <table:table-cell table:style-name="ce2" table:formula="of:=AVERAGE([.BD36:.BD45])" office:value-type="float" office:value="8004477.8" calcext:value-type="float">
            <text:p>8004477.8</text:p>
          </table:table-cell>
          <table:table-cell table:style-name="ce2" table:formula="of:=AVERAGE([.BE36:.BE45])" office:value-type="float" office:value="8002102.3" calcext:value-type="float">
            <text:p>8002102.3</text:p>
          </table:table-cell>
          <table:table-cell table:style-name="ce2" table:number-columns-repeated="967"/>
        </table:table-row>
        <table:table-row table:style-name="ro1">
          <table:table-cell table:style-name="ce2"/>
          <table:table-cell table:style-name="ce3" table:formula="of:=([.C47]-[.B46])*100/[.C47]" office:value-type="float" office:value="25.737460442116" calcext:value-type="float">
            <text:p>25.737460442116</text:p>
          </table:table-cell>
          <table:table-cell table:formula="of:=AVERAGE([.C46];[.D46])" office:value-type="float" office:value="15253438.5" calcext:value-type="float">
            <text:p>15253438.5</text:p>
          </table:table-cell>
          <table:table-cell/>
          <table:table-cell table:style-name="ce3" table:formula="of:=([.F47]-[.E46])*100/[.F47]" office:value-type="float" office:value="11.5914867925101" calcext:value-type="float">
            <text:p>11.5914867925101</text:p>
          </table:table-cell>
          <table:table-cell table:formula="of:=AVERAGE([.F46:.K46])" office:value-type="float" office:value="6647010.55" calcext:value-type="float">
            <text:p>6647010.55</text:p>
          </table:table-cell>
          <table:table-cell table:number-columns-repeated="5"/>
          <table:table-cell table:style-name="ce3" table:formula="of:=([.M47]-[.L46])*100/[.M47]" office:value-type="float" office:value="0.174110838894457" calcext:value-type="float">
            <text:p>0.174110838894457</text:p>
          </table:table-cell>
          <table:table-cell table:formula="of:=AVERAGE([.M46:.Z46])" office:value-type="float" office:value="4395582.58571429" calcext:value-type="float">
            <text:p>4395582.58571429</text:p>
          </table:table-cell>
          <table:table-cell table:style-name="ce2"/>
          <table:table-cell/>
          <table:table-cell table:style-name="ce2" table:number-columns-repeated="3"/>
          <table:table-cell/>
          <table:table-cell table:style-name="ce2" table:number-columns-repeated="7"/>
          <table:table-cell table:style-name="ce3" table:formula="of:=([.AB47]-[.AA46])*100/[.AB47]" office:value-type="float" office:value="0.0643523763098653" calcext:value-type="float">
            <text:p>0.0643523763098653</text:p>
          </table:table-cell>
          <table:table-cell table:style-name="Default" table:formula="of:=AVERAGE([.AB46:.BE46])" office:value-type="float" office:value="8009105.95" calcext:value-type="float">
            <text:p>8009105.95</text:p>
          </table:table-cell>
          <table:table-cell table:style-name="ce2"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080" calcext:value-type="float">
            <text:p>108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pthread</text:p>
          </table:table-cell>
          <table:table-cell table:number-columns-repeated="2"/>
          <table:table-cell office:value-type="string" calcext:value-type="string">
            <text:p>pthread</text:p>
          </table:table-cell>
          <table:table-cell table:number-columns-repeated="6"/>
          <table:table-cell office:value-type="string" calcext:value-type="string">
            <text:p>pthread</text:p>
          </table:table-cell>
          <table:table-cell table:number-columns-repeated="14"/>
          <table:table-cell office:value-type="string" calcext:value-type="string">
            <text:p>pthread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table:number-columns-repeated="14"/>
          <table:table-cell office:value-type="float" office:value="32" calcext:value-type="float">
            <text:p>32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27085133" calcext:value-type="float">
            <text:p>27085133</text:p>
          </table:table-cell>
          <table:table-cell office:value-type="float" office:value="37189178" calcext:value-type="float">
            <text:p>37189178</text:p>
          </table:table-cell>
          <table:table-cell office:value-type="float" office:value="37144207" calcext:value-type="float">
            <text:p>37144207</text:p>
          </table:table-cell>
          <table:table-cell office:value-type="float" office:value="13348617" calcext:value-type="float">
            <text:p>13348617</text:p>
          </table:table-cell>
          <table:table-cell office:value-type="float" office:value="15090908" calcext:value-type="float">
            <text:p>15090908</text:p>
          </table:table-cell>
          <table:table-cell office:value-type="float" office:value="15088695" calcext:value-type="float">
            <text:p>15088695</text:p>
          </table:table-cell>
          <table:table-cell office:value-type="float" office:value="15071022" calcext:value-type="float">
            <text:p>15071022</text:p>
          </table:table-cell>
          <table:table-cell office:value-type="float" office:value="15041403" calcext:value-type="float">
            <text:p>15041403</text:p>
          </table:table-cell>
          <table:table-cell office:value-type="float" office:value="15144784" calcext:value-type="float">
            <text:p>15144784</text:p>
          </table:table-cell>
          <table:table-cell office:value-type="float" office:value="15151207" calcext:value-type="float">
            <text:p>15151207</text:p>
          </table:table-cell>
          <table:table-cell office:value-type="float" office:value="10228936" calcext:value-type="float">
            <text:p>10228936</text:p>
          </table:table-cell>
          <table:table-cell office:value-type="float" office:value="10221364" calcext:value-type="float">
            <text:p>10221364</text:p>
          </table:table-cell>
          <table:table-cell office:value-type="float" office:value="10231206" calcext:value-type="float">
            <text:p>10231206</text:p>
          </table:table-cell>
          <table:table-cell office:value-type="float" office:value="10231835" calcext:value-type="float">
            <text:p>10231835</text:p>
          </table:table-cell>
          <table:table-cell office:value-type="float" office:value="10246025" calcext:value-type="float">
            <text:p>10246025</text:p>
          </table:table-cell>
          <table:table-cell office:value-type="float" office:value="10271121" calcext:value-type="float">
            <text:p>10271121</text:p>
          </table:table-cell>
          <table:table-cell office:value-type="float" office:value="10274888" calcext:value-type="float">
            <text:p>10274888</text:p>
          </table:table-cell>
          <table:table-cell office:value-type="float" office:value="10282191" calcext:value-type="float">
            <text:p>10282191</text:p>
          </table:table-cell>
          <table:table-cell office:value-type="float" office:value="10285543" calcext:value-type="float">
            <text:p>10285543</text:p>
          </table:table-cell>
          <table:table-cell office:value-type="float" office:value="10214576" calcext:value-type="float">
            <text:p>10214576</text:p>
          </table:table-cell>
          <table:table-cell office:value-type="float" office:value="10202135" calcext:value-type="float">
            <text:p>10202135</text:p>
          </table:table-cell>
          <table:table-cell office:value-type="float" office:value="10214572" calcext:value-type="float">
            <text:p>10214572</text:p>
          </table:table-cell>
          <table:table-cell office:value-type="float" office:value="10214500" calcext:value-type="float">
            <text:p>10214500</text:p>
          </table:table-cell>
          <table:table-cell office:value-type="float" office:value="10228673" calcext:value-type="float">
            <text:p>10228673</text:p>
          </table:table-cell>
          <table:table-cell office:value-type="float" office:value="10228684" calcext:value-type="float">
            <text:p>10228684</text:p>
          </table:table-cell>
          <table:table-cell office:value-type="float" office:value="17312149" calcext:value-type="float">
            <text:p>17312149</text:p>
          </table:table-cell>
          <table:table-cell office:value-type="float" office:value="17351935" calcext:value-type="float">
            <text:p>17351935</text:p>
          </table:table-cell>
          <table:table-cell office:value-type="float" office:value="17327385" calcext:value-type="float">
            <text:p>17327385</text:p>
          </table:table-cell>
          <table:table-cell office:value-type="float" office:value="17332333" calcext:value-type="float">
            <text:p>17332333</text:p>
          </table:table-cell>
          <table:table-cell office:value-type="float" office:value="17339384" calcext:value-type="float">
            <text:p>17339384</text:p>
          </table:table-cell>
          <table:table-cell office:value-type="float" office:value="17392919" calcext:value-type="float">
            <text:p>17392919</text:p>
          </table:table-cell>
          <table:table-cell office:value-type="float" office:value="17392981" calcext:value-type="float">
            <text:p>17392981</text:p>
          </table:table-cell>
          <table:table-cell office:value-type="float" office:value="17371246" calcext:value-type="float">
            <text:p>17371246</text:p>
          </table:table-cell>
          <table:table-cell office:value-type="float" office:value="17373557" calcext:value-type="float">
            <text:p>17373557</text:p>
          </table:table-cell>
          <table:table-cell office:value-type="float" office:value="17398374" calcext:value-type="float">
            <text:p>17398374</text:p>
          </table:table-cell>
          <table:table-cell office:value-type="float" office:value="17403000" calcext:value-type="float">
            <text:p>17403000</text:p>
          </table:table-cell>
          <table:table-cell office:value-type="float" office:value="17305645" calcext:value-type="float">
            <text:p>17305645</text:p>
          </table:table-cell>
          <table:table-cell office:value-type="float" office:value="17305625" calcext:value-type="float">
            <text:p>17305625</text:p>
          </table:table-cell>
          <table:table-cell office:value-type="float" office:value="17305617" calcext:value-type="float">
            <text:p>17305617</text:p>
          </table:table-cell>
          <table:table-cell office:value-type="float" office:value="17305688" calcext:value-type="float">
            <text:p>17305688</text:p>
          </table:table-cell>
          <table:table-cell office:value-type="float" office:value="17305517" calcext:value-type="float">
            <text:p>17305517</text:p>
          </table:table-cell>
          <table:table-cell office:value-type="float" office:value="17305509" calcext:value-type="float">
            <text:p>17305509</text:p>
          </table:table-cell>
          <table:table-cell office:value-type="float" office:value="17305506" calcext:value-type="float">
            <text:p>17305506</text:p>
          </table:table-cell>
          <table:table-cell office:value-type="float" office:value="17305574" calcext:value-type="float">
            <text:p>17305574</text:p>
          </table:table-cell>
          <table:table-cell office:value-type="float" office:value="17308500" calcext:value-type="float">
            <text:p>17308500</text:p>
          </table:table-cell>
          <table:table-cell office:value-type="float" office:value="17308847" calcext:value-type="float">
            <text:p>17308847</text:p>
          </table:table-cell>
          <table:table-cell office:value-type="float" office:value="17305447" calcext:value-type="float">
            <text:p>17305447</text:p>
          </table:table-cell>
          <table:table-cell office:value-type="float" office:value="17305380" calcext:value-type="float">
            <text:p>17305380</text:p>
          </table:table-cell>
          <table:table-cell office:value-type="float" office:value="17305270" calcext:value-type="float">
            <text:p>17305270</text:p>
          </table:table-cell>
          <table:table-cell office:value-type="float" office:value="17305247" calcext:value-type="float">
            <text:p>17305247</text:p>
          </table:table-cell>
          <table:table-cell office:value-type="float" office:value="17293060" calcext:value-type="float">
            <text:p>17293060</text:p>
          </table:table-cell>
          <table:table-cell office:value-type="float" office:value="17307386" calcext:value-type="float">
            <text:p>17307386</text:p>
          </table:table-cell>
          <table:table-cell office:value-type="float" office:value="17305336" calcext:value-type="float">
            <text:p>17305336</text:p>
          </table:table-cell>
          <table:table-cell office:value-type="float" office:value="17305328" calcext:value-type="float">
            <text:p>17305328</text:p>
          </table:table-cell>
          <table:table-cell office:value-type="float" office:value="17352374" calcext:value-type="float">
            <text:p>17352374</text:p>
          </table:table-cell>
          <table:table-cell office:value-type="float" office:value="17345062" calcext:value-type="float">
            <text:p>17345062</text:p>
          </table:table-cell>
          <table:table-cell table:number-columns-repeated="967"/>
        </table:table-row>
        <table:table-row table:style-name="ro1">
          <table:table-cell/>
          <table:table-cell office:value-type="float" office:value="25857972" calcext:value-type="float">
            <text:p>25857972</text:p>
          </table:table-cell>
          <table:table-cell office:value-type="float" office:value="35082832" calcext:value-type="float">
            <text:p>35082832</text:p>
          </table:table-cell>
          <table:table-cell office:value-type="float" office:value="35092364" calcext:value-type="float">
            <text:p>35092364</text:p>
          </table:table-cell>
          <table:table-cell office:value-type="float" office:value="14883051" calcext:value-type="float">
            <text:p>14883051</text:p>
          </table:table-cell>
          <table:table-cell office:value-type="float" office:value="16960748" calcext:value-type="float">
            <text:p>16960748</text:p>
          </table:table-cell>
          <table:table-cell office:value-type="float" office:value="16965840" calcext:value-type="float">
            <text:p>16965840</text:p>
          </table:table-cell>
          <table:table-cell office:value-type="float" office:value="16990290" calcext:value-type="float">
            <text:p>16990290</text:p>
          </table:table-cell>
          <table:table-cell office:value-type="float" office:value="16987059" calcext:value-type="float">
            <text:p>16987059</text:p>
          </table:table-cell>
          <table:table-cell office:value-type="float" office:value="17027861" calcext:value-type="float">
            <text:p>17027861</text:p>
          </table:table-cell>
          <table:table-cell office:value-type="float" office:value="16992422" calcext:value-type="float">
            <text:p>16992422</text:p>
          </table:table-cell>
          <table:table-cell office:value-type="float" office:value="10242103" calcext:value-type="float">
            <text:p>10242103</text:p>
          </table:table-cell>
          <table:table-cell office:value-type="float" office:value="10255601" calcext:value-type="float">
            <text:p>10255601</text:p>
          </table:table-cell>
          <table:table-cell office:value-type="float" office:value="10260170" calcext:value-type="float">
            <text:p>10260170</text:p>
          </table:table-cell>
          <table:table-cell office:value-type="float" office:value="10262218" calcext:value-type="float">
            <text:p>10262218</text:p>
          </table:table-cell>
          <table:table-cell office:value-type="float" office:value="10265835" calcext:value-type="float">
            <text:p>10265835</text:p>
          </table:table-cell>
          <table:table-cell office:value-type="float" office:value="10273268" calcext:value-type="float">
            <text:p>10273268</text:p>
          </table:table-cell>
          <table:table-cell office:value-type="float" office:value="10277051" calcext:value-type="float">
            <text:p>10277051</text:p>
          </table:table-cell>
          <table:table-cell office:value-type="float" office:value="10284069" calcext:value-type="float">
            <text:p>10284069</text:p>
          </table:table-cell>
          <table:table-cell office:value-type="float" office:value="10287604" calcext:value-type="float">
            <text:p>10287604</text:p>
          </table:table-cell>
          <table:table-cell office:value-type="float" office:value="10218679" calcext:value-type="float">
            <text:p>10218679</text:p>
          </table:table-cell>
          <table:table-cell office:value-type="float" office:value="10214525" calcext:value-type="float">
            <text:p>10214525</text:p>
          </table:table-cell>
          <table:table-cell office:value-type="float" office:value="10218621" calcext:value-type="float">
            <text:p>10218621</text:p>
          </table:table-cell>
          <table:table-cell office:value-type="float" office:value="10218550" calcext:value-type="float">
            <text:p>10218550</text:p>
          </table:table-cell>
          <table:table-cell office:value-type="float" office:value="10236764" calcext:value-type="float">
            <text:p>10236764</text:p>
          </table:table-cell>
          <table:table-cell office:value-type="float" office:value="10243991" calcext:value-type="float">
            <text:p>10243991</text:p>
          </table:table-cell>
          <table:table-cell office:value-type="float" office:value="15964070" calcext:value-type="float">
            <text:p>15964070</text:p>
          </table:table-cell>
          <table:table-cell office:value-type="float" office:value="15964053" calcext:value-type="float">
            <text:p>15964053</text:p>
          </table:table-cell>
          <table:table-cell office:value-type="float" office:value="15979177" calcext:value-type="float">
            <text:p>15979177</text:p>
          </table:table-cell>
          <table:table-cell office:value-type="float" office:value="16008207" calcext:value-type="float">
            <text:p>16008207</text:p>
          </table:table-cell>
          <table:table-cell office:value-type="float" office:value="16010116" calcext:value-type="float">
            <text:p>16010116</text:p>
          </table:table-cell>
          <table:table-cell office:value-type="float" office:value="15992539" calcext:value-type="float">
            <text:p>15992539</text:p>
          </table:table-cell>
          <table:table-cell office:value-type="float" office:value="15995078" calcext:value-type="float">
            <text:p>15995078</text:p>
          </table:table-cell>
          <table:table-cell office:value-type="float" office:value="16010561" calcext:value-type="float">
            <text:p>16010561</text:p>
          </table:table-cell>
          <table:table-cell office:value-type="float" office:value="16018325" calcext:value-type="float">
            <text:p>16018325</text:p>
          </table:table-cell>
          <table:table-cell office:value-type="float" office:value="16029214" calcext:value-type="float">
            <text:p>16029214</text:p>
          </table:table-cell>
          <table:table-cell office:value-type="float" office:value="16033615" calcext:value-type="float">
            <text:p>16033615</text:p>
          </table:table-cell>
          <table:table-cell office:value-type="float" office:value="15964418" calcext:value-type="float">
            <text:p>15964418</text:p>
          </table:table-cell>
          <table:table-cell office:value-type="float" office:value="15964512" calcext:value-type="float">
            <text:p>15964512</text:p>
          </table:table-cell>
          <table:table-cell office:value-type="float" office:value="15963709" calcext:value-type="float">
            <text:p>15963709</text:p>
          </table:table-cell>
          <table:table-cell office:value-type="float" office:value="15969369" calcext:value-type="float">
            <text:p>15969369</text:p>
          </table:table-cell>
          <table:table-cell office:value-type="float" office:value="15964340" calcext:value-type="float">
            <text:p>15964340</text:p>
          </table:table-cell>
          <table:table-cell office:value-type="float" office:value="15964175" calcext:value-type="float">
            <text:p>15964175</text:p>
          </table:table-cell>
          <table:table-cell office:value-type="float" office:value="15969299" calcext:value-type="float">
            <text:p>15969299</text:p>
          </table:table-cell>
          <table:table-cell office:value-type="float" office:value="15963545" calcext:value-type="float">
            <text:p>15963545</text:p>
          </table:table-cell>
          <table:table-cell office:value-type="float" office:value="15972250" calcext:value-type="float">
            <text:p>15972250</text:p>
          </table:table-cell>
          <table:table-cell office:value-type="float" office:value="15963106" calcext:value-type="float">
            <text:p>15963106</text:p>
          </table:table-cell>
          <table:table-cell office:value-type="float" office:value="15964123" calcext:value-type="float">
            <text:p>15964123</text:p>
          </table:table-cell>
          <table:table-cell office:value-type="float" office:value="15964005" calcext:value-type="float">
            <text:p>15964005</text:p>
          </table:table-cell>
          <table:table-cell office:value-type="float" office:value="15949042" calcext:value-type="float">
            <text:p>15949042</text:p>
          </table:table-cell>
          <table:table-cell office:value-type="float" office:value="15968979" calcext:value-type="float">
            <text:p>15968979</text:p>
          </table:table-cell>
          <table:table-cell office:value-type="float" office:value="15963956" calcext:value-type="float">
            <text:p>15963956</text:p>
          </table:table-cell>
          <table:table-cell office:value-type="float" office:value="15963280" calcext:value-type="float">
            <text:p>15963280</text:p>
          </table:table-cell>
          <table:table-cell office:value-type="float" office:value="15992556" calcext:value-type="float">
            <text:p>15992556</text:p>
          </table:table-cell>
          <table:table-cell office:value-type="float" office:value="15993791" calcext:value-type="float">
            <text:p>15993791</text:p>
          </table:table-cell>
          <table:table-cell office:value-type="float" office:value="15980400" calcext:value-type="float">
            <text:p>15980400</text:p>
          </table:table-cell>
          <table:table-cell office:value-type="float" office:value="15983969" calcext:value-type="float">
            <text:p>15983969</text:p>
          </table:table-cell>
          <table:table-cell table:number-columns-repeated="967"/>
        </table:table-row>
        <table:table-row table:style-name="ro1">
          <table:table-cell/>
          <table:table-cell office:value-type="float" office:value="26059657" calcext:value-type="float">
            <text:p>26059657</text:p>
          </table:table-cell>
          <table:table-cell office:value-type="float" office:value="35880430" calcext:value-type="float">
            <text:p>35880430</text:p>
          </table:table-cell>
          <table:table-cell office:value-type="float" office:value="35846710" calcext:value-type="float">
            <text:p>35846710</text:p>
          </table:table-cell>
          <table:table-cell office:value-type="float" office:value="14183632" calcext:value-type="float">
            <text:p>14183632</text:p>
          </table:table-cell>
          <table:table-cell office:value-type="float" office:value="16100857" calcext:value-type="float">
            <text:p>16100857</text:p>
          </table:table-cell>
          <table:table-cell office:value-type="float" office:value="16083996" calcext:value-type="float">
            <text:p>16083996</text:p>
          </table:table-cell>
          <table:table-cell office:value-type="float" office:value="15922814" calcext:value-type="float">
            <text:p>15922814</text:p>
          </table:table-cell>
          <table:table-cell office:value-type="float" office:value="15907603" calcext:value-type="float">
            <text:p>15907603</text:p>
          </table:table-cell>
          <table:table-cell office:value-type="float" office:value="15971366" calcext:value-type="float">
            <text:p>15971366</text:p>
          </table:table-cell>
          <table:table-cell office:value-type="float" office:value="15978745" calcext:value-type="float">
            <text:p>15978745</text:p>
          </table:table-cell>
          <table:table-cell office:value-type="float" office:value="10403828" calcext:value-type="float">
            <text:p>10403828</text:p>
          </table:table-cell>
          <table:table-cell office:value-type="float" office:value="10413535" calcext:value-type="float">
            <text:p>10413535</text:p>
          </table:table-cell>
          <table:table-cell office:value-type="float" office:value="10417786" calcext:value-type="float">
            <text:p>10417786</text:p>
          </table:table-cell>
          <table:table-cell office:value-type="float" office:value="10429333" calcext:value-type="float">
            <text:p>10429333</text:p>
          </table:table-cell>
          <table:table-cell office:value-type="float" office:value="10433978" calcext:value-type="float">
            <text:p>10433978</text:p>
          </table:table-cell>
          <table:table-cell office:value-type="float" office:value="10451581" calcext:value-type="float">
            <text:p>10451581</text:p>
          </table:table-cell>
          <table:table-cell office:value-type="float" office:value="10454625" calcext:value-type="float">
            <text:p>10454625</text:p>
          </table:table-cell>
          <table:table-cell office:value-type="float" office:value="10453794" calcext:value-type="float">
            <text:p>10453794</text:p>
          </table:table-cell>
          <table:table-cell office:value-type="float" office:value="10458112" calcext:value-type="float">
            <text:p>10458112</text:p>
          </table:table-cell>
          <table:table-cell office:value-type="float" office:value="10381408" calcext:value-type="float">
            <text:p>10381408</text:p>
          </table:table-cell>
          <table:table-cell office:value-type="float" office:value="10388984" calcext:value-type="float">
            <text:p>10388984</text:p>
          </table:table-cell>
          <table:table-cell office:value-type="float" office:value="10389012" calcext:value-type="float">
            <text:p>10389012</text:p>
          </table:table-cell>
          <table:table-cell office:value-type="float" office:value="10390477" calcext:value-type="float">
            <text:p>10390477</text:p>
          </table:table-cell>
          <table:table-cell office:value-type="float" office:value="10395787" calcext:value-type="float">
            <text:p>10395787</text:p>
          </table:table-cell>
          <table:table-cell office:value-type="float" office:value="10399466" calcext:value-type="float">
            <text:p>10399466</text:p>
          </table:table-cell>
          <table:table-cell office:value-type="float" office:value="18014690" calcext:value-type="float">
            <text:p>18014690</text:p>
          </table:table-cell>
          <table:table-cell office:value-type="float" office:value="18032585" calcext:value-type="float">
            <text:p>18032585</text:p>
          </table:table-cell>
          <table:table-cell office:value-type="float" office:value="18036522" calcext:value-type="float">
            <text:p>18036522</text:p>
          </table:table-cell>
          <table:table-cell office:value-type="float" office:value="18052464" calcext:value-type="float">
            <text:p>18052464</text:p>
          </table:table-cell>
          <table:table-cell office:value-type="float" office:value="18056907" calcext:value-type="float">
            <text:p>18056907</text:p>
          </table:table-cell>
          <table:table-cell office:value-type="float" office:value="18081580" calcext:value-type="float">
            <text:p>18081580</text:p>
          </table:table-cell>
          <table:table-cell office:value-type="float" office:value="18083501" calcext:value-type="float">
            <text:p>18083501</text:p>
          </table:table-cell>
          <table:table-cell office:value-type="float" office:value="18091094" calcext:value-type="float">
            <text:p>18091094</text:p>
          </table:table-cell>
          <table:table-cell office:value-type="float" office:value="18095051" calcext:value-type="float">
            <text:p>18095051</text:p>
          </table:table-cell>
          <table:table-cell office:value-type="float" office:value="18071541" calcext:value-type="float">
            <text:p>18071541</text:p>
          </table:table-cell>
          <table:table-cell office:value-type="float" office:value="18084833" calcext:value-type="float">
            <text:p>18084833</text:p>
          </table:table-cell>
          <table:table-cell office:value-type="float" office:value="18008597" calcext:value-type="float">
            <text:p>18008597</text:p>
          </table:table-cell>
          <table:table-cell office:value-type="float" office:value="18007609" calcext:value-type="float">
            <text:p>18007609</text:p>
          </table:table-cell>
          <table:table-cell office:value-type="float" office:value="18007568" calcext:value-type="float">
            <text:p>18007568</text:p>
          </table:table-cell>
          <table:table-cell office:value-type="float" office:value="18007562" calcext:value-type="float">
            <text:p>18007562</text:p>
          </table:table-cell>
          <table:table-cell office:value-type="float" office:value="18013645" calcext:value-type="float">
            <text:p>18013645</text:p>
          </table:table-cell>
          <table:table-cell office:value-type="float" office:value="18013646" calcext:value-type="float">
            <text:p>18013646</text:p>
          </table:table-cell>
          <table:table-cell office:value-type="float" office:value="18008459" calcext:value-type="float">
            <text:p>18008459</text:p>
          </table:table-cell>
          <table:table-cell office:value-type="float" office:value="18007945" calcext:value-type="float">
            <text:p>18007945</text:p>
          </table:table-cell>
          <table:table-cell office:value-type="float" office:value="18013402" calcext:value-type="float">
            <text:p>18013402</text:p>
          </table:table-cell>
          <table:table-cell office:value-type="float" office:value="18008371" calcext:value-type="float">
            <text:p>18008371</text:p>
          </table:table-cell>
          <table:table-cell office:value-type="float" office:value="18001299" calcext:value-type="float">
            <text:p>18001299</text:p>
          </table:table-cell>
          <table:table-cell office:value-type="float" office:value="18013613" calcext:value-type="float">
            <text:p>18013613</text:p>
          </table:table-cell>
          <table:table-cell office:value-type="float" office:value="18017215" calcext:value-type="float">
            <text:p>18017215</text:p>
          </table:table-cell>
          <table:table-cell office:value-type="float" office:value="18028019" calcext:value-type="float">
            <text:p>18028019</text:p>
          </table:table-cell>
          <table:table-cell office:value-type="float" office:value="18029124" calcext:value-type="float">
            <text:p>18029124</text:p>
          </table:table-cell>
          <table:table-cell office:value-type="float" office:value="18029278" calcext:value-type="float">
            <text:p>18029278</text:p>
          </table:table-cell>
          <table:table-cell office:value-type="float" office:value="18023161" calcext:value-type="float">
            <text:p>18023161</text:p>
          </table:table-cell>
          <table:table-cell office:value-type="float" office:value="18025347" calcext:value-type="float">
            <text:p>18025347</text:p>
          </table:table-cell>
          <table:table-cell office:value-type="float" office:value="18013103" calcext:value-type="float">
            <text:p>18013103</text:p>
          </table:table-cell>
          <table:table-cell office:value-type="float" office:value="18013050" calcext:value-type="float">
            <text:p>18013050</text:p>
          </table:table-cell>
          <table:table-cell table:number-columns-repeated="967"/>
        </table:table-row>
        <table:table-row table:style-name="ro1">
          <table:table-cell/>
          <table:table-cell office:value-type="float" office:value="24128654" calcext:value-type="float">
            <text:p>24128654</text:p>
          </table:table-cell>
          <table:table-cell office:value-type="float" office:value="33562023" calcext:value-type="float">
            <text:p>33562023</text:p>
          </table:table-cell>
          <table:table-cell office:value-type="float" office:value="33513200" calcext:value-type="float">
            <text:p>33513200</text:p>
          </table:table-cell>
          <table:table-cell office:value-type="float" office:value="14778332" calcext:value-type="float">
            <text:p>14778332</text:p>
          </table:table-cell>
          <table:table-cell office:value-type="float" office:value="16311778" calcext:value-type="float">
            <text:p>16311778</text:p>
          </table:table-cell>
          <table:table-cell office:value-type="float" office:value="16292382" calcext:value-type="float">
            <text:p>16292382</text:p>
          </table:table-cell>
          <table:table-cell office:value-type="float" office:value="16299932" calcext:value-type="float">
            <text:p>16299932</text:p>
          </table:table-cell>
          <table:table-cell office:value-type="float" office:value="16302005" calcext:value-type="float">
            <text:p>16302005</text:p>
          </table:table-cell>
          <table:table-cell office:value-type="float" office:value="16360209" calcext:value-type="float">
            <text:p>16360209</text:p>
          </table:table-cell>
          <table:table-cell office:value-type="float" office:value="16366115" calcext:value-type="float">
            <text:p>16366115</text:p>
          </table:table-cell>
          <table:table-cell office:value-type="float" office:value="10445503" calcext:value-type="float">
            <text:p>10445503</text:p>
          </table:table-cell>
          <table:table-cell office:value-type="float" office:value="10460325" calcext:value-type="float">
            <text:p>10460325</text:p>
          </table:table-cell>
          <table:table-cell office:value-type="float" office:value="10463575" calcext:value-type="float">
            <text:p>10463575</text:p>
          </table:table-cell>
          <table:table-cell office:value-type="float" office:value="10454301" calcext:value-type="float">
            <text:p>10454301</text:p>
          </table:table-cell>
          <table:table-cell office:value-type="float" office:value="10457760" calcext:value-type="float">
            <text:p>10457760</text:p>
          </table:table-cell>
          <table:table-cell office:value-type="float" office:value="10481697" calcext:value-type="float">
            <text:p>10481697</text:p>
          </table:table-cell>
          <table:table-cell office:value-type="float" office:value="10485166" calcext:value-type="float">
            <text:p>10485166</text:p>
          </table:table-cell>
          <table:table-cell office:value-type="float" office:value="10504743" calcext:value-type="float">
            <text:p>10504743</text:p>
          </table:table-cell>
          <table:table-cell office:value-type="float" office:value="10512888" calcext:value-type="float">
            <text:p>10512888</text:p>
          </table:table-cell>
          <table:table-cell office:value-type="float" office:value="10430349" calcext:value-type="float">
            <text:p>10430349</text:p>
          </table:table-cell>
          <table:table-cell office:value-type="float" office:value="10430280" calcext:value-type="float">
            <text:p>10430280</text:p>
          </table:table-cell>
          <table:table-cell office:value-type="float" office:value="10431259" calcext:value-type="float">
            <text:p>10431259</text:p>
          </table:table-cell>
          <table:table-cell office:value-type="float" office:value="10431161" calcext:value-type="float">
            <text:p>10431161</text:p>
          </table:table-cell>
          <table:table-cell office:value-type="float" office:value="10431123" calcext:value-type="float">
            <text:p>10431123</text:p>
          </table:table-cell>
          <table:table-cell office:value-type="float" office:value="10435319" calcext:value-type="float">
            <text:p>10435319</text:p>
          </table:table-cell>
          <table:table-cell office:value-type="float" office:value="14557589" calcext:value-type="float">
            <text:p>14557589</text:p>
          </table:table-cell>
          <table:table-cell office:value-type="float" office:value="14568407" calcext:value-type="float">
            <text:p>14568407</text:p>
          </table:table-cell>
          <table:table-cell office:value-type="float" office:value="14572772" calcext:value-type="float">
            <text:p>14572772</text:p>
          </table:table-cell>
          <table:table-cell office:value-type="float" office:value="14601299" calcext:value-type="float">
            <text:p>14601299</text:p>
          </table:table-cell>
          <table:table-cell office:value-type="float" office:value="14601271" calcext:value-type="float">
            <text:p>14601271</text:p>
          </table:table-cell>
          <table:table-cell office:value-type="float" office:value="14597966" calcext:value-type="float">
            <text:p>14597966</text:p>
          </table:table-cell>
          <table:table-cell office:value-type="float" office:value="14601596" calcext:value-type="float">
            <text:p>14601596</text:p>
          </table:table-cell>
          <table:table-cell office:value-type="float" office:value="14618492" calcext:value-type="float">
            <text:p>14618492</text:p>
          </table:table-cell>
          <table:table-cell office:value-type="float" office:value="14624899" calcext:value-type="float">
            <text:p>14624899</text:p>
          </table:table-cell>
          <table:table-cell office:value-type="float" office:value="14627813" calcext:value-type="float">
            <text:p>14627813</text:p>
          </table:table-cell>
          <table:table-cell office:value-type="float" office:value="14629397" calcext:value-type="float">
            <text:p>14629397</text:p>
          </table:table-cell>
          <table:table-cell office:value-type="float" office:value="14550818" calcext:value-type="float">
            <text:p>14550818</text:p>
          </table:table-cell>
          <table:table-cell office:value-type="float" office:value="14550812" calcext:value-type="float">
            <text:p>14550812</text:p>
          </table:table-cell>
          <table:table-cell office:value-type="float" office:value="14550903" calcext:value-type="float">
            <text:p>14550903</text:p>
          </table:table-cell>
          <table:table-cell office:value-type="float" office:value="14550856" calcext:value-type="float">
            <text:p>14550856</text:p>
          </table:table-cell>
          <table:table-cell office:value-type="float" office:value="14550876" calcext:value-type="float">
            <text:p>14550876</text:p>
          </table:table-cell>
          <table:table-cell office:value-type="float" office:value="14550751" calcext:value-type="float">
            <text:p>14550751</text:p>
          </table:table-cell>
          <table:table-cell office:value-type="float" office:value="14550982" calcext:value-type="float">
            <text:p>14550982</text:p>
          </table:table-cell>
          <table:table-cell office:value-type="float" office:value="14550490" calcext:value-type="float">
            <text:p>14550490</text:p>
          </table:table-cell>
          <table:table-cell office:value-type="float" office:value="14550667" calcext:value-type="float">
            <text:p>14550667</text:p>
          </table:table-cell>
          <table:table-cell office:value-type="float" office:value="14550613" calcext:value-type="float">
            <text:p>14550613</text:p>
          </table:table-cell>
          <table:table-cell office:value-type="float" office:value="14550637" calcext:value-type="float">
            <text:p>14550637</text:p>
          </table:table-cell>
          <table:table-cell office:value-type="float" office:value="14530783" calcext:value-type="float">
            <text:p>14530783</text:p>
          </table:table-cell>
          <table:table-cell office:value-type="float" office:value="14550567" calcext:value-type="float">
            <text:p>14550567</text:p>
          </table:table-cell>
          <table:table-cell office:value-type="float" office:value="14550477" calcext:value-type="float">
            <text:p>14550477</text:p>
          </table:table-cell>
          <table:table-cell office:value-type="float" office:value="14567659" calcext:value-type="float">
            <text:p>14567659</text:p>
          </table:table-cell>
          <table:table-cell office:value-type="float" office:value="14561137" calcext:value-type="float">
            <text:p>14561137</text:p>
          </table:table-cell>
          <table:table-cell office:value-type="float" office:value="14579396" calcext:value-type="float">
            <text:p>14579396</text:p>
          </table:table-cell>
          <table:table-cell office:value-type="float" office:value="14580622" calcext:value-type="float">
            <text:p>14580622</text:p>
          </table:table-cell>
          <table:table-cell office:value-type="float" office:value="14546545" calcext:value-type="float">
            <text:p>14546545</text:p>
          </table:table-cell>
          <table:table-cell office:value-type="float" office:value="14549532" calcext:value-type="float">
            <text:p>14549532</text:p>
          </table:table-cell>
          <table:table-cell table:number-columns-repeated="967"/>
        </table:table-row>
        <table:table-row table:style-name="ro1">
          <table:table-cell/>
          <table:table-cell office:value-type="float" office:value="26990782" calcext:value-type="float">
            <text:p>26990782</text:p>
          </table:table-cell>
          <table:table-cell office:value-type="float" office:value="36790268" calcext:value-type="float">
            <text:p>36790268</text:p>
          </table:table-cell>
          <table:table-cell office:value-type="float" office:value="36754167" calcext:value-type="float">
            <text:p>36754167</text:p>
          </table:table-cell>
          <table:table-cell office:value-type="float" office:value="14662718" calcext:value-type="float">
            <text:p>14662718</text:p>
          </table:table-cell>
          <table:table-cell office:value-type="float" office:value="16640212" calcext:value-type="float">
            <text:p>16640212</text:p>
          </table:table-cell>
          <table:table-cell office:value-type="float" office:value="16618589" calcext:value-type="float">
            <text:p>16618589</text:p>
          </table:table-cell>
          <table:table-cell office:value-type="float" office:value="16607020" calcext:value-type="float">
            <text:p>16607020</text:p>
          </table:table-cell>
          <table:table-cell office:value-type="float" office:value="16604840" calcext:value-type="float">
            <text:p>16604840</text:p>
          </table:table-cell>
          <table:table-cell office:value-type="float" office:value="16591071" calcext:value-type="float">
            <text:p>16591071</text:p>
          </table:table-cell>
          <table:table-cell office:value-type="float" office:value="16592781" calcext:value-type="float">
            <text:p>16592781</text:p>
          </table:table-cell>
          <table:table-cell office:value-type="float" office:value="10572887" calcext:value-type="float">
            <text:p>10572887</text:p>
          </table:table-cell>
          <table:table-cell office:value-type="float" office:value="10597393" calcext:value-type="float">
            <text:p>10597393</text:p>
          </table:table-cell>
          <table:table-cell office:value-type="float" office:value="10601630" calcext:value-type="float">
            <text:p>10601630</text:p>
          </table:table-cell>
          <table:table-cell office:value-type="float" office:value="10603484" calcext:value-type="float">
            <text:p>10603484</text:p>
          </table:table-cell>
          <table:table-cell office:value-type="float" office:value="10609212" calcext:value-type="float">
            <text:p>10609212</text:p>
          </table:table-cell>
          <table:table-cell office:value-type="float" office:value="10615863" calcext:value-type="float">
            <text:p>10615863</text:p>
          </table:table-cell>
          <table:table-cell office:value-type="float" office:value="10619920" calcext:value-type="float">
            <text:p>10619920</text:p>
          </table:table-cell>
          <table:table-cell office:value-type="float" office:value="10625100" calcext:value-type="float">
            <text:p>10625100</text:p>
          </table:table-cell>
          <table:table-cell office:value-type="float" office:value="10629614" calcext:value-type="float">
            <text:p>10629614</text:p>
          </table:table-cell>
          <table:table-cell office:value-type="float" office:value="10559080" calcext:value-type="float">
            <text:p>10559080</text:p>
          </table:table-cell>
          <table:table-cell office:value-type="float" office:value="10559009" calcext:value-type="float">
            <text:p>10559009</text:p>
          </table:table-cell>
          <table:table-cell office:value-type="float" office:value="10566139" calcext:value-type="float">
            <text:p>10566139</text:p>
          </table:table-cell>
          <table:table-cell office:value-type="float" office:value="10569264" calcext:value-type="float">
            <text:p>10569264</text:p>
          </table:table-cell>
          <table:table-cell office:value-type="float" office:value="10600767" calcext:value-type="float">
            <text:p>10600767</text:p>
          </table:table-cell>
          <table:table-cell office:value-type="float" office:value="10605283" calcext:value-type="float">
            <text:p>10605283</text:p>
          </table:table-cell>
          <table:table-cell office:value-type="float" office:value="16627112" calcext:value-type="float">
            <text:p>16627112</text:p>
          </table:table-cell>
          <table:table-cell office:value-type="float" office:value="16638407" calcext:value-type="float">
            <text:p>16638407</text:p>
          </table:table-cell>
          <table:table-cell office:value-type="float" office:value="16644163" calcext:value-type="float">
            <text:p>16644163</text:p>
          </table:table-cell>
          <table:table-cell office:value-type="float" office:value="16686656" calcext:value-type="float">
            <text:p>16686656</text:p>
          </table:table-cell>
          <table:table-cell office:value-type="float" office:value="16690283" calcext:value-type="float">
            <text:p>16690283</text:p>
          </table:table-cell>
          <table:table-cell office:value-type="float" office:value="16668465" calcext:value-type="float">
            <text:p>16668465</text:p>
          </table:table-cell>
          <table:table-cell office:value-type="float" office:value="16671605" calcext:value-type="float">
            <text:p>16671605</text:p>
          </table:table-cell>
          <table:table-cell office:value-type="float" office:value="16679107" calcext:value-type="float">
            <text:p>16679107</text:p>
          </table:table-cell>
          <table:table-cell office:value-type="float" office:value="16683779" calcext:value-type="float">
            <text:p>16683779</text:p>
          </table:table-cell>
          <table:table-cell office:value-type="float" office:value="16686531" calcext:value-type="float">
            <text:p>16686531</text:p>
          </table:table-cell>
          <table:table-cell office:value-type="float" office:value="16690025" calcext:value-type="float">
            <text:p>16690025</text:p>
          </table:table-cell>
          <table:table-cell office:value-type="float" office:value="16621167" calcext:value-type="float">
            <text:p>16621167</text:p>
          </table:table-cell>
          <table:table-cell office:value-type="float" office:value="16621109" calcext:value-type="float">
            <text:p>16621109</text:p>
          </table:table-cell>
          <table:table-cell office:value-type="float" office:value="16619540" calcext:value-type="float">
            <text:p>16619540</text:p>
          </table:table-cell>
          <table:table-cell office:value-type="float" office:value="16619539" calcext:value-type="float">
            <text:p>16619539</text:p>
          </table:table-cell>
          <table:table-cell office:value-type="float" office:value="16619571" calcext:value-type="float">
            <text:p>16619571</text:p>
          </table:table-cell>
          <table:table-cell office:value-type="float" office:value="16619573" calcext:value-type="float">
            <text:p>16619573</text:p>
          </table:table-cell>
          <table:table-cell office:value-type="float" office:value="16619482" calcext:value-type="float">
            <text:p>16619482</text:p>
          </table:table-cell>
          <table:table-cell office:value-type="float" office:value="16619413" calcext:value-type="float">
            <text:p>16619413</text:p>
          </table:table-cell>
          <table:table-cell office:value-type="float" office:value="16619627" calcext:value-type="float">
            <text:p>16619627</text:p>
          </table:table-cell>
          <table:table-cell office:value-type="float" office:value="16619587" calcext:value-type="float">
            <text:p>16619587</text:p>
          </table:table-cell>
          <table:table-cell office:value-type="float" office:value="16619495" calcext:value-type="float">
            <text:p>16619495</text:p>
          </table:table-cell>
          <table:table-cell office:value-type="float" office:value="16619187" calcext:value-type="float">
            <text:p>16619187</text:p>
          </table:table-cell>
          <table:table-cell office:value-type="float" office:value="16619363" calcext:value-type="float">
            <text:p>16619363</text:p>
          </table:table-cell>
          <table:table-cell office:value-type="float" office:value="16614953" calcext:value-type="float">
            <text:p>16614953</text:p>
          </table:table-cell>
          <table:table-cell office:value-type="float" office:value="16619436" calcext:value-type="float">
            <text:p>16619436</text:p>
          </table:table-cell>
          <table:table-cell office:value-type="float" office:value="16619415" calcext:value-type="float">
            <text:p>16619415</text:p>
          </table:table-cell>
          <table:table-cell office:value-type="float" office:value="16649556" calcext:value-type="float">
            <text:p>16649556</text:p>
          </table:table-cell>
          <table:table-cell office:value-type="float" office:value="16653114" calcext:value-type="float">
            <text:p>16653114</text:p>
          </table:table-cell>
          <table:table-cell office:value-type="float" office:value="16664941" calcext:value-type="float">
            <text:p>16664941</text:p>
          </table:table-cell>
          <table:table-cell office:value-type="float" office:value="16667873" calcext:value-type="float">
            <text:p>16667873</text:p>
          </table:table-cell>
          <table:table-cell table:number-columns-repeated="967"/>
        </table:table-row>
        <table:table-row table:style-name="ro1">
          <table:table-cell/>
          <table:table-cell office:value-type="float" office:value="26726802" calcext:value-type="float">
            <text:p>26726802</text:p>
          </table:table-cell>
          <table:table-cell office:value-type="float" office:value="36254863" calcext:value-type="float">
            <text:p>36254863</text:p>
          </table:table-cell>
          <table:table-cell office:value-type="float" office:value="36257956" calcext:value-type="float">
            <text:p>36257956</text:p>
          </table:table-cell>
          <table:table-cell office:value-type="float" office:value="15054177" calcext:value-type="float">
            <text:p>15054177</text:p>
          </table:table-cell>
          <table:table-cell office:value-type="float" office:value="17065162" calcext:value-type="float">
            <text:p>17065162</text:p>
          </table:table-cell>
          <table:table-cell office:value-type="float" office:value="17024746" calcext:value-type="float">
            <text:p>17024746</text:p>
          </table:table-cell>
          <table:table-cell office:value-type="float" office:value="17099984" calcext:value-type="float">
            <text:p>17099984</text:p>
          </table:table-cell>
          <table:table-cell office:value-type="float" office:value="17076334" calcext:value-type="float">
            <text:p>17076334</text:p>
          </table:table-cell>
          <table:table-cell office:value-type="float" office:value="17038335" calcext:value-type="float">
            <text:p>17038335</text:p>
          </table:table-cell>
          <table:table-cell office:value-type="float" office:value="17022695" calcext:value-type="float">
            <text:p>17022695</text:p>
          </table:table-cell>
          <table:table-cell office:value-type="float" office:value="10942297" calcext:value-type="float">
            <text:p>10942297</text:p>
          </table:table-cell>
          <table:table-cell office:value-type="float" office:value="10984651" calcext:value-type="float">
            <text:p>10984651</text:p>
          </table:table-cell>
          <table:table-cell office:value-type="float" office:value="10988366" calcext:value-type="float">
            <text:p>10988366</text:p>
          </table:table-cell>
          <table:table-cell office:value-type="float" office:value="10989684" calcext:value-type="float">
            <text:p>10989684</text:p>
          </table:table-cell>
          <table:table-cell office:value-type="float" office:value="10995574" calcext:value-type="float">
            <text:p>10995574</text:p>
          </table:table-cell>
          <table:table-cell office:value-type="float" office:value="11007823" calcext:value-type="float">
            <text:p>11007823</text:p>
          </table:table-cell>
          <table:table-cell office:value-type="float" office:value="11010362" calcext:value-type="float">
            <text:p>11010362</text:p>
          </table:table-cell>
          <table:table-cell office:value-type="float" office:value="11013630" calcext:value-type="float">
            <text:p>11013630</text:p>
          </table:table-cell>
          <table:table-cell office:value-type="float" office:value="11013903" calcext:value-type="float">
            <text:p>11013903</text:p>
          </table:table-cell>
          <table:table-cell office:value-type="float" office:value="10929630" calcext:value-type="float">
            <text:p>10929630</text:p>
          </table:table-cell>
          <table:table-cell office:value-type="float" office:value="10929793" calcext:value-type="float">
            <text:p>10929793</text:p>
          </table:table-cell>
          <table:table-cell office:value-type="float" office:value="10929746" calcext:value-type="float">
            <text:p>10929746</text:p>
          </table:table-cell>
          <table:table-cell office:value-type="float" office:value="10929726" calcext:value-type="float">
            <text:p>10929726</text:p>
          </table:table-cell>
          <table:table-cell office:value-type="float" office:value="10930269" calcext:value-type="float">
            <text:p>10930269</text:p>
          </table:table-cell>
          <table:table-cell office:value-type="float" office:value="10942700" calcext:value-type="float">
            <text:p>10942700</text:p>
          </table:table-cell>
          <table:table-cell office:value-type="float" office:value="13713675" calcext:value-type="float">
            <text:p>13713675</text:p>
          </table:table-cell>
          <table:table-cell office:value-type="float" office:value="13721812" calcext:value-type="float">
            <text:p>13721812</text:p>
          </table:table-cell>
          <table:table-cell office:value-type="float" office:value="13724727" calcext:value-type="float">
            <text:p>13724727</text:p>
          </table:table-cell>
          <table:table-cell office:value-type="float" office:value="13744358" calcext:value-type="float">
            <text:p>13744358</text:p>
          </table:table-cell>
          <table:table-cell office:value-type="float" office:value="13748128" calcext:value-type="float">
            <text:p>13748128</text:p>
          </table:table-cell>
          <table:table-cell office:value-type="float" office:value="13746986" calcext:value-type="float">
            <text:p>13746986</text:p>
          </table:table-cell>
          <table:table-cell office:value-type="float" office:value="13762786" calcext:value-type="float">
            <text:p>13762786</text:p>
          </table:table-cell>
          <table:table-cell office:value-type="float" office:value="13773368" calcext:value-type="float">
            <text:p>13773368</text:p>
          </table:table-cell>
          <table:table-cell office:value-type="float" office:value="13778686" calcext:value-type="float">
            <text:p>13778686</text:p>
          </table:table-cell>
          <table:table-cell office:value-type="float" office:value="13773970" calcext:value-type="float">
            <text:p>13773970</text:p>
          </table:table-cell>
          <table:table-cell office:value-type="float" office:value="13778280" calcext:value-type="float">
            <text:p>13778280</text:p>
          </table:table-cell>
          <table:table-cell office:value-type="float" office:value="13712546" calcext:value-type="float">
            <text:p>13712546</text:p>
          </table:table-cell>
          <table:table-cell office:value-type="float" office:value="13710530" calcext:value-type="float">
            <text:p>13710530</text:p>
          </table:table-cell>
          <table:table-cell office:value-type="float" office:value="13712662" calcext:value-type="float">
            <text:p>13712662</text:p>
          </table:table-cell>
          <table:table-cell office:value-type="float" office:value="13712543" calcext:value-type="float">
            <text:p>13712543</text:p>
          </table:table-cell>
          <table:table-cell office:value-type="float" office:value="13711656" calcext:value-type="float">
            <text:p>13711656</text:p>
          </table:table-cell>
          <table:table-cell office:value-type="float" office:value="13711580" calcext:value-type="float">
            <text:p>13711580</text:p>
          </table:table-cell>
          <table:table-cell office:value-type="float" office:value="13712320" calcext:value-type="float">
            <text:p>13712320</text:p>
          </table:table-cell>
          <table:table-cell office:value-type="float" office:value="13712295" calcext:value-type="float">
            <text:p>13712295</text:p>
          </table:table-cell>
          <table:table-cell office:value-type="float" office:value="13711417" calcext:value-type="float">
            <text:p>13711417</text:p>
          </table:table-cell>
          <table:table-cell office:value-type="float" office:value="13708122" calcext:value-type="float">
            <text:p>13708122</text:p>
          </table:table-cell>
          <table:table-cell office:value-type="float" office:value="13712284" calcext:value-type="float">
            <text:p>13712284</text:p>
          </table:table-cell>
          <table:table-cell office:value-type="float" office:value="13699581" calcext:value-type="float">
            <text:p>13699581</text:p>
          </table:table-cell>
          <table:table-cell office:value-type="float" office:value="13711336" calcext:value-type="float">
            <text:p>13711336</text:p>
          </table:table-cell>
          <table:table-cell office:value-type="float" office:value="13712261" calcext:value-type="float">
            <text:p>13712261</text:p>
          </table:table-cell>
          <table:table-cell office:value-type="float" office:value="13712178" calcext:value-type="float">
            <text:p>13712178</text:p>
          </table:table-cell>
          <table:table-cell office:value-type="float" office:value="13711033" calcext:value-type="float">
            <text:p>13711033</text:p>
          </table:table-cell>
          <table:table-cell office:value-type="float" office:value="13711812" calcext:value-type="float">
            <text:p>13711812</text:p>
          </table:table-cell>
          <table:table-cell office:value-type="float" office:value="13710121" calcext:value-type="float">
            <text:p>13710121</text:p>
          </table:table-cell>
          <table:table-cell office:value-type="float" office:value="13710928" calcext:value-type="float">
            <text:p>13710928</text:p>
          </table:table-cell>
          <table:table-cell office:value-type="float" office:value="13711825" calcext:value-type="float">
            <text:p>13711825</text:p>
          </table:table-cell>
          <table:table-cell table:number-columns-repeated="967"/>
        </table:table-row>
        <table:table-row table:style-name="ro1">
          <table:table-cell/>
          <table:table-cell office:value-type="float" office:value="25238664" calcext:value-type="float">
            <text:p>25238664</text:p>
          </table:table-cell>
          <table:table-cell office:value-type="float" office:value="34456537" calcext:value-type="float">
            <text:p>34456537</text:p>
          </table:table-cell>
          <table:table-cell office:value-type="float" office:value="34428437" calcext:value-type="float">
            <text:p>34428437</text:p>
          </table:table-cell>
          <table:table-cell office:value-type="float" office:value="13602507" calcext:value-type="float">
            <text:p>13602507</text:p>
          </table:table-cell>
          <table:table-cell office:value-type="float" office:value="15405754" calcext:value-type="float">
            <text:p>15405754</text:p>
          </table:table-cell>
          <table:table-cell office:value-type="float" office:value="15387367" calcext:value-type="float">
            <text:p>15387367</text:p>
          </table:table-cell>
          <table:table-cell office:value-type="float" office:value="15351706" calcext:value-type="float">
            <text:p>15351706</text:p>
          </table:table-cell>
          <table:table-cell office:value-type="float" office:value="15348571" calcext:value-type="float">
            <text:p>15348571</text:p>
          </table:table-cell>
          <table:table-cell office:value-type="float" office:value="15214351" calcext:value-type="float">
            <text:p>15214351</text:p>
          </table:table-cell>
          <table:table-cell office:value-type="float" office:value="15217199" calcext:value-type="float">
            <text:p>15217199</text:p>
          </table:table-cell>
          <table:table-cell office:value-type="float" office:value="11435775" calcext:value-type="float">
            <text:p>11435775</text:p>
          </table:table-cell>
          <table:table-cell office:value-type="float" office:value="11448635" calcext:value-type="float">
            <text:p>11448635</text:p>
          </table:table-cell>
          <table:table-cell office:value-type="float" office:value="11453137" calcext:value-type="float">
            <text:p>11453137</text:p>
          </table:table-cell>
          <table:table-cell office:value-type="float" office:value="11462704" calcext:value-type="float">
            <text:p>11462704</text:p>
          </table:table-cell>
          <table:table-cell office:value-type="float" office:value="11466126" calcext:value-type="float">
            <text:p>11466126</text:p>
          </table:table-cell>
          <table:table-cell office:value-type="float" office:value="11474916" calcext:value-type="float">
            <text:p>11474916</text:p>
          </table:table-cell>
          <table:table-cell office:value-type="float" office:value="11479010" calcext:value-type="float">
            <text:p>11479010</text:p>
          </table:table-cell>
          <table:table-cell office:value-type="float" office:value="11505077" calcext:value-type="float">
            <text:p>11505077</text:p>
          </table:table-cell>
          <table:table-cell office:value-type="float" office:value="11512410" calcext:value-type="float">
            <text:p>11512410</text:p>
          </table:table-cell>
          <table:table-cell table:number-columns-repeated="2" office:value-type="float" office:value="11425398" calcext:value-type="float">
            <text:p>11425398</text:p>
          </table:table-cell>
          <table:table-cell office:value-type="float" office:value="11425338" calcext:value-type="float">
            <text:p>11425338</text:p>
          </table:table-cell>
          <table:table-cell office:value-type="float" office:value="11428716" calcext:value-type="float">
            <text:p>11428716</text:p>
          </table:table-cell>
          <table:table-cell office:value-type="float" office:value="11453684" calcext:value-type="float">
            <text:p>11453684</text:p>
          </table:table-cell>
          <table:table-cell office:value-type="float" office:value="11457386" calcext:value-type="float">
            <text:p>11457386</text:p>
          </table:table-cell>
          <table:table-cell office:value-type="float" office:value="14969735" calcext:value-type="float">
            <text:p>14969735</text:p>
          </table:table-cell>
          <table:table-cell office:value-type="float" office:value="14993253" calcext:value-type="float">
            <text:p>14993253</text:p>
          </table:table-cell>
          <table:table-cell office:value-type="float" office:value="14996008" calcext:value-type="float">
            <text:p>14996008</text:p>
          </table:table-cell>
          <table:table-cell office:value-type="float" office:value="15016129" calcext:value-type="float">
            <text:p>15016129</text:p>
          </table:table-cell>
          <table:table-cell office:value-type="float" office:value="15019619" calcext:value-type="float">
            <text:p>15019619</text:p>
          </table:table-cell>
          <table:table-cell office:value-type="float" office:value="15019103" calcext:value-type="float">
            <text:p>15019103</text:p>
          </table:table-cell>
          <table:table-cell office:value-type="float" office:value="15021139" calcext:value-type="float">
            <text:p>15021139</text:p>
          </table:table-cell>
          <table:table-cell office:value-type="float" office:value="15017706" calcext:value-type="float">
            <text:p>15017706</text:p>
          </table:table-cell>
          <table:table-cell office:value-type="float" office:value="15011133" calcext:value-type="float">
            <text:p>15011133</text:p>
          </table:table-cell>
          <table:table-cell office:value-type="float" office:value="15039094" calcext:value-type="float">
            <text:p>15039094</text:p>
          </table:table-cell>
          <table:table-cell office:value-type="float" office:value="15041583" calcext:value-type="float">
            <text:p>15041583</text:p>
          </table:table-cell>
          <table:table-cell office:value-type="float" office:value="14964208" calcext:value-type="float">
            <text:p>14964208</text:p>
          </table:table-cell>
          <table:table-cell office:value-type="float" office:value="14963058" calcext:value-type="float">
            <text:p>14963058</text:p>
          </table:table-cell>
          <table:table-cell office:value-type="float" office:value="14964551" calcext:value-type="float">
            <text:p>14964551</text:p>
          </table:table-cell>
          <table:table-cell office:value-type="float" office:value="14964085" calcext:value-type="float">
            <text:p>14964085</text:p>
          </table:table-cell>
          <table:table-cell office:value-type="float" office:value="14964350" calcext:value-type="float">
            <text:p>14964350</text:p>
          </table:table-cell>
          <table:table-cell office:value-type="float" office:value="14962895" calcext:value-type="float">
            <text:p>14962895</text:p>
          </table:table-cell>
          <table:table-cell office:value-type="float" office:value="14964731" calcext:value-type="float">
            <text:p>14964731</text:p>
          </table:table-cell>
          <table:table-cell office:value-type="float" office:value="14963794" calcext:value-type="float">
            <text:p>14963794</text:p>
          </table:table-cell>
          <table:table-cell office:value-type="float" office:value="14964288" calcext:value-type="float">
            <text:p>14964288</text:p>
          </table:table-cell>
          <table:table-cell office:value-type="float" office:value="14964233" calcext:value-type="float">
            <text:p>14964233</text:p>
          </table:table-cell>
          <table:table-cell office:value-type="float" office:value="14963910" calcext:value-type="float">
            <text:p>14963910</text:p>
          </table:table-cell>
          <table:table-cell office:value-type="float" office:value="14963861" calcext:value-type="float">
            <text:p>14963861</text:p>
          </table:table-cell>
          <table:table-cell office:value-type="float" office:value="14954387" calcext:value-type="float">
            <text:p>14954387</text:p>
          </table:table-cell>
          <table:table-cell office:value-type="float" office:value="14968523" calcext:value-type="float">
            <text:p>14968523</text:p>
          </table:table-cell>
          <table:table-cell office:value-type="float" office:value="14963845" calcext:value-type="float">
            <text:p>14963845</text:p>
          </table:table-cell>
          <table:table-cell office:value-type="float" office:value="14964223" calcext:value-type="float">
            <text:p>14964223</text:p>
          </table:table-cell>
          <table:table-cell office:value-type="float" office:value="14962437" calcext:value-type="float">
            <text:p>14962437</text:p>
          </table:table-cell>
          <table:table-cell office:value-type="float" office:value="14962417" calcext:value-type="float">
            <text:p>14962417</text:p>
          </table:table-cell>
          <table:table-cell office:value-type="float" office:value="14958434" calcext:value-type="float">
            <text:p>14958434</text:p>
          </table:table-cell>
          <table:table-cell office:value-type="float" office:value="14960170" calcext:value-type="float">
            <text:p>14960170</text:p>
          </table:table-cell>
          <table:table-cell table:number-columns-repeated="967"/>
        </table:table-row>
        <table:table-row table:style-name="ro1">
          <table:table-cell/>
          <table:table-cell office:value-type="float" office:value="24455705" calcext:value-type="float">
            <text:p>24455705</text:p>
          </table:table-cell>
          <table:table-cell office:value-type="float" office:value="33552990" calcext:value-type="float">
            <text:p>33552990</text:p>
          </table:table-cell>
          <table:table-cell office:value-type="float" office:value="33559775" calcext:value-type="float">
            <text:p>33559775</text:p>
          </table:table-cell>
          <table:table-cell office:value-type="float" office:value="13766400" calcext:value-type="float">
            <text:p>13766400</text:p>
          </table:table-cell>
          <table:table-cell office:value-type="float" office:value="15426577" calcext:value-type="float">
            <text:p>15426577</text:p>
          </table:table-cell>
          <table:table-cell office:value-type="float" office:value="15405029" calcext:value-type="float">
            <text:p>15405029</text:p>
          </table:table-cell>
          <table:table-cell office:value-type="float" office:value="15380689" calcext:value-type="float">
            <text:p>15380689</text:p>
          </table:table-cell>
          <table:table-cell office:value-type="float" office:value="15357772" calcext:value-type="float">
            <text:p>15357772</text:p>
          </table:table-cell>
          <table:table-cell office:value-type="float" office:value="15556795" calcext:value-type="float">
            <text:p>15556795</text:p>
          </table:table-cell>
          <table:table-cell office:value-type="float" office:value="15554614" calcext:value-type="float">
            <text:p>15554614</text:p>
          </table:table-cell>
          <table:table-cell office:value-type="float" office:value="11507736" calcext:value-type="float">
            <text:p>11507736</text:p>
          </table:table-cell>
          <table:table-cell office:value-type="float" office:value="11525329" calcext:value-type="float">
            <text:p>11525329</text:p>
          </table:table-cell>
          <table:table-cell office:value-type="float" office:value="11530554" calcext:value-type="float">
            <text:p>11530554</text:p>
          </table:table-cell>
          <table:table-cell office:value-type="float" office:value="11561620" calcext:value-type="float">
            <text:p>11561620</text:p>
          </table:table-cell>
          <table:table-cell office:value-type="float" office:value="11561557" calcext:value-type="float">
            <text:p>11561557</text:p>
          </table:table-cell>
          <table:table-cell office:value-type="float" office:value="11559418" calcext:value-type="float">
            <text:p>11559418</text:p>
          </table:table-cell>
          <table:table-cell office:value-type="float" office:value="11571017" calcext:value-type="float">
            <text:p>11571017</text:p>
          </table:table-cell>
          <table:table-cell office:value-type="float" office:value="11585703" calcext:value-type="float">
            <text:p>11585703</text:p>
          </table:table-cell>
          <table:table-cell office:value-type="float" office:value="11587937" calcext:value-type="float">
            <text:p>11587937</text:p>
          </table:table-cell>
          <table:table-cell office:value-type="float" office:value="11487024" calcext:value-type="float">
            <text:p>11487024</text:p>
          </table:table-cell>
          <table:table-cell office:value-type="float" office:value="11496485" calcext:value-type="float">
            <text:p>11496485</text:p>
          </table:table-cell>
          <table:table-cell office:value-type="float" office:value="11496456" calcext:value-type="float">
            <text:p>11496456</text:p>
          </table:table-cell>
          <table:table-cell office:value-type="float" office:value="11496404" calcext:value-type="float">
            <text:p>11496404</text:p>
          </table:table-cell>
          <table:table-cell office:value-type="float" office:value="11496408" calcext:value-type="float">
            <text:p>11496408</text:p>
          </table:table-cell>
          <table:table-cell office:value-type="float" office:value="11504185" calcext:value-type="float">
            <text:p>11504185</text:p>
          </table:table-cell>
          <table:table-cell office:value-type="float" office:value="16107712" calcext:value-type="float">
            <text:p>16107712</text:p>
          </table:table-cell>
          <table:table-cell office:value-type="float" office:value="16129701" calcext:value-type="float">
            <text:p>16129701</text:p>
          </table:table-cell>
          <table:table-cell office:value-type="float" office:value="16133967" calcext:value-type="float">
            <text:p>16133967</text:p>
          </table:table-cell>
          <table:table-cell office:value-type="float" office:value="16137048" calcext:value-type="float">
            <text:p>16137048</text:p>
          </table:table-cell>
          <table:table-cell office:value-type="float" office:value="16139647" calcext:value-type="float">
            <text:p>16139647</text:p>
          </table:table-cell>
          <table:table-cell office:value-type="float" office:value="16133725" calcext:value-type="float">
            <text:p>16133725</text:p>
          </table:table-cell>
          <table:table-cell office:value-type="float" office:value="16137473" calcext:value-type="float">
            <text:p>16137473</text:p>
          </table:table-cell>
          <table:table-cell office:value-type="float" office:value="16155853" calcext:value-type="float">
            <text:p>16155853</text:p>
          </table:table-cell>
          <table:table-cell office:value-type="float" office:value="16159282" calcext:value-type="float">
            <text:p>16159282</text:p>
          </table:table-cell>
          <table:table-cell office:value-type="float" office:value="16159176" calcext:value-type="float">
            <text:p>16159176</text:p>
          </table:table-cell>
          <table:table-cell office:value-type="float" office:value="16165068" calcext:value-type="float">
            <text:p>16165068</text:p>
          </table:table-cell>
          <table:table-cell office:value-type="float" office:value="16101475" calcext:value-type="float">
            <text:p>16101475</text:p>
          </table:table-cell>
          <table:table-cell office:value-type="float" office:value="16101417" calcext:value-type="float">
            <text:p>16101417</text:p>
          </table:table-cell>
          <table:table-cell office:value-type="float" office:value="16101385" calcext:value-type="float">
            <text:p>16101385</text:p>
          </table:table-cell>
          <table:table-cell office:value-type="float" office:value="16101364" calcext:value-type="float">
            <text:p>16101364</text:p>
          </table:table-cell>
          <table:table-cell office:value-type="float" office:value="16102223" calcext:value-type="float">
            <text:p>16102223</text:p>
          </table:table-cell>
          <table:table-cell office:value-type="float" office:value="16101483" calcext:value-type="float">
            <text:p>16101483</text:p>
          </table:table-cell>
          <table:table-cell office:value-type="float" office:value="16101254" calcext:value-type="float">
            <text:p>16101254</text:p>
          </table:table-cell>
          <table:table-cell office:value-type="float" office:value="16101326" calcext:value-type="float">
            <text:p>16101326</text:p>
          </table:table-cell>
          <table:table-cell office:value-type="float" office:value="16101174" calcext:value-type="float">
            <text:p>16101174</text:p>
          </table:table-cell>
          <table:table-cell office:value-type="float" office:value="16100718" calcext:value-type="float">
            <text:p>16100718</text:p>
          </table:table-cell>
          <table:table-cell office:value-type="float" office:value="16100955" calcext:value-type="float">
            <text:p>16100955</text:p>
          </table:table-cell>
          <table:table-cell office:value-type="float" office:value="16100944" calcext:value-type="float">
            <text:p>16100944</text:p>
          </table:table-cell>
          <table:table-cell office:value-type="float" office:value="16100996" calcext:value-type="float">
            <text:p>16100996</text:p>
          </table:table-cell>
          <table:table-cell office:value-type="float" office:value="16081668" calcext:value-type="float">
            <text:p>16081668</text:p>
          </table:table-cell>
          <table:table-cell office:value-type="float" office:value="16100908" calcext:value-type="float">
            <text:p>16100908</text:p>
          </table:table-cell>
          <table:table-cell office:value-type="float" office:value="16100848" calcext:value-type="float">
            <text:p>16100848</text:p>
          </table:table-cell>
          <table:table-cell office:value-type="float" office:value="16100770" calcext:value-type="float">
            <text:p>16100770</text:p>
          </table:table-cell>
          <table:table-cell office:value-type="float" office:value="16100756" calcext:value-type="float">
            <text:p>16100756</text:p>
          </table:table-cell>
          <table:table-cell office:value-type="float" office:value="16141633" calcext:value-type="float">
            <text:p>16141633</text:p>
          </table:table-cell>
          <table:table-cell office:value-type="float" office:value="16144711" calcext:value-type="float">
            <text:p>16144711</text:p>
          </table:table-cell>
          <table:table-cell table:number-columns-repeated="967"/>
        </table:table-row>
        <table:table-row table:style-name="ro1">
          <table:table-cell/>
          <table:table-cell office:value-type="float" office:value="24547763" calcext:value-type="float">
            <text:p>24547763</text:p>
          </table:table-cell>
          <table:table-cell office:value-type="float" office:value="33854801" calcext:value-type="float">
            <text:p>33854801</text:p>
          </table:table-cell>
          <table:table-cell office:value-type="float" office:value="33851526" calcext:value-type="float">
            <text:p>33851526</text:p>
          </table:table-cell>
          <table:table-cell office:value-type="float" office:value="13431048" calcext:value-type="float">
            <text:p>13431048</text:p>
          </table:table-cell>
          <table:table-cell office:value-type="float" office:value="15070762" calcext:value-type="float">
            <text:p>15070762</text:p>
          </table:table-cell>
          <table:table-cell office:value-type="float" office:value="15079109" calcext:value-type="float">
            <text:p>15079109</text:p>
          </table:table-cell>
          <table:table-cell office:value-type="float" office:value="15147896" calcext:value-type="float">
            <text:p>15147896</text:p>
          </table:table-cell>
          <table:table-cell office:value-type="float" office:value="15157880" calcext:value-type="float">
            <text:p>15157880</text:p>
          </table:table-cell>
          <table:table-cell office:value-type="float" office:value="15050483" calcext:value-type="float">
            <text:p>15050483</text:p>
          </table:table-cell>
          <table:table-cell office:value-type="float" office:value="15031198" calcext:value-type="float">
            <text:p>15031198</text:p>
          </table:table-cell>
          <table:table-cell office:value-type="float" office:value="11981757" calcext:value-type="float">
            <text:p>11981757</text:p>
          </table:table-cell>
          <table:table-cell office:value-type="float" office:value="11992886" calcext:value-type="float">
            <text:p>11992886</text:p>
          </table:table-cell>
          <table:table-cell office:value-type="float" office:value="11995427" calcext:value-type="float">
            <text:p>11995427</text:p>
          </table:table-cell>
          <table:table-cell office:value-type="float" office:value="12025038" calcext:value-type="float">
            <text:p>12025038</text:p>
          </table:table-cell>
          <table:table-cell office:value-type="float" office:value="12027735" calcext:value-type="float">
            <text:p>12027735</text:p>
          </table:table-cell>
          <table:table-cell office:value-type="float" office:value="12032481" calcext:value-type="float">
            <text:p>12032481</text:p>
          </table:table-cell>
          <table:table-cell office:value-type="float" office:value="12034359" calcext:value-type="float">
            <text:p>12034359</text:p>
          </table:table-cell>
          <table:table-cell office:value-type="float" office:value="12049089" calcext:value-type="float">
            <text:p>12049089</text:p>
          </table:table-cell>
          <table:table-cell office:value-type="float" office:value="12054318" calcext:value-type="float">
            <text:p>12054318</text:p>
          </table:table-cell>
          <table:table-cell office:value-type="float" office:value="11964480" calcext:value-type="float">
            <text:p>11964480</text:p>
          </table:table-cell>
          <table:table-cell office:value-type="float" office:value="11965919" calcext:value-type="float">
            <text:p>11965919</text:p>
          </table:table-cell>
          <table:table-cell office:value-type="float" office:value="11965995" calcext:value-type="float">
            <text:p>11965995</text:p>
          </table:table-cell>
          <table:table-cell office:value-type="float" office:value="11967425" calcext:value-type="float">
            <text:p>11967425</text:p>
          </table:table-cell>
          <table:table-cell office:value-type="float" office:value="11994563" calcext:value-type="float">
            <text:p>11994563</text:p>
          </table:table-cell>
          <table:table-cell office:value-type="float" office:value="11999265" calcext:value-type="float">
            <text:p>11999265</text:p>
          </table:table-cell>
          <table:table-cell office:value-type="float" office:value="14679260" calcext:value-type="float">
            <text:p>14679260</text:p>
          </table:table-cell>
          <table:table-cell office:value-type="float" office:value="14697963" calcext:value-type="float">
            <text:p>14697963</text:p>
          </table:table-cell>
          <table:table-cell office:value-type="float" office:value="14702034" calcext:value-type="float">
            <text:p>14702034</text:p>
          </table:table-cell>
          <table:table-cell office:value-type="float" office:value="14703906" calcext:value-type="float">
            <text:p>14703906</text:p>
          </table:table-cell>
          <table:table-cell office:value-type="float" office:value="14707631" calcext:value-type="float">
            <text:p>14707631</text:p>
          </table:table-cell>
          <table:table-cell office:value-type="float" office:value="14730512" calcext:value-type="float">
            <text:p>14730512</text:p>
          </table:table-cell>
          <table:table-cell office:value-type="float" office:value="14734132" calcext:value-type="float">
            <text:p>14734132</text:p>
          </table:table-cell>
          <table:table-cell office:value-type="float" office:value="14735822" calcext:value-type="float">
            <text:p>14735822</text:p>
          </table:table-cell>
          <table:table-cell office:value-type="float" office:value="14736685" calcext:value-type="float">
            <text:p>14736685</text:p>
          </table:table-cell>
          <table:table-cell office:value-type="float" office:value="14739260" calcext:value-type="float">
            <text:p>14739260</text:p>
          </table:table-cell>
          <table:table-cell office:value-type="float" office:value="14743613" calcext:value-type="float">
            <text:p>14743613</text:p>
          </table:table-cell>
          <table:table-cell office:value-type="float" office:value="14673859" calcext:value-type="float">
            <text:p>14673859</text:p>
          </table:table-cell>
          <table:table-cell office:value-type="float" office:value="14673842" calcext:value-type="float">
            <text:p>14673842</text:p>
          </table:table-cell>
          <table:table-cell office:value-type="float" office:value="14673106" calcext:value-type="float">
            <text:p>14673106</text:p>
          </table:table-cell>
          <table:table-cell office:value-type="float" office:value="14673098" calcext:value-type="float">
            <text:p>14673098</text:p>
          </table:table-cell>
          <table:table-cell office:value-type="float" office:value="14676146" calcext:value-type="float">
            <text:p>14676146</text:p>
          </table:table-cell>
          <table:table-cell office:value-type="float" office:value="14676115" calcext:value-type="float">
            <text:p>14676115</text:p>
          </table:table-cell>
          <table:table-cell office:value-type="float" office:value="14673105" calcext:value-type="float">
            <text:p>14673105</text:p>
          </table:table-cell>
          <table:table-cell office:value-type="float" office:value="14672991" calcext:value-type="float">
            <text:p>14672991</text:p>
          </table:table-cell>
          <table:table-cell office:value-type="float" office:value="14672968" calcext:value-type="float">
            <text:p>14672968</text:p>
          </table:table-cell>
          <table:table-cell office:value-type="float" office:value="14672962" calcext:value-type="float">
            <text:p>14672962</text:p>
          </table:table-cell>
          <table:table-cell office:value-type="float" office:value="14672956" calcext:value-type="float">
            <text:p>14672956</text:p>
          </table:table-cell>
          <table:table-cell office:value-type="float" office:value="14656994" calcext:value-type="float">
            <text:p>14656994</text:p>
          </table:table-cell>
          <table:table-cell office:value-type="float" office:value="14668267" calcext:value-type="float">
            <text:p>14668267</text:p>
          </table:table-cell>
          <table:table-cell office:value-type="float" office:value="14670032" calcext:value-type="float">
            <text:p>14670032</text:p>
          </table:table-cell>
          <table:table-cell office:value-type="float" office:value="14674711" calcext:value-type="float">
            <text:p>14674711</text:p>
          </table:table-cell>
          <table:table-cell office:value-type="float" office:value="14674828" calcext:value-type="float">
            <text:p>14674828</text:p>
          </table:table-cell>
          <table:table-cell office:value-type="float" office:value="14672955" calcext:value-type="float">
            <text:p>14672955</text:p>
          </table:table-cell>
          <table:table-cell office:value-type="float" office:value="14672932" calcext:value-type="float">
            <text:p>14672932</text:p>
          </table:table-cell>
          <table:table-cell office:value-type="float" office:value="14673412" calcext:value-type="float">
            <text:p>14673412</text:p>
          </table:table-cell>
          <table:table-cell office:value-type="float" office:value="14677391" calcext:value-type="float">
            <text:p>14677391</text:p>
          </table:table-cell>
          <table:table-cell table:number-columns-repeated="967"/>
        </table:table-row>
        <table:table-row table:style-name="ro1">
          <table:table-cell/>
          <table:table-cell office:value-type="float" office:value="25719183" calcext:value-type="float">
            <text:p>25719183</text:p>
          </table:table-cell>
          <table:table-cell office:value-type="float" office:value="35343070" calcext:value-type="float">
            <text:p>35343070</text:p>
          </table:table-cell>
          <table:table-cell office:value-type="float" office:value="35315933" calcext:value-type="float">
            <text:p>35315933</text:p>
          </table:table-cell>
          <table:table-cell office:value-type="float" office:value="13789459" calcext:value-type="float">
            <text:p>13789459</text:p>
          </table:table-cell>
          <table:table-cell office:value-type="float" office:value="15464485" calcext:value-type="float">
            <text:p>15464485</text:p>
          </table:table-cell>
          <table:table-cell office:value-type="float" office:value="15432904" calcext:value-type="float">
            <text:p>15432904</text:p>
          </table:table-cell>
          <table:table-cell office:value-type="float" office:value="15652395" calcext:value-type="float">
            <text:p>15652395</text:p>
          </table:table-cell>
          <table:table-cell office:value-type="float" office:value="15654395" calcext:value-type="float">
            <text:p>15654395</text:p>
          </table:table-cell>
          <table:table-cell office:value-type="float" office:value="15711311" calcext:value-type="float">
            <text:p>15711311</text:p>
          </table:table-cell>
          <table:table-cell office:value-type="float" office:value="15699697" calcext:value-type="float">
            <text:p>15699697</text:p>
          </table:table-cell>
          <table:table-cell office:value-type="float" office:value="9877668" calcext:value-type="float">
            <text:p>9877668</text:p>
          </table:table-cell>
          <table:table-cell office:value-type="float" office:value="9890332" calcext:value-type="float">
            <text:p>9890332</text:p>
          </table:table-cell>
          <table:table-cell office:value-type="float" office:value="9893120" calcext:value-type="float">
            <text:p>9893120</text:p>
          </table:table-cell>
          <table:table-cell office:value-type="float" office:value="9902179" calcext:value-type="float">
            <text:p>9902179</text:p>
          </table:table-cell>
          <table:table-cell office:value-type="float" office:value="9912248" calcext:value-type="float">
            <text:p>9912248</text:p>
          </table:table-cell>
          <table:table-cell office:value-type="float" office:value="9913796" calcext:value-type="float">
            <text:p>9913796</text:p>
          </table:table-cell>
          <table:table-cell office:value-type="float" office:value="9919524" calcext:value-type="float">
            <text:p>9919524</text:p>
          </table:table-cell>
          <table:table-cell office:value-type="float" office:value="9935394" calcext:value-type="float">
            <text:p>9935394</text:p>
          </table:table-cell>
          <table:table-cell office:value-type="float" office:value="9940959" calcext:value-type="float">
            <text:p>9940959</text:p>
          </table:table-cell>
          <table:table-cell office:value-type="float" office:value="9864558" calcext:value-type="float">
            <text:p>9864558</text:p>
          </table:table-cell>
          <table:table-cell office:value-type="float" office:value="9864508" calcext:value-type="float">
            <text:p>9864508</text:p>
          </table:table-cell>
          <table:table-cell office:value-type="float" office:value="9865679" calcext:value-type="float">
            <text:p>9865679</text:p>
          </table:table-cell>
          <table:table-cell office:value-type="float" office:value="9865576" calcext:value-type="float">
            <text:p>9865576</text:p>
          </table:table-cell>
          <table:table-cell office:value-type="float" office:value="9878064" calcext:value-type="float">
            <text:p>9878064</text:p>
          </table:table-cell>
          <table:table-cell office:value-type="float" office:value="9879750" calcext:value-type="float">
            <text:p>9879750</text:p>
          </table:table-cell>
          <table:table-cell office:value-type="float" office:value="15051867" calcext:value-type="float">
            <text:p>15051867</text:p>
          </table:table-cell>
          <table:table-cell office:value-type="float" office:value="15058421" calcext:value-type="float">
            <text:p>15058421</text:p>
          </table:table-cell>
          <table:table-cell office:value-type="float" office:value="15062259" calcext:value-type="float">
            <text:p>15062259</text:p>
          </table:table-cell>
          <table:table-cell office:value-type="float" office:value="15069334" calcext:value-type="float">
            <text:p>15069334</text:p>
          </table:table-cell>
          <table:table-cell office:value-type="float" office:value="15072538" calcext:value-type="float">
            <text:p>15072538</text:p>
          </table:table-cell>
          <table:table-cell office:value-type="float" office:value="15085041" calcext:value-type="float">
            <text:p>15085041</text:p>
          </table:table-cell>
          <table:table-cell office:value-type="float" office:value="15091322" calcext:value-type="float">
            <text:p>15091322</text:p>
          </table:table-cell>
          <table:table-cell office:value-type="float" office:value="15100617" calcext:value-type="float">
            <text:p>15100617</text:p>
          </table:table-cell>
          <table:table-cell office:value-type="float" office:value="15103517" calcext:value-type="float">
            <text:p>15103517</text:p>
          </table:table-cell>
          <table:table-cell office:value-type="float" office:value="15117180" calcext:value-type="float">
            <text:p>15117180</text:p>
          </table:table-cell>
          <table:table-cell office:value-type="float" office:value="15124729" calcext:value-type="float">
            <text:p>15124729</text:p>
          </table:table-cell>
          <table:table-cell office:value-type="float" office:value="15046550" calcext:value-type="float">
            <text:p>15046550</text:p>
          </table:table-cell>
          <table:table-cell office:value-type="float" office:value="15047369" calcext:value-type="float">
            <text:p>15047369</text:p>
          </table:table-cell>
          <table:table-cell office:value-type="float" office:value="15046441" calcext:value-type="float">
            <text:p>15046441</text:p>
          </table:table-cell>
          <table:table-cell office:value-type="float" office:value="15047351" calcext:value-type="float">
            <text:p>15047351</text:p>
          </table:table-cell>
          <table:table-cell office:value-type="float" office:value="15046419" calcext:value-type="float">
            <text:p>15046419</text:p>
          </table:table-cell>
          <table:table-cell office:value-type="float" office:value="15046405" calcext:value-type="float">
            <text:p>15046405</text:p>
          </table:table-cell>
          <table:table-cell office:value-type="float" office:value="15046295" calcext:value-type="float">
            <text:p>15046295</text:p>
          </table:table-cell>
          <table:table-cell office:value-type="float" office:value="15046301" calcext:value-type="float">
            <text:p>15046301</text:p>
          </table:table-cell>
          <table:table-cell office:value-type="float" office:value="15047179" calcext:value-type="float">
            <text:p>15047179</text:p>
          </table:table-cell>
          <table:table-cell office:value-type="float" office:value="15047492" calcext:value-type="float">
            <text:p>15047492</text:p>
          </table:table-cell>
          <table:table-cell office:value-type="float" office:value="15047885" calcext:value-type="float">
            <text:p>15047885</text:p>
          </table:table-cell>
          <table:table-cell office:value-type="float" office:value="15047846" calcext:value-type="float">
            <text:p>15047846</text:p>
          </table:table-cell>
          <table:table-cell office:value-type="float" office:value="15032332" calcext:value-type="float">
            <text:p>15032332</text:p>
          </table:table-cell>
          <table:table-cell office:value-type="float" office:value="15046101" calcext:value-type="float">
            <text:p>15046101</text:p>
          </table:table-cell>
          <table:table-cell office:value-type="float" office:value="15047442" calcext:value-type="float">
            <text:p>15047442</text:p>
          </table:table-cell>
          <table:table-cell office:value-type="float" office:value="15047432" calcext:value-type="float">
            <text:p>15047432</text:p>
          </table:table-cell>
          <table:table-cell office:value-type="float" office:value="15048482" calcext:value-type="float">
            <text:p>15048482</text:p>
          </table:table-cell>
          <table:table-cell office:value-type="float" office:value="15048520" calcext:value-type="float">
            <text:p>15048520</text:p>
          </table:table-cell>
          <table:table-cell office:value-type="float" office:value="15050727" calcext:value-type="float">
            <text:p>15050727</text:p>
          </table:table-cell>
          <table:table-cell office:value-type="float" office:value="15054943" calcext:value-type="float">
            <text:p>15054943</text:p>
          </table:table-cell>
          <table:table-cell table:number-columns-repeated="967"/>
        </table:table-row>
        <table:table-row table:style-name="ro1">
          <table:table-cell table:style-name="ce2"/>
          <table:table-cell table:style-name="ce2" table:formula="of:=AVERAGE([.B52:.B61])" office:value-type="float" office:value="25681031.5" calcext:value-type="float">
            <text:p>25681031.5</text:p>
          </table:table-cell>
          <table:table-cell table:style-name="ce2" table:formula="of:=AVERAGE([.C52:.C61])" office:value-type="float" office:value="35196699.2" calcext:value-type="float">
            <text:p>35196699.2</text:p>
          </table:table-cell>
          <table:table-cell table:style-name="ce2" table:formula="of:=AVERAGE([.D52:.D61])" office:value-type="float" office:value="35176427.5" calcext:value-type="float">
            <text:p>35176427.5</text:p>
          </table:table-cell>
          <table:table-cell table:style-name="ce2" table:formula="of:=AVERAGE([.E52:.E61])" office:value-type="float" office:value="14149994.1" calcext:value-type="float">
            <text:p>14149994.1</text:p>
          </table:table-cell>
          <table:table-cell table:style-name="ce2" table:formula="of:=AVERAGE([.F52:.F61])" office:value-type="float" office:value="15953724.3" calcext:value-type="float">
            <text:p>15953724.3</text:p>
          </table:table-cell>
          <table:table-cell table:style-name="ce2" table:formula="of:=AVERAGE([.G52:.G61])" office:value-type="float" office:value="15937865.7" calcext:value-type="float">
            <text:p>15937865.7</text:p>
          </table:table-cell>
          <table:table-cell table:style-name="ce2" table:formula="of:=AVERAGE([.H52:.H61])" office:value-type="float" office:value="15952374.8" calcext:value-type="float">
            <text:p>15952374.8</text:p>
          </table:table-cell>
          <table:table-cell table:style-name="ce2" table:formula="of:=AVERAGE([.I52:.I61])" office:value-type="float" office:value="15943786.2" calcext:value-type="float">
            <text:p>15943786.2</text:p>
          </table:table-cell>
          <table:table-cell table:style-name="ce2" table:formula="of:=AVERAGE([.J52:.J61])" office:value-type="float" office:value="15966656.6" calcext:value-type="float">
            <text:p>15966656.6</text:p>
          </table:table-cell>
          <table:table-cell table:style-name="ce2" table:formula="of:=AVERAGE([.K52:.K61])" office:value-type="float" office:value="15960667.3" calcext:value-type="float">
            <text:p>15960667.3</text:p>
          </table:table-cell>
          <table:table-cell table:style-name="ce2" table:formula="of:=AVERAGE([.L52:.L61])" office:value-type="float" office:value="10763849" calcext:value-type="float">
            <text:p>10763849</text:p>
          </table:table-cell>
          <table:table-cell table:style-name="ce2" table:formula="of:=AVERAGE([.M52:.M61])" office:value-type="float" office:value="10779005.1" calcext:value-type="float">
            <text:p>10779005.1</text:p>
          </table:table-cell>
          <table:table-cell table:style-name="ce2" table:formula="of:=AVERAGE([.N52:.N61])" office:value-type="float" office:value="10783497.1" calcext:value-type="float">
            <text:p>10783497.1</text:p>
          </table:table-cell>
          <table:table-cell table:style-name="ce2" table:formula="of:=AVERAGE([.O52:.O61])" office:value-type="float" office:value="10792239.6" calcext:value-type="float">
            <text:p>10792239.6</text:p>
          </table:table-cell>
          <table:table-cell table:style-name="ce2" table:formula="of:=AVERAGE([.P52:.P61])" office:value-type="float" office:value="10797605" calcext:value-type="float">
            <text:p>10797605</text:p>
          </table:table-cell>
          <table:table-cell table:style-name="ce2" table:formula="of:=AVERAGE([.Q52:.Q61])" office:value-type="float" office:value="10808196.4" calcext:value-type="float">
            <text:p>10808196.4</text:p>
          </table:table-cell>
          <table:table-cell table:style-name="ce2" table:formula="of:=AVERAGE([.R52:.R61])" office:value-type="float" office:value="10812592.2" calcext:value-type="float">
            <text:p>10812592.2</text:p>
          </table:table-cell>
          <table:table-cell table:style-name="ce2" table:formula="of:=AVERAGE([.S52:.S61])" office:value-type="float" office:value="10823879" calcext:value-type="float">
            <text:p>10823879</text:p>
          </table:table-cell>
          <table:table-cell table:style-name="ce2" table:formula="of:=AVERAGE([.T52:.T61])" office:value-type="float" office:value="10828328.8" calcext:value-type="float">
            <text:p>10828328.8</text:p>
          </table:table-cell>
          <table:table-cell table:style-name="ce2" table:formula="of:=AVERAGE([.U52:.U61])" office:value-type="float" office:value="10747518.2" calcext:value-type="float">
            <text:p>10747518.2</text:p>
          </table:table-cell>
          <table:table-cell table:style-name="ce2" table:formula="of:=AVERAGE([.V52:.V61])" office:value-type="float" office:value="10747703.6" calcext:value-type="float">
            <text:p>10747703.6</text:p>
          </table:table-cell>
          <table:table-cell table:style-name="ce2" table:formula="of:=AVERAGE([.W52:.W61])" office:value-type="float" office:value="10750281.7" calcext:value-type="float">
            <text:p>10750281.7</text:p>
          </table:table-cell>
          <table:table-cell table:style-name="ce2" table:formula="of:=AVERAGE([.X52:.X61])" office:value-type="float" office:value="10751179.9" calcext:value-type="float">
            <text:p>10751179.9</text:p>
          </table:table-cell>
          <table:table-cell table:style-name="ce2" table:formula="of:=AVERAGE([.Y52:.Y61])" office:value-type="float" office:value="10764610.2" calcext:value-type="float">
            <text:p>10764610.2</text:p>
          </table:table-cell>
          <table:table-cell table:style-name="ce2" table:formula="of:=AVERAGE([.Z52:.Z61])" office:value-type="float" office:value="10769602.9" calcext:value-type="float">
            <text:p>10769602.9</text:p>
          </table:table-cell>
          <table:table-cell table:style-name="ce2" table:formula="of:=AVERAGE([.AA52:.AA61])" office:value-type="float" office:value="15699785.9" calcext:value-type="float">
            <text:p>15699785.9</text:p>
          </table:table-cell>
          <table:table-cell table:style-name="ce2" table:formula="of:=AVERAGE([.AB52:.AB61])" office:value-type="float" office:value="15715653.7" calcext:value-type="float">
            <text:p>15715653.7</text:p>
          </table:table-cell>
          <table:table-cell table:style-name="ce2" table:formula="of:=AVERAGE([.AC52:.AC61])" office:value-type="float" office:value="15717901.4" calcext:value-type="float">
            <text:p>15717901.4</text:p>
          </table:table-cell>
          <table:table-cell table:style-name="ce2" table:formula="of:=AVERAGE([.AD52:.AD61])" office:value-type="float" office:value="15735173.4" calcext:value-type="float">
            <text:p>15735173.4</text:p>
          </table:table-cell>
          <table:table-cell table:style-name="ce2" table:formula="of:=AVERAGE([.AE52:.AE61])" office:value-type="float" office:value="15738552.4" calcext:value-type="float">
            <text:p>15738552.4</text:p>
          </table:table-cell>
          <table:table-cell table:style-name="ce2" table:formula="of:=AVERAGE([.AF52:.AF61])" office:value-type="float" office:value="15744883.6" calcext:value-type="float">
            <text:p>15744883.6</text:p>
          </table:table-cell>
          <table:table-cell table:style-name="ce2" table:formula="of:=AVERAGE([.AG52:.AG61])" office:value-type="float" office:value="15749161.3" calcext:value-type="float">
            <text:p>15749161.3</text:p>
          </table:table-cell>
          <table:table-cell table:style-name="ce2" table:formula="of:=AVERAGE([.AH52:.AH61])" office:value-type="float" office:value="15755386.6" calcext:value-type="float">
            <text:p>15755386.6</text:p>
          </table:table-cell>
          <table:table-cell table:style-name="ce2" table:formula="of:=AVERAGE([.AI52:.AI61])" office:value-type="float" office:value="15758491.4" calcext:value-type="float">
            <text:p>15758491.4</text:p>
          </table:table-cell>
          <table:table-cell table:style-name="ce2" table:formula="of:=AVERAGE([.AJ52:.AJ61])" office:value-type="float" office:value="15764215.3" calcext:value-type="float">
            <text:p>15764215.3</text:p>
          </table:table-cell>
          <table:table-cell table:style-name="ce2" table:formula="of:=AVERAGE([.AK52:.AK61])" office:value-type="float" office:value="15769414.3" calcext:value-type="float">
            <text:p>15769414.3</text:p>
          </table:table-cell>
          <table:table-cell table:style-name="ce2" table:formula="of:=AVERAGE([.AL52:.AL61])" office:value-type="float" office:value="15694928.3" calcext:value-type="float">
            <text:p>15694928.3</text:p>
          </table:table-cell>
          <table:table-cell table:style-name="ce2" table:formula="of:=AVERAGE([.AM52:.AM61])" office:value-type="float" office:value="15694588.3" calcext:value-type="float">
            <text:p>15694588.3</text:p>
          </table:table-cell>
          <table:table-cell table:style-name="ce2" table:formula="of:=AVERAGE([.AN52:.AN61])" office:value-type="float" office:value="15694548.2" calcext:value-type="float">
            <text:p>15694548.2</text:p>
          </table:table-cell>
          <table:table-cell table:style-name="ce2" table:formula="of:=AVERAGE([.AO52:.AO61])" office:value-type="float" office:value="15695145.5" calcext:value-type="float">
            <text:p>15695145.5</text:p>
          </table:table-cell>
          <table:table-cell table:style-name="ce2" table:formula="of:=AVERAGE([.AP52:.AP61])" office:value-type="float" office:value="15695474.3" calcext:value-type="float">
            <text:p>15695474.3</text:p>
          </table:table-cell>
          <table:table-cell table:style-name="ce2" table:formula="of:=AVERAGE([.AQ52:.AQ61])" office:value-type="float" office:value="15695213.2" calcext:value-type="float">
            <text:p>15695213.2</text:p>
          </table:table-cell>
          <table:table-cell table:style-name="ce2" table:formula="of:=AVERAGE([.AR52:.AR61])" office:value-type="float" office:value="15695143.3" calcext:value-type="float">
            <text:p>15695143.3</text:p>
          </table:table-cell>
          <table:table-cell table:style-name="ce2" table:formula="of:=AVERAGE([.AS52:.AS61])" office:value-type="float" office:value="15694367.4" calcext:value-type="float">
            <text:p>15694367.4</text:p>
          </table:table-cell>
          <table:table-cell table:style-name="ce2" table:formula="of:=AVERAGE([.AT52:.AT61])" office:value-type="float" office:value="15696147.2" calcext:value-type="float">
            <text:p>15696147.2</text:p>
          </table:table-cell>
          <table:table-cell table:style-name="ce2" table:formula="of:=AVERAGE([.AU52:.AU61])" office:value-type="float" office:value="15694405.1" calcext:value-type="float">
            <text:p>15694405.1</text:p>
          </table:table-cell>
          <table:table-cell table:style-name="ce2" table:formula="of:=AVERAGE([.AV52:.AV61])" office:value-type="float" office:value="15693899.1" calcext:value-type="float">
            <text:p>15693899.1</text:p>
          </table:table-cell>
          <table:table-cell table:style-name="ce2" table:formula="of:=AVERAGE([.AW52:.AW61])" office:value-type="float" office:value="15690219.4" calcext:value-type="float">
            <text:p>15690219.4</text:p>
          </table:table-cell>
          <table:table-cell table:style-name="ce2" table:formula="of:=AVERAGE([.AX52:.AX61])" office:value-type="float" office:value="15690877.5" calcext:value-type="float">
            <text:p>15690877.5</text:p>
          </table:table-cell>
          <table:table-cell table:style-name="ce2" table:formula="of:=AVERAGE([.AY52:.AY61])" office:value-type="float" office:value="15694626" calcext:value-type="float">
            <text:p>15694626</text:p>
          </table:table-cell>
          <table:table-cell table:style-name="ce2" table:formula="of:=AVERAGE([.AZ52:.AZ61])" office:value-type="float" office:value="15697231.9" calcext:value-type="float">
            <text:p>15697231.9</text:p>
          </table:table-cell>
          <table:table-cell table:style-name="ce2" table:formula="of:=AVERAGE([.BA52:.BA61])" office:value-type="float" office:value="15697886" calcext:value-type="float">
            <text:p>15697886</text:p>
          </table:table-cell>
          <table:table-cell table:style-name="ce2" table:formula="of:=AVERAGE([.BB52:.BB61])" office:value-type="float" office:value="15704646.1" calcext:value-type="float">
            <text:p>15704646.1</text:p>
          </table:table-cell>
          <table:table-cell table:style-name="ce2" table:formula="of:=AVERAGE([.BC52:.BC61])" office:value-type="float" office:value="15705294.8" calcext:value-type="float">
            <text:p>15705294.8</text:p>
          </table:table-cell>
          <table:table-cell table:style-name="ce2" table:formula="of:=AVERAGE([.BD52:.BD61])" office:value-type="float" office:value="15709249.7" calcext:value-type="float">
            <text:p>15709249.7</text:p>
          </table:table-cell>
          <table:table-cell table:style-name="ce2" table:formula="of:=AVERAGE([.BE52:.BE61])" office:value-type="float" office:value="15710852.6" calcext:value-type="float">
            <text:p>15710852.6</text:p>
          </table:table-cell>
          <table:table-cell table:style-name="ce2" table:number-columns-repeated="967"/>
        </table:table-row>
        <table:table-row table:style-name="ro1">
          <table:table-cell table:style-name="ce2"/>
          <table:table-cell table:style-name="ce3" table:formula="of:=([.C63]-[.B62])*100/[.C63]" office:value-type="float" office:value="27.0146639654708" calcext:value-type="float">
            <text:p>27.0146639654708</text:p>
          </table:table-cell>
          <table:table-cell table:formula="of:=AVERAGE([.C62];[.D62])" office:value-type="float" office:value="35186563.35" calcext:value-type="float">
            <text:p>35186563.35</text:p>
          </table:table-cell>
          <table:table-cell/>
          <table:table-cell table:style-name="ce3" table:formula="of:=([.F63]-[.E62])*100/[.F63]" office:value-type="float" office:value="11.2992758050906" calcext:value-type="float">
            <text:p>11.2992758050906</text:p>
          </table:table-cell>
          <table:table-cell table:formula="of:=AVERAGE([.F62:.K62])" office:value-type="float" office:value="15952512.4833333" calcext:value-type="float">
            <text:p>15952512.4833333</text:p>
          </table:table-cell>
          <table:table-cell table:number-columns-repeated="5"/>
          <table:table-cell table:style-name="ce3" table:formula="of:=([.M63]-[.L62])*100/[.M63]" office:value-type="float" office:value="0.173794538418132" calcext:value-type="float">
            <text:p>0.173794538418132</text:p>
          </table:table-cell>
          <table:table-cell table:formula="of:=AVERAGE([.M62:.Z62])" office:value-type="float" office:value="10782588.55" calcext:value-type="float">
            <text:p>10782588.55</text:p>
          </table:table-cell>
          <table:table-cell table:style-name="ce2"/>
          <table:table-cell/>
          <table:table-cell table:style-name="ce2" table:number-columns-repeated="3"/>
          <table:table-cell/>
          <table:table-cell table:style-name="ce2" table:number-columns-repeated="7"/>
          <table:table-cell table:style-name="ce3" table:formula="of:=([.AB63]-[.AA62])*100/[.AB63]" office:value-type="float" office:value="0.0848548472575916" calcext:value-type="float">
            <text:p>0.0848548472575916</text:p>
          </table:table-cell>
          <table:table-cell table:style-name="Default" table:formula="of:=AVERAGE([.AB62:.BE62])" office:value-type="float" office:value="15713119.2433333" calcext:value-type="float">
            <text:p>15713119.2433333</text:p>
          </table:table-cell>
          <table:table-cell table:style-name="ce2"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2"/>
          <table:table-cell/>
          <table:table-cell table:style-name="ce2"/>
          <table:table-cell table:number-columns-repeated="2"/>
          <table:table-cell table:style-name="ce2"/>
          <table:table-cell table:number-columns-repeated="2"/>
          <table:table-cell table:style-name="ce2"/>
          <table:table-cell/>
          <table:table-cell table:style-name="ce2"/>
          <table:table-cell table:number-columns-repeated="1002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_3" table:style-name="ta1">
        <table:table-column table:style-name="co1" table:number-columns-repeated="2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1011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thread</text:p>
          </table:table-cell>
          <table:table-cell table:number-columns-repeated="2"/>
          <table:table-cell office:value-type="string" calcext:value-type="string">
            <text:p>pthread</text:p>
          </table:table-cell>
          <table:table-cell table:number-columns-repeated="6"/>
          <table:table-cell office:value-type="string" calcext:value-type="string">
            <text:p>pthread</text:p>
          </table:table-cell>
          <table:table-cell table:number-columns-repeated="14"/>
          <table:table-cell office:value-type="string" calcext:value-type="string">
            <text:p>pthread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table:number-columns-repeated="14"/>
          <table:table-cell office:value-type="float" office:value="32" calcext:value-type="float">
            <text:p>32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13895453" calcext:value-type="float">
            <text:p>13895453</text:p>
          </table:table-cell>
          <table:table-cell office:value-type="float" office:value="19074957" calcext:value-type="float">
            <text:p>19074957</text:p>
          </table:table-cell>
          <table:table-cell office:value-type="float" office:value="19056632" calcext:value-type="float">
            <text:p>19056632</text:p>
          </table:table-cell>
          <table:table-cell table:style-name="Default" office:value-type="float" office:value="7989305" calcext:value-type="float">
            <text:p>7989305</text:p>
          </table:table-cell>
          <table:table-cell office:value-type="float" office:value="8876955" calcext:value-type="float">
            <text:p>8876955</text:p>
          </table:table-cell>
          <table:table-cell office:value-type="float" office:value="8885505" calcext:value-type="float">
            <text:p>8885505</text:p>
          </table:table-cell>
          <table:table-cell office:value-type="float" office:value="8966246" calcext:value-type="float">
            <text:p>8966246</text:p>
          </table:table-cell>
          <table:table-cell office:value-type="float" office:value="8948851" calcext:value-type="float">
            <text:p>8948851</text:p>
          </table:table-cell>
          <table:table-cell office:value-type="float" office:value="8938163" calcext:value-type="float">
            <text:p>8938163</text:p>
          </table:table-cell>
          <table:table-cell office:value-type="float" office:value="8941525" calcext:value-type="float">
            <text:p>8941525</text:p>
          </table:table-cell>
          <table:table-cell table:style-name="Default" office:value-type="float" office:value="5905199" calcext:value-type="float">
            <text:p>5905199</text:p>
          </table:table-cell>
          <table:table-cell office:value-type="float" office:value="5906179" calcext:value-type="float">
            <text:p>5906179</text:p>
          </table:table-cell>
          <table:table-cell table:style-name="Default" office:value-type="float" office:value="5906157" calcext:value-type="float">
            <text:p>5906157</text:p>
          </table:table-cell>
          <table:table-cell table:style-name="Default" office:value-type="float" office:value="5911556" calcext:value-type="float">
            <text:p>5911556</text:p>
          </table:table-cell>
          <table:table-cell table:style-name="Default" office:value-type="float" office:value="5911519" calcext:value-type="float">
            <text:p>5911519</text:p>
          </table:table-cell>
          <table:table-cell table:style-name="Default" office:value-type="float" office:value="5933725" calcext:value-type="float">
            <text:p>5933725</text:p>
          </table:table-cell>
          <table:table-cell table:style-name="Default" office:value-type="float" office:value="5935434" calcext:value-type="float">
            <text:p>5935434</text:p>
          </table:table-cell>
          <table:table-cell table:style-name="Default" office:value-type="float" office:value="5927169" calcext:value-type="float">
            <text:p>5927169</text:p>
          </table:table-cell>
          <table:table-cell table:style-name="Default" office:value-type="float" office:value="5931333" calcext:value-type="float">
            <text:p>5931333</text:p>
          </table:table-cell>
          <table:table-cell table:style-name="Default" office:value-type="float" office:value="5941479" calcext:value-type="float">
            <text:p>5941479</text:p>
          </table:table-cell>
          <table:table-cell table:style-name="Default" office:value-type="float" office:value="5945270" calcext:value-type="float">
            <text:p>5945270</text:p>
          </table:table-cell>
          <table:table-cell table:style-name="Default" office:value-type="float" office:value="5967743" calcext:value-type="float">
            <text:p>5967743</text:p>
          </table:table-cell>
          <table:table-cell office:value-type="float" office:value="5971817" calcext:value-type="float">
            <text:p>5971817</text:p>
          </table:table-cell>
          <table:table-cell office:value-type="float" office:value="5978706" calcext:value-type="float">
            <text:p>5978706</text:p>
          </table:table-cell>
          <table:table-cell office:value-type="float" office:value="5982036" calcext:value-type="float">
            <text:p>5982036</text:p>
          </table:table-cell>
          <table:table-cell office:value-type="float" office:value="8666315" calcext:value-type="float">
            <text:p>8666315</text:p>
          </table:table-cell>
          <table:table-cell office:value-type="float" office:value="8700760" calcext:value-type="float">
            <text:p>8700760</text:p>
          </table:table-cell>
          <table:table-cell office:value-type="float" office:value="8706647" calcext:value-type="float">
            <text:p>8706647</text:p>
          </table:table-cell>
          <table:table-cell office:value-type="float" office:value="8726766" calcext:value-type="float">
            <text:p>8726766</text:p>
          </table:table-cell>
          <table:table-cell office:value-type="float" office:value="8727172" calcext:value-type="float">
            <text:p>8727172</text:p>
          </table:table-cell>
          <table:table-cell office:value-type="float" office:value="8682878" calcext:value-type="float">
            <text:p>8682878</text:p>
          </table:table-cell>
          <table:table-cell office:value-type="float" office:value="8641845" calcext:value-type="float">
            <text:p>8641845</text:p>
          </table:table-cell>
          <table:table-cell office:value-type="float" office:value="8642961" calcext:value-type="float">
            <text:p>8642961</text:p>
          </table:table-cell>
          <table:table-cell office:value-type="float" office:value="8643210" calcext:value-type="float">
            <text:p>8643210</text:p>
          </table:table-cell>
          <table:table-cell office:value-type="float" office:value="8644919" calcext:value-type="float">
            <text:p>8644919</text:p>
          </table:table-cell>
          <table:table-cell office:value-type="float" office:value="8644887" calcext:value-type="float">
            <text:p>8644887</text:p>
          </table:table-cell>
          <table:table-cell office:value-type="float" office:value="8642869" calcext:value-type="float">
            <text:p>8642869</text:p>
          </table:table-cell>
          <table:table-cell office:value-type="float" office:value="8642846" calcext:value-type="float">
            <text:p>8642846</text:p>
          </table:table-cell>
          <table:table-cell office:value-type="float" office:value="8641985" calcext:value-type="float">
            <text:p>8641985</text:p>
          </table:table-cell>
          <table:table-cell office:value-type="float" office:value="8642816" calcext:value-type="float">
            <text:p>8642816</text:p>
          </table:table-cell>
          <table:table-cell office:value-type="float" office:value="8642742" calcext:value-type="float">
            <text:p>8642742</text:p>
          </table:table-cell>
          <table:table-cell office:value-type="float" office:value="8642770" calcext:value-type="float">
            <text:p>8642770</text:p>
          </table:table-cell>
          <table:table-cell office:value-type="float" office:value="8642639" calcext:value-type="float">
            <text:p>8642639</text:p>
          </table:table-cell>
          <table:table-cell office:value-type="float" office:value="8642633" calcext:value-type="float">
            <text:p>8642633</text:p>
          </table:table-cell>
          <table:table-cell office:value-type="float" office:value="8639708" calcext:value-type="float">
            <text:p>8639708</text:p>
          </table:table-cell>
          <table:table-cell office:value-type="float" office:value="8639657" calcext:value-type="float">
            <text:p>8639657</text:p>
          </table:table-cell>
          <table:table-cell office:value-type="float" office:value="8643980" calcext:value-type="float">
            <text:p>8643980</text:p>
          </table:table-cell>
          <table:table-cell office:value-type="float" office:value="8643852" calcext:value-type="float">
            <text:p>8643852</text:p>
          </table:table-cell>
          <table:table-cell office:value-type="float" office:value="8642123" calcext:value-type="float">
            <text:p>8642123</text:p>
          </table:table-cell>
          <table:table-cell office:value-type="float" office:value="8656181" calcext:value-type="float">
            <text:p>8656181</text:p>
          </table:table-cell>
          <table:table-cell office:value-type="float" office:value="8674209" calcext:value-type="float">
            <text:p>8674209</text:p>
          </table:table-cell>
          <table:table-cell office:value-type="float" office:value="8677448" calcext:value-type="float">
            <text:p>8677448</text:p>
          </table:table-cell>
          <table:table-cell office:value-type="float" office:value="8695959" calcext:value-type="float">
            <text:p>8695959</text:p>
          </table:table-cell>
          <table:table-cell office:value-type="float" office:value="8699237" calcext:value-type="float">
            <text:p>8699237</text:p>
          </table:table-cell>
          <table:table-cell office:value-type="float" office:value="8668884" calcext:value-type="float">
            <text:p>8668884</text:p>
          </table:table-cell>
          <table:table-cell office:value-type="float" office:value="8674311" calcext:value-type="float">
            <text:p>8674311</text:p>
          </table:table-cell>
          <table:table-cell table:number-columns-repeated="967"/>
        </table:table-row>
        <table:table-row table:style-name="ro1">
          <table:table-cell/>
          <table:table-cell office:value-type="float" office:value="14187551" calcext:value-type="float">
            <text:p>14187551</text:p>
          </table:table-cell>
          <table:table-cell office:value-type="float" office:value="19356470" calcext:value-type="float">
            <text:p>19356470</text:p>
          </table:table-cell>
          <table:table-cell office:value-type="float" office:value="19362920" calcext:value-type="float">
            <text:p>19362920</text:p>
          </table:table-cell>
          <table:table-cell table:style-name="Default" office:value-type="float" office:value="7863247" calcext:value-type="float">
            <text:p>7863247</text:p>
          </table:table-cell>
          <table:table-cell office:value-type="float" office:value="8753292" calcext:value-type="float">
            <text:p>8753292</text:p>
          </table:table-cell>
          <table:table-cell office:value-type="float" office:value="8738455" calcext:value-type="float">
            <text:p>8738455</text:p>
          </table:table-cell>
          <table:table-cell office:value-type="float" office:value="8771681" calcext:value-type="float">
            <text:p>8771681</text:p>
          </table:table-cell>
          <table:table-cell office:value-type="float" office:value="8786605" calcext:value-type="float">
            <text:p>8786605</text:p>
          </table:table-cell>
          <table:table-cell office:value-type="float" office:value="8739315" calcext:value-type="float">
            <text:p>8739315</text:p>
          </table:table-cell>
          <table:table-cell office:value-type="float" office:value="8730059" calcext:value-type="float">
            <text:p>8730059</text:p>
          </table:table-cell>
          <table:table-cell table:style-name="Default" office:value-type="float" office:value="6083045" calcext:value-type="float">
            <text:p>6083045</text:p>
          </table:table-cell>
          <table:table-cell office:value-type="float" office:value="6079395" calcext:value-type="float">
            <text:p>6079395</text:p>
          </table:table-cell>
          <table:table-cell table:style-name="Default" office:value-type="float" office:value="6080997" calcext:value-type="float">
            <text:p>6080997</text:p>
          </table:table-cell>
          <table:table-cell table:style-name="Default" office:value-type="float" office:value="6134571" calcext:value-type="float">
            <text:p>6134571</text:p>
          </table:table-cell>
          <table:table-cell table:style-name="Default" office:value-type="float" office:value="6143811" calcext:value-type="float">
            <text:p>6143811</text:p>
          </table:table-cell>
          <table:table-cell table:style-name="Default" office:value-type="float" office:value="6104536" calcext:value-type="float">
            <text:p>6104536</text:p>
          </table:table-cell>
          <table:table-cell table:style-name="Default" office:value-type="float" office:value="6114814" calcext:value-type="float">
            <text:p>6114814</text:p>
          </table:table-cell>
          <table:table-cell table:style-name="Default" office:value-type="float" office:value="6150193" calcext:value-type="float">
            <text:p>6150193</text:p>
          </table:table-cell>
          <table:table-cell table:style-name="Default" office:value-type="float" office:value="6151760" calcext:value-type="float">
            <text:p>6151760</text:p>
          </table:table-cell>
          <table:table-cell table:style-name="Default" office:value-type="float" office:value="6130614" calcext:value-type="float">
            <text:p>6130614</text:p>
          </table:table-cell>
          <table:table-cell table:style-name="Default" office:value-type="float" office:value="6133960" calcext:value-type="float">
            <text:p>6133960</text:p>
          </table:table-cell>
          <table:table-cell table:style-name="Default" office:value-type="float" office:value="6142419" calcext:value-type="float">
            <text:p>6142419</text:p>
          </table:table-cell>
          <table:table-cell office:value-type="float" office:value="6146488" calcext:value-type="float">
            <text:p>6146488</text:p>
          </table:table-cell>
          <table:table-cell office:value-type="float" office:value="6158899" calcext:value-type="float">
            <text:p>6158899</text:p>
          </table:table-cell>
          <table:table-cell office:value-type="float" office:value="6163598" calcext:value-type="float">
            <text:p>6163598</text:p>
          </table:table-cell>
          <table:table-cell office:value-type="float" office:value="9757809" calcext:value-type="float">
            <text:p>9757809</text:p>
          </table:table-cell>
          <table:table-cell office:value-type="float" office:value="9773561" calcext:value-type="float">
            <text:p>9773561</text:p>
          </table:table-cell>
          <table:table-cell office:value-type="float" office:value="9777327" calcext:value-type="float">
            <text:p>9777327</text:p>
          </table:table-cell>
          <table:table-cell office:value-type="float" office:value="9806205" calcext:value-type="float">
            <text:p>9806205</text:p>
          </table:table-cell>
          <table:table-cell office:value-type="float" office:value="9808780" calcext:value-type="float">
            <text:p>9808780</text:p>
          </table:table-cell>
          <table:table-cell office:value-type="float" office:value="9772198" calcext:value-type="float">
            <text:p>9772198</text:p>
          </table:table-cell>
          <table:table-cell office:value-type="float" office:value="9728034" calcext:value-type="float">
            <text:p>9728034</text:p>
          </table:table-cell>
          <table:table-cell office:value-type="float" office:value="9728037" calcext:value-type="float">
            <text:p>9728037</text:p>
          </table:table-cell>
          <table:table-cell office:value-type="float" office:value="9727959" calcext:value-type="float">
            <text:p>9727959</text:p>
          </table:table-cell>
          <table:table-cell office:value-type="float" office:value="9725841" calcext:value-type="float">
            <text:p>9725841</text:p>
          </table:table-cell>
          <table:table-cell office:value-type="float" office:value="9727924" calcext:value-type="float">
            <text:p>9727924</text:p>
          </table:table-cell>
          <table:table-cell office:value-type="float" office:value="9733396" calcext:value-type="float">
            <text:p>9733396</text:p>
          </table:table-cell>
          <table:table-cell office:value-type="float" office:value="9733364" calcext:value-type="float">
            <text:p>9733364</text:p>
          </table:table-cell>
          <table:table-cell office:value-type="float" office:value="9727826" calcext:value-type="float">
            <text:p>9727826</text:p>
          </table:table-cell>
          <table:table-cell office:value-type="float" office:value="9727819" calcext:value-type="float">
            <text:p>9727819</text:p>
          </table:table-cell>
          <table:table-cell office:value-type="float" office:value="9733218" calcext:value-type="float">
            <text:p>9733218</text:p>
          </table:table-cell>
          <table:table-cell office:value-type="float" office:value="9733211" calcext:value-type="float">
            <text:p>9733211</text:p>
          </table:table-cell>
          <table:table-cell office:value-type="float" office:value="9727702" calcext:value-type="float">
            <text:p>9727702</text:p>
          </table:table-cell>
          <table:table-cell office:value-type="float" office:value="9727709" calcext:value-type="float">
            <text:p>9727709</text:p>
          </table:table-cell>
          <table:table-cell office:value-type="float" office:value="9727222" calcext:value-type="float">
            <text:p>9727222</text:p>
          </table:table-cell>
          <table:table-cell office:value-type="float" office:value="9734310" calcext:value-type="float">
            <text:p>9734310</text:p>
          </table:table-cell>
          <table:table-cell office:value-type="float" office:value="9734152" calcext:value-type="float">
            <text:p>9734152</text:p>
          </table:table-cell>
          <table:table-cell office:value-type="float" office:value="9734090" calcext:value-type="float">
            <text:p>9734090</text:p>
          </table:table-cell>
          <table:table-cell office:value-type="float" office:value="9713744" calcext:value-type="float">
            <text:p>9713744</text:p>
          </table:table-cell>
          <table:table-cell office:value-type="float" office:value="9727523" calcext:value-type="float">
            <text:p>9727523</text:p>
          </table:table-cell>
          <table:table-cell office:value-type="float" office:value="9727491" calcext:value-type="float">
            <text:p>9727491</text:p>
          </table:table-cell>
          <table:table-cell office:value-type="float" office:value="9732603" calcext:value-type="float">
            <text:p>9732603</text:p>
          </table:table-cell>
          <table:table-cell office:value-type="float" office:value="9778760" calcext:value-type="float">
            <text:p>9778760</text:p>
          </table:table-cell>
          <table:table-cell office:value-type="float" office:value="9782111" calcext:value-type="float">
            <text:p>9782111</text:p>
          </table:table-cell>
          <table:table-cell office:value-type="float" office:value="9782579" calcext:value-type="float">
            <text:p>9782579</text:p>
          </table:table-cell>
          <table:table-cell office:value-type="float" office:value="9785075" calcext:value-type="float">
            <text:p>9785075</text:p>
          </table:table-cell>
          <table:table-cell table:number-columns-repeated="967"/>
        </table:table-row>
        <table:table-row table:style-name="ro1">
          <table:table-cell/>
          <table:table-cell office:value-type="float" office:value="13866256" calcext:value-type="float">
            <text:p>13866256</text:p>
          </table:table-cell>
          <table:table-cell office:value-type="float" office:value="19275793" calcext:value-type="float">
            <text:p>19275793</text:p>
          </table:table-cell>
          <table:table-cell office:value-type="float" office:value="19285908" calcext:value-type="float">
            <text:p>19285908</text:p>
          </table:table-cell>
          <table:table-cell table:style-name="Default" office:value-type="float" office:value="7723769" calcext:value-type="float">
            <text:p>7723769</text:p>
          </table:table-cell>
          <table:table-cell office:value-type="float" office:value="8580137" calcext:value-type="float">
            <text:p>8580137</text:p>
          </table:table-cell>
          <table:table-cell office:value-type="float" office:value="8591707" calcext:value-type="float">
            <text:p>8591707</text:p>
          </table:table-cell>
          <table:table-cell office:value-type="float" office:value="8715515" calcext:value-type="float">
            <text:p>8715515</text:p>
          </table:table-cell>
          <table:table-cell office:value-type="float" office:value="8699192" calcext:value-type="float">
            <text:p>8699192</text:p>
          </table:table-cell>
          <table:table-cell office:value-type="float" office:value="8661989" calcext:value-type="float">
            <text:p>8661989</text:p>
          </table:table-cell>
          <table:table-cell office:value-type="float" office:value="8670567" calcext:value-type="float">
            <text:p>8670567</text:p>
          </table:table-cell>
          <table:table-cell table:style-name="Default" office:value-type="float" office:value="5911136" calcext:value-type="float">
            <text:p>5911136</text:p>
          </table:table-cell>
          <table:table-cell office:value-type="float" office:value="5912155" calcext:value-type="float">
            <text:p>5912155</text:p>
          </table:table-cell>
          <table:table-cell table:style-name="Default" office:value-type="float" office:value="5912116" calcext:value-type="float">
            <text:p>5912116</text:p>
          </table:table-cell>
          <table:table-cell table:style-name="Default" office:value-type="float" office:value="5914368" calcext:value-type="float">
            <text:p>5914368</text:p>
          </table:table-cell>
          <table:table-cell table:style-name="Default" office:value-type="float" office:value="5919761" calcext:value-type="float">
            <text:p>5919761</text:p>
          </table:table-cell>
          <table:table-cell table:style-name="Default" office:value-type="float" office:value="5918167" calcext:value-type="float">
            <text:p>5918167</text:p>
          </table:table-cell>
          <table:table-cell table:style-name="Default" office:value-type="float" office:value="5922612" calcext:value-type="float">
            <text:p>5922612</text:p>
          </table:table-cell>
          <table:table-cell table:style-name="Default" office:value-type="float" office:value="5932855" calcext:value-type="float">
            <text:p>5932855</text:p>
          </table:table-cell>
          <table:table-cell table:style-name="Default" office:value-type="float" office:value="5937168" calcext:value-type="float">
            <text:p>5937168</text:p>
          </table:table-cell>
          <table:table-cell table:style-name="Default" office:value-type="float" office:value="5945312" calcext:value-type="float">
            <text:p>5945312</text:p>
          </table:table-cell>
          <table:table-cell table:style-name="Default" office:value-type="float" office:value="5954573" calcext:value-type="float">
            <text:p>5954573</text:p>
          </table:table-cell>
          <table:table-cell table:style-name="Default" office:value-type="float" office:value="5954361" calcext:value-type="float">
            <text:p>5954361</text:p>
          </table:table-cell>
          <table:table-cell office:value-type="float" office:value="5963022" calcext:value-type="float">
            <text:p>5963022</text:p>
          </table:table-cell>
          <table:table-cell office:value-type="float" office:value="5985776" calcext:value-type="float">
            <text:p>5985776</text:p>
          </table:table-cell>
          <table:table-cell office:value-type="float" office:value="5987633" calcext:value-type="float">
            <text:p>5987633</text:p>
          </table:table-cell>
          <table:table-cell office:value-type="float" office:value="9448189" calcext:value-type="float">
            <text:p>9448189</text:p>
          </table:table-cell>
          <table:table-cell office:value-type="float" office:value="9472661" calcext:value-type="float">
            <text:p>9472661</text:p>
          </table:table-cell>
          <table:table-cell office:value-type="float" office:value="9475668" calcext:value-type="float">
            <text:p>9475668</text:p>
          </table:table-cell>
          <table:table-cell office:value-type="float" office:value="9482828" calcext:value-type="float">
            <text:p>9482828</text:p>
          </table:table-cell>
          <table:table-cell office:value-type="float" office:value="9489046" calcext:value-type="float">
            <text:p>9489046</text:p>
          </table:table-cell>
          <table:table-cell office:value-type="float" office:value="9468827" calcext:value-type="float">
            <text:p>9468827</text:p>
          </table:table-cell>
          <table:table-cell office:value-type="float" office:value="9421998" calcext:value-type="float">
            <text:p>9421998</text:p>
          </table:table-cell>
          <table:table-cell office:value-type="float" office:value="9421179" calcext:value-type="float">
            <text:p>9421179</text:p>
          </table:table-cell>
          <table:table-cell office:value-type="float" office:value="9422425" calcext:value-type="float">
            <text:p>9422425</text:p>
          </table:table-cell>
          <table:table-cell office:value-type="float" office:value="9423620" calcext:value-type="float">
            <text:p>9423620</text:p>
          </table:table-cell>
          <table:table-cell office:value-type="float" office:value="9423711" calcext:value-type="float">
            <text:p>9423711</text:p>
          </table:table-cell>
          <table:table-cell office:value-type="float" office:value="9423106" calcext:value-type="float">
            <text:p>9423106</text:p>
          </table:table-cell>
          <table:table-cell office:value-type="float" office:value="9421832" calcext:value-type="float">
            <text:p>9421832</text:p>
          </table:table-cell>
          <table:table-cell office:value-type="float" office:value="9422487" calcext:value-type="float">
            <text:p>9422487</text:p>
          </table:table-cell>
          <table:table-cell office:value-type="float" office:value="9421766" calcext:value-type="float">
            <text:p>9421766</text:p>
          </table:table-cell>
          <table:table-cell office:value-type="float" office:value="9421748" calcext:value-type="float">
            <text:p>9421748</text:p>
          </table:table-cell>
          <table:table-cell office:value-type="float" office:value="9421725" calcext:value-type="float">
            <text:p>9421725</text:p>
          </table:table-cell>
          <table:table-cell office:value-type="float" office:value="9422967" calcext:value-type="float">
            <text:p>9422967</text:p>
          </table:table-cell>
          <table:table-cell office:value-type="float" office:value="9422913" calcext:value-type="float">
            <text:p>9422913</text:p>
          </table:table-cell>
          <table:table-cell office:value-type="float" office:value="9423006" calcext:value-type="float">
            <text:p>9423006</text:p>
          </table:table-cell>
          <table:table-cell office:value-type="float" office:value="9422968" calcext:value-type="float">
            <text:p>9422968</text:p>
          </table:table-cell>
          <table:table-cell office:value-type="float" office:value="9421585" calcext:value-type="float">
            <text:p>9421585</text:p>
          </table:table-cell>
          <table:table-cell office:value-type="float" office:value="9422668" calcext:value-type="float">
            <text:p>9422668</text:p>
          </table:table-cell>
          <table:table-cell office:value-type="float" office:value="9422412" calcext:value-type="float">
            <text:p>9422412</text:p>
          </table:table-cell>
          <table:table-cell office:value-type="float" office:value="9422565" calcext:value-type="float">
            <text:p>9422565</text:p>
          </table:table-cell>
          <table:table-cell office:value-type="float" office:value="9411536" calcext:value-type="float">
            <text:p>9411536</text:p>
          </table:table-cell>
          <table:table-cell office:value-type="float" office:value="9427996" calcext:value-type="float">
            <text:p>9427996</text:p>
          </table:table-cell>
          <table:table-cell office:value-type="float" office:value="9415332" calcext:value-type="float">
            <text:p>9415332</text:p>
          </table:table-cell>
          <table:table-cell office:value-type="float" office:value="9415174" calcext:value-type="float">
            <text:p>9415174</text:p>
          </table:table-cell>
          <table:table-cell office:value-type="float" office:value="9424568" calcext:value-type="float">
            <text:p>9424568</text:p>
          </table:table-cell>
          <table:table-cell office:value-type="float" office:value="9431658" calcext:value-type="float">
            <text:p>9431658</text:p>
          </table:table-cell>
          <table:table-cell table:number-columns-repeated="967"/>
        </table:table-row>
        <table:table-row table:style-name="ro1">
          <table:table-cell/>
          <table:table-cell office:value-type="float" office:value="14448870" calcext:value-type="float">
            <text:p>14448870</text:p>
          </table:table-cell>
          <table:table-cell office:value-type="float" office:value="19978702" calcext:value-type="float">
            <text:p>19978702</text:p>
          </table:table-cell>
          <table:table-cell office:value-type="float" office:value="19961621" calcext:value-type="float">
            <text:p>19961621</text:p>
          </table:table-cell>
          <table:table-cell table:style-name="Default" office:value-type="float" office:value="7848518" calcext:value-type="float">
            <text:p>7848518</text:p>
          </table:table-cell>
          <table:table-cell office:value-type="float" office:value="8780858" calcext:value-type="float">
            <text:p>8780858</text:p>
          </table:table-cell>
          <table:table-cell office:value-type="float" office:value="8782629" calcext:value-type="float">
            <text:p>8782629</text:p>
          </table:table-cell>
          <table:table-cell office:value-type="float" office:value="8805693" calcext:value-type="float">
            <text:p>8805693</text:p>
          </table:table-cell>
          <table:table-cell office:value-type="float" office:value="8804279" calcext:value-type="float">
            <text:p>8804279</text:p>
          </table:table-cell>
          <table:table-cell office:value-type="float" office:value="8802338" calcext:value-type="float">
            <text:p>8802338</text:p>
          </table:table-cell>
          <table:table-cell office:value-type="float" office:value="8785296" calcext:value-type="float">
            <text:p>8785296</text:p>
          </table:table-cell>
          <table:table-cell table:style-name="Default" office:value-type="float" office:value="5797422" calcext:value-type="float">
            <text:p>5797422</text:p>
          </table:table-cell>
          <table:table-cell office:value-type="float" office:value="5797455" calcext:value-type="float">
            <text:p>5797455</text:p>
          </table:table-cell>
          <table:table-cell table:style-name="Default" office:value-type="float" office:value="5797398" calcext:value-type="float">
            <text:p>5797398</text:p>
          </table:table-cell>
          <table:table-cell table:style-name="Default" office:value-type="float" office:value="5797390" calcext:value-type="float">
            <text:p>5797390</text:p>
          </table:table-cell>
          <table:table-cell table:style-name="Default" office:value-type="float" office:value="5800486" calcext:value-type="float">
            <text:p>5800486</text:p>
          </table:table-cell>
          <table:table-cell table:style-name="Default" office:value-type="float" office:value="5807544" calcext:value-type="float">
            <text:p>5807544</text:p>
          </table:table-cell>
          <table:table-cell table:style-name="Default" office:value-type="float" office:value="5808574" calcext:value-type="float">
            <text:p>5808574</text:p>
          </table:table-cell>
          <table:table-cell table:style-name="Default" office:value-type="float" office:value="5820474" calcext:value-type="float">
            <text:p>5820474</text:p>
          </table:table-cell>
          <table:table-cell table:style-name="Default" office:value-type="float" office:value="5824714" calcext:value-type="float">
            <text:p>5824714</text:p>
          </table:table-cell>
          <table:table-cell table:style-name="Default" office:value-type="float" office:value="5837339" calcext:value-type="float">
            <text:p>5837339</text:p>
          </table:table-cell>
          <table:table-cell table:style-name="Default" office:value-type="float" office:value="5842302" calcext:value-type="float">
            <text:p>5842302</text:p>
          </table:table-cell>
          <table:table-cell table:style-name="Default" office:value-type="float" office:value="5857850" calcext:value-type="float">
            <text:p>5857850</text:p>
          </table:table-cell>
          <table:table-cell office:value-type="float" office:value="5863151" calcext:value-type="float">
            <text:p>5863151</text:p>
          </table:table-cell>
          <table:table-cell office:value-type="float" office:value="5865329" calcext:value-type="float">
            <text:p>5865329</text:p>
          </table:table-cell>
          <table:table-cell office:value-type="float" office:value="5867142" calcext:value-type="float">
            <text:p>5867142</text:p>
          </table:table-cell>
          <table:table-cell office:value-type="float" office:value="9590624" calcext:value-type="float">
            <text:p>9590624</text:p>
          </table:table-cell>
          <table:table-cell office:value-type="float" office:value="9615726" calcext:value-type="float">
            <text:p>9615726</text:p>
          </table:table-cell>
          <table:table-cell office:value-type="float" office:value="9619336" calcext:value-type="float">
            <text:p>9619336</text:p>
          </table:table-cell>
          <table:table-cell office:value-type="float" office:value="9641028" calcext:value-type="float">
            <text:p>9641028</text:p>
          </table:table-cell>
          <table:table-cell office:value-type="float" office:value="9642691" calcext:value-type="float">
            <text:p>9642691</text:p>
          </table:table-cell>
          <table:table-cell office:value-type="float" office:value="9604816" calcext:value-type="float">
            <text:p>9604816</text:p>
          </table:table-cell>
          <table:table-cell office:value-type="float" office:value="9566632" calcext:value-type="float">
            <text:p>9566632</text:p>
          </table:table-cell>
          <table:table-cell office:value-type="float" office:value="9571344" calcext:value-type="float">
            <text:p>9571344</text:p>
          </table:table-cell>
          <table:table-cell office:value-type="float" office:value="9571338" calcext:value-type="float">
            <text:p>9571338</text:p>
          </table:table-cell>
          <table:table-cell office:value-type="float" office:value="9571083" calcext:value-type="float">
            <text:p>9571083</text:p>
          </table:table-cell>
          <table:table-cell office:value-type="float" office:value="9571019" calcext:value-type="float">
            <text:p>9571019</text:p>
          </table:table-cell>
          <table:table-cell office:value-type="float" office:value="9566504" calcext:value-type="float">
            <text:p>9566504</text:p>
          </table:table-cell>
          <table:table-cell office:value-type="float" office:value="9583384" calcext:value-type="float">
            <text:p>9583384</text:p>
          </table:table-cell>
          <table:table-cell office:value-type="float" office:value="9566616" calcext:value-type="float">
            <text:p>9566616</text:p>
          </table:table-cell>
          <table:table-cell office:value-type="float" office:value="9566404" calcext:value-type="float">
            <text:p>9566404</text:p>
          </table:table-cell>
          <table:table-cell office:value-type="float" office:value="9566579" calcext:value-type="float">
            <text:p>9566579</text:p>
          </table:table-cell>
          <table:table-cell office:value-type="float" office:value="9566338" calcext:value-type="float">
            <text:p>9566338</text:p>
          </table:table-cell>
          <table:table-cell office:value-type="float" office:value="9566323" calcext:value-type="float">
            <text:p>9566323</text:p>
          </table:table-cell>
          <table:table-cell office:value-type="float" office:value="9566310" calcext:value-type="float">
            <text:p>9566310</text:p>
          </table:table-cell>
          <table:table-cell office:value-type="float" office:value="9566248" calcext:value-type="float">
            <text:p>9566248</text:p>
          </table:table-cell>
          <table:table-cell office:value-type="float" office:value="9565398" calcext:value-type="float">
            <text:p>9565398</text:p>
          </table:table-cell>
          <table:table-cell office:value-type="float" office:value="9566189" calcext:value-type="float">
            <text:p>9566189</text:p>
          </table:table-cell>
          <table:table-cell office:value-type="float" office:value="9566167" calcext:value-type="float">
            <text:p>9566167</text:p>
          </table:table-cell>
          <table:table-cell office:value-type="float" office:value="9600295" calcext:value-type="float">
            <text:p>9600295</text:p>
          </table:table-cell>
          <table:table-cell office:value-type="float" office:value="9589173" calcext:value-type="float">
            <text:p>9589173</text:p>
          </table:table-cell>
          <table:table-cell office:value-type="float" office:value="9609417" calcext:value-type="float">
            <text:p>9609417</text:p>
          </table:table-cell>
          <table:table-cell office:value-type="float" office:value="9606827" calcext:value-type="float">
            <text:p>9606827</text:p>
          </table:table-cell>
          <table:table-cell office:value-type="float" office:value="9592612" calcext:value-type="float">
            <text:p>9592612</text:p>
          </table:table-cell>
          <table:table-cell office:value-type="float" office:value="9596694" calcext:value-type="float">
            <text:p>9596694</text:p>
          </table:table-cell>
          <table:table-cell office:value-type="float" office:value="9602421" calcext:value-type="float">
            <text:p>9602421</text:p>
          </table:table-cell>
          <table:table-cell office:value-type="float" office:value="9607241" calcext:value-type="float">
            <text:p>9607241</text:p>
          </table:table-cell>
          <table:table-cell table:number-columns-repeated="967"/>
        </table:table-row>
        <table:table-row table:style-name="ro1">
          <table:table-cell/>
          <table:table-cell office:value-type="float" office:value="15291333" calcext:value-type="float">
            <text:p>15291333</text:p>
          </table:table-cell>
          <table:table-cell office:value-type="float" office:value="21025505" calcext:value-type="float">
            <text:p>21025505</text:p>
          </table:table-cell>
          <table:table-cell office:value-type="float" office:value="21035326" calcext:value-type="float">
            <text:p>21035326</text:p>
          </table:table-cell>
          <table:table-cell table:style-name="Default" office:value-type="float" office:value="8287326" calcext:value-type="float">
            <text:p>8287326</text:p>
          </table:table-cell>
          <table:table-cell office:value-type="float" office:value="9139686" calcext:value-type="float">
            <text:p>9139686</text:p>
          </table:table-cell>
          <table:table-cell office:value-type="float" office:value="9148016" calcext:value-type="float">
            <text:p>9148016</text:p>
          </table:table-cell>
          <table:table-cell office:value-type="float" office:value="9369997" calcext:value-type="float">
            <text:p>9369997</text:p>
          </table:table-cell>
          <table:table-cell office:value-type="float" office:value="9368848" calcext:value-type="float">
            <text:p>9368848</text:p>
          </table:table-cell>
          <table:table-cell office:value-type="float" office:value="9176061" calcext:value-type="float">
            <text:p>9176061</text:p>
          </table:table-cell>
          <table:table-cell office:value-type="float" office:value="9172296" calcext:value-type="float">
            <text:p>9172296</text:p>
          </table:table-cell>
          <table:table-cell table:style-name="Default" office:value-type="float" office:value="5544374" calcext:value-type="float">
            <text:p>5544374</text:p>
          </table:table-cell>
          <table:table-cell office:value-type="float" office:value="5545705" calcext:value-type="float">
            <text:p>5545705</text:p>
          </table:table-cell>
          <table:table-cell table:style-name="Default" office:value-type="float" office:value="5544386" calcext:value-type="float">
            <text:p>5544386</text:p>
          </table:table-cell>
          <table:table-cell table:style-name="Default" office:value-type="float" office:value="5544245" calcext:value-type="float">
            <text:p>5544245</text:p>
          </table:table-cell>
          <table:table-cell table:style-name="Default" office:value-type="float" office:value="5547907" calcext:value-type="float">
            <text:p>5547907</text:p>
          </table:table-cell>
          <table:table-cell table:style-name="Default" office:value-type="float" office:value="5564599" calcext:value-type="float">
            <text:p>5564599</text:p>
          </table:table-cell>
          <table:table-cell table:style-name="Default" office:value-type="float" office:value="5569213" calcext:value-type="float">
            <text:p>5569213</text:p>
          </table:table-cell>
          <table:table-cell table:style-name="Default" office:value-type="float" office:value="5588194" calcext:value-type="float">
            <text:p>5588194</text:p>
          </table:table-cell>
          <table:table-cell table:style-name="Default" office:value-type="float" office:value="5590726" calcext:value-type="float">
            <text:p>5590726</text:p>
          </table:table-cell>
          <table:table-cell table:style-name="Default" office:value-type="float" office:value="5582322" calcext:value-type="float">
            <text:p>5582322</text:p>
          </table:table-cell>
          <table:table-cell table:style-name="Default" office:value-type="float" office:value="5590381" calcext:value-type="float">
            <text:p>5590381</text:p>
          </table:table-cell>
          <table:table-cell table:style-name="Default" office:value-type="float" office:value="5599417" calcext:value-type="float">
            <text:p>5599417</text:p>
          </table:table-cell>
          <table:table-cell office:value-type="float" office:value="5603642" calcext:value-type="float">
            <text:p>5603642</text:p>
          </table:table-cell>
          <table:table-cell office:value-type="float" office:value="5613740" calcext:value-type="float">
            <text:p>5613740</text:p>
          </table:table-cell>
          <table:table-cell office:value-type="float" office:value="5618013" calcext:value-type="float">
            <text:p>5618013</text:p>
          </table:table-cell>
          <table:table-cell office:value-type="float" office:value="8966446" calcext:value-type="float">
            <text:p>8966446</text:p>
          </table:table-cell>
          <table:table-cell office:value-type="float" office:value="8981971" calcext:value-type="float">
            <text:p>8981971</text:p>
          </table:table-cell>
          <table:table-cell office:value-type="float" office:value="8990434" calcext:value-type="float">
            <text:p>8990434</text:p>
          </table:table-cell>
          <table:table-cell office:value-type="float" office:value="8987988" calcext:value-type="float">
            <text:p>8987988</text:p>
          </table:table-cell>
          <table:table-cell office:value-type="float" office:value="8995362" calcext:value-type="float">
            <text:p>8995362</text:p>
          </table:table-cell>
          <table:table-cell office:value-type="float" office:value="8987866" calcext:value-type="float">
            <text:p>8987866</text:p>
          </table:table-cell>
          <table:table-cell office:value-type="float" office:value="8939385" calcext:value-type="float">
            <text:p>8939385</text:p>
          </table:table-cell>
          <table:table-cell office:value-type="float" office:value="8939415" calcext:value-type="float">
            <text:p>8939415</text:p>
          </table:table-cell>
          <table:table-cell office:value-type="float" office:value="8939306" calcext:value-type="float">
            <text:p>8939306</text:p>
          </table:table-cell>
          <table:table-cell office:value-type="float" office:value="8939323" calcext:value-type="float">
            <text:p>8939323</text:p>
          </table:table-cell>
          <table:table-cell office:value-type="float" office:value="8938657" calcext:value-type="float">
            <text:p>8938657</text:p>
          </table:table-cell>
          <table:table-cell office:value-type="float" office:value="8940720" calcext:value-type="float">
            <text:p>8940720</text:p>
          </table:table-cell>
          <table:table-cell office:value-type="float" office:value="8940717" calcext:value-type="float">
            <text:p>8940717</text:p>
          </table:table-cell>
          <table:table-cell office:value-type="float" office:value="8939256" calcext:value-type="float">
            <text:p>8939256</text:p>
          </table:table-cell>
          <table:table-cell office:value-type="float" office:value="8939136" calcext:value-type="float">
            <text:p>8939136</text:p>
          </table:table-cell>
          <table:table-cell office:value-type="float" office:value="8939096" calcext:value-type="float">
            <text:p>8939096</text:p>
          </table:table-cell>
          <table:table-cell office:value-type="float" office:value="8939083" calcext:value-type="float">
            <text:p>8939083</text:p>
          </table:table-cell>
          <table:table-cell office:value-type="float" office:value="8942327" calcext:value-type="float">
            <text:p>8942327</text:p>
          </table:table-cell>
          <table:table-cell office:value-type="float" office:value="8939028" calcext:value-type="float">
            <text:p>8939028</text:p>
          </table:table-cell>
          <table:table-cell office:value-type="float" office:value="8938595" calcext:value-type="float">
            <text:p>8938595</text:p>
          </table:table-cell>
          <table:table-cell office:value-type="float" office:value="8938944" calcext:value-type="float">
            <text:p>8938944</text:p>
          </table:table-cell>
          <table:table-cell office:value-type="float" office:value="8938926" calcext:value-type="float">
            <text:p>8938926</text:p>
          </table:table-cell>
          <table:table-cell office:value-type="float" office:value="8938891" calcext:value-type="float">
            <text:p>8938891</text:p>
          </table:table-cell>
          <table:table-cell office:value-type="float" office:value="8925847" calcext:value-type="float">
            <text:p>8925847</text:p>
          </table:table-cell>
          <table:table-cell office:value-type="float" office:value="8939913" calcext:value-type="float">
            <text:p>8939913</text:p>
          </table:table-cell>
          <table:table-cell office:value-type="float" office:value="8942376" calcext:value-type="float">
            <text:p>8942376</text:p>
          </table:table-cell>
          <table:table-cell office:value-type="float" office:value="8942365" calcext:value-type="float">
            <text:p>8942365</text:p>
          </table:table-cell>
          <table:table-cell office:value-type="float" office:value="8938778" calcext:value-type="float">
            <text:p>8938778</text:p>
          </table:table-cell>
          <table:table-cell office:value-type="float" office:value="8938671" calcext:value-type="float">
            <text:p>8938671</text:p>
          </table:table-cell>
          <table:table-cell office:value-type="float" office:value="8958701" calcext:value-type="float">
            <text:p>8958701</text:p>
          </table:table-cell>
          <table:table-cell office:value-type="float" office:value="8960368" calcext:value-type="float">
            <text:p>8960368</text:p>
          </table:table-cell>
          <table:table-cell table:number-columns-repeated="967"/>
        </table:table-row>
        <table:table-row table:style-name="ro1">
          <table:table-cell/>
          <table:table-cell office:value-type="float" office:value="14621445" calcext:value-type="float">
            <text:p>14621445</text:p>
          </table:table-cell>
          <table:table-cell office:value-type="float" office:value="19946184" calcext:value-type="float">
            <text:p>19946184</text:p>
          </table:table-cell>
          <table:table-cell office:value-type="float" office:value="19921751" calcext:value-type="float">
            <text:p>19921751</text:p>
          </table:table-cell>
          <table:table-cell table:style-name="Default" office:value-type="float" office:value="7664361" calcext:value-type="float">
            <text:p>7664361</text:p>
          </table:table-cell>
          <table:table-cell office:value-type="float" office:value="8666874" calcext:value-type="float">
            <text:p>8666874</text:p>
          </table:table-cell>
          <table:table-cell office:value-type="float" office:value="8652516" calcext:value-type="float">
            <text:p>8652516</text:p>
          </table:table-cell>
          <table:table-cell office:value-type="float" office:value="8539851" calcext:value-type="float">
            <text:p>8539851</text:p>
          </table:table-cell>
          <table:table-cell office:value-type="float" office:value="8531375" calcext:value-type="float">
            <text:p>8531375</text:p>
          </table:table-cell>
          <table:table-cell office:value-type="float" office:value="8671212" calcext:value-type="float">
            <text:p>8671212</text:p>
          </table:table-cell>
          <table:table-cell office:value-type="float" office:value="8648065" calcext:value-type="float">
            <text:p>8648065</text:p>
          </table:table-cell>
          <table:table-cell table:style-name="Default" office:value-type="float" office:value="5649989" calcext:value-type="float">
            <text:p>5649989</text:p>
          </table:table-cell>
          <table:table-cell office:value-type="float" office:value="5650156" calcext:value-type="float">
            <text:p>5650156</text:p>
          </table:table-cell>
          <table:table-cell table:style-name="Default" office:value-type="float" office:value="5650122" calcext:value-type="float">
            <text:p>5650122</text:p>
          </table:table-cell>
          <table:table-cell table:style-name="Default" office:value-type="float" office:value="5653568" calcext:value-type="float">
            <text:p>5653568</text:p>
          </table:table-cell>
          <table:table-cell table:style-name="Default" office:value-type="float" office:value="5656688" calcext:value-type="float">
            <text:p>5656688</text:p>
          </table:table-cell>
          <table:table-cell table:style-name="Default" office:value-type="float" office:value="5675126" calcext:value-type="float">
            <text:p>5675126</text:p>
          </table:table-cell>
          <table:table-cell table:style-name="Default" office:value-type="float" office:value="5682013" calcext:value-type="float">
            <text:p>5682013</text:p>
          </table:table-cell>
          <table:table-cell table:style-name="Default" office:value-type="float" office:value="5683022" calcext:value-type="float">
            <text:p>5683022</text:p>
          </table:table-cell>
          <table:table-cell table:style-name="Default" office:value-type="float" office:value="5687055" calcext:value-type="float">
            <text:p>5687055</text:p>
          </table:table-cell>
          <table:table-cell table:style-name="Default" office:value-type="float" office:value="5673923" calcext:value-type="float">
            <text:p>5673923</text:p>
          </table:table-cell>
          <table:table-cell table:style-name="Default" office:value-type="float" office:value="5702296" calcext:value-type="float">
            <text:p>5702296</text:p>
          </table:table-cell>
          <table:table-cell table:style-name="Default" office:value-type="float" office:value="5704389" calcext:value-type="float">
            <text:p>5704389</text:p>
          </table:table-cell>
          <table:table-cell office:value-type="float" office:value="5707881" calcext:value-type="float">
            <text:p>5707881</text:p>
          </table:table-cell>
          <table:table-cell office:value-type="float" office:value="5719932" calcext:value-type="float">
            <text:p>5719932</text:p>
          </table:table-cell>
          <table:table-cell office:value-type="float" office:value="5723879" calcext:value-type="float">
            <text:p>5723879</text:p>
          </table:table-cell>
          <table:table-cell office:value-type="float" office:value="8184626" calcext:value-type="float">
            <text:p>8184626</text:p>
          </table:table-cell>
          <table:table-cell office:value-type="float" office:value="8216995" calcext:value-type="float">
            <text:p>8216995</text:p>
          </table:table-cell>
          <table:table-cell office:value-type="float" office:value="8219704" calcext:value-type="float">
            <text:p>8219704</text:p>
          </table:table-cell>
          <table:table-cell office:value-type="float" office:value="8226179" calcext:value-type="float">
            <text:p>8226179</text:p>
          </table:table-cell>
          <table:table-cell office:value-type="float" office:value="8230069" calcext:value-type="float">
            <text:p>8230069</text:p>
          </table:table-cell>
          <table:table-cell office:value-type="float" office:value="8203226" calcext:value-type="float">
            <text:p>8203226</text:p>
          </table:table-cell>
          <table:table-cell office:value-type="float" office:value="8159070" calcext:value-type="float">
            <text:p>8159070</text:p>
          </table:table-cell>
          <table:table-cell office:value-type="float" office:value="8158613" calcext:value-type="float">
            <text:p>8158613</text:p>
          </table:table-cell>
          <table:table-cell office:value-type="float" office:value="8158630" calcext:value-type="float">
            <text:p>8158630</text:p>
          </table:table-cell>
          <table:table-cell office:value-type="float" office:value="8158514" calcext:value-type="float">
            <text:p>8158514</text:p>
          </table:table-cell>
          <table:table-cell office:value-type="float" office:value="8159881" calcext:value-type="float">
            <text:p>8159881</text:p>
          </table:table-cell>
          <table:table-cell office:value-type="float" office:value="8158475" calcext:value-type="float">
            <text:p>8158475</text:p>
          </table:table-cell>
          <table:table-cell office:value-type="float" office:value="8158459" calcext:value-type="float">
            <text:p>8158459</text:p>
          </table:table-cell>
          <table:table-cell office:value-type="float" office:value="8158714" calcext:value-type="float">
            <text:p>8158714</text:p>
          </table:table-cell>
          <table:table-cell office:value-type="float" office:value="8158680" calcext:value-type="float">
            <text:p>8158680</text:p>
          </table:table-cell>
          <table:table-cell office:value-type="float" office:value="8157653" calcext:value-type="float">
            <text:p>8157653</text:p>
          </table:table-cell>
          <table:table-cell office:value-type="float" office:value="8154674" calcext:value-type="float">
            <text:p>8154674</text:p>
          </table:table-cell>
          <table:table-cell office:value-type="float" office:value="8158269" calcext:value-type="float">
            <text:p>8158269</text:p>
          </table:table-cell>
          <table:table-cell office:value-type="float" office:value="8158225" calcext:value-type="float">
            <text:p>8158225</text:p>
          </table:table-cell>
          <table:table-cell office:value-type="float" office:value="8158073" calcext:value-type="float">
            <text:p>8158073</text:p>
          </table:table-cell>
          <table:table-cell office:value-type="float" office:value="8158104" calcext:value-type="float">
            <text:p>8158104</text:p>
          </table:table-cell>
          <table:table-cell office:value-type="float" office:value="8150540" calcext:value-type="float">
            <text:p>8150540</text:p>
          </table:table-cell>
          <table:table-cell office:value-type="float" office:value="8150538" calcext:value-type="float">
            <text:p>8150538</text:p>
          </table:table-cell>
          <table:table-cell office:value-type="float" office:value="8157964" calcext:value-type="float">
            <text:p>8157964</text:p>
          </table:table-cell>
          <table:table-cell office:value-type="float" office:value="8145353" calcext:value-type="float">
            <text:p>8145353</text:p>
          </table:table-cell>
          <table:table-cell office:value-type="float" office:value="8185219" calcext:value-type="float">
            <text:p>8185219</text:p>
          </table:table-cell>
          <table:table-cell office:value-type="float" office:value="8190667" calcext:value-type="float">
            <text:p>8190667</text:p>
          </table:table-cell>
          <table:table-cell office:value-type="float" office:value="8200721" calcext:value-type="float">
            <text:p>8200721</text:p>
          </table:table-cell>
          <table:table-cell office:value-type="float" office:value="8204180" calcext:value-type="float">
            <text:p>8204180</text:p>
          </table:table-cell>
          <table:table-cell office:value-type="float" office:value="8182303" calcext:value-type="float">
            <text:p>8182303</text:p>
          </table:table-cell>
          <table:table-cell office:value-type="float" office:value="8186591" calcext:value-type="float">
            <text:p>8186591</text:p>
          </table:table-cell>
          <table:table-cell table:number-columns-repeated="967"/>
        </table:table-row>
        <table:table-row table:style-name="ro1">
          <table:table-cell/>
          <table:table-cell office:value-type="float" office:value="14650831" calcext:value-type="float">
            <text:p>14650831</text:p>
          </table:table-cell>
          <table:table-cell office:value-type="float" office:value="20250154" calcext:value-type="float">
            <text:p>20250154</text:p>
          </table:table-cell>
          <table:table-cell office:value-type="float" office:value="20237775" calcext:value-type="float">
            <text:p>20237775</text:p>
          </table:table-cell>
          <table:table-cell table:style-name="Default" office:value-type="float" office:value="7712616" calcext:value-type="float">
            <text:p>7712616</text:p>
          </table:table-cell>
          <table:table-cell office:value-type="float" office:value="8699211" calcext:value-type="float">
            <text:p>8699211</text:p>
          </table:table-cell>
          <table:table-cell office:value-type="float" office:value="8688695" calcext:value-type="float">
            <text:p>8688695</text:p>
          </table:table-cell>
          <table:table-cell office:value-type="float" office:value="8714804" calcext:value-type="float">
            <text:p>8714804</text:p>
          </table:table-cell>
          <table:table-cell office:value-type="float" office:value="8699625" calcext:value-type="float">
            <text:p>8699625</text:p>
          </table:table-cell>
          <table:table-cell office:value-type="float" office:value="8682563" calcext:value-type="float">
            <text:p>8682563</text:p>
          </table:table-cell>
          <table:table-cell office:value-type="float" office:value="8685061" calcext:value-type="float">
            <text:p>8685061</text:p>
          </table:table-cell>
          <table:table-cell table:style-name="Default" office:value-type="float" office:value="6274670" calcext:value-type="float">
            <text:p>6274670</text:p>
          </table:table-cell>
          <table:table-cell office:value-type="float" office:value="6277472" calcext:value-type="float">
            <text:p>6277472</text:p>
          </table:table-cell>
          <table:table-cell table:style-name="Default" office:value-type="float" office:value="6277443" calcext:value-type="float">
            <text:p>6277443</text:p>
          </table:table-cell>
          <table:table-cell table:style-name="Default" office:value-type="float" office:value="6274689" calcext:value-type="float">
            <text:p>6274689</text:p>
          </table:table-cell>
          <table:table-cell table:style-name="Default" office:value-type="float" office:value="6274240" calcext:value-type="float">
            <text:p>6274240</text:p>
          </table:table-cell>
          <table:table-cell table:style-name="Default" office:value-type="float" office:value="6299762" calcext:value-type="float">
            <text:p>6299762</text:p>
          </table:table-cell>
          <table:table-cell table:style-name="Default" office:value-type="float" office:value="6304867" calcext:value-type="float">
            <text:p>6304867</text:p>
          </table:table-cell>
          <table:table-cell table:style-name="Default" office:value-type="float" office:value="6300460" calcext:value-type="float">
            <text:p>6300460</text:p>
          </table:table-cell>
          <table:table-cell table:style-name="Default" office:value-type="float" office:value="6306511" calcext:value-type="float">
            <text:p>6306511</text:p>
          </table:table-cell>
          <table:table-cell table:style-name="Default" office:value-type="float" office:value="6333430" calcext:value-type="float">
            <text:p>6333430</text:p>
          </table:table-cell>
          <table:table-cell table:style-name="Default" office:value-type="float" office:value="6337866" calcext:value-type="float">
            <text:p>6337866</text:p>
          </table:table-cell>
          <table:table-cell table:style-name="Default" office:value-type="float" office:value="6357123" calcext:value-type="float">
            <text:p>6357123</text:p>
          </table:table-cell>
          <table:table-cell office:value-type="float" office:value="6360780" calcext:value-type="float">
            <text:p>6360780</text:p>
          </table:table-cell>
          <table:table-cell office:value-type="float" office:value="6374538" calcext:value-type="float">
            <text:p>6374538</text:p>
          </table:table-cell>
          <table:table-cell office:value-type="float" office:value="6377929" calcext:value-type="float">
            <text:p>6377929</text:p>
          </table:table-cell>
          <table:table-cell office:value-type="float" office:value="9869526" calcext:value-type="float">
            <text:p>9869526</text:p>
          </table:table-cell>
          <table:table-cell office:value-type="float" office:value="9891198" calcext:value-type="float">
            <text:p>9891198</text:p>
          </table:table-cell>
          <table:table-cell office:value-type="float" office:value="9895101" calcext:value-type="float">
            <text:p>9895101</text:p>
          </table:table-cell>
          <table:table-cell office:value-type="float" office:value="9919449" calcext:value-type="float">
            <text:p>9919449</text:p>
          </table:table-cell>
          <table:table-cell office:value-type="float" office:value="9922435" calcext:value-type="float">
            <text:p>9922435</text:p>
          </table:table-cell>
          <table:table-cell office:value-type="float" office:value="9899930" calcext:value-type="float">
            <text:p>9899930</text:p>
          </table:table-cell>
          <table:table-cell office:value-type="float" office:value="9853412" calcext:value-type="float">
            <text:p>9853412</text:p>
          </table:table-cell>
          <table:table-cell office:value-type="float" office:value="9848137" calcext:value-type="float">
            <text:p>9848137</text:p>
          </table:table-cell>
          <table:table-cell office:value-type="float" office:value="9848050" calcext:value-type="float">
            <text:p>9848050</text:p>
          </table:table-cell>
          <table:table-cell office:value-type="float" office:value="9848077" calcext:value-type="float">
            <text:p>9848077</text:p>
          </table:table-cell>
          <table:table-cell office:value-type="float" office:value="9848013" calcext:value-type="float">
            <text:p>9848013</text:p>
          </table:table-cell>
          <table:table-cell office:value-type="float" office:value="9850857" calcext:value-type="float">
            <text:p>9850857</text:p>
          </table:table-cell>
          <table:table-cell office:value-type="float" office:value="9847937" calcext:value-type="float">
            <text:p>9847937</text:p>
          </table:table-cell>
          <table:table-cell office:value-type="float" office:value="9847911" calcext:value-type="float">
            <text:p>9847911</text:p>
          </table:table-cell>
          <table:table-cell office:value-type="float" office:value="9847869" calcext:value-type="float">
            <text:p>9847869</text:p>
          </table:table-cell>
          <table:table-cell office:value-type="float" office:value="9847825" calcext:value-type="float">
            <text:p>9847825</text:p>
          </table:table-cell>
          <table:table-cell office:value-type="float" office:value="9847823" calcext:value-type="float">
            <text:p>9847823</text:p>
          </table:table-cell>
          <table:table-cell office:value-type="float" office:value="9847789" calcext:value-type="float">
            <text:p>9847789</text:p>
          </table:table-cell>
          <table:table-cell office:value-type="float" office:value="9847733" calcext:value-type="float">
            <text:p>9847733</text:p>
          </table:table-cell>
          <table:table-cell office:value-type="float" office:value="9851602" calcext:value-type="float">
            <text:p>9851602</text:p>
          </table:table-cell>
          <table:table-cell office:value-type="float" office:value="9855274" calcext:value-type="float">
            <text:p>9855274</text:p>
          </table:table-cell>
          <table:table-cell office:value-type="float" office:value="9848028" calcext:value-type="float">
            <text:p>9848028</text:p>
          </table:table-cell>
          <table:table-cell office:value-type="float" office:value="9850996" calcext:value-type="float">
            <text:p>9850996</text:p>
          </table:table-cell>
          <table:table-cell office:value-type="float" office:value="9871711" calcext:value-type="float">
            <text:p>9871711</text:p>
          </table:table-cell>
          <table:table-cell office:value-type="float" office:value="9874118" calcext:value-type="float">
            <text:p>9874118</text:p>
          </table:table-cell>
          <table:table-cell office:value-type="float" office:value="9847544" calcext:value-type="float">
            <text:p>9847544</text:p>
          </table:table-cell>
          <table:table-cell office:value-type="float" office:value="9852178" calcext:value-type="float">
            <text:p>9852178</text:p>
          </table:table-cell>
          <table:table-cell office:value-type="float" office:value="9887343" calcext:value-type="float">
            <text:p>9887343</text:p>
          </table:table-cell>
          <table:table-cell office:value-type="float" office:value="9889429" calcext:value-type="float">
            <text:p>9889429</text:p>
          </table:table-cell>
          <table:table-cell office:value-type="float" office:value="9881629" calcext:value-type="float">
            <text:p>9881629</text:p>
          </table:table-cell>
          <table:table-cell office:value-type="float" office:value="9888829" calcext:value-type="float">
            <text:p>9888829</text:p>
          </table:table-cell>
          <table:table-cell table:number-columns-repeated="967"/>
        </table:table-row>
        <table:table-row table:style-name="ro1">
          <table:table-cell/>
          <table:table-cell office:value-type="float" office:value="14148708" calcext:value-type="float">
            <text:p>14148708</text:p>
          </table:table-cell>
          <table:table-cell office:value-type="float" office:value="19358751" calcext:value-type="float">
            <text:p>19358751</text:p>
          </table:table-cell>
          <table:table-cell office:value-type="float" office:value="19360318" calcext:value-type="float">
            <text:p>19360318</text:p>
          </table:table-cell>
          <table:table-cell table:style-name="Default" office:value-type="float" office:value="7805196" calcext:value-type="float">
            <text:p>7805196</text:p>
          </table:table-cell>
          <table:table-cell office:value-type="float" office:value="8691418" calcext:value-type="float">
            <text:p>8691418</text:p>
          </table:table-cell>
          <table:table-cell office:value-type="float" office:value="8709210" calcext:value-type="float">
            <text:p>8709210</text:p>
          </table:table-cell>
          <table:table-cell office:value-type="float" office:value="8924210" calcext:value-type="float">
            <text:p>8924210</text:p>
          </table:table-cell>
          <table:table-cell office:value-type="float" office:value="8910342" calcext:value-type="float">
            <text:p>8910342</text:p>
          </table:table-cell>
          <table:table-cell office:value-type="float" office:value="8749525" calcext:value-type="float">
            <text:p>8749525</text:p>
          </table:table-cell>
          <table:table-cell office:value-type="float" office:value="8732850" calcext:value-type="float">
            <text:p>8732850</text:p>
          </table:table-cell>
          <table:table-cell table:style-name="Default" office:value-type="float" office:value="5854578" calcext:value-type="float">
            <text:p>5854578</text:p>
          </table:table-cell>
          <table:table-cell office:value-type="float" office:value="5854583" calcext:value-type="float">
            <text:p>5854583</text:p>
          </table:table-cell>
          <table:table-cell table:style-name="Default" office:value-type="float" office:value="5854547" calcext:value-type="float">
            <text:p>5854547</text:p>
          </table:table-cell>
          <table:table-cell table:style-name="Default" office:value-type="float" office:value="5854521" calcext:value-type="float">
            <text:p>5854521</text:p>
          </table:table-cell>
          <table:table-cell table:style-name="Default" office:value-type="float" office:value="5854418" calcext:value-type="float">
            <text:p>5854418</text:p>
          </table:table-cell>
          <table:table-cell table:style-name="Default" office:value-type="float" office:value="5858289" calcext:value-type="float">
            <text:p>5858289</text:p>
          </table:table-cell>
          <table:table-cell table:style-name="Default" office:value-type="float" office:value="5866409" calcext:value-type="float">
            <text:p>5866409</text:p>
          </table:table-cell>
          <table:table-cell table:style-name="Default" office:value-type="float" office:value="5885026" calcext:value-type="float">
            <text:p>5885026</text:p>
          </table:table-cell>
          <table:table-cell table:style-name="Default" office:value-type="float" office:value="5888148" calcext:value-type="float">
            <text:p>5888148</text:p>
          </table:table-cell>
          <table:table-cell table:style-name="Default" office:value-type="float" office:value="5892134" calcext:value-type="float">
            <text:p>5892134</text:p>
          </table:table-cell>
          <table:table-cell table:style-name="Default" office:value-type="float" office:value="5897489" calcext:value-type="float">
            <text:p>5897489</text:p>
          </table:table-cell>
          <table:table-cell table:style-name="Default" office:value-type="float" office:value="5908214" calcext:value-type="float">
            <text:p>5908214</text:p>
          </table:table-cell>
          <table:table-cell office:value-type="float" office:value="5909548" calcext:value-type="float">
            <text:p>5909548</text:p>
          </table:table-cell>
          <table:table-cell office:value-type="float" office:value="5923509" calcext:value-type="float">
            <text:p>5923509</text:p>
          </table:table-cell>
          <table:table-cell office:value-type="float" office:value="5929294" calcext:value-type="float">
            <text:p>5929294</text:p>
          </table:table-cell>
          <table:table-cell office:value-type="float" office:value="7794588" calcext:value-type="float">
            <text:p>7794588</text:p>
          </table:table-cell>
          <table:table-cell office:value-type="float" office:value="7817881" calcext:value-type="float">
            <text:p>7817881</text:p>
          </table:table-cell>
          <table:table-cell office:value-type="float" office:value="7820923" calcext:value-type="float">
            <text:p>7820923</text:p>
          </table:table-cell>
          <table:table-cell office:value-type="float" office:value="7834160" calcext:value-type="float">
            <text:p>7834160</text:p>
          </table:table-cell>
          <table:table-cell office:value-type="float" office:value="7837410" calcext:value-type="float">
            <text:p>7837410</text:p>
          </table:table-cell>
          <table:table-cell office:value-type="float" office:value="7801671" calcext:value-type="float">
            <text:p>7801671</text:p>
          </table:table-cell>
          <table:table-cell office:value-type="float" office:value="7758961" calcext:value-type="float">
            <text:p>7758961</text:p>
          </table:table-cell>
          <table:table-cell office:value-type="float" office:value="7760671" calcext:value-type="float">
            <text:p>7760671</text:p>
          </table:table-cell>
          <table:table-cell office:value-type="float" office:value="7759611" calcext:value-type="float">
            <text:p>7759611</text:p>
          </table:table-cell>
          <table:table-cell office:value-type="float" office:value="7764572" calcext:value-type="float">
            <text:p>7764572</text:p>
          </table:table-cell>
          <table:table-cell office:value-type="float" office:value="7764525" calcext:value-type="float">
            <text:p>7764525</text:p>
          </table:table-cell>
          <table:table-cell office:value-type="float" office:value="7758940" calcext:value-type="float">
            <text:p>7758940</text:p>
          </table:table-cell>
          <table:table-cell office:value-type="float" office:value="7758911" calcext:value-type="float">
            <text:p>7758911</text:p>
          </table:table-cell>
          <table:table-cell office:value-type="float" office:value="7758889" calcext:value-type="float">
            <text:p>7758889</text:p>
          </table:table-cell>
          <table:table-cell office:value-type="float" office:value="7758828" calcext:value-type="float">
            <text:p>7758828</text:p>
          </table:table-cell>
          <table:table-cell office:value-type="float" office:value="7758806" calcext:value-type="float">
            <text:p>7758806</text:p>
          </table:table-cell>
          <table:table-cell office:value-type="float" office:value="7758243" calcext:value-type="float">
            <text:p>7758243</text:p>
          </table:table-cell>
          <table:table-cell office:value-type="float" office:value="7758739" calcext:value-type="float">
            <text:p>7758739</text:p>
          </table:table-cell>
          <table:table-cell office:value-type="float" office:value="7758682" calcext:value-type="float">
            <text:p>7758682</text:p>
          </table:table-cell>
          <table:table-cell office:value-type="float" office:value="7758655" calcext:value-type="float">
            <text:p>7758655</text:p>
          </table:table-cell>
          <table:table-cell office:value-type="float" office:value="7758612" calcext:value-type="float">
            <text:p>7758612</text:p>
          </table:table-cell>
          <table:table-cell office:value-type="float" office:value="7782898" calcext:value-type="float">
            <text:p>7782898</text:p>
          </table:table-cell>
          <table:table-cell office:value-type="float" office:value="7769675" calcext:value-type="float">
            <text:p>7769675</text:p>
          </table:table-cell>
          <table:table-cell office:value-type="float" office:value="7766219" calcext:value-type="float">
            <text:p>7766219</text:p>
          </table:table-cell>
          <table:table-cell office:value-type="float" office:value="7777682" calcext:value-type="float">
            <text:p>7777682</text:p>
          </table:table-cell>
          <table:table-cell office:value-type="float" office:value="7783542" calcext:value-type="float">
            <text:p>7783542</text:p>
          </table:table-cell>
          <table:table-cell office:value-type="float" office:value="7786487" calcext:value-type="float">
            <text:p>7786487</text:p>
          </table:table-cell>
          <table:table-cell office:value-type="float" office:value="7805563" calcext:value-type="float">
            <text:p>7805563</text:p>
          </table:table-cell>
          <table:table-cell office:value-type="float" office:value="7806471" calcext:value-type="float">
            <text:p>7806471</text:p>
          </table:table-cell>
          <table:table-cell office:value-type="float" office:value="7782925" calcext:value-type="float">
            <text:p>7782925</text:p>
          </table:table-cell>
          <table:table-cell office:value-type="float" office:value="7786338" calcext:value-type="float">
            <text:p>7786338</text:p>
          </table:table-cell>
          <table:table-cell table:number-columns-repeated="967"/>
        </table:table-row>
        <table:table-row table:style-name="ro1">
          <table:table-cell/>
          <table:table-cell office:value-type="float" office:value="14828735" calcext:value-type="float">
            <text:p>14828735</text:p>
          </table:table-cell>
          <table:table-cell office:value-type="float" office:value="20258461" calcext:value-type="float">
            <text:p>20258461</text:p>
          </table:table-cell>
          <table:table-cell office:value-type="float" office:value="20256818" calcext:value-type="float">
            <text:p>20256818</text:p>
          </table:table-cell>
          <table:table-cell table:style-name="Default" office:value-type="float" office:value="7744437" calcext:value-type="float">
            <text:p>7744437</text:p>
          </table:table-cell>
          <table:table-cell office:value-type="float" office:value="8515052" calcext:value-type="float">
            <text:p>8515052</text:p>
          </table:table-cell>
          <table:table-cell office:value-type="float" office:value="8520646" calcext:value-type="float">
            <text:p>8520646</text:p>
          </table:table-cell>
          <table:table-cell office:value-type="float" office:value="8554197" calcext:value-type="float">
            <text:p>8554197</text:p>
          </table:table-cell>
          <table:table-cell office:value-type="float" office:value="8536676" calcext:value-type="float">
            <text:p>8536676</text:p>
          </table:table-cell>
          <table:table-cell office:value-type="float" office:value="8647465" calcext:value-type="float">
            <text:p>8647465</text:p>
          </table:table-cell>
          <table:table-cell office:value-type="float" office:value="8648507" calcext:value-type="float">
            <text:p>8648507</text:p>
          </table:table-cell>
          <table:table-cell table:style-name="Default" office:value-type="float" office:value="5804732" calcext:value-type="float">
            <text:p>5804732</text:p>
          </table:table-cell>
          <table:table-cell office:value-type="float" office:value="5808727" calcext:value-type="float">
            <text:p>5808727</text:p>
          </table:table-cell>
          <table:table-cell table:style-name="Default" office:value-type="float" office:value="5815022" calcext:value-type="float">
            <text:p>5815022</text:p>
          </table:table-cell>
          <table:table-cell table:style-name="Default" office:value-type="float" office:value="5807296" calcext:value-type="float">
            <text:p>5807296</text:p>
          </table:table-cell>
          <table:table-cell table:style-name="Default" office:value-type="float" office:value="5811377" calcext:value-type="float">
            <text:p>5811377</text:p>
          </table:table-cell>
          <table:table-cell table:style-name="Default" office:value-type="float" office:value="5816370" calcext:value-type="float">
            <text:p>5816370</text:p>
          </table:table-cell>
          <table:table-cell table:style-name="Default" office:value-type="float" office:value="5821216" calcext:value-type="float">
            <text:p>5821216</text:p>
          </table:table-cell>
          <table:table-cell table:style-name="Default" office:value-type="float" office:value="5837358" calcext:value-type="float">
            <text:p>5837358</text:p>
          </table:table-cell>
          <table:table-cell table:style-name="Default" office:value-type="float" office:value="5847399" calcext:value-type="float">
            <text:p>5847399</text:p>
          </table:table-cell>
          <table:table-cell table:style-name="Default" office:value-type="float" office:value="5854530" calcext:value-type="float">
            <text:p>5854530</text:p>
          </table:table-cell>
          <table:table-cell table:style-name="Default" office:value-type="float" office:value="5860852" calcext:value-type="float">
            <text:p>5860852</text:p>
          </table:table-cell>
          <table:table-cell table:style-name="Default" office:value-type="float" office:value="5864147" calcext:value-type="float">
            <text:p>5864147</text:p>
          </table:table-cell>
          <table:table-cell office:value-type="float" office:value="5869163" calcext:value-type="float">
            <text:p>5869163</text:p>
          </table:table-cell>
          <table:table-cell office:value-type="float" office:value="5873611" calcext:value-type="float">
            <text:p>5873611</text:p>
          </table:table-cell>
          <table:table-cell office:value-type="float" office:value="5877471" calcext:value-type="float">
            <text:p>5877471</text:p>
          </table:table-cell>
          <table:table-cell office:value-type="float" office:value="9262747" calcext:value-type="float">
            <text:p>9262747</text:p>
          </table:table-cell>
          <table:table-cell office:value-type="float" office:value="9292751" calcext:value-type="float">
            <text:p>9292751</text:p>
          </table:table-cell>
          <table:table-cell office:value-type="float" office:value="9295420" calcext:value-type="float">
            <text:p>9295420</text:p>
          </table:table-cell>
          <table:table-cell office:value-type="float" office:value="9284573" calcext:value-type="float">
            <text:p>9284573</text:p>
          </table:table-cell>
          <table:table-cell office:value-type="float" office:value="9294267" calcext:value-type="float">
            <text:p>9294267</text:p>
          </table:table-cell>
          <table:table-cell office:value-type="float" office:value="9289394" calcext:value-type="float">
            <text:p>9289394</text:p>
          </table:table-cell>
          <table:table-cell office:value-type="float" office:value="9243877" calcext:value-type="float">
            <text:p>9243877</text:p>
          </table:table-cell>
          <table:table-cell office:value-type="float" office:value="9244391" calcext:value-type="float">
            <text:p>9244391</text:p>
          </table:table-cell>
          <table:table-cell office:value-type="float" office:value="9244354" calcext:value-type="float">
            <text:p>9244354</text:p>
          </table:table-cell>
          <table:table-cell office:value-type="float" office:value="9248095" calcext:value-type="float">
            <text:p>9248095</text:p>
          </table:table-cell>
          <table:table-cell office:value-type="float" office:value="9248653" calcext:value-type="float">
            <text:p>9248653</text:p>
          </table:table-cell>
          <table:table-cell office:value-type="float" office:value="9243794" calcext:value-type="float">
            <text:p>9243794</text:p>
          </table:table-cell>
          <table:table-cell office:value-type="float" office:value="9243762" calcext:value-type="float">
            <text:p>9243762</text:p>
          </table:table-cell>
          <table:table-cell office:value-type="float" office:value="9243736" calcext:value-type="float">
            <text:p>9243736</text:p>
          </table:table-cell>
          <table:table-cell office:value-type="float" office:value="9243707" calcext:value-type="float">
            <text:p>9243707</text:p>
          </table:table-cell>
          <table:table-cell office:value-type="float" office:value="9243656" calcext:value-type="float">
            <text:p>9243656</text:p>
          </table:table-cell>
          <table:table-cell office:value-type="float" office:value="9243649" calcext:value-type="float">
            <text:p>9243649</text:p>
          </table:table-cell>
          <table:table-cell office:value-type="float" office:value="9243952" calcext:value-type="float">
            <text:p>9243952</text:p>
          </table:table-cell>
          <table:table-cell office:value-type="float" office:value="9243904" calcext:value-type="float">
            <text:p>9243904</text:p>
          </table:table-cell>
          <table:table-cell office:value-type="float" office:value="9242998" calcext:value-type="float">
            <text:p>9242998</text:p>
          </table:table-cell>
          <table:table-cell office:value-type="float" office:value="9243498" calcext:value-type="float">
            <text:p>9243498</text:p>
          </table:table-cell>
          <table:table-cell office:value-type="float" office:value="9245035" calcext:value-type="float">
            <text:p>9245035</text:p>
          </table:table-cell>
          <table:table-cell office:value-type="float" office:value="9232486" calcext:value-type="float">
            <text:p>9232486</text:p>
          </table:table-cell>
          <table:table-cell office:value-type="float" office:value="9244029" calcext:value-type="float">
            <text:p>9244029</text:p>
          </table:table-cell>
          <table:table-cell office:value-type="float" office:value="9244005" calcext:value-type="float">
            <text:p>9244005</text:p>
          </table:table-cell>
          <table:table-cell office:value-type="float" office:value="9265709" calcext:value-type="float">
            <text:p>9265709</text:p>
          </table:table-cell>
          <table:table-cell office:value-type="float" office:value="9271855" calcext:value-type="float">
            <text:p>9271855</text:p>
          </table:table-cell>
          <table:table-cell office:value-type="float" office:value="9245609" calcext:value-type="float">
            <text:p>9245609</text:p>
          </table:table-cell>
          <table:table-cell office:value-type="float" office:value="9266978" calcext:value-type="float">
            <text:p>9266978</text:p>
          </table:table-cell>
          <table:table-cell office:value-type="float" office:value="9258048" calcext:value-type="float">
            <text:p>9258048</text:p>
          </table:table-cell>
          <table:table-cell office:value-type="float" office:value="9262657" calcext:value-type="float">
            <text:p>9262657</text:p>
          </table:table-cell>
          <table:table-cell table:number-columns-repeated="967"/>
        </table:table-row>
        <table:table-row table:style-name="ro1">
          <table:table-cell/>
          <table:table-cell office:value-type="float" office:value="13790244" calcext:value-type="float">
            <text:p>13790244</text:p>
          </table:table-cell>
          <table:table-cell office:value-type="float" office:value="19098734" calcext:value-type="float">
            <text:p>19098734</text:p>
          </table:table-cell>
          <table:table-cell office:value-type="float" office:value="19104589" calcext:value-type="float">
            <text:p>19104589</text:p>
          </table:table-cell>
          <table:table-cell table:style-name="Default" office:value-type="float" office:value="7781624" calcext:value-type="float">
            <text:p>7781624</text:p>
          </table:table-cell>
          <table:table-cell office:value-type="float" office:value="8558811" calcext:value-type="float">
            <text:p>8558811</text:p>
          </table:table-cell>
          <table:table-cell office:value-type="float" office:value="8541043" calcext:value-type="float">
            <text:p>8541043</text:p>
          </table:table-cell>
          <table:table-cell office:value-type="float" office:value="8607859" calcext:value-type="float">
            <text:p>8607859</text:p>
          </table:table-cell>
          <table:table-cell office:value-type="float" office:value="8594798" calcext:value-type="float">
            <text:p>8594798</text:p>
          </table:table-cell>
          <table:table-cell office:value-type="float" office:value="8661861" calcext:value-type="float">
            <text:p>8661861</text:p>
          </table:table-cell>
          <table:table-cell office:value-type="float" office:value="8670370" calcext:value-type="float">
            <text:p>8670370</text:p>
          </table:table-cell>
          <table:table-cell table:style-name="Default" office:value-type="float" office:value="6318375" calcext:value-type="float">
            <text:p>6318375</text:p>
          </table:table-cell>
          <table:table-cell office:value-type="float" office:value="6323387" calcext:value-type="float">
            <text:p>6323387</text:p>
          </table:table-cell>
          <table:table-cell table:style-name="Default" office:value-type="float" office:value="6323374" calcext:value-type="float">
            <text:p>6323374</text:p>
          </table:table-cell>
          <table:table-cell table:style-name="Default" office:value-type="float" office:value="6326427" calcext:value-type="float">
            <text:p>6326427</text:p>
          </table:table-cell>
          <table:table-cell table:style-name="Default" office:value-type="float" office:value="6332914" calcext:value-type="float">
            <text:p>6332914</text:p>
          </table:table-cell>
          <table:table-cell table:style-name="Default" office:value-type="float" office:value="6338426" calcext:value-type="float">
            <text:p>6338426</text:p>
          </table:table-cell>
          <table:table-cell table:style-name="Default" office:value-type="float" office:value="6341638" calcext:value-type="float">
            <text:p>6341638</text:p>
          </table:table-cell>
          <table:table-cell table:style-name="Default" office:value-type="float" office:value="6345908" calcext:value-type="float">
            <text:p>6345908</text:p>
          </table:table-cell>
          <table:table-cell table:style-name="Default" office:value-type="float" office:value="6353478" calcext:value-type="float">
            <text:p>6353478</text:p>
          </table:table-cell>
          <table:table-cell table:style-name="Default" office:value-type="float" office:value="6369330" calcext:value-type="float">
            <text:p>6369330</text:p>
          </table:table-cell>
          <table:table-cell table:style-name="Default" office:value-type="float" office:value="6373406" calcext:value-type="float">
            <text:p>6373406</text:p>
          </table:table-cell>
          <table:table-cell table:style-name="Default" office:value-type="float" office:value="6387602" calcext:value-type="float">
            <text:p>6387602</text:p>
          </table:table-cell>
          <table:table-cell office:value-type="float" office:value="6381731" calcext:value-type="float">
            <text:p>6381731</text:p>
          </table:table-cell>
          <table:table-cell office:value-type="float" office:value="6385671" calcext:value-type="float">
            <text:p>6385671</text:p>
          </table:table-cell>
          <table:table-cell office:value-type="float" office:value="6390416" calcext:value-type="float">
            <text:p>6390416</text:p>
          </table:table-cell>
          <table:table-cell office:value-type="float" office:value="9301201" calcext:value-type="float">
            <text:p>9301201</text:p>
          </table:table-cell>
          <table:table-cell office:value-type="float" office:value="9300701" calcext:value-type="float">
            <text:p>9300701</text:p>
          </table:table-cell>
          <table:table-cell office:value-type="float" office:value="9305784" calcext:value-type="float">
            <text:p>9305784</text:p>
          </table:table-cell>
          <table:table-cell office:value-type="float" office:value="9334674" calcext:value-type="float">
            <text:p>9334674</text:p>
          </table:table-cell>
          <table:table-cell office:value-type="float" office:value="9340661" calcext:value-type="float">
            <text:p>9340661</text:p>
          </table:table-cell>
          <table:table-cell office:value-type="float" office:value="9318818" calcext:value-type="float">
            <text:p>9318818</text:p>
          </table:table-cell>
          <table:table-cell office:value-type="float" office:value="9274993" calcext:value-type="float">
            <text:p>9274993</text:p>
          </table:table-cell>
          <table:table-cell office:value-type="float" office:value="9278193" calcext:value-type="float">
            <text:p>9278193</text:p>
          </table:table-cell>
          <table:table-cell office:value-type="float" office:value="9278137" calcext:value-type="float">
            <text:p>9278137</text:p>
          </table:table-cell>
          <table:table-cell office:value-type="float" office:value="9276057" calcext:value-type="float">
            <text:p>9276057</text:p>
          </table:table-cell>
          <table:table-cell office:value-type="float" office:value="9276011" calcext:value-type="float">
            <text:p>9276011</text:p>
          </table:table-cell>
          <table:table-cell office:value-type="float" office:value="9275022" calcext:value-type="float">
            <text:p>9275022</text:p>
          </table:table-cell>
          <table:table-cell office:value-type="float" office:value="9275014" calcext:value-type="float">
            <text:p>9275014</text:p>
          </table:table-cell>
          <table:table-cell office:value-type="float" office:value="9273777" calcext:value-type="float">
            <text:p>9273777</text:p>
          </table:table-cell>
          <table:table-cell office:value-type="float" office:value="9277597" calcext:value-type="float">
            <text:p>9277597</text:p>
          </table:table-cell>
          <table:table-cell office:value-type="float" office:value="9274691" calcext:value-type="float">
            <text:p>9274691</text:p>
          </table:table-cell>
          <table:table-cell office:value-type="float" office:value="9274219" calcext:value-type="float">
            <text:p>9274219</text:p>
          </table:table-cell>
          <table:table-cell office:value-type="float" office:value="9274682" calcext:value-type="float">
            <text:p>9274682</text:p>
          </table:table-cell>
          <table:table-cell office:value-type="float" office:value="9274651" calcext:value-type="float">
            <text:p>9274651</text:p>
          </table:table-cell>
          <table:table-cell office:value-type="float" office:value="9274780" calcext:value-type="float">
            <text:p>9274780</text:p>
          </table:table-cell>
          <table:table-cell office:value-type="float" office:value="9274749" calcext:value-type="float">
            <text:p>9274749</text:p>
          </table:table-cell>
          <table:table-cell office:value-type="float" office:value="9274675" calcext:value-type="float">
            <text:p>9274675</text:p>
          </table:table-cell>
          <table:table-cell office:value-type="float" office:value="9275540" calcext:value-type="float">
            <text:p>9275540</text:p>
          </table:table-cell>
          <table:table-cell office:value-type="float" office:value="9269987" calcext:value-type="float">
            <text:p>9269987</text:p>
          </table:table-cell>
          <table:table-cell office:value-type="float" office:value="9269995" calcext:value-type="float">
            <text:p>9269995</text:p>
          </table:table-cell>
          <table:table-cell office:value-type="float" office:value="9279476" calcext:value-type="float">
            <text:p>9279476</text:p>
          </table:table-cell>
          <table:table-cell office:value-type="float" office:value="9259188" calcext:value-type="float">
            <text:p>9259188</text:p>
          </table:table-cell>
          <table:table-cell office:value-type="float" office:value="9274563" calcext:value-type="float">
            <text:p>9274563</text:p>
          </table:table-cell>
          <table:table-cell office:value-type="float" office:value="9274264" calcext:value-type="float">
            <text:p>9274264</text:p>
          </table:table-cell>
          <table:table-cell office:value-type="float" office:value="9274195" calcext:value-type="float">
            <text:p>9274195</text:p>
          </table:table-cell>
          <table:table-cell office:value-type="float" office:value="9284850" calcext:value-type="float">
            <text:p>9284850</text:p>
          </table:table-cell>
          <table:table-cell table:number-columns-repeated="967"/>
        </table:table-row>
        <table:table-row table:style-name="ro1">
          <table:table-cell table:style-name="ce2"/>
          <table:table-cell table:style-name="ce2" table:formula="of:=AVERAGE([.B4:.B13])" office:value-type="float" office:value="14372942.6" calcext:value-type="float">
            <text:p>14372942.6</text:p>
          </table:table-cell>
          <table:table-cell table:style-name="ce2" table:formula="of:=AVERAGE([.C4:.C13])" office:value-type="float" office:value="19762371.1" calcext:value-type="float">
            <text:p>19762371.1</text:p>
          </table:table-cell>
          <table:table-cell table:style-name="ce2" table:formula="of:=AVERAGE([.D4:.D13])" office:value-type="float" office:value="19758365.8" calcext:value-type="float">
            <text:p>19758365.8</text:p>
          </table:table-cell>
          <table:table-cell table:style-name="ce2" table:formula="of:=AVERAGE([.E4:.E13])" office:value-type="float" office:value="7842039.9" calcext:value-type="float">
            <text:p>7842039.9</text:p>
          </table:table-cell>
          <table:table-cell table:style-name="ce2" table:formula="of:=AVERAGE([.F4:.F13])" office:value-type="float" office:value="8726229.4" calcext:value-type="float">
            <text:p>8726229.4</text:p>
          </table:table-cell>
          <table:table-cell table:style-name="ce2" table:formula="of:=AVERAGE([.G4:.G13])" office:value-type="float" office:value="8725842.2" calcext:value-type="float">
            <text:p>8725842.2</text:p>
          </table:table-cell>
          <table:table-cell table:style-name="ce2" table:formula="of:=AVERAGE([.H4:.H13])" office:value-type="float" office:value="8797005.3" calcext:value-type="float">
            <text:p>8797005.3</text:p>
          </table:table-cell>
          <table:table-cell table:style-name="ce2" table:formula="of:=AVERAGE([.I4:.I13])" office:value-type="float" office:value="8788059.1" calcext:value-type="float">
            <text:p>8788059.1</text:p>
          </table:table-cell>
          <table:table-cell table:style-name="ce2" table:formula="of:=AVERAGE([.J4:.J13])" office:value-type="float" office:value="8773049.2" calcext:value-type="float">
            <text:p>8773049.2</text:p>
          </table:table-cell>
          <table:table-cell table:style-name="ce2" table:formula="of:=AVERAGE([.K4:.K13])" office:value-type="float" office:value="8768459.6" calcext:value-type="float">
            <text:p>8768459.6</text:p>
          </table:table-cell>
          <table:table-cell table:style-name="ce2" table:formula="of:=AVERAGE([.L4:.L13])" office:value-type="float" office:value="5914352" calcext:value-type="float">
            <text:p>5914352</text:p>
          </table:table-cell>
          <table:table-cell table:style-name="ce2" table:formula="of:=AVERAGE([.M4:.M13])" office:value-type="float" office:value="5915521.4" calcext:value-type="float">
            <text:p>5915521.4</text:p>
          </table:table-cell>
          <table:table-cell table:style-name="ce2" table:formula="of:=AVERAGE([.N4:.N13])" office:value-type="float" office:value="5916156.2" calcext:value-type="float">
            <text:p>5916156.2</text:p>
          </table:table-cell>
          <table:table-cell table:style-name="ce2" table:formula="of:=AVERAGE([.O4:.O13])" office:value-type="float" office:value="5921863.1" calcext:value-type="float">
            <text:p>5921863.1</text:p>
          </table:table-cell>
          <table:table-cell table:style-name="ce2" table:formula="of:=AVERAGE([.P4:.P13])" office:value-type="float" office:value="5925312.1" calcext:value-type="float">
            <text:p>5925312.1</text:p>
          </table:table-cell>
          <table:table-cell table:style-name="ce2" table:formula="of:=AVERAGE([.Q4:.Q13])" office:value-type="float" office:value="5931654.4" calcext:value-type="float">
            <text:p>5931654.4</text:p>
          </table:table-cell>
          <table:table-cell table:style-name="ce2" table:formula="of:=AVERAGE([.R4:.R13])" office:value-type="float" office:value="5936679" calcext:value-type="float">
            <text:p>5936679</text:p>
          </table:table-cell>
          <table:table-cell table:style-name="ce2" table:formula="of:=AVERAGE([.S4:.S13])" office:value-type="float" office:value="5947065.9" calcext:value-type="float">
            <text:p>5947065.9</text:p>
          </table:table-cell>
          <table:table-cell table:style-name="ce2" table:formula="of:=AVERAGE([.T4:.T13])" office:value-type="float" office:value="5951829.2" calcext:value-type="float">
            <text:p>5951829.2</text:p>
          </table:table-cell>
          <table:table-cell table:style-name="ce2" table:formula="of:=AVERAGE([.U4:.U13])" office:value-type="float" office:value="5956041.3" calcext:value-type="float">
            <text:p>5956041.3</text:p>
          </table:table-cell>
          <table:table-cell table:style-name="ce2" table:formula="of:=AVERAGE([.V4:.V13])" office:value-type="float" office:value="5963839.5" calcext:value-type="float">
            <text:p>5963839.5</text:p>
          </table:table-cell>
          <table:table-cell table:style-name="ce2" table:formula="of:=AVERAGE([.W4:.W13])" office:value-type="float" office:value="5974326.5" calcext:value-type="float">
            <text:p>5974326.5</text:p>
          </table:table-cell>
          <table:table-cell table:style-name="ce2" table:formula="of:=AVERAGE([.X4:.X13])" office:value-type="float" office:value="5977722.3" calcext:value-type="float">
            <text:p>5977722.3</text:p>
          </table:table-cell>
          <table:table-cell table:style-name="ce2" table:formula="of:=AVERAGE([.Y4:.Y13])" office:value-type="float" office:value="5987971.1" calcext:value-type="float">
            <text:p>5987971.1</text:p>
          </table:table-cell>
          <table:table-cell table:style-name="ce2" table:formula="of:=AVERAGE([.Z4:.Z13])" office:value-type="float" office:value="5991741.1" calcext:value-type="float">
            <text:p>5991741.1</text:p>
          </table:table-cell>
          <table:table-cell table:style-name="ce2" table:formula="of:=AVERAGE([.AA4:.AA13])" office:value-type="float" office:value="9084207.1" calcext:value-type="float">
            <text:p>9084207.1</text:p>
          </table:table-cell>
          <table:table-cell table:style-name="ce2" table:formula="of:=AVERAGE([.AB4:.AB13])" office:value-type="float" office:value="9106420.5" calcext:value-type="float">
            <text:p>9106420.5</text:p>
          </table:table-cell>
          <table:table-cell table:style-name="ce2" table:formula="of:=AVERAGE([.AC4:.AC13])" office:value-type="float" office:value="9110634.4" calcext:value-type="float">
            <text:p>9110634.4</text:p>
          </table:table-cell>
          <table:table-cell table:style-name="ce2" table:formula="of:=AVERAGE([.AD4:.AD13])" office:value-type="float" office:value="9124385" calcext:value-type="float">
            <text:p>9124385</text:p>
          </table:table-cell>
          <table:table-cell table:style-name="ce2" table:formula="of:=AVERAGE([.AE4:.AE13])" office:value-type="float" office:value="9128789.3" calcext:value-type="float">
            <text:p>9128789.3</text:p>
          </table:table-cell>
          <table:table-cell table:style-name="ce2" table:formula="of:=AVERAGE([.AF4:.AF13])" office:value-type="float" office:value="9102962.4" calcext:value-type="float">
            <text:p>9102962.4</text:p>
          </table:table-cell>
          <table:table-cell table:style-name="ce2" table:formula="of:=AVERAGE([.AG4:.AG13])" office:value-type="float" office:value="9058820.7" calcext:value-type="float">
            <text:p>9058820.7</text:p>
          </table:table-cell>
          <table:table-cell table:style-name="ce2" table:formula="of:=AVERAGE([.AH4:.AH13])" office:value-type="float" office:value="9059294.1" calcext:value-type="float">
            <text:p>9059294.1</text:p>
          </table:table-cell>
          <table:table-cell table:style-name="ce2" table:formula="of:=AVERAGE([.AI4:.AI13])" office:value-type="float" office:value="9059302" calcext:value-type="float">
            <text:p>9059302</text:p>
          </table:table-cell>
          <table:table-cell table:style-name="ce2" table:formula="of:=AVERAGE([.AJ4:.AJ13])" office:value-type="float" office:value="9060010.1" calcext:value-type="float">
            <text:p>9060010.1</text:p>
          </table:table-cell>
          <table:table-cell table:style-name="ce2" table:formula="of:=AVERAGE([.AK4:.AK13])" office:value-type="float" office:value="9060328.1" calcext:value-type="float">
            <text:p>9060328.1</text:p>
          </table:table-cell>
          <table:table-cell table:style-name="ce2" table:formula="of:=AVERAGE([.AL4:.AL13])" office:value-type="float" office:value="9059368.3" calcext:value-type="float">
            <text:p>9059368.3</text:p>
          </table:table-cell>
          <table:table-cell table:style-name="ce2" table:formula="of:=AVERAGE([.AM4:.AM13])" office:value-type="float" office:value="9060622.6" calcext:value-type="float">
            <text:p>9060622.6</text:p>
          </table:table-cell>
          <table:table-cell table:style-name="ce2" table:formula="of:=AVERAGE([.AN4:.AN13])" office:value-type="float" office:value="9058119.7" calcext:value-type="float">
            <text:p>9058119.7</text:p>
          </table:table-cell>
          <table:table-cell table:style-name="ce2" table:formula="of:=AVERAGE([.AO4:.AO13])" office:value-type="float" office:value="9058462.2" calcext:value-type="float">
            <text:p>9058462.2</text:p>
          </table:table-cell>
          <table:table-cell table:style-name="ce2" table:formula="of:=AVERAGE([.AP4:.AP13])" office:value-type="float" office:value="9058601.4" calcext:value-type="float">
            <text:p>9058601.4</text:p>
          </table:table-cell>
          <table:table-cell table:style-name="ce2" table:formula="of:=AVERAGE([.AQ4:.AQ13])" office:value-type="float" office:value="9058173.5" calcext:value-type="float">
            <text:p>9058173.5</text:p>
          </table:table-cell>
          <table:table-cell table:style-name="ce2" table:formula="of:=AVERAGE([.AR4:.AR13])" office:value-type="float" office:value="9058538.9" calcext:value-type="float">
            <text:p>9058538.9</text:p>
          </table:table-cell>
          <table:table-cell table:style-name="ce2" table:formula="of:=AVERAGE([.AS4:.AS13])" office:value-type="float" office:value="9058178.8" calcext:value-type="float">
            <text:p>9058178.8</text:p>
          </table:table-cell>
          <table:table-cell table:style-name="ce2" table:formula="of:=AVERAGE([.AT4:.AT13])" office:value-type="float" office:value="9058088.7" calcext:value-type="float">
            <text:p>9058088.7</text:p>
          </table:table-cell>
          <table:table-cell table:style-name="ce2" table:formula="of:=AVERAGE([.AU4:.AU13])" office:value-type="float" office:value="9059151.4" calcext:value-type="float">
            <text:p>9059151.4</text:p>
          </table:table-cell>
          <table:table-cell table:style-name="ce2" table:formula="of:=AVERAGE([.AV4:.AV13])" office:value-type="float" office:value="9060600.8" calcext:value-type="float">
            <text:p>9060600.8</text:p>
          </table:table-cell>
          <table:table-cell table:style-name="ce2" table:formula="of:=AVERAGE([.AW4:.AW13])" office:value-type="float" office:value="9058490.3" calcext:value-type="float">
            <text:p>9058490.3</text:p>
          </table:table-cell>
          <table:table-cell table:style-name="ce2" table:formula="of:=AVERAGE([.AX4:.AX13])" office:value-type="float" office:value="9061433.1" calcext:value-type="float">
            <text:p>9061433.1</text:p>
          </table:table-cell>
          <table:table-cell table:style-name="ce2" table:formula="of:=AVERAGE([.AY4:.AY13])" office:value-type="float" office:value="9064650.8" calcext:value-type="float">
            <text:p>9064650.8</text:p>
          </table:table-cell>
          <table:table-cell table:style-name="ce2" table:formula="of:=AVERAGE([.AZ4:.AZ13])" office:value-type="float" office:value="9072651.9" calcext:value-type="float">
            <text:p>9072651.9</text:p>
          </table:table-cell>
          <table:table-cell table:style-name="ce2" table:formula="of:=AVERAGE([.BA4:.BA13])" office:value-type="float" office:value="9074761.4" calcext:value-type="float">
            <text:p>9074761.4</text:p>
          </table:table-cell>
          <table:table-cell table:style-name="ce2" table:formula="of:=AVERAGE([.BB4:.BB13])" office:value-type="float" office:value="9083524" calcext:value-type="float">
            <text:p>9083524</text:p>
          </table:table-cell>
          <table:table-cell table:style-name="ce2" table:formula="of:=AVERAGE([.BC4:.BC13])" office:value-type="float" office:value="9087320.9" calcext:value-type="float">
            <text:p>9087320.9</text:p>
          </table:table-cell>
          <table:table-cell table:style-name="ce2" table:formula="of:=AVERAGE([.BD4:.BD13])" office:value-type="float" office:value="9081625.3" calcext:value-type="float">
            <text:p>9081625.3</text:p>
          </table:table-cell>
          <table:table-cell table:style-name="ce2" table:formula="of:=AVERAGE([.BE4:.BE13])" office:value-type="float" office:value="9086791.8" calcext:value-type="float">
            <text:p>9086791.8</text:p>
          </table:table-cell>
          <table:table-cell table:style-name="ce2" table:number-columns-repeated="967"/>
        </table:table-row>
        <table:table-row table:style-name="ro1">
          <table:table-cell table:style-name="ce2"/>
          <table:table-cell table:style-name="ce3" table:formula="of:=([.C15]-[.B14])*100/[.C15]" office:value-type="float" office:value="27.2637924926952" calcext:value-type="float">
            <text:p>27.2637924926952</text:p>
          </table:table-cell>
          <table:table-cell table:formula="of:=AVERAGE([.C14];[.D14])" office:value-type="float" office:value="19760368.45" calcext:value-type="float">
            <text:p>19760368.45</text:p>
          </table:table-cell>
          <table:table-cell/>
          <table:table-cell table:style-name="ce3" table:formula="of:=([.F15]-[.E14])*100/[.F15]" office:value-type="float" office:value="10.5107414255759" calcext:value-type="float">
            <text:p>10.5107414255759</text:p>
          </table:table-cell>
          <table:table-cell table:formula="of:=AVERAGE([.F14:.K14])" office:value-type="float" office:value="8763107.46666667" calcext:value-type="float">
            <text:p>8763107.46666667</text:p>
          </table:table-cell>
          <table:table-cell table:number-columns-repeated="5"/>
          <table:table-cell table:style-name="ce3" table:formula="of:=([.M15]-[.L14])*100/[.M15]" office:value-type="float" office:value="0.596408979154913" calcext:value-type="float">
            <text:p>0.596408979154913</text:p>
          </table:table-cell>
          <table:table-cell table:formula="of:=AVERAGE([.M14:.Z14])" office:value-type="float" office:value="5949837.36428571" calcext:value-type="float">
            <text:p>5949837.36428571</text:p>
          </table:table-cell>
          <table:table-cell table:style-name="ce2"/>
          <table:table-cell/>
          <table:table-cell table:style-name="ce2" table:number-columns-repeated="3"/>
          <table:table-cell/>
          <table:table-cell table:style-name="ce2" table:number-columns-repeated="7"/>
          <table:table-cell table:style-name="ce3" table:formula="of:=([.AB15]-[.AA14])*100/[.AB15]" office:value-type="float" office:value="-0.123483769996195" calcext:value-type="float">
            <text:p>-0.123483769996195</text:p>
          </table:table-cell>
          <table:table-cell table:style-name="Default" table:formula="of:=AVERAGE([.AB14:.BE14])" office:value-type="float" office:value="9073003.41333333" calcext:value-type="float">
            <text:p>9073003.41333333</text:p>
          </table:table-cell>
          <table:table-cell table:style-name="ce2" table:number-columns-repeated="996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2"/>
          <table:table-cell table:style-name="ce3"/>
          <table:table-cell table:number-columns-repeated="2"/>
          <table:table-cell table:style-name="ce3"/>
          <table:table-cell table:number-columns-repeated="6"/>
          <table:table-cell table:style-name="ce3"/>
          <table:table-cell/>
          <table:table-cell table:style-name="ce2"/>
          <table:table-cell/>
          <table:table-cell table:style-name="ce2" table:number-columns-repeated="3"/>
          <table:table-cell/>
          <table:table-cell table:style-name="ce2" table:number-columns-repeated="7"/>
          <table:table-cell table:style-name="ce3"/>
          <table:table-cell table:style-name="Default"/>
          <table:table-cell table:style-name="ce2" table:number-columns-repeated="996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2"/>
          <table:table-cell table:style-name="ce3"/>
          <table:table-cell table:number-columns-repeated="2"/>
          <table:table-cell table:style-name="ce3"/>
          <table:table-cell table:number-columns-repeated="6"/>
          <table:table-cell table:style-name="ce3"/>
          <table:table-cell/>
          <table:table-cell table:style-name="ce2"/>
          <table:table-cell/>
          <table:table-cell table:style-name="ce2" table:number-columns-repeated="3"/>
          <table:table-cell/>
          <table:table-cell table:style-name="ce2" table:number-columns-repeated="7"/>
          <table:table-cell table:style-name="ce3"/>
          <table:table-cell table:style-name="Default"/>
          <table:table-cell table:style-name="ce2" table:number-columns-repeated="996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2"/>
          <table:table-cell table:style-name="ce3"/>
          <table:table-cell table:number-columns-repeated="2"/>
          <table:table-cell table:style-name="ce3"/>
          <table:table-cell table:number-columns-repeated="6"/>
          <table:table-cell table:style-name="ce3"/>
          <table:table-cell/>
          <table:table-cell table:style-name="ce2"/>
          <table:table-cell/>
          <table:table-cell table:style-name="ce2" table:number-columns-repeated="3"/>
          <table:table-cell/>
          <table:table-cell table:style-name="ce2" table:number-columns-repeated="7"/>
          <table:table-cell table:style-name="ce3"/>
          <table:table-cell table:style-name="Default"/>
          <table:table-cell table:style-name="ce2"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2"/>
          <table:table-cell/>
          <table:table-cell table:style-name="ce2"/>
          <table:table-cell table:number-columns-repeated="2"/>
          <table:table-cell table:style-name="ce2"/>
          <table:table-cell table:number-columns-repeated="2"/>
          <table:table-cell table:style-name="ce2"/>
          <table:table-cell/>
          <table:table-cell table:style-name="ce2"/>
          <table:table-cell table:number-columns-repeated="1002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_4" table:style-name="ta1">
        <table:table-column table:style-name="co1" table:number-columns-repeated="2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1011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thread</text:p>
          </table:table-cell>
          <table:table-cell table:number-columns-repeated="2"/>
          <table:table-cell office:value-type="string" calcext:value-type="string">
            <text:p>pthread</text:p>
          </table:table-cell>
          <table:table-cell table:number-columns-repeated="6"/>
          <table:table-cell office:value-type="string" calcext:value-type="string">
            <text:p>pthread</text:p>
          </table:table-cell>
          <table:table-cell table:number-columns-repeated="14"/>
          <table:table-cell office:value-type="string" calcext:value-type="string">
            <text:p>pthread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table:number-columns-repeated="14"/>
          <table:table-cell office:value-type="float" office:value="32" calcext:value-type="float">
            <text:p>32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1083590" calcext:value-type="float">
            <text:p>1083590</text:p>
          </table:table-cell>
          <table:table-cell office:value-type="float" office:value="1525034" calcext:value-type="float">
            <text:p>1525034</text:p>
          </table:table-cell>
          <table:table-cell office:value-type="float" office:value="1508007" calcext:value-type="float">
            <text:p>1508007</text:p>
          </table:table-cell>
          <table:table-cell table:style-name="Default" office:value-type="float" office:value="658243" calcext:value-type="float">
            <text:p>658243</text:p>
          </table:table-cell>
          <table:table-cell office:value-type="float" office:value="755618" calcext:value-type="float">
            <text:p>755618</text:p>
          </table:table-cell>
          <table:table-cell office:value-type="float" office:value="759199" calcext:value-type="float">
            <text:p>759199</text:p>
          </table:table-cell>
          <table:table-cell office:value-type="float" office:value="742821" calcext:value-type="float">
            <text:p>742821</text:p>
          </table:table-cell>
          <table:table-cell office:value-type="float" office:value="747318" calcext:value-type="float">
            <text:p>747318</text:p>
          </table:table-cell>
          <table:table-cell office:value-type="float" office:value="707095" calcext:value-type="float">
            <text:p>707095</text:p>
          </table:table-cell>
          <table:table-cell office:value-type="float" office:value="710883" calcext:value-type="float">
            <text:p>710883</text:p>
          </table:table-cell>
          <table:table-cell table:style-name="Default" office:value-type="float" office:value="507520" calcext:value-type="float">
            <text:p>507520</text:p>
          </table:table-cell>
          <table:table-cell office:value-type="float" office:value="511748" calcext:value-type="float">
            <text:p>511748</text:p>
          </table:table-cell>
          <table:table-cell table:style-name="Default" office:value-type="float" office:value="513605" calcext:value-type="float">
            <text:p>513605</text:p>
          </table:table-cell>
          <table:table-cell table:style-name="Default" office:value-type="float" office:value="515611" calcext:value-type="float">
            <text:p>515611</text:p>
          </table:table-cell>
          <table:table-cell table:style-name="Default" office:value-type="float" office:value="517168" calcext:value-type="float">
            <text:p>517168</text:p>
          </table:table-cell>
          <table:table-cell table:style-name="Default" office:value-type="float" office:value="525216" calcext:value-type="float">
            <text:p>525216</text:p>
          </table:table-cell>
          <table:table-cell table:style-name="Default" office:value-type="float" office:value="527172" calcext:value-type="float">
            <text:p>527172</text:p>
          </table:table-cell>
          <table:table-cell table:style-name="Default" office:value-type="float" office:value="525548" calcext:value-type="float">
            <text:p>525548</text:p>
          </table:table-cell>
          <table:table-cell table:style-name="Default" office:value-type="float" office:value="528183" calcext:value-type="float">
            <text:p>528183</text:p>
          </table:table-cell>
          <table:table-cell table:style-name="Default" office:value-type="float" office:value="534990" calcext:value-type="float">
            <text:p>534990</text:p>
          </table:table-cell>
          <table:table-cell table:style-name="Default" office:value-type="float" office:value="536494" calcext:value-type="float">
            <text:p>536494</text:p>
          </table:table-cell>
          <table:table-cell table:style-name="Default" office:value-type="float" office:value="505070" calcext:value-type="float">
            <text:p>505070</text:p>
          </table:table-cell>
          <table:table-cell office:value-type="float" office:value="504985" calcext:value-type="float">
            <text:p>504985</text:p>
          </table:table-cell>
          <table:table-cell office:value-type="float" office:value="505817" calcext:value-type="float">
            <text:p>505817</text:p>
          </table:table-cell>
          <table:table-cell office:value-type="float" office:value="506832" calcext:value-type="float">
            <text:p>506832</text:p>
          </table:table-cell>
          <table:table-cell office:value-type="float" office:value="979732" calcext:value-type="float">
            <text:p>979732</text:p>
          </table:table-cell>
          <table:table-cell office:value-type="float" office:value="990151" calcext:value-type="float">
            <text:p>990151</text:p>
          </table:table-cell>
          <table:table-cell office:value-type="float" office:value="990147" calcext:value-type="float">
            <text:p>990147</text:p>
          </table:table-cell>
          <table:table-cell office:value-type="float" office:value="1001207" calcext:value-type="float">
            <text:p>1001207</text:p>
          </table:table-cell>
          <table:table-cell office:value-type="float" office:value="1001131" calcext:value-type="float">
            <text:p>1001131</text:p>
          </table:table-cell>
          <table:table-cell office:value-type="float" office:value="1016692" calcext:value-type="float">
            <text:p>1016692</text:p>
          </table:table-cell>
          <table:table-cell office:value-type="float" office:value="1017159" calcext:value-type="float">
            <text:p>1017159</text:p>
          </table:table-cell>
          <table:table-cell office:value-type="float" office:value="972515" calcext:value-type="float">
            <text:p>972515</text:p>
          </table:table-cell>
          <table:table-cell office:value-type="float" office:value="972663" calcext:value-type="float">
            <text:p>972663</text:p>
          </table:table-cell>
          <table:table-cell office:value-type="float" office:value="973070" calcext:value-type="float">
            <text:p>973070</text:p>
          </table:table-cell>
          <table:table-cell office:value-type="float" office:value="973073" calcext:value-type="float">
            <text:p>973073</text:p>
          </table:table-cell>
          <table:table-cell office:value-type="float" office:value="972061" calcext:value-type="float">
            <text:p>972061</text:p>
          </table:table-cell>
          <table:table-cell office:value-type="float" office:value="972051" calcext:value-type="float">
            <text:p>972051</text:p>
          </table:table-cell>
          <table:table-cell office:value-type="float" office:value="972029" calcext:value-type="float">
            <text:p>972029</text:p>
          </table:table-cell>
          <table:table-cell office:value-type="float" office:value="971999" calcext:value-type="float">
            <text:p>971999</text:p>
          </table:table-cell>
          <table:table-cell office:value-type="float" office:value="971951" calcext:value-type="float">
            <text:p>971951</text:p>
          </table:table-cell>
          <table:table-cell office:value-type="float" office:value="971997" calcext:value-type="float">
            <text:p>971997</text:p>
          </table:table-cell>
          <table:table-cell office:value-type="float" office:value="972126" calcext:value-type="float">
            <text:p>972126</text:p>
          </table:table-cell>
          <table:table-cell office:value-type="float" office:value="972103" calcext:value-type="float">
            <text:p>972103</text:p>
          </table:table-cell>
          <table:table-cell office:value-type="float" office:value="971449" calcext:value-type="float">
            <text:p>971449</text:p>
          </table:table-cell>
          <table:table-cell office:value-type="float" office:value="971855" calcext:value-type="float">
            <text:p>971855</text:p>
          </table:table-cell>
          <table:table-cell office:value-type="float" office:value="971800" calcext:value-type="float">
            <text:p>971800</text:p>
          </table:table-cell>
          <table:table-cell office:value-type="float" office:value="969813" calcext:value-type="float">
            <text:p>969813</text:p>
          </table:table-cell>
          <table:table-cell office:value-type="float" office:value="971635" calcext:value-type="float">
            <text:p>971635</text:p>
          </table:table-cell>
          <table:table-cell office:value-type="float" office:value="971611" calcext:value-type="float">
            <text:p>971611</text:p>
          </table:table-cell>
          <table:table-cell office:value-type="float" office:value="975209" calcext:value-type="float">
            <text:p>975209</text:p>
          </table:table-cell>
          <table:table-cell office:value-type="float" office:value="979337" calcext:value-type="float">
            <text:p>979337</text:p>
          </table:table-cell>
          <table:table-cell office:value-type="float" office:value="971513" calcext:value-type="float">
            <text:p>971513</text:p>
          </table:table-cell>
          <table:table-cell office:value-type="float" office:value="971554" calcext:value-type="float">
            <text:p>971554</text:p>
          </table:table-cell>
          <table:table-cell office:value-type="float" office:value="989055" calcext:value-type="float">
            <text:p>989055</text:p>
          </table:table-cell>
          <table:table-cell office:value-type="float" office:value="988975" calcext:value-type="float">
            <text:p>988975</text:p>
          </table:table-cell>
          <table:table-cell table:number-columns-repeated="967"/>
        </table:table-row>
        <table:table-row table:style-name="ro1">
          <table:table-cell/>
          <table:table-cell office:value-type="float" office:value="1180114" calcext:value-type="float">
            <text:p>1180114</text:p>
          </table:table-cell>
          <table:table-cell office:value-type="float" office:value="1584815" calcext:value-type="float">
            <text:p>1584815</text:p>
          </table:table-cell>
          <table:table-cell office:value-type="float" office:value="1565079" calcext:value-type="float">
            <text:p>1565079</text:p>
          </table:table-cell>
          <table:table-cell table:style-name="Default" office:value-type="float" office:value="618279" calcext:value-type="float">
            <text:p>618279</text:p>
          </table:table-cell>
          <table:table-cell office:value-type="float" office:value="713628" calcext:value-type="float">
            <text:p>713628</text:p>
          </table:table-cell>
          <table:table-cell office:value-type="float" office:value="712404" calcext:value-type="float">
            <text:p>712404</text:p>
          </table:table-cell>
          <table:table-cell office:value-type="float" office:value="739243" calcext:value-type="float">
            <text:p>739243</text:p>
          </table:table-cell>
          <table:table-cell office:value-type="float" office:value="744934" calcext:value-type="float">
            <text:p>744934</text:p>
          </table:table-cell>
          <table:table-cell office:value-type="float" office:value="697036" calcext:value-type="float">
            <text:p>697036</text:p>
          </table:table-cell>
          <table:table-cell office:value-type="float" office:value="687297" calcext:value-type="float">
            <text:p>687297</text:p>
          </table:table-cell>
          <table:table-cell table:style-name="Default" office:value-type="float" office:value="525997" calcext:value-type="float">
            <text:p>525997</text:p>
          </table:table-cell>
          <table:table-cell office:value-type="float" office:value="526272" calcext:value-type="float">
            <text:p>526272</text:p>
          </table:table-cell>
          <table:table-cell table:style-name="Default" office:value-type="float" office:value="527542" calcext:value-type="float">
            <text:p>527542</text:p>
          </table:table-cell>
          <table:table-cell table:style-name="Default" office:value-type="float" office:value="532673" calcext:value-type="float">
            <text:p>532673</text:p>
          </table:table-cell>
          <table:table-cell table:style-name="Default" office:value-type="float" office:value="533543" calcext:value-type="float">
            <text:p>533543</text:p>
          </table:table-cell>
          <table:table-cell table:style-name="Default" office:value-type="float" office:value="537272" calcext:value-type="float">
            <text:p>537272</text:p>
          </table:table-cell>
          <table:table-cell table:style-name="Default" office:value-type="float" office:value="541803" calcext:value-type="float">
            <text:p>541803</text:p>
          </table:table-cell>
          <table:table-cell table:style-name="Default" office:value-type="float" office:value="545879" calcext:value-type="float">
            <text:p>545879</text:p>
          </table:table-cell>
          <table:table-cell table:style-name="Default" office:value-type="float" office:value="547721" calcext:value-type="float">
            <text:p>547721</text:p>
          </table:table-cell>
          <table:table-cell table:style-name="Default" office:value-type="float" office:value="557401" calcext:value-type="float">
            <text:p>557401</text:p>
          </table:table-cell>
          <table:table-cell table:style-name="Default" office:value-type="float" office:value="558525" calcext:value-type="float">
            <text:p>558525</text:p>
          </table:table-cell>
          <table:table-cell table:style-name="Default" office:value-type="float" office:value="519546" calcext:value-type="float">
            <text:p>519546</text:p>
          </table:table-cell>
          <table:table-cell office:value-type="float" office:value="523122" calcext:value-type="float">
            <text:p>523122</text:p>
          </table:table-cell>
          <table:table-cell office:value-type="float" office:value="523073" calcext:value-type="float">
            <text:p>523073</text:p>
          </table:table-cell>
          <table:table-cell office:value-type="float" office:value="523013" calcext:value-type="float">
            <text:p>523013</text:p>
          </table:table-cell>
          <table:table-cell office:value-type="float" office:value="834231" calcext:value-type="float">
            <text:p>834231</text:p>
          </table:table-cell>
          <table:table-cell office:value-type="float" office:value="851148" calcext:value-type="float">
            <text:p>851148</text:p>
          </table:table-cell>
          <table:table-cell office:value-type="float" office:value="853140" calcext:value-type="float">
            <text:p>853140</text:p>
          </table:table-cell>
          <table:table-cell office:value-type="float" office:value="856296" calcext:value-type="float">
            <text:p>856296</text:p>
          </table:table-cell>
          <table:table-cell office:value-type="float" office:value="858940" calcext:value-type="float">
            <text:p>858940</text:p>
          </table:table-cell>
          <table:table-cell office:value-type="float" office:value="855676" calcext:value-type="float">
            <text:p>855676</text:p>
          </table:table-cell>
          <table:table-cell office:value-type="float" office:value="856438" calcext:value-type="float">
            <text:p>856438</text:p>
          </table:table-cell>
          <table:table-cell office:value-type="float" office:value="824131" calcext:value-type="float">
            <text:p>824131</text:p>
          </table:table-cell>
          <table:table-cell office:value-type="float" office:value="823278" calcext:value-type="float">
            <text:p>823278</text:p>
          </table:table-cell>
          <table:table-cell office:value-type="float" office:value="824094" calcext:value-type="float">
            <text:p>824094</text:p>
          </table:table-cell>
          <table:table-cell office:value-type="float" office:value="824047" calcext:value-type="float">
            <text:p>824047</text:p>
          </table:table-cell>
          <table:table-cell office:value-type="float" office:value="824035" calcext:value-type="float">
            <text:p>824035</text:p>
          </table:table-cell>
          <table:table-cell office:value-type="float" office:value="824002" calcext:value-type="float">
            <text:p>824002</text:p>
          </table:table-cell>
          <table:table-cell office:value-type="float" office:value="823932" calcext:value-type="float">
            <text:p>823932</text:p>
          </table:table-cell>
          <table:table-cell office:value-type="float" office:value="823895" calcext:value-type="float">
            <text:p>823895</text:p>
          </table:table-cell>
          <table:table-cell office:value-type="float" office:value="823953" calcext:value-type="float">
            <text:p>823953</text:p>
          </table:table-cell>
          <table:table-cell office:value-type="float" office:value="823922" calcext:value-type="float">
            <text:p>823922</text:p>
          </table:table-cell>
          <table:table-cell office:value-type="float" office:value="823759" calcext:value-type="float">
            <text:p>823759</text:p>
          </table:table-cell>
          <table:table-cell office:value-type="float" office:value="823723" calcext:value-type="float">
            <text:p>823723</text:p>
          </table:table-cell>
          <table:table-cell office:value-type="float" office:value="823701" calcext:value-type="float">
            <text:p>823701</text:p>
          </table:table-cell>
          <table:table-cell office:value-type="float" office:value="823664" calcext:value-type="float">
            <text:p>823664</text:p>
          </table:table-cell>
          <table:table-cell office:value-type="float" office:value="823596" calcext:value-type="float">
            <text:p>823596</text:p>
          </table:table-cell>
          <table:table-cell office:value-type="float" office:value="820592" calcext:value-type="float">
            <text:p>820592</text:p>
          </table:table-cell>
          <table:table-cell office:value-type="float" office:value="823535" calcext:value-type="float">
            <text:p>823535</text:p>
          </table:table-cell>
          <table:table-cell office:value-type="float" office:value="823522" calcext:value-type="float">
            <text:p>823522</text:p>
          </table:table-cell>
          <table:table-cell office:value-type="float" office:value="823503" calcext:value-type="float">
            <text:p>823503</text:p>
          </table:table-cell>
          <table:table-cell office:value-type="float" office:value="826217" calcext:value-type="float">
            <text:p>826217</text:p>
          </table:table-cell>
          <table:table-cell office:value-type="float" office:value="833220" calcext:value-type="float">
            <text:p>833220</text:p>
          </table:table-cell>
          <table:table-cell office:value-type="float" office:value="836355" calcext:value-type="float">
            <text:p>836355</text:p>
          </table:table-cell>
          <table:table-cell office:value-type="float" office:value="834838" calcext:value-type="float">
            <text:p>834838</text:p>
          </table:table-cell>
          <table:table-cell office:value-type="float" office:value="835397" calcext:value-type="float">
            <text:p>835397</text:p>
          </table:table-cell>
          <table:table-cell table:number-columns-repeated="967"/>
        </table:table-row>
        <table:table-row table:style-name="ro1">
          <table:table-cell/>
          <table:table-cell office:value-type="float" office:value="1211049" calcext:value-type="float">
            <text:p>1211049</text:p>
          </table:table-cell>
          <table:table-cell office:value-type="float" office:value="1608636" calcext:value-type="float">
            <text:p>1608636</text:p>
          </table:table-cell>
          <table:table-cell office:value-type="float" office:value="1591101" calcext:value-type="float">
            <text:p>1591101</text:p>
          </table:table-cell>
          <table:table-cell table:style-name="Default" office:value-type="float" office:value="671639" calcext:value-type="float">
            <text:p>671639</text:p>
          </table:table-cell>
          <table:table-cell office:value-type="float" office:value="700943" calcext:value-type="float">
            <text:p>700943</text:p>
          </table:table-cell>
          <table:table-cell office:value-type="float" office:value="708281" calcext:value-type="float">
            <text:p>708281</text:p>
          </table:table-cell>
          <table:table-cell office:value-type="float" office:value="736819" calcext:value-type="float">
            <text:p>736819</text:p>
          </table:table-cell>
          <table:table-cell office:value-type="float" office:value="739580" calcext:value-type="float">
            <text:p>739580</text:p>
          </table:table-cell>
          <table:table-cell office:value-type="float" office:value="708193" calcext:value-type="float">
            <text:p>708193</text:p>
          </table:table-cell>
          <table:table-cell office:value-type="float" office:value="703737" calcext:value-type="float">
            <text:p>703737</text:p>
          </table:table-cell>
          <table:table-cell table:style-name="Default" office:value-type="float" office:value="488591" calcext:value-type="float">
            <text:p>488591</text:p>
          </table:table-cell>
          <table:table-cell office:value-type="float" office:value="494650" calcext:value-type="float">
            <text:p>494650</text:p>
          </table:table-cell>
          <table:table-cell table:style-name="Default" office:value-type="float" office:value="498723" calcext:value-type="float">
            <text:p>498723</text:p>
          </table:table-cell>
          <table:table-cell table:style-name="Default" office:value-type="float" office:value="498283" calcext:value-type="float">
            <text:p>498283</text:p>
          </table:table-cell>
          <table:table-cell table:style-name="Default" office:value-type="float" office:value="500959" calcext:value-type="float">
            <text:p>500959</text:p>
          </table:table-cell>
          <table:table-cell table:style-name="Default" office:value-type="float" office:value="502194" calcext:value-type="float">
            <text:p>502194</text:p>
          </table:table-cell>
          <table:table-cell table:style-name="Default" office:value-type="float" office:value="503935" calcext:value-type="float">
            <text:p>503935</text:p>
          </table:table-cell>
          <table:table-cell table:style-name="Default" office:value-type="float" office:value="511451" calcext:value-type="float">
            <text:p>511451</text:p>
          </table:table-cell>
          <table:table-cell table:style-name="Default" office:value-type="float" office:value="512242" calcext:value-type="float">
            <text:p>512242</text:p>
          </table:table-cell>
          <table:table-cell table:style-name="Default" office:value-type="float" office:value="521746" calcext:value-type="float">
            <text:p>521746</text:p>
          </table:table-cell>
          <table:table-cell table:style-name="Default" office:value-type="float" office:value="523036" calcext:value-type="float">
            <text:p>523036</text:p>
          </table:table-cell>
          <table:table-cell table:style-name="Default" office:value-type="float" office:value="485453" calcext:value-type="float">
            <text:p>485453</text:p>
          </table:table-cell>
          <table:table-cell office:value-type="float" office:value="485372" calcext:value-type="float">
            <text:p>485372</text:p>
          </table:table-cell>
          <table:table-cell office:value-type="float" office:value="485818" calcext:value-type="float">
            <text:p>485818</text:p>
          </table:table-cell>
          <table:table-cell office:value-type="float" office:value="488336" calcext:value-type="float">
            <text:p>488336</text:p>
          </table:table-cell>
          <table:table-cell office:value-type="float" office:value="849298" calcext:value-type="float">
            <text:p>849298</text:p>
          </table:table-cell>
          <table:table-cell office:value-type="float" office:value="858482" calcext:value-type="float">
            <text:p>858482</text:p>
          </table:table-cell>
          <table:table-cell office:value-type="float" office:value="861553" calcext:value-type="float">
            <text:p>861553</text:p>
          </table:table-cell>
          <table:table-cell office:value-type="float" office:value="859239" calcext:value-type="float">
            <text:p>859239</text:p>
          </table:table-cell>
          <table:table-cell office:value-type="float" office:value="862068" calcext:value-type="float">
            <text:p>862068</text:p>
          </table:table-cell>
          <table:table-cell office:value-type="float" office:value="871751" calcext:value-type="float">
            <text:p>871751</text:p>
          </table:table-cell>
          <table:table-cell office:value-type="float" office:value="873074" calcext:value-type="float">
            <text:p>873074</text:p>
          </table:table-cell>
          <table:table-cell office:value-type="float" office:value="837797" calcext:value-type="float">
            <text:p>837797</text:p>
          </table:table-cell>
          <table:table-cell office:value-type="float" office:value="836829" calcext:value-type="float">
            <text:p>836829</text:p>
          </table:table-cell>
          <table:table-cell office:value-type="float" office:value="836642" calcext:value-type="float">
            <text:p>836642</text:p>
          </table:table-cell>
          <table:table-cell office:value-type="float" office:value="836648" calcext:value-type="float">
            <text:p>836648</text:p>
          </table:table-cell>
          <table:table-cell office:value-type="float" office:value="836253" calcext:value-type="float">
            <text:p>836253</text:p>
          </table:table-cell>
          <table:table-cell office:value-type="float" office:value="836219" calcext:value-type="float">
            <text:p>836219</text:p>
          </table:table-cell>
          <table:table-cell office:value-type="float" office:value="835880" calcext:value-type="float">
            <text:p>835880</text:p>
          </table:table-cell>
          <table:table-cell office:value-type="float" office:value="835878" calcext:value-type="float">
            <text:p>835878</text:p>
          </table:table-cell>
          <table:table-cell office:value-type="float" office:value="836073" calcext:value-type="float">
            <text:p>836073</text:p>
          </table:table-cell>
          <table:table-cell office:value-type="float" office:value="835676" calcext:value-type="float">
            <text:p>835676</text:p>
          </table:table-cell>
          <table:table-cell office:value-type="float" office:value="835663" calcext:value-type="float">
            <text:p>835663</text:p>
          </table:table-cell>
          <table:table-cell office:value-type="float" office:value="835674" calcext:value-type="float">
            <text:p>835674</text:p>
          </table:table-cell>
          <table:table-cell office:value-type="float" office:value="835591" calcext:value-type="float">
            <text:p>835591</text:p>
          </table:table-cell>
          <table:table-cell office:value-type="float" office:value="835150" calcext:value-type="float">
            <text:p>835150</text:p>
          </table:table-cell>
          <table:table-cell office:value-type="float" office:value="837260" calcext:value-type="float">
            <text:p>837260</text:p>
          </table:table-cell>
          <table:table-cell office:value-type="float" office:value="839386" calcext:value-type="float">
            <text:p>839386</text:p>
          </table:table-cell>
          <table:table-cell office:value-type="float" office:value="835013" calcext:value-type="float">
            <text:p>835013</text:p>
          </table:table-cell>
          <table:table-cell office:value-type="float" office:value="835362" calcext:value-type="float">
            <text:p>835362</text:p>
          </table:table-cell>
          <table:table-cell office:value-type="float" office:value="835120" calcext:value-type="float">
            <text:p>835120</text:p>
          </table:table-cell>
          <table:table-cell office:value-type="float" office:value="835298" calcext:value-type="float">
            <text:p>835298</text:p>
          </table:table-cell>
          <table:table-cell office:value-type="float" office:value="835218" calcext:value-type="float">
            <text:p>835218</text:p>
          </table:table-cell>
          <table:table-cell office:value-type="float" office:value="835217" calcext:value-type="float">
            <text:p>835217</text:p>
          </table:table-cell>
          <table:table-cell office:value-type="float" office:value="840577" calcext:value-type="float">
            <text:p>840577</text:p>
          </table:table-cell>
          <table:table-cell office:value-type="float" office:value="842249" calcext:value-type="float">
            <text:p>842249</text:p>
          </table:table-cell>
          <table:table-cell table:number-columns-repeated="967"/>
        </table:table-row>
        <table:table-row table:style-name="ro1">
          <table:table-cell/>
          <table:table-cell office:value-type="float" office:value="1204796" calcext:value-type="float">
            <text:p>1204796</text:p>
          </table:table-cell>
          <table:table-cell office:value-type="float" office:value="1646372" calcext:value-type="float">
            <text:p>1646372</text:p>
          </table:table-cell>
          <table:table-cell office:value-type="float" office:value="1628526" calcext:value-type="float">
            <text:p>1628526</text:p>
          </table:table-cell>
          <table:table-cell table:style-name="Default" office:value-type="float" office:value="628438" calcext:value-type="float">
            <text:p>628438</text:p>
          </table:table-cell>
          <table:table-cell office:value-type="float" office:value="710292" calcext:value-type="float">
            <text:p>710292</text:p>
          </table:table-cell>
          <table:table-cell office:value-type="float" office:value="715965" calcext:value-type="float">
            <text:p>715965</text:p>
          </table:table-cell>
          <table:table-cell office:value-type="float" office:value="735813" calcext:value-type="float">
            <text:p>735813</text:p>
          </table:table-cell>
          <table:table-cell office:value-type="float" office:value="744478" calcext:value-type="float">
            <text:p>744478</text:p>
          </table:table-cell>
          <table:table-cell office:value-type="float" office:value="685481" calcext:value-type="float">
            <text:p>685481</text:p>
          </table:table-cell>
          <table:table-cell office:value-type="float" office:value="687709" calcext:value-type="float">
            <text:p>687709</text:p>
          </table:table-cell>
          <table:table-cell table:style-name="Default" office:value-type="float" office:value="526378" calcext:value-type="float">
            <text:p>526378</text:p>
          </table:table-cell>
          <table:table-cell office:value-type="float" office:value="526376" calcext:value-type="float">
            <text:p>526376</text:p>
          </table:table-cell>
          <table:table-cell table:style-name="Default" office:value-type="float" office:value="526301" calcext:value-type="float">
            <text:p>526301</text:p>
          </table:table-cell>
          <table:table-cell table:style-name="Default" office:value-type="float" office:value="526314" calcext:value-type="float">
            <text:p>526314</text:p>
          </table:table-cell>
          <table:table-cell table:style-name="Default" office:value-type="float" office:value="528695" calcext:value-type="float">
            <text:p>528695</text:p>
          </table:table-cell>
          <table:table-cell table:style-name="Default" office:value-type="float" office:value="534241" calcext:value-type="float">
            <text:p>534241</text:p>
          </table:table-cell>
          <table:table-cell table:style-name="Default" office:value-type="float" office:value="536996" calcext:value-type="float">
            <text:p>536996</text:p>
          </table:table-cell>
          <table:table-cell table:style-name="Default" office:value-type="float" office:value="547850" calcext:value-type="float">
            <text:p>547850</text:p>
          </table:table-cell>
          <table:table-cell table:style-name="Default" office:value-type="float" office:value="549594" calcext:value-type="float">
            <text:p>549594</text:p>
          </table:table-cell>
          <table:table-cell table:style-name="Default" office:value-type="float" office:value="554549" calcext:value-type="float">
            <text:p>554549</text:p>
          </table:table-cell>
          <table:table-cell table:style-name="Default" office:value-type="float" office:value="555646" calcext:value-type="float">
            <text:p>555646</text:p>
          </table:table-cell>
          <table:table-cell table:style-name="Default" office:value-type="float" office:value="526007" calcext:value-type="float">
            <text:p>526007</text:p>
          </table:table-cell>
          <table:table-cell office:value-type="float" office:value="525982" calcext:value-type="float">
            <text:p>525982</text:p>
          </table:table-cell>
          <table:table-cell office:value-type="float" office:value="526642" calcext:value-type="float">
            <text:p>526642</text:p>
          </table:table-cell>
          <table:table-cell office:value-type="float" office:value="526612" calcext:value-type="float">
            <text:p>526612</text:p>
          </table:table-cell>
          <table:table-cell office:value-type="float" office:value="857785" calcext:value-type="float">
            <text:p>857785</text:p>
          </table:table-cell>
          <table:table-cell office:value-type="float" office:value="859663" calcext:value-type="float">
            <text:p>859663</text:p>
          </table:table-cell>
          <table:table-cell office:value-type="float" office:value="862313" calcext:value-type="float">
            <text:p>862313</text:p>
          </table:table-cell>
          <table:table-cell office:value-type="float" office:value="884068" calcext:value-type="float">
            <text:p>884068</text:p>
          </table:table-cell>
          <table:table-cell office:value-type="float" office:value="884316" calcext:value-type="float">
            <text:p>884316</text:p>
          </table:table-cell>
          <table:table-cell office:value-type="float" office:value="894786" calcext:value-type="float">
            <text:p>894786</text:p>
          </table:table-cell>
          <table:table-cell office:value-type="float" office:value="894347" calcext:value-type="float">
            <text:p>894347</text:p>
          </table:table-cell>
          <table:table-cell office:value-type="float" office:value="851509" calcext:value-type="float">
            <text:p>851509</text:p>
          </table:table-cell>
          <table:table-cell office:value-type="float" office:value="851466" calcext:value-type="float">
            <text:p>851466</text:p>
          </table:table-cell>
          <table:table-cell office:value-type="float" office:value="851433" calcext:value-type="float">
            <text:p>851433</text:p>
          </table:table-cell>
          <table:table-cell office:value-type="float" office:value="851348" calcext:value-type="float">
            <text:p>851348</text:p>
          </table:table-cell>
          <table:table-cell office:value-type="float" office:value="851338" calcext:value-type="float">
            <text:p>851338</text:p>
          </table:table-cell>
          <table:table-cell office:value-type="float" office:value="851273" calcext:value-type="float">
            <text:p>851273</text:p>
          </table:table-cell>
          <table:table-cell office:value-type="float" office:value="851244" calcext:value-type="float">
            <text:p>851244</text:p>
          </table:table-cell>
          <table:table-cell office:value-type="float" office:value="851219" calcext:value-type="float">
            <text:p>851219</text:p>
          </table:table-cell>
          <table:table-cell office:value-type="float" office:value="857075" calcext:value-type="float">
            <text:p>857075</text:p>
          </table:table-cell>
          <table:table-cell office:value-type="float" office:value="856534" calcext:value-type="float">
            <text:p>856534</text:p>
          </table:table-cell>
          <table:table-cell office:value-type="float" office:value="850985" calcext:value-type="float">
            <text:p>850985</text:p>
          </table:table-cell>
          <table:table-cell office:value-type="float" office:value="850928" calcext:value-type="float">
            <text:p>850928</text:p>
          </table:table-cell>
          <table:table-cell office:value-type="float" office:value="850993" calcext:value-type="float">
            <text:p>850993</text:p>
          </table:table-cell>
          <table:table-cell office:value-type="float" office:value="850959" calcext:value-type="float">
            <text:p>850959</text:p>
          </table:table-cell>
          <table:table-cell office:value-type="float" office:value="850435" calcext:value-type="float">
            <text:p>850435</text:p>
          </table:table-cell>
          <table:table-cell office:value-type="float" office:value="846665" calcext:value-type="float">
            <text:p>846665</text:p>
          </table:table-cell>
          <table:table-cell office:value-type="float" office:value="857437" calcext:value-type="float">
            <text:p>857437</text:p>
          </table:table-cell>
          <table:table-cell office:value-type="float" office:value="858343" calcext:value-type="float">
            <text:p>858343</text:p>
          </table:table-cell>
          <table:table-cell office:value-type="float" office:value="850460" calcext:value-type="float">
            <text:p>850460</text:p>
          </table:table-cell>
          <table:table-cell office:value-type="float" office:value="852467" calcext:value-type="float">
            <text:p>852467</text:p>
          </table:table-cell>
          <table:table-cell office:value-type="float" office:value="862758" calcext:value-type="float">
            <text:p>862758</text:p>
          </table:table-cell>
          <table:table-cell office:value-type="float" office:value="845217" calcext:value-type="float">
            <text:p>845217</text:p>
          </table:table-cell>
          <table:table-cell office:value-type="float" office:value="847129" calcext:value-type="float">
            <text:p>847129</text:p>
          </table:table-cell>
          <table:table-cell office:value-type="float" office:value="848179" calcext:value-type="float">
            <text:p>848179</text:p>
          </table:table-cell>
          <table:table-cell table:number-columns-repeated="967"/>
        </table:table-row>
        <table:table-row table:style-name="ro1">
          <table:table-cell/>
          <table:table-cell office:value-type="float" office:value="1124415" calcext:value-type="float">
            <text:p>1124415</text:p>
          </table:table-cell>
          <table:table-cell office:value-type="float" office:value="1603996" calcext:value-type="float">
            <text:p>1603996</text:p>
          </table:table-cell>
          <table:table-cell office:value-type="float" office:value="1581066" calcext:value-type="float">
            <text:p>1581066</text:p>
          </table:table-cell>
          <table:table-cell table:style-name="Default" office:value-type="float" office:value="632875" calcext:value-type="float">
            <text:p>632875</text:p>
          </table:table-cell>
          <table:table-cell office:value-type="float" office:value="705385" calcext:value-type="float">
            <text:p>705385</text:p>
          </table:table-cell>
          <table:table-cell office:value-type="float" office:value="699407" calcext:value-type="float">
            <text:p>699407</text:p>
          </table:table-cell>
          <table:table-cell office:value-type="float" office:value="688166" calcext:value-type="float">
            <text:p>688166</text:p>
          </table:table-cell>
          <table:table-cell office:value-type="float" office:value="699469" calcext:value-type="float">
            <text:p>699469</text:p>
          </table:table-cell>
          <table:table-cell office:value-type="float" office:value="673761" calcext:value-type="float">
            <text:p>673761</text:p>
          </table:table-cell>
          <table:table-cell office:value-type="float" office:value="674396" calcext:value-type="float">
            <text:p>674396</text:p>
          </table:table-cell>
          <table:table-cell table:style-name="Default" office:value-type="float" office:value="563760" calcext:value-type="float">
            <text:p>563760</text:p>
          </table:table-cell>
          <table:table-cell office:value-type="float" office:value="561659" calcext:value-type="float">
            <text:p>561659</text:p>
          </table:table-cell>
          <table:table-cell table:style-name="Default" office:value-type="float" office:value="561701" calcext:value-type="float">
            <text:p>561701</text:p>
          </table:table-cell>
          <table:table-cell table:style-name="Default" office:value-type="float" office:value="571816" calcext:value-type="float">
            <text:p>571816</text:p>
          </table:table-cell>
          <table:table-cell table:style-name="Default" office:value-type="float" office:value="572747" calcext:value-type="float">
            <text:p>572747</text:p>
          </table:table-cell>
          <table:table-cell table:style-name="Default" office:value-type="float" office:value="578432" calcext:value-type="float">
            <text:p>578432</text:p>
          </table:table-cell>
          <table:table-cell table:style-name="Default" office:value-type="float" office:value="579589" calcext:value-type="float">
            <text:p>579589</text:p>
          </table:table-cell>
          <table:table-cell table:style-name="Default" office:value-type="float" office:value="587273" calcext:value-type="float">
            <text:p>587273</text:p>
          </table:table-cell>
          <table:table-cell table:style-name="Default" office:value-type="float" office:value="588683" calcext:value-type="float">
            <text:p>588683</text:p>
          </table:table-cell>
          <table:table-cell table:style-name="Default" office:value-type="float" office:value="592638" calcext:value-type="float">
            <text:p>592638</text:p>
          </table:table-cell>
          <table:table-cell table:style-name="Default" office:value-type="float" office:value="593138" calcext:value-type="float">
            <text:p>593138</text:p>
          </table:table-cell>
          <table:table-cell table:style-name="Default" office:value-type="float" office:value="561138" calcext:value-type="float">
            <text:p>561138</text:p>
          </table:table-cell>
          <table:table-cell office:value-type="float" office:value="561118" calcext:value-type="float">
            <text:p>561118</text:p>
          </table:table-cell>
          <table:table-cell office:value-type="float" office:value="561070" calcext:value-type="float">
            <text:p>561070</text:p>
          </table:table-cell>
          <table:table-cell office:value-type="float" office:value="561054" calcext:value-type="float">
            <text:p>561054</text:p>
          </table:table-cell>
          <table:table-cell office:value-type="float" office:value="769492" calcext:value-type="float">
            <text:p>769492</text:p>
          </table:table-cell>
          <table:table-cell office:value-type="float" office:value="780889" calcext:value-type="float">
            <text:p>780889</text:p>
          </table:table-cell>
          <table:table-cell office:value-type="float" office:value="780793" calcext:value-type="float">
            <text:p>780793</text:p>
          </table:table-cell>
          <table:table-cell office:value-type="float" office:value="788402" calcext:value-type="float">
            <text:p>788402</text:p>
          </table:table-cell>
          <table:table-cell office:value-type="float" office:value="790133" calcext:value-type="float">
            <text:p>790133</text:p>
          </table:table-cell>
          <table:table-cell office:value-type="float" office:value="813578" calcext:value-type="float">
            <text:p>813578</text:p>
          </table:table-cell>
          <table:table-cell office:value-type="float" office:value="814259" calcext:value-type="float">
            <text:p>814259</text:p>
          </table:table-cell>
          <table:table-cell office:value-type="float" office:value="761635" calcext:value-type="float">
            <text:p>761635</text:p>
          </table:table-cell>
          <table:table-cell office:value-type="float" office:value="761125" calcext:value-type="float">
            <text:p>761125</text:p>
          </table:table-cell>
          <table:table-cell office:value-type="float" office:value="762031" calcext:value-type="float">
            <text:p>762031</text:p>
          </table:table-cell>
          <table:table-cell office:value-type="float" office:value="762018" calcext:value-type="float">
            <text:p>762018</text:p>
          </table:table-cell>
          <table:table-cell office:value-type="float" office:value="763830" calcext:value-type="float">
            <text:p>763830</text:p>
          </table:table-cell>
          <table:table-cell office:value-type="float" office:value="763786" calcext:value-type="float">
            <text:p>763786</text:p>
          </table:table-cell>
          <table:table-cell office:value-type="float" office:value="761355" calcext:value-type="float">
            <text:p>761355</text:p>
          </table:table-cell>
          <table:table-cell office:value-type="float" office:value="761357" calcext:value-type="float">
            <text:p>761357</text:p>
          </table:table-cell>
          <table:table-cell office:value-type="float" office:value="761573" calcext:value-type="float">
            <text:p>761573</text:p>
          </table:table-cell>
          <table:table-cell office:value-type="float" office:value="761537" calcext:value-type="float">
            <text:p>761537</text:p>
          </table:table-cell>
          <table:table-cell office:value-type="float" office:value="764665" calcext:value-type="float">
            <text:p>764665</text:p>
          </table:table-cell>
          <table:table-cell office:value-type="float" office:value="764637" calcext:value-type="float">
            <text:p>764637</text:p>
          </table:table-cell>
          <table:table-cell office:value-type="float" office:value="760591" calcext:value-type="float">
            <text:p>760591</text:p>
          </table:table-cell>
          <table:table-cell office:value-type="float" office:value="757814" calcext:value-type="float">
            <text:p>757814</text:p>
          </table:table-cell>
          <table:table-cell office:value-type="float" office:value="764539" calcext:value-type="float">
            <text:p>764539</text:p>
          </table:table-cell>
          <table:table-cell office:value-type="float" office:value="764470" calcext:value-type="float">
            <text:p>764470</text:p>
          </table:table-cell>
          <table:table-cell office:value-type="float" office:value="764034" calcext:value-type="float">
            <text:p>764034</text:p>
          </table:table-cell>
          <table:table-cell office:value-type="float" office:value="765892" calcext:value-type="float">
            <text:p>765892</text:p>
          </table:table-cell>
          <table:table-cell office:value-type="float" office:value="760811" calcext:value-type="float">
            <text:p>760811</text:p>
          </table:table-cell>
          <table:table-cell office:value-type="float" office:value="760773" calcext:value-type="float">
            <text:p>760773</text:p>
          </table:table-cell>
          <table:table-cell office:value-type="float" office:value="761696" calcext:value-type="float">
            <text:p>761696</text:p>
          </table:table-cell>
          <table:table-cell office:value-type="float" office:value="764944" calcext:value-type="float">
            <text:p>764944</text:p>
          </table:table-cell>
          <table:table-cell office:value-type="float" office:value="778259" calcext:value-type="float">
            <text:p>778259</text:p>
          </table:table-cell>
          <table:table-cell office:value-type="float" office:value="779835" calcext:value-type="float">
            <text:p>779835</text:p>
          </table:table-cell>
          <table:table-cell table:number-columns-repeated="967"/>
        </table:table-row>
        <table:table-row table:style-name="ro1">
          <table:table-cell/>
          <table:table-cell office:value-type="float" office:value="1135089" calcext:value-type="float">
            <text:p>1135089</text:p>
          </table:table-cell>
          <table:table-cell office:value-type="float" office:value="1472002" calcext:value-type="float">
            <text:p>1472002</text:p>
          </table:table-cell>
          <table:table-cell office:value-type="float" office:value="1457230" calcext:value-type="float">
            <text:p>1457230</text:p>
          </table:table-cell>
          <table:table-cell table:style-name="Default" office:value-type="float" office:value="624427" calcext:value-type="float">
            <text:p>624427</text:p>
          </table:table-cell>
          <table:table-cell office:value-type="float" office:value="703996" calcext:value-type="float">
            <text:p>703996</text:p>
          </table:table-cell>
          <table:table-cell office:value-type="float" office:value="708821" calcext:value-type="float">
            <text:p>708821</text:p>
          </table:table-cell>
          <table:table-cell office:value-type="float" office:value="718854" calcext:value-type="float">
            <text:p>718854</text:p>
          </table:table-cell>
          <table:table-cell office:value-type="float" office:value="713513" calcext:value-type="float">
            <text:p>713513</text:p>
          </table:table-cell>
          <table:table-cell office:value-type="float" office:value="697346" calcext:value-type="float">
            <text:p>697346</text:p>
          </table:table-cell>
          <table:table-cell office:value-type="float" office:value="700186" calcext:value-type="float">
            <text:p>700186</text:p>
          </table:table-cell>
          <table:table-cell table:style-name="Default" office:value-type="float" office:value="574274" calcext:value-type="float">
            <text:p>574274</text:p>
          </table:table-cell>
          <table:table-cell office:value-type="float" office:value="578451" calcext:value-type="float">
            <text:p>578451</text:p>
          </table:table-cell>
          <table:table-cell table:style-name="Default" office:value-type="float" office:value="580255" calcext:value-type="float">
            <text:p>580255</text:p>
          </table:table-cell>
          <table:table-cell table:style-name="Default" office:value-type="float" office:value="589871" calcext:value-type="float">
            <text:p>589871</text:p>
          </table:table-cell>
          <table:table-cell table:style-name="Default" office:value-type="float" office:value="591402" calcext:value-type="float">
            <text:p>591402</text:p>
          </table:table-cell>
          <table:table-cell table:style-name="Default" office:value-type="float" office:value="590063" calcext:value-type="float">
            <text:p>590063</text:p>
          </table:table-cell>
          <table:table-cell table:style-name="Default" office:value-type="float" office:value="592559" calcext:value-type="float">
            <text:p>592559</text:p>
          </table:table-cell>
          <table:table-cell table:style-name="Default" office:value-type="float" office:value="600737" calcext:value-type="float">
            <text:p>600737</text:p>
          </table:table-cell>
          <table:table-cell table:style-name="Default" office:value-type="float" office:value="605784" calcext:value-type="float">
            <text:p>605784</text:p>
          </table:table-cell>
          <table:table-cell table:style-name="Default" office:value-type="float" office:value="599057" calcext:value-type="float">
            <text:p>599057</text:p>
          </table:table-cell>
          <table:table-cell table:style-name="Default" office:value-type="float" office:value="600937" calcext:value-type="float">
            <text:p>600937</text:p>
          </table:table-cell>
          <table:table-cell table:style-name="Default" office:value-type="float" office:value="572119" calcext:value-type="float">
            <text:p>572119</text:p>
          </table:table-cell>
          <table:table-cell office:value-type="float" office:value="572145" calcext:value-type="float">
            <text:p>572145</text:p>
          </table:table-cell>
          <table:table-cell office:value-type="float" office:value="571989" calcext:value-type="float">
            <text:p>571989</text:p>
          </table:table-cell>
          <table:table-cell office:value-type="float" office:value="571934" calcext:value-type="float">
            <text:p>571934</text:p>
          </table:table-cell>
          <table:table-cell office:value-type="float" office:value="748497" calcext:value-type="float">
            <text:p>748497</text:p>
          </table:table-cell>
          <table:table-cell office:value-type="float" office:value="762635" calcext:value-type="float">
            <text:p>762635</text:p>
          </table:table-cell>
          <table:table-cell office:value-type="float" office:value="762628" calcext:value-type="float">
            <text:p>762628</text:p>
          </table:table-cell>
          <table:table-cell office:value-type="float" office:value="766473" calcext:value-type="float">
            <text:p>766473</text:p>
          </table:table-cell>
          <table:table-cell office:value-type="float" office:value="769729" calcext:value-type="float">
            <text:p>769729</text:p>
          </table:table-cell>
          <table:table-cell office:value-type="float" office:value="773280" calcext:value-type="float">
            <text:p>773280</text:p>
          </table:table-cell>
          <table:table-cell office:value-type="float" office:value="775467" calcext:value-type="float">
            <text:p>775467</text:p>
          </table:table-cell>
          <table:table-cell office:value-type="float" office:value="742831" calcext:value-type="float">
            <text:p>742831</text:p>
          </table:table-cell>
          <table:table-cell office:value-type="float" office:value="742761" calcext:value-type="float">
            <text:p>742761</text:p>
          </table:table-cell>
          <table:table-cell office:value-type="float" office:value="742969" calcext:value-type="float">
            <text:p>742969</text:p>
          </table:table-cell>
          <table:table-cell office:value-type="float" office:value="742905" calcext:value-type="float">
            <text:p>742905</text:p>
          </table:table-cell>
          <table:table-cell office:value-type="float" office:value="742561" calcext:value-type="float">
            <text:p>742561</text:p>
          </table:table-cell>
          <table:table-cell office:value-type="float" office:value="742549" calcext:value-type="float">
            <text:p>742549</text:p>
          </table:table-cell>
          <table:table-cell office:value-type="float" office:value="743036" calcext:value-type="float">
            <text:p>743036</text:p>
          </table:table-cell>
          <table:table-cell office:value-type="float" office:value="743007" calcext:value-type="float">
            <text:p>743007</text:p>
          </table:table-cell>
          <table:table-cell office:value-type="float" office:value="742345" calcext:value-type="float">
            <text:p>742345</text:p>
          </table:table-cell>
          <table:table-cell office:value-type="float" office:value="742328" calcext:value-type="float">
            <text:p>742328</text:p>
          </table:table-cell>
          <table:table-cell office:value-type="float" office:value="742360" calcext:value-type="float">
            <text:p>742360</text:p>
          </table:table-cell>
          <table:table-cell office:value-type="float" office:value="742354" calcext:value-type="float">
            <text:p>742354</text:p>
          </table:table-cell>
          <table:table-cell office:value-type="float" office:value="741555" calcext:value-type="float">
            <text:p>741555</text:p>
          </table:table-cell>
          <table:table-cell office:value-type="float" office:value="738612" calcext:value-type="float">
            <text:p>738612</text:p>
          </table:table-cell>
          <table:table-cell office:value-type="float" office:value="742508" calcext:value-type="float">
            <text:p>742508</text:p>
          </table:table-cell>
          <table:table-cell office:value-type="float" office:value="743347" calcext:value-type="float">
            <text:p>743347</text:p>
          </table:table-cell>
          <table:table-cell office:value-type="float" office:value="741881" calcext:value-type="float">
            <text:p>741881</text:p>
          </table:table-cell>
          <table:table-cell office:value-type="float" office:value="741819" calcext:value-type="float">
            <text:p>741819</text:p>
          </table:table-cell>
          <table:table-cell office:value-type="float" office:value="741775" calcext:value-type="float">
            <text:p>741775</text:p>
          </table:table-cell>
          <table:table-cell office:value-type="float" office:value="741793" calcext:value-type="float">
            <text:p>741793</text:p>
          </table:table-cell>
          <table:table-cell office:value-type="float" office:value="754117" calcext:value-type="float">
            <text:p>754117</text:p>
          </table:table-cell>
          <table:table-cell office:value-type="float" office:value="755712" calcext:value-type="float">
            <text:p>755712</text:p>
          </table:table-cell>
          <table:table-cell office:value-type="float" office:value="747797" calcext:value-type="float">
            <text:p>747797</text:p>
          </table:table-cell>
          <table:table-cell office:value-type="float" office:value="751120" calcext:value-type="float">
            <text:p>751120</text:p>
          </table:table-cell>
          <table:table-cell table:number-columns-repeated="967"/>
        </table:table-row>
        <table:table-row table:style-name="ro1">
          <table:table-cell/>
          <table:table-cell office:value-type="float" office:value="1162714" calcext:value-type="float">
            <text:p>1162714</text:p>
          </table:table-cell>
          <table:table-cell office:value-type="float" office:value="1554044" calcext:value-type="float">
            <text:p>1554044</text:p>
          </table:table-cell>
          <table:table-cell office:value-type="float" office:value="1526218" calcext:value-type="float">
            <text:p>1526218</text:p>
          </table:table-cell>
          <table:table-cell table:style-name="Default" office:value-type="float" office:value="609670" calcext:value-type="float">
            <text:p>609670</text:p>
          </table:table-cell>
          <table:table-cell office:value-type="float" office:value="695282" calcext:value-type="float">
            <text:p>695282</text:p>
          </table:table-cell>
          <table:table-cell office:value-type="float" office:value="690695" calcext:value-type="float">
            <text:p>690695</text:p>
          </table:table-cell>
          <table:table-cell office:value-type="float" office:value="698265" calcext:value-type="float">
            <text:p>698265</text:p>
          </table:table-cell>
          <table:table-cell office:value-type="float" office:value="701337" calcext:value-type="float">
            <text:p>701337</text:p>
          </table:table-cell>
          <table:table-cell office:value-type="float" office:value="703556" calcext:value-type="float">
            <text:p>703556</text:p>
          </table:table-cell>
          <table:table-cell office:value-type="float" office:value="706543" calcext:value-type="float">
            <text:p>706543</text:p>
          </table:table-cell>
          <table:table-cell table:style-name="Default" office:value-type="float" office:value="546462" calcext:value-type="float">
            <text:p>546462</text:p>
          </table:table-cell>
          <table:table-cell office:value-type="float" office:value="545621" calcext:value-type="float">
            <text:p>545621</text:p>
          </table:table-cell>
          <table:table-cell table:style-name="Default" office:value-type="float" office:value="545621" calcext:value-type="float">
            <text:p>545621</text:p>
          </table:table-cell>
          <table:table-cell table:style-name="Default" office:value-type="float" office:value="538582" calcext:value-type="float">
            <text:p>538582</text:p>
          </table:table-cell>
          <table:table-cell table:style-name="Default" office:value-type="float" office:value="555644" calcext:value-type="float">
            <text:p>555644</text:p>
          </table:table-cell>
          <table:table-cell table:style-name="Default" office:value-type="float" office:value="545805" calcext:value-type="float">
            <text:p>545805</text:p>
          </table:table-cell>
          <table:table-cell table:style-name="Default" office:value-type="float" office:value="548110" calcext:value-type="float">
            <text:p>548110</text:p>
          </table:table-cell>
          <table:table-cell table:style-name="Default" office:value-type="float" office:value="555355" calcext:value-type="float">
            <text:p>555355</text:p>
          </table:table-cell>
          <table:table-cell table:style-name="Default" office:value-type="float" office:value="558511" calcext:value-type="float">
            <text:p>558511</text:p>
          </table:table-cell>
          <table:table-cell table:style-name="Default" office:value-type="float" office:value="583169" calcext:value-type="float">
            <text:p>583169</text:p>
          </table:table-cell>
          <table:table-cell table:style-name="Default" office:value-type="float" office:value="585317" calcext:value-type="float">
            <text:p>585317</text:p>
          </table:table-cell>
          <table:table-cell table:style-name="Default" office:value-type="float" office:value="544909" calcext:value-type="float">
            <text:p>544909</text:p>
          </table:table-cell>
          <table:table-cell office:value-type="float" office:value="544867" calcext:value-type="float">
            <text:p>544867</text:p>
          </table:table-cell>
          <table:table-cell office:value-type="float" office:value="544843" calcext:value-type="float">
            <text:p>544843</text:p>
          </table:table-cell>
          <table:table-cell office:value-type="float" office:value="544836" calcext:value-type="float">
            <text:p>544836</text:p>
          </table:table-cell>
          <table:table-cell office:value-type="float" office:value="752978" calcext:value-type="float">
            <text:p>752978</text:p>
          </table:table-cell>
          <table:table-cell office:value-type="float" office:value="747234" calcext:value-type="float">
            <text:p>747234</text:p>
          </table:table-cell>
          <table:table-cell office:value-type="float" office:value="748890" calcext:value-type="float">
            <text:p>748890</text:p>
          </table:table-cell>
          <table:table-cell office:value-type="float" office:value="769176" calcext:value-type="float">
            <text:p>769176</text:p>
          </table:table-cell>
          <table:table-cell office:value-type="float" office:value="772007" calcext:value-type="float">
            <text:p>772007</text:p>
          </table:table-cell>
          <table:table-cell office:value-type="float" office:value="775022" calcext:value-type="float">
            <text:p>775022</text:p>
          </table:table-cell>
          <table:table-cell office:value-type="float" office:value="779987" calcext:value-type="float">
            <text:p>779987</text:p>
          </table:table-cell>
          <table:table-cell office:value-type="float" office:value="745332" calcext:value-type="float">
            <text:p>745332</text:p>
          </table:table-cell>
          <table:table-cell office:value-type="float" office:value="745288" calcext:value-type="float">
            <text:p>745288</text:p>
          </table:table-cell>
          <table:table-cell office:value-type="float" office:value="744996" calcext:value-type="float">
            <text:p>744996</text:p>
          </table:table-cell>
          <table:table-cell office:value-type="float" office:value="744863" calcext:value-type="float">
            <text:p>744863</text:p>
          </table:table-cell>
          <table:table-cell office:value-type="float" office:value="748088" calcext:value-type="float">
            <text:p>748088</text:p>
          </table:table-cell>
          <table:table-cell office:value-type="float" office:value="748048" calcext:value-type="float">
            <text:p>748048</text:p>
          </table:table-cell>
          <table:table-cell office:value-type="float" office:value="747360" calcext:value-type="float">
            <text:p>747360</text:p>
          </table:table-cell>
          <table:table-cell office:value-type="float" office:value="747328" calcext:value-type="float">
            <text:p>747328</text:p>
          </table:table-cell>
          <table:table-cell office:value-type="float" office:value="745080" calcext:value-type="float">
            <text:p>745080</text:p>
          </table:table-cell>
          <table:table-cell office:value-type="float" office:value="745075" calcext:value-type="float">
            <text:p>745075</text:p>
          </table:table-cell>
          <table:table-cell office:value-type="float" office:value="744523" calcext:value-type="float">
            <text:p>744523</text:p>
          </table:table-cell>
          <table:table-cell office:value-type="float" office:value="753194" calcext:value-type="float">
            <text:p>753194</text:p>
          </table:table-cell>
          <table:table-cell office:value-type="float" office:value="744514" calcext:value-type="float">
            <text:p>744514</text:p>
          </table:table-cell>
          <table:table-cell office:value-type="float" office:value="744160" calcext:value-type="float">
            <text:p>744160</text:p>
          </table:table-cell>
          <table:table-cell office:value-type="float" office:value="749356" calcext:value-type="float">
            <text:p>749356</text:p>
          </table:table-cell>
          <table:table-cell office:value-type="float" office:value="745701" calcext:value-type="float">
            <text:p>745701</text:p>
          </table:table-cell>
          <table:table-cell office:value-type="float" office:value="749865" calcext:value-type="float">
            <text:p>749865</text:p>
          </table:table-cell>
          <table:table-cell office:value-type="float" office:value="744799" calcext:value-type="float">
            <text:p>744799</text:p>
          </table:table-cell>
          <table:table-cell office:value-type="float" office:value="744646" calcext:value-type="float">
            <text:p>744646</text:p>
          </table:table-cell>
          <table:table-cell office:value-type="float" office:value="744593" calcext:value-type="float">
            <text:p>744593</text:p>
          </table:table-cell>
          <table:table-cell office:value-type="float" office:value="744708" calcext:value-type="float">
            <text:p>744708</text:p>
          </table:table-cell>
          <table:table-cell office:value-type="float" office:value="744516" calcext:value-type="float">
            <text:p>744516</text:p>
          </table:table-cell>
          <table:table-cell office:value-type="float" office:value="744440" calcext:value-type="float">
            <text:p>744440</text:p>
          </table:table-cell>
          <table:table-cell office:value-type="float" office:value="729304" calcext:value-type="float">
            <text:p>729304</text:p>
          </table:table-cell>
          <table:table-cell table:number-columns-repeated="967"/>
        </table:table-row>
        <table:table-row table:style-name="ro1">
          <table:table-cell/>
          <table:table-cell office:value-type="float" office:value="1200714" calcext:value-type="float">
            <text:p>1200714</text:p>
          </table:table-cell>
          <table:table-cell office:value-type="float" office:value="1589924" calcext:value-type="float">
            <text:p>1589924</text:p>
          </table:table-cell>
          <table:table-cell office:value-type="float" office:value="1572729" calcext:value-type="float">
            <text:p>1572729</text:p>
          </table:table-cell>
          <table:table-cell table:style-name="Default" office:value-type="float" office:value="653419" calcext:value-type="float">
            <text:p>653419</text:p>
          </table:table-cell>
          <table:table-cell office:value-type="float" office:value="740667" calcext:value-type="float">
            <text:p>740667</text:p>
          </table:table-cell>
          <table:table-cell office:value-type="float" office:value="742093" calcext:value-type="float">
            <text:p>742093</text:p>
          </table:table-cell>
          <table:table-cell office:value-type="float" office:value="752618" calcext:value-type="float">
            <text:p>752618</text:p>
          </table:table-cell>
          <table:table-cell office:value-type="float" office:value="746062" calcext:value-type="float">
            <text:p>746062</text:p>
          </table:table-cell>
          <table:table-cell office:value-type="float" office:value="689683" calcext:value-type="float">
            <text:p>689683</text:p>
          </table:table-cell>
          <table:table-cell office:value-type="float" office:value="683343" calcext:value-type="float">
            <text:p>683343</text:p>
          </table:table-cell>
          <table:table-cell table:style-name="Default" office:value-type="float" office:value="699081" calcext:value-type="float">
            <text:p>699081</text:p>
          </table:table-cell>
          <table:table-cell office:value-type="float" office:value="697940" calcext:value-type="float">
            <text:p>697940</text:p>
          </table:table-cell>
          <table:table-cell table:style-name="Default" office:value-type="float" office:value="701288" calcext:value-type="float">
            <text:p>701288</text:p>
          </table:table-cell>
          <table:table-cell table:style-name="Default" office:value-type="float" office:value="708443" calcext:value-type="float">
            <text:p>708443</text:p>
          </table:table-cell>
          <table:table-cell table:style-name="Default" office:value-type="float" office:value="710340" calcext:value-type="float">
            <text:p>710340</text:p>
          </table:table-cell>
          <table:table-cell table:style-name="Default" office:value-type="float" office:value="714455" calcext:value-type="float">
            <text:p>714455</text:p>
          </table:table-cell>
          <table:table-cell table:style-name="Default" office:value-type="float" office:value="717520" calcext:value-type="float">
            <text:p>717520</text:p>
          </table:table-cell>
          <table:table-cell table:style-name="Default" office:value-type="float" office:value="716043" calcext:value-type="float">
            <text:p>716043</text:p>
          </table:table-cell>
          <table:table-cell table:style-name="Default" office:value-type="float" office:value="721101" calcext:value-type="float">
            <text:p>721101</text:p>
          </table:table-cell>
          <table:table-cell table:style-name="Default" office:value-type="float" office:value="744570" calcext:value-type="float">
            <text:p>744570</text:p>
          </table:table-cell>
          <table:table-cell table:style-name="Default" office:value-type="float" office:value="748739" calcext:value-type="float">
            <text:p>748739</text:p>
          </table:table-cell>
          <table:table-cell table:style-name="Default" office:value-type="float" office:value="696938" calcext:value-type="float">
            <text:p>696938</text:p>
          </table:table-cell>
          <table:table-cell office:value-type="float" office:value="696912" calcext:value-type="float">
            <text:p>696912</text:p>
          </table:table-cell>
          <table:table-cell office:value-type="float" office:value="710666" calcext:value-type="float">
            <text:p>710666</text:p>
          </table:table-cell>
          <table:table-cell office:value-type="float" office:value="712020" calcext:value-type="float">
            <text:p>712020</text:p>
          </table:table-cell>
          <table:table-cell office:value-type="float" office:value="1131997" calcext:value-type="float">
            <text:p>1131997</text:p>
          </table:table-cell>
          <table:table-cell office:value-type="float" office:value="1120848" calcext:value-type="float">
            <text:p>1120848</text:p>
          </table:table-cell>
          <table:table-cell office:value-type="float" office:value="1126138" calcext:value-type="float">
            <text:p>1126138</text:p>
          </table:table-cell>
          <table:table-cell office:value-type="float" office:value="1133837" calcext:value-type="float">
            <text:p>1133837</text:p>
          </table:table-cell>
          <table:table-cell office:value-type="float" office:value="1137951" calcext:value-type="float">
            <text:p>1137951</text:p>
          </table:table-cell>
          <table:table-cell office:value-type="float" office:value="1145699" calcext:value-type="float">
            <text:p>1145699</text:p>
          </table:table-cell>
          <table:table-cell office:value-type="float" office:value="1151757" calcext:value-type="float">
            <text:p>1151757</text:p>
          </table:table-cell>
          <table:table-cell office:value-type="float" office:value="1120432" calcext:value-type="float">
            <text:p>1120432</text:p>
          </table:table-cell>
          <table:table-cell office:value-type="float" office:value="1120440" calcext:value-type="float">
            <text:p>1120440</text:p>
          </table:table-cell>
          <table:table-cell office:value-type="float" office:value="1120295" calcext:value-type="float">
            <text:p>1120295</text:p>
          </table:table-cell>
          <table:table-cell office:value-type="float" office:value="1120253" calcext:value-type="float">
            <text:p>1120253</text:p>
          </table:table-cell>
          <table:table-cell office:value-type="float" office:value="1120306" calcext:value-type="float">
            <text:p>1120306</text:p>
          </table:table-cell>
          <table:table-cell office:value-type="float" office:value="1120215" calcext:value-type="float">
            <text:p>1120215</text:p>
          </table:table-cell>
          <table:table-cell office:value-type="float" office:value="1120177" calcext:value-type="float">
            <text:p>1120177</text:p>
          </table:table-cell>
          <table:table-cell office:value-type="float" office:value="1120162" calcext:value-type="float">
            <text:p>1120162</text:p>
          </table:table-cell>
          <table:table-cell office:value-type="float" office:value="1120082" calcext:value-type="float">
            <text:p>1120082</text:p>
          </table:table-cell>
          <table:table-cell office:value-type="float" office:value="1119310" calcext:value-type="float">
            <text:p>1119310</text:p>
          </table:table-cell>
          <table:table-cell office:value-type="float" office:value="1118654" calcext:value-type="float">
            <text:p>1118654</text:p>
          </table:table-cell>
          <table:table-cell office:value-type="float" office:value="1119252" calcext:value-type="float">
            <text:p>1119252</text:p>
          </table:table-cell>
          <table:table-cell office:value-type="float" office:value="1120332" calcext:value-type="float">
            <text:p>1120332</text:p>
          </table:table-cell>
          <table:table-cell office:value-type="float" office:value="1116886" calcext:value-type="float">
            <text:p>1116886</text:p>
          </table:table-cell>
          <table:table-cell office:value-type="float" office:value="1122516" calcext:value-type="float">
            <text:p>1122516</text:p>
          </table:table-cell>
          <table:table-cell office:value-type="float" office:value="1122481" calcext:value-type="float">
            <text:p>1122481</text:p>
          </table:table-cell>
          <table:table-cell office:value-type="float" office:value="1118819" calcext:value-type="float">
            <text:p>1118819</text:p>
          </table:table-cell>
          <table:table-cell office:value-type="float" office:value="1118776" calcext:value-type="float">
            <text:p>1118776</text:p>
          </table:table-cell>
          <table:table-cell office:value-type="float" office:value="1118837" calcext:value-type="float">
            <text:p>1118837</text:p>
          </table:table-cell>
          <table:table-cell office:value-type="float" office:value="1118814" calcext:value-type="float">
            <text:p>1118814</text:p>
          </table:table-cell>
          <table:table-cell office:value-type="float" office:value="1118683" calcext:value-type="float">
            <text:p>1118683</text:p>
          </table:table-cell>
          <table:table-cell office:value-type="float" office:value="1118687" calcext:value-type="float">
            <text:p>1118687</text:p>
          </table:table-cell>
          <table:table-cell office:value-type="float" office:value="1114220" calcext:value-type="float">
            <text:p>1114220</text:p>
          </table:table-cell>
          <table:table-cell office:value-type="float" office:value="1114231" calcext:value-type="float">
            <text:p>1114231</text:p>
          </table:table-cell>
          <table:table-cell table:number-columns-repeated="967"/>
        </table:table-row>
        <table:table-row table:style-name="ro1">
          <table:table-cell/>
          <table:table-cell office:value-type="float" office:value="1114237" calcext:value-type="float">
            <text:p>1114237</text:p>
          </table:table-cell>
          <table:table-cell office:value-type="float" office:value="1528195" calcext:value-type="float">
            <text:p>1528195</text:p>
          </table:table-cell>
          <table:table-cell office:value-type="float" office:value="1512304" calcext:value-type="float">
            <text:p>1512304</text:p>
          </table:table-cell>
          <table:table-cell table:style-name="Default" office:value-type="float" office:value="631063" calcext:value-type="float">
            <text:p>631063</text:p>
          </table:table-cell>
          <table:table-cell office:value-type="float" office:value="706796" calcext:value-type="float">
            <text:p>706796</text:p>
          </table:table-cell>
          <table:table-cell office:value-type="float" office:value="711994" calcext:value-type="float">
            <text:p>711994</text:p>
          </table:table-cell>
          <table:table-cell office:value-type="float" office:value="747655" calcext:value-type="float">
            <text:p>747655</text:p>
          </table:table-cell>
          <table:table-cell office:value-type="float" office:value="750676" calcext:value-type="float">
            <text:p>750676</text:p>
          </table:table-cell>
          <table:table-cell office:value-type="float" office:value="714110" calcext:value-type="float">
            <text:p>714110</text:p>
          </table:table-cell>
          <table:table-cell office:value-type="float" office:value="710740" calcext:value-type="float">
            <text:p>710740</text:p>
          </table:table-cell>
          <table:table-cell table:style-name="Default" office:value-type="float" office:value="500459" calcext:value-type="float">
            <text:p>500459</text:p>
          </table:table-cell>
          <table:table-cell office:value-type="float" office:value="514528" calcext:value-type="float">
            <text:p>514528</text:p>
          </table:table-cell>
          <table:table-cell table:style-name="Default" office:value-type="float" office:value="516904" calcext:value-type="float">
            <text:p>516904</text:p>
          </table:table-cell>
          <table:table-cell table:style-name="Default" office:value-type="float" office:value="515062" calcext:value-type="float">
            <text:p>515062</text:p>
          </table:table-cell>
          <table:table-cell table:style-name="Default" office:value-type="float" office:value="514983" calcext:value-type="float">
            <text:p>514983</text:p>
          </table:table-cell>
          <table:table-cell table:style-name="Default" office:value-type="float" office:value="520975" calcext:value-type="float">
            <text:p>520975</text:p>
          </table:table-cell>
          <table:table-cell table:style-name="Default" office:value-type="float" office:value="522922" calcext:value-type="float">
            <text:p>522922</text:p>
          </table:table-cell>
          <table:table-cell table:style-name="Default" office:value-type="float" office:value="532940" calcext:value-type="float">
            <text:p>532940</text:p>
          </table:table-cell>
          <table:table-cell table:style-name="Default" office:value-type="float" office:value="534989" calcext:value-type="float">
            <text:p>534989</text:p>
          </table:table-cell>
          <table:table-cell table:style-name="Default" office:value-type="float" office:value="547644" calcext:value-type="float">
            <text:p>547644</text:p>
          </table:table-cell>
          <table:table-cell table:style-name="Default" office:value-type="float" office:value="546912" calcext:value-type="float">
            <text:p>546912</text:p>
          </table:table-cell>
          <table:table-cell table:style-name="Default" office:value-type="float" office:value="498730" calcext:value-type="float">
            <text:p>498730</text:p>
          </table:table-cell>
          <table:table-cell office:value-type="float" office:value="501251" calcext:value-type="float">
            <text:p>501251</text:p>
          </table:table-cell>
          <table:table-cell office:value-type="float" office:value="522271" calcext:value-type="float">
            <text:p>522271</text:p>
          </table:table-cell>
          <table:table-cell office:value-type="float" office:value="524014" calcext:value-type="float">
            <text:p>524014</text:p>
          </table:table-cell>
          <table:table-cell office:value-type="float" office:value="696195" calcext:value-type="float">
            <text:p>696195</text:p>
          </table:table-cell>
          <table:table-cell office:value-type="float" office:value="700556" calcext:value-type="float">
            <text:p>700556</text:p>
          </table:table-cell>
          <table:table-cell office:value-type="float" office:value="702845" calcext:value-type="float">
            <text:p>702845</text:p>
          </table:table-cell>
          <table:table-cell office:value-type="float" office:value="699550" calcext:value-type="float">
            <text:p>699550</text:p>
          </table:table-cell>
          <table:table-cell office:value-type="float" office:value="702761" calcext:value-type="float">
            <text:p>702761</text:p>
          </table:table-cell>
          <table:table-cell office:value-type="float" office:value="709663" calcext:value-type="float">
            <text:p>709663</text:p>
          </table:table-cell>
          <table:table-cell office:value-type="float" office:value="710652" calcext:value-type="float">
            <text:p>710652</text:p>
          </table:table-cell>
          <table:table-cell office:value-type="float" office:value="679099" calcext:value-type="float">
            <text:p>679099</text:p>
          </table:table-cell>
          <table:table-cell office:value-type="float" office:value="679112" calcext:value-type="float">
            <text:p>679112</text:p>
          </table:table-cell>
          <table:table-cell office:value-type="float" office:value="679102" calcext:value-type="float">
            <text:p>679102</text:p>
          </table:table-cell>
          <table:table-cell office:value-type="float" office:value="679044" calcext:value-type="float">
            <text:p>679044</text:p>
          </table:table-cell>
          <table:table-cell office:value-type="float" office:value="678999" calcext:value-type="float">
            <text:p>678999</text:p>
          </table:table-cell>
          <table:table-cell office:value-type="float" office:value="678957" calcext:value-type="float">
            <text:p>678957</text:p>
          </table:table-cell>
          <table:table-cell office:value-type="float" office:value="678953" calcext:value-type="float">
            <text:p>678953</text:p>
          </table:table-cell>
          <table:table-cell office:value-type="float" office:value="678683" calcext:value-type="float">
            <text:p>678683</text:p>
          </table:table-cell>
          <table:table-cell office:value-type="float" office:value="678670" calcext:value-type="float">
            <text:p>678670</text:p>
          </table:table-cell>
          <table:table-cell office:value-type="float" office:value="678699" calcext:value-type="float">
            <text:p>678699</text:p>
          </table:table-cell>
          <table:table-cell office:value-type="float" office:value="678681" calcext:value-type="float">
            <text:p>678681</text:p>
          </table:table-cell>
          <table:table-cell office:value-type="float" office:value="678662" calcext:value-type="float">
            <text:p>678662</text:p>
          </table:table-cell>
          <table:table-cell office:value-type="float" office:value="678279" calcext:value-type="float">
            <text:p>678279</text:p>
          </table:table-cell>
          <table:table-cell office:value-type="float" office:value="678596" calcext:value-type="float">
            <text:p>678596</text:p>
          </table:table-cell>
          <table:table-cell office:value-type="float" office:value="678578" calcext:value-type="float">
            <text:p>678578</text:p>
          </table:table-cell>
          <table:table-cell office:value-type="float" office:value="678446" calcext:value-type="float">
            <text:p>678446</text:p>
          </table:table-cell>
          <table:table-cell office:value-type="float" office:value="681990" calcext:value-type="float">
            <text:p>681990</text:p>
          </table:table-cell>
          <table:table-cell office:value-type="float" office:value="683567" calcext:value-type="float">
            <text:p>683567</text:p>
          </table:table-cell>
          <table:table-cell office:value-type="float" office:value="679027" calcext:value-type="float">
            <text:p>679027</text:p>
          </table:table-cell>
          <table:table-cell office:value-type="float" office:value="679004" calcext:value-type="float">
            <text:p>679004</text:p>
          </table:table-cell>
          <table:table-cell table:number-columns-repeated="2" office:value-type="float" office:value="678308" calcext:value-type="float">
            <text:p>678308</text:p>
          </table:table-cell>
          <table:table-cell office:value-type="float" office:value="684441" calcext:value-type="float">
            <text:p>684441</text:p>
          </table:table-cell>
          <table:table-cell office:value-type="float" office:value="688211" calcext:value-type="float">
            <text:p>688211</text:p>
          </table:table-cell>
          <table:table-cell table:number-columns-repeated="967"/>
        </table:table-row>
        <table:table-row table:style-name="ro1">
          <table:table-cell/>
          <table:table-cell office:value-type="float" office:value="1154652" calcext:value-type="float">
            <text:p>1154652</text:p>
          </table:table-cell>
          <table:table-cell office:value-type="float" office:value="1480602" calcext:value-type="float">
            <text:p>1480602</text:p>
          </table:table-cell>
          <table:table-cell office:value-type="float" office:value="1463869" calcext:value-type="float">
            <text:p>1463869</text:p>
          </table:table-cell>
          <table:table-cell table:style-name="Default" office:value-type="float" office:value="626533" calcext:value-type="float">
            <text:p>626533</text:p>
          </table:table-cell>
          <table:table-cell office:value-type="float" office:value="703679" calcext:value-type="float">
            <text:p>703679</text:p>
          </table:table-cell>
          <table:table-cell office:value-type="float" office:value="703683" calcext:value-type="float">
            <text:p>703683</text:p>
          </table:table-cell>
          <table:table-cell office:value-type="float" office:value="691317" calcext:value-type="float">
            <text:p>691317</text:p>
          </table:table-cell>
          <table:table-cell office:value-type="float" office:value="689854" calcext:value-type="float">
            <text:p>689854</text:p>
          </table:table-cell>
          <table:table-cell office:value-type="float" office:value="684050" calcext:value-type="float">
            <text:p>684050</text:p>
          </table:table-cell>
          <table:table-cell office:value-type="float" office:value="686368" calcext:value-type="float">
            <text:p>686368</text:p>
          </table:table-cell>
          <table:table-cell table:style-name="Default" office:value-type="float" office:value="519650" calcext:value-type="float">
            <text:p>519650</text:p>
          </table:table-cell>
          <table:table-cell office:value-type="float" office:value="517163" calcext:value-type="float">
            <text:p>517163</text:p>
          </table:table-cell>
          <table:table-cell table:style-name="Default" office:value-type="float" office:value="519360" calcext:value-type="float">
            <text:p>519360</text:p>
          </table:table-cell>
          <table:table-cell table:style-name="Default" office:value-type="float" office:value="522024" calcext:value-type="float">
            <text:p>522024</text:p>
          </table:table-cell>
          <table:table-cell table:style-name="Default" office:value-type="float" office:value="523705" calcext:value-type="float">
            <text:p>523705</text:p>
          </table:table-cell>
          <table:table-cell table:style-name="Default" office:value-type="float" office:value="522446" calcext:value-type="float">
            <text:p>522446</text:p>
          </table:table-cell>
          <table:table-cell table:style-name="Default" office:value-type="float" office:value="524364" calcext:value-type="float">
            <text:p>524364</text:p>
          </table:table-cell>
          <table:table-cell table:style-name="Default" office:value-type="float" office:value="531785" calcext:value-type="float">
            <text:p>531785</text:p>
          </table:table-cell>
          <table:table-cell table:style-name="Default" office:value-type="float" office:value="534561" calcext:value-type="float">
            <text:p>534561</text:p>
          </table:table-cell>
          <table:table-cell table:style-name="Default" office:value-type="float" office:value="541678" calcext:value-type="float">
            <text:p>541678</text:p>
          </table:table-cell>
          <table:table-cell table:style-name="Default" office:value-type="float" office:value="543397" calcext:value-type="float">
            <text:p>543397</text:p>
          </table:table-cell>
          <table:table-cell table:style-name="Default" office:value-type="float" office:value="515204" calcext:value-type="float">
            <text:p>515204</text:p>
          </table:table-cell>
          <table:table-cell office:value-type="float" office:value="515152" calcext:value-type="float">
            <text:p>515152</text:p>
          </table:table-cell>
          <table:table-cell office:value-type="float" office:value="513729" calcext:value-type="float">
            <text:p>513729</text:p>
          </table:table-cell>
          <table:table-cell office:value-type="float" office:value="517701" calcext:value-type="float">
            <text:p>517701</text:p>
          </table:table-cell>
          <table:table-cell office:value-type="float" office:value="838498" calcext:value-type="float">
            <text:p>838498</text:p>
          </table:table-cell>
          <table:table-cell office:value-type="float" office:value="852749" calcext:value-type="float">
            <text:p>852749</text:p>
          </table:table-cell>
          <table:table-cell office:value-type="float" office:value="854304" calcext:value-type="float">
            <text:p>854304</text:p>
          </table:table-cell>
          <table:table-cell office:value-type="float" office:value="857333" calcext:value-type="float">
            <text:p>857333</text:p>
          </table:table-cell>
          <table:table-cell office:value-type="float" office:value="857627" calcext:value-type="float">
            <text:p>857627</text:p>
          </table:table-cell>
          <table:table-cell office:value-type="float" office:value="856991" calcext:value-type="float">
            <text:p>856991</text:p>
          </table:table-cell>
          <table:table-cell office:value-type="float" office:value="859445" calcext:value-type="float">
            <text:p>859445</text:p>
          </table:table-cell>
          <table:table-cell office:value-type="float" office:value="834181" calcext:value-type="float">
            <text:p>834181</text:p>
          </table:table-cell>
          <table:table-cell office:value-type="float" office:value="834166" calcext:value-type="float">
            <text:p>834166</text:p>
          </table:table-cell>
          <table:table-cell office:value-type="float" office:value="838138" calcext:value-type="float">
            <text:p>838138</text:p>
          </table:table-cell>
          <table:table-cell office:value-type="float" office:value="838112" calcext:value-type="float">
            <text:p>838112</text:p>
          </table:table-cell>
          <table:table-cell office:value-type="float" office:value="834058" calcext:value-type="float">
            <text:p>834058</text:p>
          </table:table-cell>
          <table:table-cell office:value-type="float" office:value="833973" calcext:value-type="float">
            <text:p>833973</text:p>
          </table:table-cell>
          <table:table-cell office:value-type="float" office:value="835250" calcext:value-type="float">
            <text:p>835250</text:p>
          </table:table-cell>
          <table:table-cell office:value-type="float" office:value="835229" calcext:value-type="float">
            <text:p>835229</text:p>
          </table:table-cell>
          <table:table-cell office:value-type="float" office:value="833975" calcext:value-type="float">
            <text:p>833975</text:p>
          </table:table-cell>
          <table:table-cell office:value-type="float" office:value="833943" calcext:value-type="float">
            <text:p>833943</text:p>
          </table:table-cell>
          <table:table-cell office:value-type="float" office:value="836696" calcext:value-type="float">
            <text:p>836696</text:p>
          </table:table-cell>
          <table:table-cell office:value-type="float" office:value="836641" calcext:value-type="float">
            <text:p>836641</text:p>
          </table:table-cell>
          <table:table-cell office:value-type="float" office:value="833902" calcext:value-type="float">
            <text:p>833902</text:p>
          </table:table-cell>
          <table:table-cell office:value-type="float" office:value="833776" calcext:value-type="float">
            <text:p>833776</text:p>
          </table:table-cell>
          <table:table-cell office:value-type="float" office:value="833745" calcext:value-type="float">
            <text:p>833745</text:p>
          </table:table-cell>
          <table:table-cell office:value-type="float" office:value="825236" calcext:value-type="float">
            <text:p>825236</text:p>
          </table:table-cell>
          <table:table-cell office:value-type="float" office:value="832251" calcext:value-type="float">
            <text:p>832251</text:p>
          </table:table-cell>
          <table:table-cell office:value-type="float" office:value="832189" calcext:value-type="float">
            <text:p>832189</text:p>
          </table:table-cell>
          <table:table-cell office:value-type="float" office:value="842772" calcext:value-type="float">
            <text:p>842772</text:p>
          </table:table-cell>
          <table:table-cell office:value-type="float" office:value="834646" calcext:value-type="float">
            <text:p>834646</text:p>
          </table:table-cell>
          <table:table-cell office:value-type="float" office:value="841359" calcext:value-type="float">
            <text:p>841359</text:p>
          </table:table-cell>
          <table:table-cell office:value-type="float" office:value="842003" calcext:value-type="float">
            <text:p>842003</text:p>
          </table:table-cell>
          <table:table-cell office:value-type="float" office:value="832952" calcext:value-type="float">
            <text:p>832952</text:p>
          </table:table-cell>
          <table:table-cell office:value-type="float" office:value="831145" calcext:value-type="float">
            <text:p>831145</text:p>
          </table:table-cell>
          <table:table-cell table:number-columns-repeated="967"/>
        </table:table-row>
        <table:table-row table:style-name="ro1">
          <table:table-cell table:style-name="ce2"/>
          <table:table-cell table:style-name="ce2" table:formula="of:=AVERAGE([.B4:.B13])" office:value-type="float" office:value="1157137" calcext:value-type="float">
            <text:p>1157137</text:p>
          </table:table-cell>
          <table:table-cell table:style-name="ce2" table:formula="of:=AVERAGE([.C4:.C13])" office:value-type="float" office:value="1559362" calcext:value-type="float">
            <text:p>1559362</text:p>
          </table:table-cell>
          <table:table-cell table:style-name="ce2" table:formula="of:=AVERAGE([.D4:.D13])" office:value-type="float" office:value="1540612.9" calcext:value-type="float">
            <text:p>1540612.9</text:p>
          </table:table-cell>
          <table:table-cell table:style-name="ce2" table:formula="of:=AVERAGE([.E4:.E13])" office:value-type="float" office:value="635458.6" calcext:value-type="float">
            <text:p>635458.6</text:p>
          </table:table-cell>
          <table:table-cell table:style-name="ce2" table:formula="of:=AVERAGE([.F4:.F13])" office:value-type="float" office:value="713628.6" calcext:value-type="float">
            <text:p>713628.6</text:p>
          </table:table-cell>
          <table:table-cell table:style-name="ce2" table:formula="of:=AVERAGE([.G4:.G13])" office:value-type="float" office:value="715254.2" calcext:value-type="float">
            <text:p>715254.2</text:p>
          </table:table-cell>
          <table:table-cell table:style-name="ce2" table:formula="of:=AVERAGE([.H4:.H13])" office:value-type="float" office:value="725157.1" calcext:value-type="float">
            <text:p>725157.1</text:p>
          </table:table-cell>
          <table:table-cell table:style-name="ce2" table:formula="of:=AVERAGE([.I4:.I13])" office:value-type="float" office:value="727722.1" calcext:value-type="float">
            <text:p>727722.1</text:p>
          </table:table-cell>
          <table:table-cell table:style-name="ce2" table:formula="of:=AVERAGE([.J4:.J13])" office:value-type="float" office:value="696031.1" calcext:value-type="float">
            <text:p>696031.1</text:p>
          </table:table-cell>
          <table:table-cell table:style-name="ce2" table:formula="of:=AVERAGE([.K4:.K13])" office:value-type="float" office:value="695120.2" calcext:value-type="float">
            <text:p>695120.2</text:p>
          </table:table-cell>
          <table:table-cell table:style-name="ce2" table:formula="of:=AVERAGE([.L4:.L13])" office:value-type="float" office:value="545217.2" calcext:value-type="float">
            <text:p>545217.2</text:p>
          </table:table-cell>
          <table:table-cell table:style-name="ce2" table:formula="of:=AVERAGE([.M4:.M13])" office:value-type="float" office:value="547440.8" calcext:value-type="float">
            <text:p>547440.8</text:p>
          </table:table-cell>
          <table:table-cell table:style-name="ce2" table:formula="of:=AVERAGE([.N4:.N13])" office:value-type="float" office:value="549130" calcext:value-type="float">
            <text:p>549130</text:p>
          </table:table-cell>
          <table:table-cell table:style-name="ce2" table:formula="of:=AVERAGE([.O4:.O13])" office:value-type="float" office:value="551867.9" calcext:value-type="float">
            <text:p>551867.9</text:p>
          </table:table-cell>
          <table:table-cell table:style-name="ce2" table:formula="of:=AVERAGE([.P4:.P13])" office:value-type="float" office:value="554918.6" calcext:value-type="float">
            <text:p>554918.6</text:p>
          </table:table-cell>
          <table:table-cell table:style-name="ce2" table:formula="of:=AVERAGE([.Q4:.Q13])" office:value-type="float" office:value="557109.9" calcext:value-type="float">
            <text:p>557109.9</text:p>
          </table:table-cell>
          <table:table-cell table:style-name="ce2" table:formula="of:=AVERAGE([.R4:.R13])" office:value-type="float" office:value="559497" calcext:value-type="float">
            <text:p>559497</text:p>
          </table:table-cell>
          <table:table-cell table:style-name="ce2" table:formula="of:=AVERAGE([.S4:.S13])" office:value-type="float" office:value="565486.1" calcext:value-type="float">
            <text:p>565486.1</text:p>
          </table:table-cell>
          <table:table-cell table:style-name="ce2" table:formula="of:=AVERAGE([.T4:.T13])" office:value-type="float" office:value="568136.9" calcext:value-type="float">
            <text:p>568136.9</text:p>
          </table:table-cell>
          <table:table-cell table:style-name="ce2" table:formula="of:=AVERAGE([.U4:.U13])" office:value-type="float" office:value="577744.2" calcext:value-type="float">
            <text:p>577744.2</text:p>
          </table:table-cell>
          <table:table-cell table:style-name="ce2" table:formula="of:=AVERAGE([.V4:.V13])" office:value-type="float" office:value="579214.1" calcext:value-type="float">
            <text:p>579214.1</text:p>
          </table:table-cell>
          <table:table-cell table:style-name="ce2" table:formula="of:=AVERAGE([.W4:.W13])" office:value-type="float" office:value="542511.4" calcext:value-type="float">
            <text:p>542511.4</text:p>
          </table:table-cell>
          <table:table-cell table:style-name="ce2" table:formula="of:=AVERAGE([.X4:.X13])" office:value-type="float" office:value="543090.6" calcext:value-type="float">
            <text:p>543090.6</text:p>
          </table:table-cell>
          <table:table-cell table:style-name="ce2" table:formula="of:=AVERAGE([.Y4:.Y13])" office:value-type="float" office:value="546591.8" calcext:value-type="float">
            <text:p>546591.8</text:p>
          </table:table-cell>
          <table:table-cell table:style-name="ce2" table:formula="of:=AVERAGE([.Z4:.Z13])" office:value-type="float" office:value="547635.2" calcext:value-type="float">
            <text:p>547635.2</text:p>
          </table:table-cell>
          <table:table-cell table:style-name="ce2" table:formula="of:=AVERAGE([.AA4:.AA13])" office:value-type="float" office:value="845870.3" calcext:value-type="float">
            <text:p>845870.3</text:p>
          </table:table-cell>
          <table:table-cell table:style-name="ce2" table:formula="of:=AVERAGE([.AB4:.AB13])" office:value-type="float" office:value="852435.5" calcext:value-type="float">
            <text:p>852435.5</text:p>
          </table:table-cell>
          <table:table-cell table:style-name="ce2" table:formula="of:=AVERAGE([.AC4:.AC13])" office:value-type="float" office:value="854275.1" calcext:value-type="float">
            <text:p>854275.1</text:p>
          </table:table-cell>
          <table:table-cell table:style-name="ce2" table:formula="of:=AVERAGE([.AD4:.AD13])" office:value-type="float" office:value="861558.1" calcext:value-type="float">
            <text:p>861558.1</text:p>
          </table:table-cell>
          <table:table-cell table:style-name="ce2" table:formula="of:=AVERAGE([.AE4:.AE13])" office:value-type="float" office:value="863666.3" calcext:value-type="float">
            <text:p>863666.3</text:p>
          </table:table-cell>
          <table:table-cell table:style-name="ce2" table:formula="of:=AVERAGE([.AF4:.AF13])" office:value-type="float" office:value="871313.8" calcext:value-type="float">
            <text:p>871313.8</text:p>
          </table:table-cell>
          <table:table-cell table:style-name="ce2" table:formula="of:=AVERAGE([.AG4:.AG13])" office:value-type="float" office:value="873258.5" calcext:value-type="float">
            <text:p>873258.5</text:p>
          </table:table-cell>
          <table:table-cell table:style-name="ce2" table:formula="of:=AVERAGE([.AH4:.AH13])" office:value-type="float" office:value="836946.2" calcext:value-type="float">
            <text:p>836946.2</text:p>
          </table:table-cell>
          <table:table-cell table:style-name="ce2" table:formula="of:=AVERAGE([.AI4:.AI13])" office:value-type="float" office:value="836712.8" calcext:value-type="float">
            <text:p>836712.8</text:p>
          </table:table-cell>
          <table:table-cell table:style-name="ce2" table:formula="of:=AVERAGE([.AJ4:.AJ13])" office:value-type="float" office:value="837277" calcext:value-type="float">
            <text:p>837277</text:p>
          </table:table-cell>
          <table:table-cell table:style-name="ce2" table:formula="of:=AVERAGE([.AK4:.AK13])" office:value-type="float" office:value="837231.1" calcext:value-type="float">
            <text:p>837231.1</text:p>
          </table:table-cell>
          <table:table-cell table:style-name="ce2" table:formula="of:=AVERAGE([.AL4:.AL13])" office:value-type="float" office:value="837152.9" calcext:value-type="float">
            <text:p>837152.9</text:p>
          </table:table-cell>
          <table:table-cell table:style-name="ce2" table:formula="of:=AVERAGE([.AM4:.AM13])" office:value-type="float" office:value="837107.3" calcext:value-type="float">
            <text:p>837107.3</text:p>
          </table:table-cell>
          <table:table-cell table:style-name="ce2" table:formula="of:=AVERAGE([.AN4:.AN13])" office:value-type="float" office:value="836921.6" calcext:value-type="float">
            <text:p>836921.6</text:p>
          </table:table-cell>
          <table:table-cell table:style-name="ce2" table:formula="of:=AVERAGE([.AO4:.AO13])" office:value-type="float" office:value="836875.7" calcext:value-type="float">
            <text:p>836875.7</text:p>
          </table:table-cell>
          <table:table-cell table:style-name="ce2" table:formula="of:=AVERAGE([.AP4:.AP13])" office:value-type="float" office:value="837077.7" calcext:value-type="float">
            <text:p>837077.7</text:p>
          </table:table-cell>
          <table:table-cell table:style-name="ce2" table:formula="of:=AVERAGE([.AQ4:.AQ13])" office:value-type="float" office:value="836902.1" calcext:value-type="float">
            <text:p>836902.1</text:p>
          </table:table-cell>
          <table:table-cell table:style-name="ce2" table:formula="of:=AVERAGE([.AR4:.AR13])" office:value-type="float" office:value="836811.2" calcext:value-type="float">
            <text:p>836811.2</text:p>
          </table:table-cell>
          <table:table-cell table:style-name="ce2" table:formula="of:=AVERAGE([.AS4:.AS13])" office:value-type="float" office:value="837716.8" calcext:value-type="float">
            <text:p>837716.8</text:p>
          </table:table-cell>
          <table:table-cell table:style-name="ce2" table:formula="of:=AVERAGE([.AT4:.AT13])" office:value-type="float" office:value="836090.7" calcext:value-type="float">
            <text:p>836090.7</text:p>
          </table:table-cell>
          <table:table-cell table:style-name="ce2" table:formula="of:=AVERAGE([.AU4:.AU13])" office:value-type="float" office:value="835147.2" calcext:value-type="float">
            <text:p>835147.2</text:p>
          </table:table-cell>
          <table:table-cell table:style-name="ce2" table:formula="of:=AVERAGE([.AV4:.AV13])" office:value-type="float" office:value="837433.3" calcext:value-type="float">
            <text:p>837433.3</text:p>
          </table:table-cell>
          <table:table-cell table:style-name="ce2" table:formula="of:=AVERAGE([.AW4:.AW13])" office:value-type="float" office:value="835613.7" calcext:value-type="float">
            <text:p>835613.7</text:p>
          </table:table-cell>
          <table:table-cell table:style-name="ce2" table:formula="of:=AVERAGE([.AX4:.AX13])" office:value-type="float" office:value="837646" calcext:value-type="float">
            <text:p>837646</text:p>
          </table:table-cell>
          <table:table-cell table:style-name="ce2" table:formula="of:=AVERAGE([.AY4:.AY13])" office:value-type="float" office:value="837588" calcext:value-type="float">
            <text:p>837588</text:p>
          </table:table-cell>
          <table:table-cell table:style-name="ce2" table:formula="of:=AVERAGE([.AZ4:.AZ13])" office:value-type="float" office:value="837216" calcext:value-type="float">
            <text:p>837216</text:p>
          </table:table-cell>
          <table:table-cell table:style-name="ce2" table:formula="of:=AVERAGE([.BA4:.BA13])" office:value-type="float" office:value="837294.2" calcext:value-type="float">
            <text:p>837294.2</text:p>
          </table:table-cell>
          <table:table-cell table:style-name="ce2" table:formula="of:=AVERAGE([.BB4:.BB13])" office:value-type="float" office:value="840158" calcext:value-type="float">
            <text:p>840158</text:p>
          </table:table-cell>
          <table:table-cell table:style-name="ce2" table:formula="of:=AVERAGE([.BC4:.BC13])" office:value-type="float" office:value="839251.3" calcext:value-type="float">
            <text:p>839251.3</text:p>
          </table:table-cell>
          <table:table-cell table:style-name="ce2" table:formula="of:=AVERAGE([.BD4:.BD13])" office:value-type="float" office:value="841370.8" calcext:value-type="float">
            <text:p>841370.8</text:p>
          </table:table-cell>
          <table:table-cell table:style-name="ce2" table:formula="of:=AVERAGE([.BE4:.BE13])" office:value-type="float" office:value="840864.6" calcext:value-type="float">
            <text:p>840864.6</text:p>
          </table:table-cell>
          <table:table-cell table:style-name="ce2" table:number-columns-repeated="967"/>
        </table:table-row>
        <table:table-row table:style-name="ro1">
          <table:table-cell table:style-name="ce2"/>
          <table:table-cell table:style-name="ce3" table:formula="of:=([.C15]-[.B14])*100/[.C15]" office:value-type="float" office:value="25.3453955385252" calcext:value-type="float">
            <text:p>25.3453955385252</text:p>
          </table:table-cell>
          <table:table-cell table:formula="of:=AVERAGE([.C14];[.D14])" office:value-type="float" office:value="1549987.45" calcext:value-type="float">
            <text:p>1549987.45</text:p>
          </table:table-cell>
          <table:table-cell/>
          <table:table-cell table:style-name="ce3" table:formula="of:=([.F15]-[.E14])*100/[.F15]" office:value-type="float" office:value="10.7692730390762" calcext:value-type="float">
            <text:p>10.7692730390762</text:p>
          </table:table-cell>
          <table:table-cell table:formula="of:=AVERAGE([.F14:.K14])" office:value-type="float" office:value="712152.216666667" calcext:value-type="float">
            <text:p>712152.216666667</text:p>
          </table:table-cell>
          <table:table-cell table:number-columns-repeated="5"/>
          <table:table-cell table:style-name="ce3" table:formula="of:=([.M15]-[.L14])*100/[.M15]" office:value-type="float" office:value="2.01959097088338" calcext:value-type="float">
            <text:p>2.01959097088338</text:p>
          </table:table-cell>
          <table:table-cell table:formula="of:=AVERAGE([.M14:.Z14])" office:value-type="float" office:value="556455.321428571" calcext:value-type="float">
            <text:p>556455.321428571</text:p>
          </table:table-cell>
          <table:table-cell table:style-name="ce2"/>
          <table:table-cell/>
          <table:table-cell table:style-name="ce2" table:number-columns-repeated="3"/>
          <table:table-cell/>
          <table:table-cell table:style-name="ce2" table:number-columns-repeated="7"/>
          <table:table-cell table:style-name="ce3" table:formula="of:=([.AB15]-[.AA14])*100/[.AB15]" office:value-type="float" office:value="-0.392435176074807" calcext:value-type="float">
            <text:p>-0.392435176074807</text:p>
          </table:table-cell>
          <table:table-cell table:style-name="Default" table:formula="of:=AVERAGE([.AB14:.BE14])" office:value-type="float" office:value="842563.783333333" calcext:value-type="float">
            <text:p>842563.783333333</text:p>
          </table:table-cell>
          <table:table-cell table:style-name="ce2" table:number-columns-repeated="996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2"/>
          <table:table-cell table:style-name="ce3"/>
          <table:table-cell table:number-columns-repeated="2"/>
          <table:table-cell table:style-name="ce3"/>
          <table:table-cell table:number-columns-repeated="6"/>
          <table:table-cell table:style-name="ce3"/>
          <table:table-cell/>
          <table:table-cell table:style-name="ce2"/>
          <table:table-cell/>
          <table:table-cell table:style-name="ce2" table:number-columns-repeated="3"/>
          <table:table-cell/>
          <table:table-cell table:style-name="ce2" table:number-columns-repeated="7"/>
          <table:table-cell table:style-name="ce3"/>
          <table:table-cell table:style-name="Default"/>
          <table:table-cell table:style-name="ce2" table:number-columns-repeated="996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2"/>
          <table:table-cell table:style-name="ce3"/>
          <table:table-cell table:number-columns-repeated="2"/>
          <table:table-cell table:style-name="ce3"/>
          <table:table-cell table:number-columns-repeated="6"/>
          <table:table-cell table:style-name="ce3"/>
          <table:table-cell/>
          <table:table-cell table:style-name="ce2"/>
          <table:table-cell/>
          <table:table-cell table:style-name="ce2" table:number-columns-repeated="3"/>
          <table:table-cell/>
          <table:table-cell table:style-name="ce2" table:number-columns-repeated="7"/>
          <table:table-cell table:style-name="ce3"/>
          <table:table-cell table:style-name="Default"/>
          <table:table-cell table:style-name="ce2" table:number-columns-repeated="996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2"/>
          <table:table-cell table:style-name="ce3"/>
          <table:table-cell table:number-columns-repeated="2"/>
          <table:table-cell table:style-name="ce3"/>
          <table:table-cell table:number-columns-repeated="6"/>
          <table:table-cell table:style-name="ce3"/>
          <table:table-cell/>
          <table:table-cell table:style-name="ce2"/>
          <table:table-cell/>
          <table:table-cell table:style-name="ce2" table:number-columns-repeated="3"/>
          <table:table-cell/>
          <table:table-cell table:style-name="ce2" table:number-columns-repeated="7"/>
          <table:table-cell table:style-name="ce3"/>
          <table:table-cell table:style-name="Default"/>
          <table:table-cell table:style-name="ce2"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2"/>
          <table:table-cell/>
          <table:table-cell table:style-name="ce2"/>
          <table:table-cell table:number-columns-repeated="2"/>
          <table:table-cell table:style-name="ce2"/>
          <table:table-cell table:number-columns-repeated="2"/>
          <table:table-cell table:style-name="ce2"/>
          <table:table-cell/>
          <table:table-cell table:style-name="ce2"/>
          <table:table-cell table:number-columns-repeated="1002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_5" table:style-name="ta1">
        <table:table-column table:style-name="co1" table:number-columns-repeated="2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1011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thread</text:p>
          </table:table-cell>
          <table:table-cell table:number-columns-repeated="2"/>
          <table:table-cell office:value-type="string" calcext:value-type="string">
            <text:p>pthread</text:p>
          </table:table-cell>
          <table:table-cell table:number-columns-repeated="6"/>
          <table:table-cell office:value-type="string" calcext:value-type="string">
            <text:p>pthread</text:p>
          </table:table-cell>
          <table:table-cell table:number-columns-repeated="14"/>
          <table:table-cell office:value-type="string" calcext:value-type="string">
            <text:p>pthread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table:number-columns-repeated="14"/>
          <table:table-cell office:value-type="float" office:value="32" calcext:value-type="float">
            <text:p>32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5136132" calcext:value-type="float">
            <text:p>5136132</text:p>
          </table:table-cell>
          <table:table-cell office:value-type="float" office:value="7045757" calcext:value-type="float">
            <text:p>7045757</text:p>
          </table:table-cell>
          <table:table-cell office:value-type="float" office:value="7060108" calcext:value-type="float">
            <text:p>7060108</text:p>
          </table:table-cell>
          <table:table-cell table:style-name="Default" office:value-type="float" office:value="2847496" calcext:value-type="float">
            <text:p>2847496</text:p>
          </table:table-cell>
          <table:table-cell office:value-type="float" office:value="3189017" calcext:value-type="float">
            <text:p>3189017</text:p>
          </table:table-cell>
          <table:table-cell office:value-type="float" office:value="3198006" calcext:value-type="float">
            <text:p>3198006</text:p>
          </table:table-cell>
          <table:table-cell office:value-type="float" office:value="3268506" calcext:value-type="float">
            <text:p>3268506</text:p>
          </table:table-cell>
          <table:table-cell office:value-type="float" office:value="3275585" calcext:value-type="float">
            <text:p>3275585</text:p>
          </table:table-cell>
          <table:table-cell office:value-type="float" office:value="3223712" calcext:value-type="float">
            <text:p>3223712</text:p>
          </table:table-cell>
          <table:table-cell office:value-type="float" office:value="3235587" calcext:value-type="float">
            <text:p>3235587</text:p>
          </table:table-cell>
          <table:table-cell table:style-name="Default" office:value-type="float" office:value="2311358" calcext:value-type="float">
            <text:p>2311358</text:p>
          </table:table-cell>
          <table:table-cell office:value-type="float" office:value="2265856" calcext:value-type="float">
            <text:p>2265856</text:p>
          </table:table-cell>
          <table:table-cell table:style-name="Default" office:value-type="float" office:value="2265853" calcext:value-type="float">
            <text:p>2265853</text:p>
          </table:table-cell>
          <table:table-cell table:style-name="Default" office:value-type="float" office:value="2272438" calcext:value-type="float">
            <text:p>2272438</text:p>
          </table:table-cell>
          <table:table-cell table:style-name="Default" office:value-type="float" office:value="2276118" calcext:value-type="float">
            <text:p>2276118</text:p>
          </table:table-cell>
          <table:table-cell table:style-name="Default" office:value-type="float" office:value="2280168" calcext:value-type="float">
            <text:p>2280168</text:p>
          </table:table-cell>
          <table:table-cell table:style-name="Default" office:value-type="float" office:value="2284580" calcext:value-type="float">
            <text:p>2284580</text:p>
          </table:table-cell>
          <table:table-cell table:style-name="Default" office:value-type="float" office:value="2295845" calcext:value-type="float">
            <text:p>2295845</text:p>
          </table:table-cell>
          <table:table-cell table:style-name="Default" office:value-type="float" office:value="2297208" calcext:value-type="float">
            <text:p>2297208</text:p>
          </table:table-cell>
          <table:table-cell table:style-name="Default" office:value-type="float" office:value="2300090" calcext:value-type="float">
            <text:p>2300090</text:p>
          </table:table-cell>
          <table:table-cell table:style-name="Default" office:value-type="float" office:value="2307668" calcext:value-type="float">
            <text:p>2307668</text:p>
          </table:table-cell>
          <table:table-cell table:style-name="Default" office:value-type="float" office:value="2313107" calcext:value-type="float">
            <text:p>2313107</text:p>
          </table:table-cell>
          <table:table-cell office:value-type="float" office:value="2315772" calcext:value-type="float">
            <text:p>2315772</text:p>
          </table:table-cell>
          <table:table-cell office:value-type="float" office:value="2332609" calcext:value-type="float">
            <text:p>2332609</text:p>
          </table:table-cell>
          <table:table-cell office:value-type="float" office:value="2338301" calcext:value-type="float">
            <text:p>2338301</text:p>
          </table:table-cell>
          <table:table-cell office:value-type="float" office:value="3198042" calcext:value-type="float">
            <text:p>3198042</text:p>
          </table:table-cell>
          <table:table-cell office:value-type="float" office:value="3198190" calcext:value-type="float">
            <text:p>3198190</text:p>
          </table:table-cell>
          <table:table-cell office:value-type="float" office:value="3198198" calcext:value-type="float">
            <text:p>3198198</text:p>
          </table:table-cell>
          <table:table-cell office:value-type="float" office:value="3198015" calcext:value-type="float">
            <text:p>3198015</text:p>
          </table:table-cell>
          <table:table-cell office:value-type="float" office:value="3197924" calcext:value-type="float">
            <text:p>3197924</text:p>
          </table:table-cell>
          <table:table-cell office:value-type="float" office:value="3197992" calcext:value-type="float">
            <text:p>3197992</text:p>
          </table:table-cell>
          <table:table-cell office:value-type="float" office:value="3197937" calcext:value-type="float">
            <text:p>3197937</text:p>
          </table:table-cell>
          <table:table-cell office:value-type="float" office:value="3198000" calcext:value-type="float">
            <text:p>3198000</text:p>
          </table:table-cell>
          <table:table-cell office:value-type="float" office:value="3197640" calcext:value-type="float">
            <text:p>3197640</text:p>
          </table:table-cell>
          <table:table-cell office:value-type="float" office:value="3197575" calcext:value-type="float">
            <text:p>3197575</text:p>
          </table:table-cell>
          <table:table-cell office:value-type="float" office:value="3197515" calcext:value-type="float">
            <text:p>3197515</text:p>
          </table:table-cell>
          <table:table-cell office:value-type="float" office:value="3198887" calcext:value-type="float">
            <text:p>3198887</text:p>
          </table:table-cell>
          <table:table-cell office:value-type="float" office:value="3204049" calcext:value-type="float">
            <text:p>3204049</text:p>
          </table:table-cell>
          <table:table-cell office:value-type="float" office:value="3238152" calcext:value-type="float">
            <text:p>3238152</text:p>
          </table:table-cell>
          <table:table-cell office:value-type="float" office:value="3240138" calcext:value-type="float">
            <text:p>3240138</text:p>
          </table:table-cell>
          <table:table-cell office:value-type="float" office:value="3234147" calcext:value-type="float">
            <text:p>3234147</text:p>
          </table:table-cell>
          <table:table-cell office:value-type="float" office:value="3220538" calcext:value-type="float">
            <text:p>3220538</text:p>
          </table:table-cell>
          <table:table-cell office:value-type="float" office:value="3189351" calcext:value-type="float">
            <text:p>3189351</text:p>
          </table:table-cell>
          <table:table-cell office:value-type="float" office:value="3210907" calcext:value-type="float">
            <text:p>3210907</text:p>
          </table:table-cell>
          <table:table-cell office:value-type="float" office:value="3241278" calcext:value-type="float">
            <text:p>3241278</text:p>
          </table:table-cell>
          <table:table-cell office:value-type="float" office:value="3245305" calcext:value-type="float">
            <text:p>3245305</text:p>
          </table:table-cell>
          <table:table-cell office:value-type="float" office:value="3255603" calcext:value-type="float">
            <text:p>3255603</text:p>
          </table:table-cell>
          <table:table-cell office:value-type="float" office:value="3260673" calcext:value-type="float">
            <text:p>3260673</text:p>
          </table:table-cell>
          <table:table-cell office:value-type="float" office:value="3172856" calcext:value-type="float">
            <text:p>3172856</text:p>
          </table:table-cell>
          <table:table-cell office:value-type="float" office:value="3181024" calcext:value-type="float">
            <text:p>3181024</text:p>
          </table:table-cell>
          <table:table-cell office:value-type="float" office:value="3180900" calcext:value-type="float">
            <text:p>3180900</text:p>
          </table:table-cell>
          <table:table-cell office:value-type="float" office:value="3180907" calcext:value-type="float">
            <text:p>3180907</text:p>
          </table:table-cell>
          <table:table-cell office:value-type="float" office:value="3182418" calcext:value-type="float">
            <text:p>3182418</text:p>
          </table:table-cell>
          <table:table-cell office:value-type="float" office:value="3165319" calcext:value-type="float">
            <text:p>3165319</text:p>
          </table:table-cell>
          <table:table-cell office:value-type="float" office:value="3180720" calcext:value-type="float">
            <text:p>3180720</text:p>
          </table:table-cell>
          <table:table-cell office:value-type="float" office:value="3180715" calcext:value-type="float">
            <text:p>3180715</text:p>
          </table:table-cell>
          <table:table-cell table:number-columns-repeated="967"/>
        </table:table-row>
        <table:table-row table:style-name="ro1">
          <table:table-cell/>
          <table:table-cell office:value-type="float" office:value="5109693" calcext:value-type="float">
            <text:p>5109693</text:p>
          </table:table-cell>
          <table:table-cell office:value-type="float" office:value="6900947" calcext:value-type="float">
            <text:p>6900947</text:p>
          </table:table-cell>
          <table:table-cell office:value-type="float" office:value="6911267" calcext:value-type="float">
            <text:p>6911267</text:p>
          </table:table-cell>
          <table:table-cell table:style-name="Default" office:value-type="float" office:value="2729037" calcext:value-type="float">
            <text:p>2729037</text:p>
          </table:table-cell>
          <table:table-cell office:value-type="float" office:value="3151413" calcext:value-type="float">
            <text:p>3151413</text:p>
          </table:table-cell>
          <table:table-cell office:value-type="float" office:value="3150269" calcext:value-type="float">
            <text:p>3150269</text:p>
          </table:table-cell>
          <table:table-cell office:value-type="float" office:value="3070239" calcext:value-type="float">
            <text:p>3070239</text:p>
          </table:table-cell>
          <table:table-cell office:value-type="float" office:value="3075696" calcext:value-type="float">
            <text:p>3075696</text:p>
          </table:table-cell>
          <table:table-cell office:value-type="float" office:value="3071688" calcext:value-type="float">
            <text:p>3071688</text:p>
          </table:table-cell>
          <table:table-cell office:value-type="float" office:value="3080100" calcext:value-type="float">
            <text:p>3080100</text:p>
          </table:table-cell>
          <table:table-cell table:style-name="Default" office:value-type="float" office:value="2232694" calcext:value-type="float">
            <text:p>2232694</text:p>
          </table:table-cell>
          <table:table-cell office:value-type="float" office:value="2185020" calcext:value-type="float">
            <text:p>2185020</text:p>
          </table:table-cell>
          <table:table-cell table:style-name="Default" office:value-type="float" office:value="2184308" calcext:value-type="float">
            <text:p>2184308</text:p>
          </table:table-cell>
          <table:table-cell table:style-name="Default" office:value-type="float" office:value="2185587" calcext:value-type="float">
            <text:p>2185587</text:p>
          </table:table-cell>
          <table:table-cell table:style-name="Default" office:value-type="float" office:value="2190057" calcext:value-type="float">
            <text:p>2190057</text:p>
          </table:table-cell>
          <table:table-cell table:style-name="Default" office:value-type="float" office:value="2201586" calcext:value-type="float">
            <text:p>2201586</text:p>
          </table:table-cell>
          <table:table-cell table:style-name="Default" office:value-type="float" office:value="2207550" calcext:value-type="float">
            <text:p>2207550</text:p>
          </table:table-cell>
          <table:table-cell table:style-name="Default" office:value-type="float" office:value="2211031" calcext:value-type="float">
            <text:p>2211031</text:p>
          </table:table-cell>
          <table:table-cell table:style-name="Default" office:value-type="float" office:value="2214916" calcext:value-type="float">
            <text:p>2214916</text:p>
          </table:table-cell>
          <table:table-cell table:style-name="Default" office:value-type="float" office:value="2231093" calcext:value-type="float">
            <text:p>2231093</text:p>
          </table:table-cell>
          <table:table-cell table:style-name="Default" office:value-type="float" office:value="2237151" calcext:value-type="float">
            <text:p>2237151</text:p>
          </table:table-cell>
          <table:table-cell table:style-name="Default" office:value-type="float" office:value="2229591" calcext:value-type="float">
            <text:p>2229591</text:p>
          </table:table-cell>
          <table:table-cell office:value-type="float" office:value="2233733" calcext:value-type="float">
            <text:p>2233733</text:p>
          </table:table-cell>
          <table:table-cell office:value-type="float" office:value="2249602" calcext:value-type="float">
            <text:p>2249602</text:p>
          </table:table-cell>
          <table:table-cell office:value-type="float" office:value="2252867" calcext:value-type="float">
            <text:p>2252867</text:p>
          </table:table-cell>
          <table:table-cell office:value-type="float" office:value="3378534" calcext:value-type="float">
            <text:p>3378534</text:p>
          </table:table-cell>
          <table:table-cell office:value-type="float" office:value="3378529" calcext:value-type="float">
            <text:p>3378529</text:p>
          </table:table-cell>
          <table:table-cell office:value-type="float" office:value="3378500" calcext:value-type="float">
            <text:p>3378500</text:p>
          </table:table-cell>
          <table:table-cell office:value-type="float" office:value="3382027" calcext:value-type="float">
            <text:p>3382027</text:p>
          </table:table-cell>
          <table:table-cell office:value-type="float" office:value="3384261" calcext:value-type="float">
            <text:p>3384261</text:p>
          </table:table-cell>
          <table:table-cell office:value-type="float" office:value="3390888" calcext:value-type="float">
            <text:p>3390888</text:p>
          </table:table-cell>
          <table:table-cell office:value-type="float" office:value="3403186" calcext:value-type="float">
            <text:p>3403186</text:p>
          </table:table-cell>
          <table:table-cell office:value-type="float" office:value="3383242" calcext:value-type="float">
            <text:p>3383242</text:p>
          </table:table-cell>
          <table:table-cell office:value-type="float" office:value="3386122" calcext:value-type="float">
            <text:p>3386122</text:p>
          </table:table-cell>
          <table:table-cell table:number-columns-repeated="2" office:value-type="float" office:value="3378284" calcext:value-type="float">
            <text:p>3378284</text:p>
          </table:table-cell>
          <table:table-cell office:value-type="float" office:value="3434297" calcext:value-type="float">
            <text:p>3434297</text:p>
          </table:table-cell>
          <table:table-cell office:value-type="float" office:value="3438821" calcext:value-type="float">
            <text:p>3438821</text:p>
          </table:table-cell>
          <table:table-cell office:value-type="float" office:value="3441124" calcext:value-type="float">
            <text:p>3441124</text:p>
          </table:table-cell>
          <table:table-cell office:value-type="float" office:value="3442913" calcext:value-type="float">
            <text:p>3442913</text:p>
          </table:table-cell>
          <table:table-cell office:value-type="float" office:value="3436756" calcext:value-type="float">
            <text:p>3436756</text:p>
          </table:table-cell>
          <table:table-cell office:value-type="float" office:value="3444826" calcext:value-type="float">
            <text:p>3444826</text:p>
          </table:table-cell>
          <table:table-cell office:value-type="float" office:value="3453366" calcext:value-type="float">
            <text:p>3453366</text:p>
          </table:table-cell>
          <table:table-cell office:value-type="float" office:value="3456449" calcext:value-type="float">
            <text:p>3456449</text:p>
          </table:table-cell>
          <table:table-cell office:value-type="float" office:value="3463372" calcext:value-type="float">
            <text:p>3463372</text:p>
          </table:table-cell>
          <table:table-cell office:value-type="float" office:value="3467124" calcext:value-type="float">
            <text:p>3467124</text:p>
          </table:table-cell>
          <table:table-cell office:value-type="float" office:value="3466734" calcext:value-type="float">
            <text:p>3466734</text:p>
          </table:table-cell>
          <table:table-cell office:value-type="float" office:value="3469625" calcext:value-type="float">
            <text:p>3469625</text:p>
          </table:table-cell>
          <table:table-cell office:value-type="float" office:value="3364843" calcext:value-type="float">
            <text:p>3364843</text:p>
          </table:table-cell>
          <table:table-cell office:value-type="float" office:value="3377831" calcext:value-type="float">
            <text:p>3377831</text:p>
          </table:table-cell>
          <table:table-cell office:value-type="float" office:value="3379586" calcext:value-type="float">
            <text:p>3379586</text:p>
          </table:table-cell>
          <table:table-cell office:value-type="float" office:value="3379549" calcext:value-type="float">
            <text:p>3379549</text:p>
          </table:table-cell>
          <table:table-cell office:value-type="float" office:value="3377695" calcext:value-type="float">
            <text:p>3377695</text:p>
          </table:table-cell>
          <table:table-cell office:value-type="float" office:value="3377874" calcext:value-type="float">
            <text:p>3377874</text:p>
          </table:table-cell>
          <table:table-cell office:value-type="float" office:value="3377634" calcext:value-type="float">
            <text:p>3377634</text:p>
          </table:table-cell>
          <table:table-cell office:value-type="float" office:value="3377601" calcext:value-type="float">
            <text:p>3377601</text:p>
          </table:table-cell>
          <table:table-cell table:number-columns-repeated="967"/>
        </table:table-row>
        <table:table-row table:style-name="ro1">
          <table:table-cell/>
          <table:table-cell office:value-type="float" office:value="5238604" calcext:value-type="float">
            <text:p>5238604</text:p>
          </table:table-cell>
          <table:table-cell office:value-type="float" office:value="6970172" calcext:value-type="float">
            <text:p>6970172</text:p>
          </table:table-cell>
          <table:table-cell office:value-type="float" office:value="6977283" calcext:value-type="float">
            <text:p>6977283</text:p>
          </table:table-cell>
          <table:table-cell table:style-name="Default" office:value-type="float" office:value="2860979" calcext:value-type="float">
            <text:p>2860979</text:p>
          </table:table-cell>
          <table:table-cell office:value-type="float" office:value="3172820" calcext:value-type="float">
            <text:p>3172820</text:p>
          </table:table-cell>
          <table:table-cell office:value-type="float" office:value="3180960" calcext:value-type="float">
            <text:p>3180960</text:p>
          </table:table-cell>
          <table:table-cell office:value-type="float" office:value="3194604" calcext:value-type="float">
            <text:p>3194604</text:p>
          </table:table-cell>
          <table:table-cell office:value-type="float" office:value="3202733" calcext:value-type="float">
            <text:p>3202733</text:p>
          </table:table-cell>
          <table:table-cell office:value-type="float" office:value="3270314" calcext:value-type="float">
            <text:p>3270314</text:p>
          </table:table-cell>
          <table:table-cell office:value-type="float" office:value="3276297" calcext:value-type="float">
            <text:p>3276297</text:p>
          </table:table-cell>
          <table:table-cell table:style-name="Default" office:value-type="float" office:value="2195470" calcext:value-type="float">
            <text:p>2195470</text:p>
          </table:table-cell>
          <table:table-cell office:value-type="float" office:value="2151430" calcext:value-type="float">
            <text:p>2151430</text:p>
          </table:table-cell>
          <table:table-cell table:style-name="Default" office:value-type="float" office:value="2150745" calcext:value-type="float">
            <text:p>2150745</text:p>
          </table:table-cell>
          <table:table-cell table:style-name="Default" office:value-type="float" office:value="2150698" calcext:value-type="float">
            <text:p>2150698</text:p>
          </table:table-cell>
          <table:table-cell table:style-name="Default" office:value-type="float" office:value="2150639" calcext:value-type="float">
            <text:p>2150639</text:p>
          </table:table-cell>
          <table:table-cell table:style-name="Default" office:value-type="float" office:value="2157223" calcext:value-type="float">
            <text:p>2157223</text:p>
          </table:table-cell>
          <table:table-cell table:style-name="Default" office:value-type="float" office:value="2160783" calcext:value-type="float">
            <text:p>2160783</text:p>
          </table:table-cell>
          <table:table-cell table:style-name="Default" office:value-type="float" office:value="2167647" calcext:value-type="float">
            <text:p>2167647</text:p>
          </table:table-cell>
          <table:table-cell table:style-name="Default" office:value-type="float" office:value="2176769" calcext:value-type="float">
            <text:p>2176769</text:p>
          </table:table-cell>
          <table:table-cell table:style-name="Default" office:value-type="float" office:value="2190095" calcext:value-type="float">
            <text:p>2190095</text:p>
          </table:table-cell>
          <table:table-cell table:style-name="Default" office:value-type="float" office:value="2193172" calcext:value-type="float">
            <text:p>2193172</text:p>
          </table:table-cell>
          <table:table-cell table:style-name="Default" office:value-type="float" office:value="2197454" calcext:value-type="float">
            <text:p>2197454</text:p>
          </table:table-cell>
          <table:table-cell office:value-type="float" office:value="2203465" calcext:value-type="float">
            <text:p>2203465</text:p>
          </table:table-cell>
          <table:table-cell office:value-type="float" office:value="2232011" calcext:value-type="float">
            <text:p>2232011</text:p>
          </table:table-cell>
          <table:table-cell office:value-type="float" office:value="2235011" calcext:value-type="float">
            <text:p>2235011</text:p>
          </table:table-cell>
          <table:table-cell office:value-type="float" office:value="3624835" calcext:value-type="float">
            <text:p>3624835</text:p>
          </table:table-cell>
          <table:table-cell office:value-type="float" office:value="3626206" calcext:value-type="float">
            <text:p>3626206</text:p>
          </table:table-cell>
          <table:table-cell office:value-type="float" office:value="3626196" calcext:value-type="float">
            <text:p>3626196</text:p>
          </table:table-cell>
          <table:table-cell office:value-type="float" office:value="3626081" calcext:value-type="float">
            <text:p>3626081</text:p>
          </table:table-cell>
          <table:table-cell office:value-type="float" office:value="3625133" calcext:value-type="float">
            <text:p>3625133</text:p>
          </table:table-cell>
          <table:table-cell office:value-type="float" office:value="3625105" calcext:value-type="float">
            <text:p>3625105</text:p>
          </table:table-cell>
          <table:table-cell office:value-type="float" office:value="3625528" calcext:value-type="float">
            <text:p>3625528</text:p>
          </table:table-cell>
          <table:table-cell office:value-type="float" office:value="3624025" calcext:value-type="float">
            <text:p>3624025</text:p>
          </table:table-cell>
          <table:table-cell office:value-type="float" office:value="3624013" calcext:value-type="float">
            <text:p>3624013</text:p>
          </table:table-cell>
          <table:table-cell office:value-type="float" office:value="3624212" calcext:value-type="float">
            <text:p>3624212</text:p>
          </table:table-cell>
          <table:table-cell office:value-type="float" office:value="3624134" calcext:value-type="float">
            <text:p>3624134</text:p>
          </table:table-cell>
          <table:table-cell office:value-type="float" office:value="3623854" calcext:value-type="float">
            <text:p>3623854</text:p>
          </table:table-cell>
          <table:table-cell office:value-type="float" office:value="3623838" calcext:value-type="float">
            <text:p>3623838</text:p>
          </table:table-cell>
          <table:table-cell office:value-type="float" office:value="3623792" calcext:value-type="float">
            <text:p>3623792</text:p>
          </table:table-cell>
          <table:table-cell office:value-type="float" office:value="3623777" calcext:value-type="float">
            <text:p>3623777</text:p>
          </table:table-cell>
          <table:table-cell office:value-type="float" office:value="3634203" calcext:value-type="float">
            <text:p>3634203</text:p>
          </table:table-cell>
          <table:table-cell office:value-type="float" office:value="3639890" calcext:value-type="float">
            <text:p>3639890</text:p>
          </table:table-cell>
          <table:table-cell office:value-type="float" office:value="3651643" calcext:value-type="float">
            <text:p>3651643</text:p>
          </table:table-cell>
          <table:table-cell office:value-type="float" office:value="3655772" calcext:value-type="float">
            <text:p>3655772</text:p>
          </table:table-cell>
          <table:table-cell office:value-type="float" office:value="3667705" calcext:value-type="float">
            <text:p>3667705</text:p>
          </table:table-cell>
          <table:table-cell office:value-type="float" office:value="3673260" calcext:value-type="float">
            <text:p>3673260</text:p>
          </table:table-cell>
          <table:table-cell office:value-type="float" office:value="3691543" calcext:value-type="float">
            <text:p>3691543</text:p>
          </table:table-cell>
          <table:table-cell office:value-type="float" office:value="3695216" calcext:value-type="float">
            <text:p>3695216</text:p>
          </table:table-cell>
          <table:table-cell office:value-type="float" office:value="3623509" calcext:value-type="float">
            <text:p>3623509</text:p>
          </table:table-cell>
          <table:table-cell office:value-type="float" office:value="3623219" calcext:value-type="float">
            <text:p>3623219</text:p>
          </table:table-cell>
          <table:table-cell office:value-type="float" office:value="3623406" calcext:value-type="float">
            <text:p>3623406</text:p>
          </table:table-cell>
          <table:table-cell office:value-type="float" office:value="3623366" calcext:value-type="float">
            <text:p>3623366</text:p>
          </table:table-cell>
          <table:table-cell office:value-type="float" office:value="3633849" calcext:value-type="float">
            <text:p>3633849</text:p>
          </table:table-cell>
          <table:table-cell office:value-type="float" office:value="3633719" calcext:value-type="float">
            <text:p>3633719</text:p>
          </table:table-cell>
          <table:table-cell office:value-type="float" office:value="3615513" calcext:value-type="float">
            <text:p>3615513</text:p>
          </table:table-cell>
          <table:table-cell office:value-type="float" office:value="3615503" calcext:value-type="float">
            <text:p>3615503</text:p>
          </table:table-cell>
          <table:table-cell table:number-columns-repeated="967"/>
        </table:table-row>
        <table:table-row table:style-name="ro1">
          <table:table-cell/>
          <table:table-cell office:value-type="float" office:value="5072546" calcext:value-type="float">
            <text:p>5072546</text:p>
          </table:table-cell>
          <table:table-cell office:value-type="float" office:value="6912183" calcext:value-type="float">
            <text:p>6912183</text:p>
          </table:table-cell>
          <table:table-cell office:value-type="float" office:value="6904989" calcext:value-type="float">
            <text:p>6904989</text:p>
          </table:table-cell>
          <table:table-cell table:style-name="Default" office:value-type="float" office:value="2816313" calcext:value-type="float">
            <text:p>2816313</text:p>
          </table:table-cell>
          <table:table-cell office:value-type="float" office:value="3150975" calcext:value-type="float">
            <text:p>3150975</text:p>
          </table:table-cell>
          <table:table-cell office:value-type="float" office:value="3151423" calcext:value-type="float">
            <text:p>3151423</text:p>
          </table:table-cell>
          <table:table-cell office:value-type="float" office:value="3222508" calcext:value-type="float">
            <text:p>3222508</text:p>
          </table:table-cell>
          <table:table-cell office:value-type="float" office:value="3233861" calcext:value-type="float">
            <text:p>3233861</text:p>
          </table:table-cell>
          <table:table-cell office:value-type="float" office:value="3086338" calcext:value-type="float">
            <text:p>3086338</text:p>
          </table:table-cell>
          <table:table-cell office:value-type="float" office:value="3083515" calcext:value-type="float">
            <text:p>3083515</text:p>
          </table:table-cell>
          <table:table-cell table:style-name="Default" office:value-type="float" office:value="2215290" calcext:value-type="float">
            <text:p>2215290</text:p>
          </table:table-cell>
          <table:table-cell office:value-type="float" office:value="2177139" calcext:value-type="float">
            <text:p>2177139</text:p>
          </table:table-cell>
          <table:table-cell table:style-name="Default" office:value-type="float" office:value="2177737" calcext:value-type="float">
            <text:p>2177737</text:p>
          </table:table-cell>
          <table:table-cell table:style-name="Default" office:value-type="float" office:value="2176888" calcext:value-type="float">
            <text:p>2176888</text:p>
          </table:table-cell>
          <table:table-cell table:style-name="Default" office:value-type="float" office:value="2176805" calcext:value-type="float">
            <text:p>2176805</text:p>
          </table:table-cell>
          <table:table-cell table:style-name="Default" office:value-type="float" office:value="2177509" calcext:value-type="float">
            <text:p>2177509</text:p>
          </table:table-cell>
          <table:table-cell table:style-name="Default" office:value-type="float" office:value="2186992" calcext:value-type="float">
            <text:p>2186992</text:p>
          </table:table-cell>
          <table:table-cell table:style-name="Default" office:value-type="float" office:value="2194382" calcext:value-type="float">
            <text:p>2194382</text:p>
          </table:table-cell>
          <table:table-cell table:style-name="Default" office:value-type="float" office:value="2198083" calcext:value-type="float">
            <text:p>2198083</text:p>
          </table:table-cell>
          <table:table-cell table:style-name="Default" office:value-type="float" office:value="2209512" calcext:value-type="float">
            <text:p>2209512</text:p>
          </table:table-cell>
          <table:table-cell table:style-name="Default" office:value-type="float" office:value="2211545" calcext:value-type="float">
            <text:p>2211545</text:p>
          </table:table-cell>
          <table:table-cell table:style-name="Default" office:value-type="float" office:value="2214249" calcext:value-type="float">
            <text:p>2214249</text:p>
          </table:table-cell>
          <table:table-cell office:value-type="float" office:value="2220000" calcext:value-type="float">
            <text:p>2220000</text:p>
          </table:table-cell>
          <table:table-cell office:value-type="float" office:value="2238250" calcext:value-type="float">
            <text:p>2238250</text:p>
          </table:table-cell>
          <table:table-cell office:value-type="float" office:value="2241286" calcext:value-type="float">
            <text:p>2241286</text:p>
          </table:table-cell>
          <table:table-cell office:value-type="float" office:value="3014575" calcext:value-type="float">
            <text:p>3014575</text:p>
          </table:table-cell>
          <table:table-cell office:value-type="float" office:value="3014589" calcext:value-type="float">
            <text:p>3014589</text:p>
          </table:table-cell>
          <table:table-cell office:value-type="float" office:value="3014487" calcext:value-type="float">
            <text:p>3014487</text:p>
          </table:table-cell>
          <table:table-cell office:value-type="float" office:value="3014584" calcext:value-type="float">
            <text:p>3014584</text:p>
          </table:table-cell>
          <table:table-cell office:value-type="float" office:value="3014474" calcext:value-type="float">
            <text:p>3014474</text:p>
          </table:table-cell>
          <table:table-cell office:value-type="float" office:value="3014494" calcext:value-type="float">
            <text:p>3014494</text:p>
          </table:table-cell>
          <table:table-cell office:value-type="float" office:value="3014431" calcext:value-type="float">
            <text:p>3014431</text:p>
          </table:table-cell>
          <table:table-cell office:value-type="float" office:value="2983892" calcext:value-type="float">
            <text:p>2983892</text:p>
          </table:table-cell>
          <table:table-cell office:value-type="float" office:value="3014338" calcext:value-type="float">
            <text:p>3014338</text:p>
          </table:table-cell>
          <table:table-cell office:value-type="float" office:value="3045868" calcext:value-type="float">
            <text:p>3045868</text:p>
          </table:table-cell>
          <table:table-cell office:value-type="float" office:value="3051199" calcext:value-type="float">
            <text:p>3051199</text:p>
          </table:table-cell>
          <table:table-cell office:value-type="float" office:value="3022429" calcext:value-type="float">
            <text:p>3022429</text:p>
          </table:table-cell>
          <table:table-cell office:value-type="float" office:value="3026193" calcext:value-type="float">
            <text:p>3026193</text:p>
          </table:table-cell>
          <table:table-cell office:value-type="float" office:value="3034345" calcext:value-type="float">
            <text:p>3034345</text:p>
          </table:table-cell>
          <table:table-cell office:value-type="float" office:value="3028604" calcext:value-type="float">
            <text:p>3028604</text:p>
          </table:table-cell>
          <table:table-cell office:value-type="float" office:value="3048335" calcext:value-type="float">
            <text:p>3048335</text:p>
          </table:table-cell>
          <table:table-cell office:value-type="float" office:value="3051216" calcext:value-type="float">
            <text:p>3051216</text:p>
          </table:table-cell>
          <table:table-cell office:value-type="float" office:value="3065006" calcext:value-type="float">
            <text:p>3065006</text:p>
          </table:table-cell>
          <table:table-cell office:value-type="float" office:value="3068380" calcext:value-type="float">
            <text:p>3068380</text:p>
          </table:table-cell>
          <table:table-cell office:value-type="float" office:value="3079849" calcext:value-type="float">
            <text:p>3079849</text:p>
          </table:table-cell>
          <table:table-cell office:value-type="float" office:value="3082145" calcext:value-type="float">
            <text:p>3082145</text:p>
          </table:table-cell>
          <table:table-cell office:value-type="float" office:value="3063893" calcext:value-type="float">
            <text:p>3063893</text:p>
          </table:table-cell>
          <table:table-cell office:value-type="float" office:value="3083529" calcext:value-type="float">
            <text:p>3083529</text:p>
          </table:table-cell>
          <table:table-cell office:value-type="float" office:value="3013797" calcext:value-type="float">
            <text:p>3013797</text:p>
          </table:table-cell>
          <table:table-cell office:value-type="float" office:value="3013851" calcext:value-type="float">
            <text:p>3013851</text:p>
          </table:table-cell>
          <table:table-cell office:value-type="float" office:value="3017585" calcext:value-type="float">
            <text:p>3017585</text:p>
          </table:table-cell>
          <table:table-cell office:value-type="float" office:value="3013661" calcext:value-type="float">
            <text:p>3013661</text:p>
          </table:table-cell>
          <table:table-cell office:value-type="float" office:value="3013670" calcext:value-type="float">
            <text:p>3013670</text:p>
          </table:table-cell>
          <table:table-cell office:value-type="float" office:value="2996942" calcext:value-type="float">
            <text:p>2996942</text:p>
          </table:table-cell>
          <table:table-cell office:value-type="float" office:value="2963950" calcext:value-type="float">
            <text:p>2963950</text:p>
          </table:table-cell>
          <table:table-cell office:value-type="float" office:value="2963857" calcext:value-type="float">
            <text:p>2963857</text:p>
          </table:table-cell>
          <table:table-cell table:number-columns-repeated="967"/>
        </table:table-row>
        <table:table-row table:style-name="ro1">
          <table:table-cell/>
          <table:table-cell office:value-type="float" office:value="5039438" calcext:value-type="float">
            <text:p>5039438</text:p>
          </table:table-cell>
          <table:table-cell office:value-type="float" office:value="6882942" calcext:value-type="float">
            <text:p>6882942</text:p>
          </table:table-cell>
          <table:table-cell office:value-type="float" office:value="6893223" calcext:value-type="float">
            <text:p>6893223</text:p>
          </table:table-cell>
          <table:table-cell table:style-name="Default" office:value-type="float" office:value="2819470" calcext:value-type="float">
            <text:p>2819470</text:p>
          </table:table-cell>
          <table:table-cell office:value-type="float" office:value="3288999" calcext:value-type="float">
            <text:p>3288999</text:p>
          </table:table-cell>
          <table:table-cell office:value-type="float" office:value="3294363" calcext:value-type="float">
            <text:p>3294363</text:p>
          </table:table-cell>
          <table:table-cell office:value-type="float" office:value="3146025" calcext:value-type="float">
            <text:p>3146025</text:p>
          </table:table-cell>
          <table:table-cell office:value-type="float" office:value="3156174" calcext:value-type="float">
            <text:p>3156174</text:p>
          </table:table-cell>
          <table:table-cell office:value-type="float" office:value="3161140" calcext:value-type="float">
            <text:p>3161140</text:p>
          </table:table-cell>
          <table:table-cell office:value-type="float" office:value="3156833" calcext:value-type="float">
            <text:p>3156833</text:p>
          </table:table-cell>
          <table:table-cell table:style-name="Default" office:value-type="float" office:value="2235149" calcext:value-type="float">
            <text:p>2235149</text:p>
          </table:table-cell>
          <table:table-cell office:value-type="float" office:value="2196582" calcext:value-type="float">
            <text:p>2196582</text:p>
          </table:table-cell>
          <table:table-cell table:style-name="Default" office:value-type="float" office:value="2195857" calcext:value-type="float">
            <text:p>2195857</text:p>
          </table:table-cell>
          <table:table-cell table:style-name="Default" office:value-type="float" office:value="2195709" calcext:value-type="float">
            <text:p>2195709</text:p>
          </table:table-cell>
          <table:table-cell table:style-name="Default" office:value-type="float" office:value="2197143" calcext:value-type="float">
            <text:p>2197143</text:p>
          </table:table-cell>
          <table:table-cell table:style-name="Default" office:value-type="float" office:value="2209199" calcext:value-type="float">
            <text:p>2209199</text:p>
          </table:table-cell>
          <table:table-cell table:style-name="Default" office:value-type="float" office:value="2214010" calcext:value-type="float">
            <text:p>2214010</text:p>
          </table:table-cell>
          <table:table-cell table:style-name="Default" office:value-type="float" office:value="2232005" calcext:value-type="float">
            <text:p>2232005</text:p>
          </table:table-cell>
          <table:table-cell table:style-name="Default" office:value-type="float" office:value="2233567" calcext:value-type="float">
            <text:p>2233567</text:p>
          </table:table-cell>
          <table:table-cell table:style-name="Default" office:value-type="float" office:value="2223766" calcext:value-type="float">
            <text:p>2223766</text:p>
          </table:table-cell>
          <table:table-cell table:style-name="Default" office:value-type="float" office:value="2242706" calcext:value-type="float">
            <text:p>2242706</text:p>
          </table:table-cell>
          <table:table-cell table:style-name="Default" office:value-type="float" office:value="2249779" calcext:value-type="float">
            <text:p>2249779</text:p>
          </table:table-cell>
          <table:table-cell office:value-type="float" office:value="2255473" calcext:value-type="float">
            <text:p>2255473</text:p>
          </table:table-cell>
          <table:table-cell office:value-type="float" office:value="2255909" calcext:value-type="float">
            <text:p>2255909</text:p>
          </table:table-cell>
          <table:table-cell office:value-type="float" office:value="2259975" calcext:value-type="float">
            <text:p>2259975</text:p>
          </table:table-cell>
          <table:table-cell office:value-type="float" office:value="3374695" calcext:value-type="float">
            <text:p>3374695</text:p>
          </table:table-cell>
          <table:table-cell office:value-type="float" office:value="3374740" calcext:value-type="float">
            <text:p>3374740</text:p>
          </table:table-cell>
          <table:table-cell office:value-type="float" office:value="3374706" calcext:value-type="float">
            <text:p>3374706</text:p>
          </table:table-cell>
          <table:table-cell office:value-type="float" office:value="3378663" calcext:value-type="float">
            <text:p>3378663</text:p>
          </table:table-cell>
          <table:table-cell office:value-type="float" office:value="3378594" calcext:value-type="float">
            <text:p>3378594</text:p>
          </table:table-cell>
          <table:table-cell office:value-type="float" office:value="3374631" calcext:value-type="float">
            <text:p>3374631</text:p>
          </table:table-cell>
          <table:table-cell office:value-type="float" office:value="3374467" calcext:value-type="float">
            <text:p>3374467</text:p>
          </table:table-cell>
          <table:table-cell office:value-type="float" office:value="3374661" calcext:value-type="float">
            <text:p>3374661</text:p>
          </table:table-cell>
          <table:table-cell office:value-type="float" office:value="3375655" calcext:value-type="float">
            <text:p>3375655</text:p>
          </table:table-cell>
          <table:table-cell office:value-type="float" office:value="3381977" calcext:value-type="float">
            <text:p>3381977</text:p>
          </table:table-cell>
          <table:table-cell office:value-type="float" office:value="3383475" calcext:value-type="float">
            <text:p>3383475</text:p>
          </table:table-cell>
          <table:table-cell office:value-type="float" office:value="3388401" calcext:value-type="float">
            <text:p>3388401</text:p>
          </table:table-cell>
          <table:table-cell office:value-type="float" office:value="3393778" calcext:value-type="float">
            <text:p>3393778</text:p>
          </table:table-cell>
          <table:table-cell office:value-type="float" office:value="3387711" calcext:value-type="float">
            <text:p>3387711</text:p>
          </table:table-cell>
          <table:table-cell office:value-type="float" office:value="3392076" calcext:value-type="float">
            <text:p>3392076</text:p>
          </table:table-cell>
          <table:table-cell office:value-type="float" office:value="3440222" calcext:value-type="float">
            <text:p>3440222</text:p>
          </table:table-cell>
          <table:table-cell office:value-type="float" office:value="3445246" calcext:value-type="float">
            <text:p>3445246</text:p>
          </table:table-cell>
          <table:table-cell office:value-type="float" office:value="3417656" calcext:value-type="float">
            <text:p>3417656</text:p>
          </table:table-cell>
          <table:table-cell office:value-type="float" office:value="3420883" calcext:value-type="float">
            <text:p>3420883</text:p>
          </table:table-cell>
          <table:table-cell office:value-type="float" office:value="3448182" calcext:value-type="float">
            <text:p>3448182</text:p>
          </table:table-cell>
          <table:table-cell office:value-type="float" office:value="3450812" calcext:value-type="float">
            <text:p>3450812</text:p>
          </table:table-cell>
          <table:table-cell office:value-type="float" office:value="3431880" calcext:value-type="float">
            <text:p>3431880</text:p>
          </table:table-cell>
          <table:table-cell office:value-type="float" office:value="3450157" calcext:value-type="float">
            <text:p>3450157</text:p>
          </table:table-cell>
          <table:table-cell office:value-type="float" office:value="3376926" calcext:value-type="float">
            <text:p>3376926</text:p>
          </table:table-cell>
          <table:table-cell office:value-type="float" office:value="3376874" calcext:value-type="float">
            <text:p>3376874</text:p>
          </table:table-cell>
          <table:table-cell office:value-type="float" office:value="3373744" calcext:value-type="float">
            <text:p>3373744</text:p>
          </table:table-cell>
          <table:table-cell office:value-type="float" office:value="3373741" calcext:value-type="float">
            <text:p>3373741</text:p>
          </table:table-cell>
          <table:table-cell office:value-type="float" office:value="3373721" calcext:value-type="float">
            <text:p>3373721</text:p>
          </table:table-cell>
          <table:table-cell office:value-type="float" office:value="3373706" calcext:value-type="float">
            <text:p>3373706</text:p>
          </table:table-cell>
          <table:table-cell office:value-type="float" office:value="3369548" calcext:value-type="float">
            <text:p>3369548</text:p>
          </table:table-cell>
          <table:table-cell office:value-type="float" office:value="3369590" calcext:value-type="float">
            <text:p>3369590</text:p>
          </table:table-cell>
          <table:table-cell table:number-columns-repeated="967"/>
        </table:table-row>
        <table:table-row table:style-name="ro1">
          <table:table-cell/>
          <table:table-cell office:value-type="float" office:value="5174378" calcext:value-type="float">
            <text:p>5174378</text:p>
          </table:table-cell>
          <table:table-cell office:value-type="float" office:value="7047546" calcext:value-type="float">
            <text:p>7047546</text:p>
          </table:table-cell>
          <table:table-cell office:value-type="float" office:value="7053140" calcext:value-type="float">
            <text:p>7053140</text:p>
          </table:table-cell>
          <table:table-cell table:style-name="Default" office:value-type="float" office:value="2761794" calcext:value-type="float">
            <text:p>2761794</text:p>
          </table:table-cell>
          <table:table-cell office:value-type="float" office:value="3132533" calcext:value-type="float">
            <text:p>3132533</text:p>
          </table:table-cell>
          <table:table-cell office:value-type="float" office:value="3136609" calcext:value-type="float">
            <text:p>3136609</text:p>
          </table:table-cell>
          <table:table-cell office:value-type="float" office:value="3134035" calcext:value-type="float">
            <text:p>3134035</text:p>
          </table:table-cell>
          <table:table-cell office:value-type="float" office:value="3141600" calcext:value-type="float">
            <text:p>3141600</text:p>
          </table:table-cell>
          <table:table-cell office:value-type="float" office:value="3144230" calcext:value-type="float">
            <text:p>3144230</text:p>
          </table:table-cell>
          <table:table-cell office:value-type="float" office:value="3133426" calcext:value-type="float">
            <text:p>3133426</text:p>
          </table:table-cell>
          <table:table-cell table:style-name="Default" office:value-type="float" office:value="2161171" calcext:value-type="float">
            <text:p>2161171</text:p>
          </table:table-cell>
          <table:table-cell office:value-type="float" office:value="2120540" calcext:value-type="float">
            <text:p>2120540</text:p>
          </table:table-cell>
          <table:table-cell table:style-name="Default" office:value-type="float" office:value="2121156" calcext:value-type="float">
            <text:p>2121156</text:p>
          </table:table-cell>
          <table:table-cell table:style-name="Default" office:value-type="float" office:value="2120315" calcext:value-type="float">
            <text:p>2120315</text:p>
          </table:table-cell>
          <table:table-cell table:style-name="Default" office:value-type="float" office:value="2120363" calcext:value-type="float">
            <text:p>2120363</text:p>
          </table:table-cell>
          <table:table-cell table:style-name="Default" office:value-type="float" office:value="2120304" calcext:value-type="float">
            <text:p>2120304</text:p>
          </table:table-cell>
          <table:table-cell table:style-name="Default" office:value-type="float" office:value="2122411" calcext:value-type="float">
            <text:p>2122411</text:p>
          </table:table-cell>
          <table:table-cell table:style-name="Default" office:value-type="float" office:value="2134417" calcext:value-type="float">
            <text:p>2134417</text:p>
          </table:table-cell>
          <table:table-cell table:style-name="Default" office:value-type="float" office:value="2131709" calcext:value-type="float">
            <text:p>2131709</text:p>
          </table:table-cell>
          <table:table-cell table:style-name="Default" office:value-type="float" office:value="2152212" calcext:value-type="float">
            <text:p>2152212</text:p>
          </table:table-cell>
          <table:table-cell table:style-name="Default" office:value-type="float" office:value="2157944" calcext:value-type="float">
            <text:p>2157944</text:p>
          </table:table-cell>
          <table:table-cell table:style-name="Default" office:value-type="float" office:value="2165392" calcext:value-type="float">
            <text:p>2165392</text:p>
          </table:table-cell>
          <table:table-cell office:value-type="float" office:value="2169355" calcext:value-type="float">
            <text:p>2169355</text:p>
          </table:table-cell>
          <table:table-cell office:value-type="float" office:value="2185833" calcext:value-type="float">
            <text:p>2185833</text:p>
          </table:table-cell>
          <table:table-cell office:value-type="float" office:value="2188933" calcext:value-type="float">
            <text:p>2188933</text:p>
          </table:table-cell>
          <table:table-cell office:value-type="float" office:value="3739949" calcext:value-type="float">
            <text:p>3739949</text:p>
          </table:table-cell>
          <table:table-cell office:value-type="float" office:value="3741576" calcext:value-type="float">
            <text:p>3741576</text:p>
          </table:table-cell>
          <table:table-cell office:value-type="float" office:value="3741418" calcext:value-type="float">
            <text:p>3741418</text:p>
          </table:table-cell>
          <table:table-cell office:value-type="float" office:value="3741363" calcext:value-type="float">
            <text:p>3741363</text:p>
          </table:table-cell>
          <table:table-cell office:value-type="float" office:value="3741323" calcext:value-type="float">
            <text:p>3741323</text:p>
          </table:table-cell>
          <table:table-cell office:value-type="float" office:value="3741218" calcext:value-type="float">
            <text:p>3741218</text:p>
          </table:table-cell>
          <table:table-cell office:value-type="float" office:value="3741168" calcext:value-type="float">
            <text:p>3741168</text:p>
          </table:table-cell>
          <table:table-cell office:value-type="float" office:value="3739749" calcext:value-type="float">
            <text:p>3739749</text:p>
          </table:table-cell>
          <table:table-cell office:value-type="float" office:value="3739725" calcext:value-type="float">
            <text:p>3739725</text:p>
          </table:table-cell>
          <table:table-cell office:value-type="float" office:value="3741047" calcext:value-type="float">
            <text:p>3741047</text:p>
          </table:table-cell>
          <table:table-cell office:value-type="float" office:value="3739634" calcext:value-type="float">
            <text:p>3739634</text:p>
          </table:table-cell>
          <table:table-cell office:value-type="float" office:value="3742489" calcext:value-type="float">
            <text:p>3742489</text:p>
          </table:table-cell>
          <table:table-cell office:value-type="float" office:value="3786335" calcext:value-type="float">
            <text:p>3786335</text:p>
          </table:table-cell>
          <table:table-cell office:value-type="float" office:value="3770622" calcext:value-type="float">
            <text:p>3770622</text:p>
          </table:table-cell>
          <table:table-cell office:value-type="float" office:value="3774702" calcext:value-type="float">
            <text:p>3774702</text:p>
          </table:table-cell>
          <table:table-cell office:value-type="float" office:value="3776449" calcext:value-type="float">
            <text:p>3776449</text:p>
          </table:table-cell>
          <table:table-cell office:value-type="float" office:value="3778858" calcext:value-type="float">
            <text:p>3778858</text:p>
          </table:table-cell>
          <table:table-cell office:value-type="float" office:value="3802236" calcext:value-type="float">
            <text:p>3802236</text:p>
          </table:table-cell>
          <table:table-cell office:value-type="float" office:value="3804305" calcext:value-type="float">
            <text:p>3804305</text:p>
          </table:table-cell>
          <table:table-cell office:value-type="float" office:value="3806647" calcext:value-type="float">
            <text:p>3806647</text:p>
          </table:table-cell>
          <table:table-cell office:value-type="float" office:value="3813674" calcext:value-type="float">
            <text:p>3813674</text:p>
          </table:table-cell>
          <table:table-cell office:value-type="float" office:value="3797627" calcext:value-type="float">
            <text:p>3797627</text:p>
          </table:table-cell>
          <table:table-cell office:value-type="float" office:value="3814439" calcext:value-type="float">
            <text:p>3814439</text:p>
          </table:table-cell>
          <table:table-cell office:value-type="float" office:value="3740835" calcext:value-type="float">
            <text:p>3740835</text:p>
          </table:table-cell>
          <table:table-cell office:value-type="float" office:value="3740630" calcext:value-type="float">
            <text:p>3740630</text:p>
          </table:table-cell>
          <table:table-cell office:value-type="float" office:value="3740738" calcext:value-type="float">
            <text:p>3740738</text:p>
          </table:table-cell>
          <table:table-cell office:value-type="float" office:value="3740518" calcext:value-type="float">
            <text:p>3740518</text:p>
          </table:table-cell>
          <table:table-cell office:value-type="float" office:value="3740565" calcext:value-type="float">
            <text:p>3740565</text:p>
          </table:table-cell>
          <table:table-cell office:value-type="float" office:value="3740329" calcext:value-type="float">
            <text:p>3740329</text:p>
          </table:table-cell>
          <table:table-cell office:value-type="float" office:value="3736096" calcext:value-type="float">
            <text:p>3736096</text:p>
          </table:table-cell>
          <table:table-cell office:value-type="float" office:value="3736119" calcext:value-type="float">
            <text:p>3736119</text:p>
          </table:table-cell>
          <table:table-cell table:number-columns-repeated="967"/>
        </table:table-row>
        <table:table-row table:style-name="ro1">
          <table:table-cell/>
          <table:table-cell office:value-type="float" office:value="5079044" calcext:value-type="float">
            <text:p>5079044</text:p>
          </table:table-cell>
          <table:table-cell office:value-type="float" office:value="6922793" calcext:value-type="float">
            <text:p>6922793</text:p>
          </table:table-cell>
          <table:table-cell office:value-type="float" office:value="6932853" calcext:value-type="float">
            <text:p>6932853</text:p>
          </table:table-cell>
          <table:table-cell table:style-name="Default" office:value-type="float" office:value="2818462" calcext:value-type="float">
            <text:p>2818462</text:p>
          </table:table-cell>
          <table:table-cell office:value-type="float" office:value="3247603" calcext:value-type="float">
            <text:p>3247603</text:p>
          </table:table-cell>
          <table:table-cell office:value-type="float" office:value="3240223" calcext:value-type="float">
            <text:p>3240223</text:p>
          </table:table-cell>
          <table:table-cell office:value-type="float" office:value="3189299" calcext:value-type="float">
            <text:p>3189299</text:p>
          </table:table-cell>
          <table:table-cell office:value-type="float" office:value="3192708" calcext:value-type="float">
            <text:p>3192708</text:p>
          </table:table-cell>
          <table:table-cell office:value-type="float" office:value="3095726" calcext:value-type="float">
            <text:p>3095726</text:p>
          </table:table-cell>
          <table:table-cell office:value-type="float" office:value="3081049" calcext:value-type="float">
            <text:p>3081049</text:p>
          </table:table-cell>
          <table:table-cell table:style-name="Default" office:value-type="float" office:value="2202860" calcext:value-type="float">
            <text:p>2202860</text:p>
          </table:table-cell>
          <table:table-cell office:value-type="float" office:value="2163567" calcext:value-type="float">
            <text:p>2163567</text:p>
          </table:table-cell>
          <table:table-cell table:style-name="Default" office:value-type="float" office:value="2164503" calcext:value-type="float">
            <text:p>2164503</text:p>
          </table:table-cell>
          <table:table-cell table:style-name="Default" office:value-type="float" office:value="2164355" calcext:value-type="float">
            <text:p>2164355</text:p>
          </table:table-cell>
          <table:table-cell table:style-name="Default" office:value-type="float" office:value="2168241" calcext:value-type="float">
            <text:p>2168241</text:p>
          </table:table-cell>
          <table:table-cell table:style-name="Default" office:value-type="float" office:value="2163708" calcext:value-type="float">
            <text:p>2163708</text:p>
          </table:table-cell>
          <table:table-cell table:style-name="Default" office:value-type="float" office:value="2168119" calcext:value-type="float">
            <text:p>2168119</text:p>
          </table:table-cell>
          <table:table-cell table:style-name="Default" office:value-type="float" office:value="2181012" calcext:value-type="float">
            <text:p>2181012</text:p>
          </table:table-cell>
          <table:table-cell table:style-name="Default" office:value-type="float" office:value="2185474" calcext:value-type="float">
            <text:p>2185474</text:p>
          </table:table-cell>
          <table:table-cell table:style-name="Default" office:value-type="float" office:value="2203531" calcext:value-type="float">
            <text:p>2203531</text:p>
          </table:table-cell>
          <table:table-cell table:style-name="Default" office:value-type="float" office:value="2207946" calcext:value-type="float">
            <text:p>2207946</text:p>
          </table:table-cell>
          <table:table-cell table:style-name="Default" office:value-type="float" office:value="2209368" calcext:value-type="float">
            <text:p>2209368</text:p>
          </table:table-cell>
          <table:table-cell office:value-type="float" office:value="2212360" calcext:value-type="float">
            <text:p>2212360</text:p>
          </table:table-cell>
          <table:table-cell office:value-type="float" office:value="2223011" calcext:value-type="float">
            <text:p>2223011</text:p>
          </table:table-cell>
          <table:table-cell office:value-type="float" office:value="2226659" calcext:value-type="float">
            <text:p>2226659</text:p>
          </table:table-cell>
          <table:table-cell office:value-type="float" office:value="3156818" calcext:value-type="float">
            <text:p>3156818</text:p>
          </table:table-cell>
          <table:table-cell office:value-type="float" office:value="3156812" calcext:value-type="float">
            <text:p>3156812</text:p>
          </table:table-cell>
          <table:table-cell office:value-type="float" office:value="3156612" calcext:value-type="float">
            <text:p>3156612</text:p>
          </table:table-cell>
          <table:table-cell office:value-type="float" office:value="3156711" calcext:value-type="float">
            <text:p>3156711</text:p>
          </table:table-cell>
          <table:table-cell office:value-type="float" office:value="3156680" calcext:value-type="float">
            <text:p>3156680</text:p>
          </table:table-cell>
          <table:table-cell office:value-type="float" office:value="3161438" calcext:value-type="float">
            <text:p>3161438</text:p>
          </table:table-cell>
          <table:table-cell office:value-type="float" office:value="3163912" calcext:value-type="float">
            <text:p>3163912</text:p>
          </table:table-cell>
          <table:table-cell office:value-type="float" office:value="3156481" calcext:value-type="float">
            <text:p>3156481</text:p>
          </table:table-cell>
          <table:table-cell office:value-type="float" office:value="3156443" calcext:value-type="float">
            <text:p>3156443</text:p>
          </table:table-cell>
          <table:table-cell office:value-type="float" office:value="3156438" calcext:value-type="float">
            <text:p>3156438</text:p>
          </table:table-cell>
          <table:table-cell office:value-type="float" office:value="3156375" calcext:value-type="float">
            <text:p>3156375</text:p>
          </table:table-cell>
          <table:table-cell office:value-type="float" office:value="3156344" calcext:value-type="float">
            <text:p>3156344</text:p>
          </table:table-cell>
          <table:table-cell office:value-type="float" office:value="3156297" calcext:value-type="float">
            <text:p>3156297</text:p>
          </table:table-cell>
          <table:table-cell office:value-type="float" office:value="3156823" calcext:value-type="float">
            <text:p>3156823</text:p>
          </table:table-cell>
          <table:table-cell office:value-type="float" office:value="3158014" calcext:value-type="float">
            <text:p>3158014</text:p>
          </table:table-cell>
          <table:table-cell office:value-type="float" office:value="3177975" calcext:value-type="float">
            <text:p>3177975</text:p>
          </table:table-cell>
          <table:table-cell office:value-type="float" office:value="3183782" calcext:value-type="float">
            <text:p>3183782</text:p>
          </table:table-cell>
          <table:table-cell office:value-type="float" office:value="3182990" calcext:value-type="float">
            <text:p>3182990</text:p>
          </table:table-cell>
          <table:table-cell office:value-type="float" office:value="3186827" calcext:value-type="float">
            <text:p>3186827</text:p>
          </table:table-cell>
          <table:table-cell office:value-type="float" office:value="3200070" calcext:value-type="float">
            <text:p>3200070</text:p>
          </table:table-cell>
          <table:table-cell office:value-type="float" office:value="3207397" calcext:value-type="float">
            <text:p>3207397</text:p>
          </table:table-cell>
          <table:table-cell office:value-type="float" office:value="3215684" calcext:value-type="float">
            <text:p>3215684</text:p>
          </table:table-cell>
          <table:table-cell office:value-type="float" office:value="3204109" calcext:value-type="float">
            <text:p>3204109</text:p>
          </table:table-cell>
          <table:table-cell office:value-type="float" office:value="3155933" calcext:value-type="float">
            <text:p>3155933</text:p>
          </table:table-cell>
          <table:table-cell office:value-type="float" office:value="3155831" calcext:value-type="float">
            <text:p>3155831</text:p>
          </table:table-cell>
          <table:table-cell office:value-type="float" office:value="3155805" calcext:value-type="float">
            <text:p>3155805</text:p>
          </table:table-cell>
          <table:table-cell office:value-type="float" office:value="3155840" calcext:value-type="float">
            <text:p>3155840</text:p>
          </table:table-cell>
          <table:table-cell office:value-type="float" office:value="3160498" calcext:value-type="float">
            <text:p>3160498</text:p>
          </table:table-cell>
          <table:table-cell office:value-type="float" office:value="3156077" calcext:value-type="float">
            <text:p>3156077</text:p>
          </table:table-cell>
          <table:table-cell office:value-type="float" office:value="3155695" calcext:value-type="float">
            <text:p>3155695</text:p>
          </table:table-cell>
          <table:table-cell office:value-type="float" office:value="3155680" calcext:value-type="float">
            <text:p>3155680</text:p>
          </table:table-cell>
          <table:table-cell table:number-columns-repeated="967"/>
        </table:table-row>
        <table:table-row table:style-name="ro1">
          <table:table-cell/>
          <table:table-cell office:value-type="float" office:value="5281886" calcext:value-type="float">
            <text:p>5281886</text:p>
          </table:table-cell>
          <table:table-cell office:value-type="float" office:value="7182482" calcext:value-type="float">
            <text:p>7182482</text:p>
          </table:table-cell>
          <table:table-cell office:value-type="float" office:value="7163839" calcext:value-type="float">
            <text:p>7163839</text:p>
          </table:table-cell>
          <table:table-cell table:style-name="Default" office:value-type="float" office:value="2756887" calcext:value-type="float">
            <text:p>2756887</text:p>
          </table:table-cell>
          <table:table-cell office:value-type="float" office:value="3218441" calcext:value-type="float">
            <text:p>3218441</text:p>
          </table:table-cell>
          <table:table-cell office:value-type="float" office:value="3223739" calcext:value-type="float">
            <text:p>3223739</text:p>
          </table:table-cell>
          <table:table-cell office:value-type="float" office:value="3197603" calcext:value-type="float">
            <text:p>3197603</text:p>
          </table:table-cell>
          <table:table-cell office:value-type="float" office:value="3202912" calcext:value-type="float">
            <text:p>3202912</text:p>
          </table:table-cell>
          <table:table-cell office:value-type="float" office:value="3040256" calcext:value-type="float">
            <text:p>3040256</text:p>
          </table:table-cell>
          <table:table-cell office:value-type="float" office:value="3048391" calcext:value-type="float">
            <text:p>3048391</text:p>
          </table:table-cell>
          <table:table-cell table:style-name="Default" office:value-type="float" office:value="2213660" calcext:value-type="float">
            <text:p>2213660</text:p>
          </table:table-cell>
          <table:table-cell office:value-type="float" office:value="2174356" calcext:value-type="float">
            <text:p>2174356</text:p>
          </table:table-cell>
          <table:table-cell table:style-name="Default" office:value-type="float" office:value="2173345" calcext:value-type="float">
            <text:p>2173345</text:p>
          </table:table-cell>
          <table:table-cell table:style-name="Default" office:value-type="float" office:value="2173211" calcext:value-type="float">
            <text:p>2173211</text:p>
          </table:table-cell>
          <table:table-cell table:style-name="Default" office:value-type="float" office:value="2175333" calcext:value-type="float">
            <text:p>2175333</text:p>
          </table:table-cell>
          <table:table-cell table:style-name="Default" office:value-type="float" office:value="2182900" calcext:value-type="float">
            <text:p>2182900</text:p>
          </table:table-cell>
          <table:table-cell table:style-name="Default" office:value-type="float" office:value="2187433" calcext:value-type="float">
            <text:p>2187433</text:p>
          </table:table-cell>
          <table:table-cell table:style-name="Default" office:value-type="float" office:value="2199783" calcext:value-type="float">
            <text:p>2199783</text:p>
          </table:table-cell>
          <table:table-cell table:style-name="Default" office:value-type="float" office:value="2176696" calcext:value-type="float">
            <text:p>2176696</text:p>
          </table:table-cell>
          <table:table-cell table:style-name="Default" office:value-type="float" office:value="2214068" calcext:value-type="float">
            <text:p>2214068</text:p>
          </table:table-cell>
          <table:table-cell table:style-name="Default" office:value-type="float" office:value="2218013" calcext:value-type="float">
            <text:p>2218013</text:p>
          </table:table-cell>
          <table:table-cell table:style-name="Default" office:value-type="float" office:value="2230925" calcext:value-type="float">
            <text:p>2230925</text:p>
          </table:table-cell>
          <table:table-cell office:value-type="float" office:value="2235050" calcext:value-type="float">
            <text:p>2235050</text:p>
          </table:table-cell>
          <table:table-cell office:value-type="float" office:value="2239962" calcext:value-type="float">
            <text:p>2239962</text:p>
          </table:table-cell>
          <table:table-cell office:value-type="float" office:value="2243811" calcext:value-type="float">
            <text:p>2243811</text:p>
          </table:table-cell>
          <table:table-cell office:value-type="float" office:value="3132558" calcext:value-type="float">
            <text:p>3132558</text:p>
          </table:table-cell>
          <table:table-cell office:value-type="float" office:value="3132638" calcext:value-type="float">
            <text:p>3132638</text:p>
          </table:table-cell>
          <table:table-cell office:value-type="float" office:value="3132572" calcext:value-type="float">
            <text:p>3132572</text:p>
          </table:table-cell>
          <table:table-cell office:value-type="float" office:value="3132561" calcext:value-type="float">
            <text:p>3132561</text:p>
          </table:table-cell>
          <table:table-cell office:value-type="float" office:value="3132586" calcext:value-type="float">
            <text:p>3132586</text:p>
          </table:table-cell>
          <table:table-cell office:value-type="float" office:value="3134305" calcext:value-type="float">
            <text:p>3134305</text:p>
          </table:table-cell>
          <table:table-cell office:value-type="float" office:value="3134250" calcext:value-type="float">
            <text:p>3134250</text:p>
          </table:table-cell>
          <table:table-cell office:value-type="float" office:value="3132399" calcext:value-type="float">
            <text:p>3132399</text:p>
          </table:table-cell>
          <table:table-cell office:value-type="float" office:value="3132353" calcext:value-type="float">
            <text:p>3132353</text:p>
          </table:table-cell>
          <table:table-cell office:value-type="float" office:value="3132320" calcext:value-type="float">
            <text:p>3132320</text:p>
          </table:table-cell>
          <table:table-cell office:value-type="float" office:value="3134129" calcext:value-type="float">
            <text:p>3134129</text:p>
          </table:table-cell>
          <table:table-cell office:value-type="float" office:value="3132253" calcext:value-type="float">
            <text:p>3132253</text:p>
          </table:table-cell>
          <table:table-cell office:value-type="float" office:value="3132109" calcext:value-type="float">
            <text:p>3132109</text:p>
          </table:table-cell>
          <table:table-cell office:value-type="float" office:value="3129685" calcext:value-type="float">
            <text:p>3129685</text:p>
          </table:table-cell>
          <table:table-cell office:value-type="float" office:value="3112637" calcext:value-type="float">
            <text:p>3112637</text:p>
          </table:table-cell>
          <table:table-cell office:value-type="float" office:value="3159835" calcext:value-type="float">
            <text:p>3159835</text:p>
          </table:table-cell>
          <table:table-cell office:value-type="float" office:value="3160644" calcext:value-type="float">
            <text:p>3160644</text:p>
          </table:table-cell>
          <table:table-cell office:value-type="float" office:value="3145365" calcext:value-type="float">
            <text:p>3145365</text:p>
          </table:table-cell>
          <table:table-cell office:value-type="float" office:value="3149898" calcext:value-type="float">
            <text:p>3149898</text:p>
          </table:table-cell>
          <table:table-cell office:value-type="float" office:value="3162810" calcext:value-type="float">
            <text:p>3162810</text:p>
          </table:table-cell>
          <table:table-cell office:value-type="float" office:value="3165004" calcext:value-type="float">
            <text:p>3165004</text:p>
          </table:table-cell>
          <table:table-cell office:value-type="float" office:value="3195877" calcext:value-type="float">
            <text:p>3195877</text:p>
          </table:table-cell>
          <table:table-cell office:value-type="float" office:value="3198341" calcext:value-type="float">
            <text:p>3198341</text:p>
          </table:table-cell>
          <table:table-cell office:value-type="float" office:value="3112520" calcext:value-type="float">
            <text:p>3112520</text:p>
          </table:table-cell>
          <table:table-cell office:value-type="float" office:value="3098677" calcext:value-type="float">
            <text:p>3098677</text:p>
          </table:table-cell>
          <table:table-cell office:value-type="float" office:value="3100172" calcext:value-type="float">
            <text:p>3100172</text:p>
          </table:table-cell>
          <table:table-cell office:value-type="float" office:value="3100200" calcext:value-type="float">
            <text:p>3100200</text:p>
          </table:table-cell>
          <table:table-cell office:value-type="float" office:value="3100072" calcext:value-type="float">
            <text:p>3100072</text:p>
          </table:table-cell>
          <table:table-cell office:value-type="float" office:value="3100071" calcext:value-type="float">
            <text:p>3100071</text:p>
          </table:table-cell>
          <table:table-cell office:value-type="float" office:value="3101384" calcext:value-type="float">
            <text:p>3101384</text:p>
          </table:table-cell>
          <table:table-cell office:value-type="float" office:value="3085819" calcext:value-type="float">
            <text:p>3085819</text:p>
          </table:table-cell>
          <table:table-cell table:number-columns-repeated="967"/>
        </table:table-row>
        <table:table-row table:style-name="ro1">
          <table:table-cell/>
          <table:table-cell office:value-type="float" office:value="5111455" calcext:value-type="float">
            <text:p>5111455</text:p>
          </table:table-cell>
          <table:table-cell office:value-type="float" office:value="6880610" calcext:value-type="float">
            <text:p>6880610</text:p>
          </table:table-cell>
          <table:table-cell office:value-type="float" office:value="6886613" calcext:value-type="float">
            <text:p>6886613</text:p>
          </table:table-cell>
          <table:table-cell table:style-name="Default" office:value-type="float" office:value="2887101" calcext:value-type="float">
            <text:p>2887101</text:p>
          </table:table-cell>
          <table:table-cell office:value-type="float" office:value="3166251" calcext:value-type="float">
            <text:p>3166251</text:p>
          </table:table-cell>
          <table:table-cell office:value-type="float" office:value="3169017" calcext:value-type="float">
            <text:p>3169017</text:p>
          </table:table-cell>
          <table:table-cell office:value-type="float" office:value="3226329" calcext:value-type="float">
            <text:p>3226329</text:p>
          </table:table-cell>
          <table:table-cell office:value-type="float" office:value="3236840" calcext:value-type="float">
            <text:p>3236840</text:p>
          </table:table-cell>
          <table:table-cell office:value-type="float" office:value="3181659" calcext:value-type="float">
            <text:p>3181659</text:p>
          </table:table-cell>
          <table:table-cell office:value-type="float" office:value="3183559" calcext:value-type="float">
            <text:p>3183559</text:p>
          </table:table-cell>
          <table:table-cell table:style-name="Default" office:value-type="float" office:value="2312340" calcext:value-type="float">
            <text:p>2312340</text:p>
          </table:table-cell>
          <table:table-cell office:value-type="float" office:value="2268559" calcext:value-type="float">
            <text:p>2268559</text:p>
          </table:table-cell>
          <table:table-cell table:style-name="Default" office:value-type="float" office:value="2273502" calcext:value-type="float">
            <text:p>2273502</text:p>
          </table:table-cell>
          <table:table-cell table:style-name="Default" office:value-type="float" office:value="2268477" calcext:value-type="float">
            <text:p>2268477</text:p>
          </table:table-cell>
          <table:table-cell table:style-name="Default" office:value-type="float" office:value="2272426" calcext:value-type="float">
            <text:p>2272426</text:p>
          </table:table-cell>
          <table:table-cell table:style-name="Default" office:value-type="float" office:value="2278004" calcext:value-type="float">
            <text:p>2278004</text:p>
          </table:table-cell>
          <table:table-cell table:style-name="Default" office:value-type="float" office:value="2280625" calcext:value-type="float">
            <text:p>2280625</text:p>
          </table:table-cell>
          <table:table-cell table:style-name="Default" office:value-type="float" office:value="2287010" calcext:value-type="float">
            <text:p>2287010</text:p>
          </table:table-cell>
          <table:table-cell table:style-name="Default" office:value-type="float" office:value="2290471" calcext:value-type="float">
            <text:p>2290471</text:p>
          </table:table-cell>
          <table:table-cell table:style-name="Default" office:value-type="float" office:value="2307633" calcext:value-type="float">
            <text:p>2307633</text:p>
          </table:table-cell>
          <table:table-cell table:style-name="Default" office:value-type="float" office:value="2312308" calcext:value-type="float">
            <text:p>2312308</text:p>
          </table:table-cell>
          <table:table-cell table:style-name="Default" office:value-type="float" office:value="2321790" calcext:value-type="float">
            <text:p>2321790</text:p>
          </table:table-cell>
          <table:table-cell office:value-type="float" office:value="2326178" calcext:value-type="float">
            <text:p>2326178</text:p>
          </table:table-cell>
          <table:table-cell office:value-type="float" office:value="2338313" calcext:value-type="float">
            <text:p>2338313</text:p>
          </table:table-cell>
          <table:table-cell office:value-type="float" office:value="2339299" calcext:value-type="float">
            <text:p>2339299</text:p>
          </table:table-cell>
          <table:table-cell office:value-type="float" office:value="4008355" calcext:value-type="float">
            <text:p>4008355</text:p>
          </table:table-cell>
          <table:table-cell office:value-type="float" office:value="4010549" calcext:value-type="float">
            <text:p>4010549</text:p>
          </table:table-cell>
          <table:table-cell office:value-type="float" office:value="4010526" calcext:value-type="float">
            <text:p>4010526</text:p>
          </table:table-cell>
          <table:table-cell office:value-type="float" office:value="4005442" calcext:value-type="float">
            <text:p>4005442</text:p>
          </table:table-cell>
          <table:table-cell office:value-type="float" office:value="4005454" calcext:value-type="float">
            <text:p>4005454</text:p>
          </table:table-cell>
          <table:table-cell office:value-type="float" office:value="4008240" calcext:value-type="float">
            <text:p>4008240</text:p>
          </table:table-cell>
          <table:table-cell office:value-type="float" office:value="4008235" calcext:value-type="float">
            <text:p>4008235</text:p>
          </table:table-cell>
          <table:table-cell office:value-type="float" office:value="4010174" calcext:value-type="float">
            <text:p>4010174</text:p>
          </table:table-cell>
          <table:table-cell office:value-type="float" office:value="4008148" calcext:value-type="float">
            <text:p>4008148</text:p>
          </table:table-cell>
          <table:table-cell office:value-type="float" office:value="4008104" calcext:value-type="float">
            <text:p>4008104</text:p>
          </table:table-cell>
          <table:table-cell office:value-type="float" office:value="4009000" calcext:value-type="float">
            <text:p>4009000</text:p>
          </table:table-cell>
          <table:table-cell office:value-type="float" office:value="4008031" calcext:value-type="float">
            <text:p>4008031</text:p>
          </table:table-cell>
          <table:table-cell office:value-type="float" office:value="4008042" calcext:value-type="float">
            <text:p>4008042</text:p>
          </table:table-cell>
          <table:table-cell office:value-type="float" office:value="4010093" calcext:value-type="float">
            <text:p>4010093</text:p>
          </table:table-cell>
          <table:table-cell office:value-type="float" office:value="4010080" calcext:value-type="float">
            <text:p>4010080</text:p>
          </table:table-cell>
          <table:table-cell office:value-type="float" office:value="4035392" calcext:value-type="float">
            <text:p>4035392</text:p>
          </table:table-cell>
          <table:table-cell office:value-type="float" office:value="4042538" calcext:value-type="float">
            <text:p>4042538</text:p>
          </table:table-cell>
          <table:table-cell office:value-type="float" office:value="4016923" calcext:value-type="float">
            <text:p>4016923</text:p>
          </table:table-cell>
          <table:table-cell office:value-type="float" office:value="4028236" calcext:value-type="float">
            <text:p>4028236</text:p>
          </table:table-cell>
          <table:table-cell office:value-type="float" office:value="4056465" calcext:value-type="float">
            <text:p>4056465</text:p>
          </table:table-cell>
          <table:table-cell office:value-type="float" office:value="4063857" calcext:value-type="float">
            <text:p>4063857</text:p>
          </table:table-cell>
          <table:table-cell office:value-type="float" office:value="4077545" calcext:value-type="float">
            <text:p>4077545</text:p>
          </table:table-cell>
          <table:table-cell office:value-type="float" office:value="4084022" calcext:value-type="float">
            <text:p>4084022</text:p>
          </table:table-cell>
          <table:table-cell office:value-type="float" office:value="4009692" calcext:value-type="float">
            <text:p>4009692</text:p>
          </table:table-cell>
          <table:table-cell office:value-type="float" office:value="4009443" calcext:value-type="float">
            <text:p>4009443</text:p>
          </table:table-cell>
          <table:table-cell office:value-type="float" office:value="4009694" calcext:value-type="float">
            <text:p>4009694</text:p>
          </table:table-cell>
          <table:table-cell office:value-type="float" office:value="3994180" calcext:value-type="float">
            <text:p>3994180</text:p>
          </table:table-cell>
          <table:table-cell office:value-type="float" office:value="4008444" calcext:value-type="float">
            <text:p>4008444</text:p>
          </table:table-cell>
          <table:table-cell office:value-type="float" office:value="4009338" calcext:value-type="float">
            <text:p>4009338</text:p>
          </table:table-cell>
          <table:table-cell office:value-type="float" office:value="4008979" calcext:value-type="float">
            <text:p>4008979</text:p>
          </table:table-cell>
          <table:table-cell office:value-type="float" office:value="4008926" calcext:value-type="float">
            <text:p>4008926</text:p>
          </table:table-cell>
          <table:table-cell table:number-columns-repeated="967"/>
        </table:table-row>
        <table:table-row table:style-name="ro1">
          <table:table-cell/>
          <table:table-cell office:value-type="float" office:value="5152995" calcext:value-type="float">
            <text:p>5152995</text:p>
          </table:table-cell>
          <table:table-cell office:value-type="float" office:value="7052641" calcext:value-type="float">
            <text:p>7052641</text:p>
          </table:table-cell>
          <table:table-cell office:value-type="float" office:value="7036273" calcext:value-type="float">
            <text:p>7036273</text:p>
          </table:table-cell>
          <table:table-cell table:style-name="Default" office:value-type="float" office:value="2933770" calcext:value-type="float">
            <text:p>2933770</text:p>
          </table:table-cell>
          <table:table-cell office:value-type="float" office:value="3330360" calcext:value-type="float">
            <text:p>3330360</text:p>
          </table:table-cell>
          <table:table-cell office:value-type="float" office:value="3322094" calcext:value-type="float">
            <text:p>3322094</text:p>
          </table:table-cell>
          <table:table-cell office:value-type="float" office:value="3330810" calcext:value-type="float">
            <text:p>3330810</text:p>
          </table:table-cell>
          <table:table-cell office:value-type="float" office:value="3334334" calcext:value-type="float">
            <text:p>3334334</text:p>
          </table:table-cell>
          <table:table-cell office:value-type="float" office:value="3220284" calcext:value-type="float">
            <text:p>3220284</text:p>
          </table:table-cell>
          <table:table-cell office:value-type="float" office:value="3227814" calcext:value-type="float">
            <text:p>3227814</text:p>
          </table:table-cell>
          <table:table-cell table:style-name="Default" office:value-type="float" office:value="2318080" calcext:value-type="float">
            <text:p>2318080</text:p>
          </table:table-cell>
          <table:table-cell office:value-type="float" office:value="2275715" calcext:value-type="float">
            <text:p>2275715</text:p>
          </table:table-cell>
          <table:table-cell table:style-name="Default" office:value-type="float" office:value="2274146" calcext:value-type="float">
            <text:p>2274146</text:p>
          </table:table-cell>
          <table:table-cell table:style-name="Default" office:value-type="float" office:value="2279696" calcext:value-type="float">
            <text:p>2279696</text:p>
          </table:table-cell>
          <table:table-cell table:style-name="Default" office:value-type="float" office:value="2282290" calcext:value-type="float">
            <text:p>2282290</text:p>
          </table:table-cell>
          <table:table-cell table:style-name="Default" office:value-type="float" office:value="2288558" calcext:value-type="float">
            <text:p>2288558</text:p>
          </table:table-cell>
          <table:table-cell table:style-name="Default" office:value-type="float" office:value="2293133" calcext:value-type="float">
            <text:p>2293133</text:p>
          </table:table-cell>
          <table:table-cell table:style-name="Default" office:value-type="float" office:value="2300173" calcext:value-type="float">
            <text:p>2300173</text:p>
          </table:table-cell>
          <table:table-cell table:style-name="Default" office:value-type="float" office:value="2306784" calcext:value-type="float">
            <text:p>2306784</text:p>
          </table:table-cell>
          <table:table-cell table:style-name="Default" office:value-type="float" office:value="2319623" calcext:value-type="float">
            <text:p>2319623</text:p>
          </table:table-cell>
          <table:table-cell table:style-name="Default" office:value-type="float" office:value="2323875" calcext:value-type="float">
            <text:p>2323875</text:p>
          </table:table-cell>
          <table:table-cell table:style-name="Default" office:value-type="float" office:value="2323684" calcext:value-type="float">
            <text:p>2323684</text:p>
          </table:table-cell>
          <table:table-cell office:value-type="float" office:value="2330813" calcext:value-type="float">
            <text:p>2330813</text:p>
          </table:table-cell>
          <table:table-cell office:value-type="float" office:value="2333643" calcext:value-type="float">
            <text:p>2333643</text:p>
          </table:table-cell>
          <table:table-cell office:value-type="float" office:value="2337714" calcext:value-type="float">
            <text:p>2337714</text:p>
          </table:table-cell>
          <table:table-cell office:value-type="float" office:value="3837814" calcext:value-type="float">
            <text:p>3837814</text:p>
          </table:table-cell>
          <table:table-cell office:value-type="float" office:value="3843194" calcext:value-type="float">
            <text:p>3843194</text:p>
          </table:table-cell>
          <table:table-cell office:value-type="float" office:value="3843325" calcext:value-type="float">
            <text:p>3843325</text:p>
          </table:table-cell>
          <table:table-cell office:value-type="float" office:value="3843248" calcext:value-type="float">
            <text:p>3843248</text:p>
          </table:table-cell>
          <table:table-cell office:value-type="float" office:value="3843186" calcext:value-type="float">
            <text:p>3843186</text:p>
          </table:table-cell>
          <table:table-cell office:value-type="float" office:value="3839449" calcext:value-type="float">
            <text:p>3839449</text:p>
          </table:table-cell>
          <table:table-cell office:value-type="float" office:value="3837786" calcext:value-type="float">
            <text:p>3837786</text:p>
          </table:table-cell>
          <table:table-cell office:value-type="float" office:value="3839279" calcext:value-type="float">
            <text:p>3839279</text:p>
          </table:table-cell>
          <table:table-cell office:value-type="float" office:value="3839267" calcext:value-type="float">
            <text:p>3839267</text:p>
          </table:table-cell>
          <table:table-cell office:value-type="float" office:value="3842916" calcext:value-type="float">
            <text:p>3842916</text:p>
          </table:table-cell>
          <table:table-cell office:value-type="float" office:value="3842750" calcext:value-type="float">
            <text:p>3842750</text:p>
          </table:table-cell>
          <table:table-cell office:value-type="float" office:value="3839159" calcext:value-type="float">
            <text:p>3839159</text:p>
          </table:table-cell>
          <table:table-cell office:value-type="float" office:value="3839134" calcext:value-type="float">
            <text:p>3839134</text:p>
          </table:table-cell>
          <table:table-cell office:value-type="float" office:value="3839085" calcext:value-type="float">
            <text:p>3839085</text:p>
          </table:table-cell>
          <table:table-cell office:value-type="float" office:value="3838984" calcext:value-type="float">
            <text:p>3838984</text:p>
          </table:table-cell>
          <table:table-cell office:value-type="float" office:value="3852711" calcext:value-type="float">
            <text:p>3852711</text:p>
          </table:table-cell>
          <table:table-cell office:value-type="float" office:value="3858960" calcext:value-type="float">
            <text:p>3858960</text:p>
          </table:table-cell>
          <table:table-cell office:value-type="float" office:value="3861599" calcext:value-type="float">
            <text:p>3861599</text:p>
          </table:table-cell>
          <table:table-cell office:value-type="float" office:value="3868459" calcext:value-type="float">
            <text:p>3868459</text:p>
          </table:table-cell>
          <table:table-cell office:value-type="float" office:value="3880788" calcext:value-type="float">
            <text:p>3880788</text:p>
          </table:table-cell>
          <table:table-cell office:value-type="float" office:value="3884208" calcext:value-type="float">
            <text:p>3884208</text:p>
          </table:table-cell>
          <table:table-cell office:value-type="float" office:value="3913566" calcext:value-type="float">
            <text:p>3913566</text:p>
          </table:table-cell>
          <table:table-cell office:value-type="float" office:value="3919749" calcext:value-type="float">
            <text:p>3919749</text:p>
          </table:table-cell>
          <table:table-cell office:value-type="float" office:value="3838600" calcext:value-type="float">
            <text:p>3838600</text:p>
          </table:table-cell>
          <table:table-cell office:value-type="float" office:value="3838719" calcext:value-type="float">
            <text:p>3838719</text:p>
          </table:table-cell>
          <table:table-cell office:value-type="float" office:value="3838651" calcext:value-type="float">
            <text:p>3838651</text:p>
          </table:table-cell>
          <table:table-cell office:value-type="float" office:value="3838612" calcext:value-type="float">
            <text:p>3838612</text:p>
          </table:table-cell>
          <table:table-cell office:value-type="float" office:value="3834253" calcext:value-type="float">
            <text:p>3834253</text:p>
          </table:table-cell>
          <table:table-cell office:value-type="float" office:value="3834232" calcext:value-type="float">
            <text:p>3834232</text:p>
          </table:table-cell>
          <table:table-cell office:value-type="float" office:value="3828433" calcext:value-type="float">
            <text:p>3828433</text:p>
          </table:table-cell>
          <table:table-cell office:value-type="float" office:value="3828418" calcext:value-type="float">
            <text:p>3828418</text:p>
          </table:table-cell>
          <table:table-cell table:number-columns-repeated="967"/>
        </table:table-row>
        <table:table-row table:style-name="ro1">
          <table:table-cell table:style-name="ce2"/>
          <table:table-cell table:style-name="ce2" table:formula="of:=AVERAGE([.B4:.B13])" office:value-type="float" office:value="5139617.1" calcext:value-type="float">
            <text:p>5139617.1</text:p>
          </table:table-cell>
          <table:table-cell table:style-name="ce2" table:formula="of:=AVERAGE([.C4:.C13])" office:value-type="float" office:value="6979807.3" calcext:value-type="float">
            <text:p>6979807.3</text:p>
          </table:table-cell>
          <table:table-cell table:style-name="ce2" table:formula="of:=AVERAGE([.D4:.D13])" office:value-type="float" office:value="6981958.8" calcext:value-type="float">
            <text:p>6981958.8</text:p>
          </table:table-cell>
          <table:table-cell table:style-name="ce2" table:formula="of:=AVERAGE([.E4:.E13])" office:value-type="float" office:value="2823130.9" calcext:value-type="float">
            <text:p>2823130.9</text:p>
          </table:table-cell>
          <table:table-cell table:style-name="ce2" table:formula="of:=AVERAGE([.F4:.F13])" office:value-type="float" office:value="3204841.2" calcext:value-type="float">
            <text:p>3204841.2</text:p>
          </table:table-cell>
          <table:table-cell table:style-name="ce2" table:formula="of:=AVERAGE([.G4:.G13])" office:value-type="float" office:value="3206670.3" calcext:value-type="float">
            <text:p>3206670.3</text:p>
          </table:table-cell>
          <table:table-cell table:style-name="ce2" table:formula="of:=AVERAGE([.H4:.H13])" office:value-type="float" office:value="3197995.8" calcext:value-type="float">
            <text:p>3197995.8</text:p>
          </table:table-cell>
          <table:table-cell table:style-name="ce2" table:formula="of:=AVERAGE([.I4:.I13])" office:value-type="float" office:value="3205244.3" calcext:value-type="float">
            <text:p>3205244.3</text:p>
          </table:table-cell>
          <table:table-cell table:style-name="ce2" table:formula="of:=AVERAGE([.J4:.J13])" office:value-type="float" office:value="3149534.7" calcext:value-type="float">
            <text:p>3149534.7</text:p>
          </table:table-cell>
          <table:table-cell table:style-name="ce2" table:formula="of:=AVERAGE([.K4:.K13])" office:value-type="float" office:value="3150657.1" calcext:value-type="float">
            <text:p>3150657.1</text:p>
          </table:table-cell>
          <table:table-cell table:style-name="ce2" table:formula="of:=AVERAGE([.L4:.L13])" office:value-type="float" office:value="2239807.2" calcext:value-type="float">
            <text:p>2239807.2</text:p>
          </table:table-cell>
          <table:table-cell table:style-name="ce2" table:formula="of:=AVERAGE([.M4:.M13])" office:value-type="float" office:value="2197876.4" calcext:value-type="float">
            <text:p>2197876.4</text:p>
          </table:table-cell>
          <table:table-cell table:style-name="ce2" table:formula="of:=AVERAGE([.N4:.N13])" office:value-type="float" office:value="2198115.2" calcext:value-type="float">
            <text:p>2198115.2</text:p>
          </table:table-cell>
          <table:table-cell table:style-name="ce2" table:formula="of:=AVERAGE([.O4:.O13])" office:value-type="float" office:value="2198737.4" calcext:value-type="float">
            <text:p>2198737.4</text:p>
          </table:table-cell>
          <table:table-cell table:style-name="ce2" table:formula="of:=AVERAGE([.P4:.P13])" office:value-type="float" office:value="2200941.5" calcext:value-type="float">
            <text:p>2200941.5</text:p>
          </table:table-cell>
          <table:table-cell table:style-name="ce2" table:formula="of:=AVERAGE([.Q4:.Q13])" office:value-type="float" office:value="2205915.9" calcext:value-type="float">
            <text:p>2205915.9</text:p>
          </table:table-cell>
          <table:table-cell table:style-name="ce2" table:formula="of:=AVERAGE([.R4:.R13])" office:value-type="float" office:value="2210563.6" calcext:value-type="float">
            <text:p>2210563.6</text:p>
          </table:table-cell>
          <table:table-cell table:style-name="ce2" table:formula="of:=AVERAGE([.S4:.S13])" office:value-type="float" office:value="2220330.5" calcext:value-type="float">
            <text:p>2220330.5</text:p>
          </table:table-cell>
          <table:table-cell table:style-name="ce2" table:formula="of:=AVERAGE([.T4:.T13])" office:value-type="float" office:value="2221167.7" calcext:value-type="float">
            <text:p>2221167.7</text:p>
          </table:table-cell>
          <table:table-cell table:style-name="ce2" table:formula="of:=AVERAGE([.U4:.U13])" office:value-type="float" office:value="2235162.3" calcext:value-type="float">
            <text:p>2235162.3</text:p>
          </table:table-cell>
          <table:table-cell table:style-name="ce2" table:formula="of:=AVERAGE([.V4:.V13])" office:value-type="float" office:value="2241232.8" calcext:value-type="float">
            <text:p>2241232.8</text:p>
          </table:table-cell>
          <table:table-cell table:style-name="ce2" table:formula="of:=AVERAGE([.W4:.W13])" office:value-type="float" office:value="2245533.9" calcext:value-type="float">
            <text:p>2245533.9</text:p>
          </table:table-cell>
          <table:table-cell table:style-name="ce2" table:formula="of:=AVERAGE([.X4:.X13])" office:value-type="float" office:value="2250219.9" calcext:value-type="float">
            <text:p>2250219.9</text:p>
          </table:table-cell>
          <table:table-cell table:style-name="ce2" table:formula="of:=AVERAGE([.Y4:.Y13])" office:value-type="float" office:value="2262914.3" calcext:value-type="float">
            <text:p>2262914.3</text:p>
          </table:table-cell>
          <table:table-cell table:style-name="ce2" table:formula="of:=AVERAGE([.Z4:.Z13])" office:value-type="float" office:value="2266385.6" calcext:value-type="float">
            <text:p>2266385.6</text:p>
          </table:table-cell>
          <table:table-cell table:style-name="ce2" table:formula="of:=AVERAGE([.AA4:.AA13])" office:value-type="float" office:value="3446617.5" calcext:value-type="float">
            <text:p>3446617.5</text:p>
          </table:table-cell>
          <table:table-cell table:style-name="ce2" table:formula="of:=AVERAGE([.AB4:.AB13])" office:value-type="float" office:value="3447702.3" calcext:value-type="float">
            <text:p>3447702.3</text:p>
          </table:table-cell>
          <table:table-cell table:style-name="ce2" table:formula="of:=AVERAGE([.AC4:.AC13])" office:value-type="float" office:value="3447654" calcext:value-type="float">
            <text:p>3447654</text:p>
          </table:table-cell>
          <table:table-cell table:style-name="ce2" table:formula="of:=AVERAGE([.AD4:.AD13])" office:value-type="float" office:value="3447869.5" calcext:value-type="float">
            <text:p>3447869.5</text:p>
          </table:table-cell>
          <table:table-cell table:style-name="ce2" table:formula="of:=AVERAGE([.AE4:.AE13])" office:value-type="float" office:value="3447961.5" calcext:value-type="float">
            <text:p>3447961.5</text:p>
          </table:table-cell>
          <table:table-cell table:style-name="ce2" table:formula="of:=AVERAGE([.AF4:.AF13])" office:value-type="float" office:value="3448776" calcext:value-type="float">
            <text:p>3448776</text:p>
          </table:table-cell>
          <table:table-cell table:style-name="ce2" table:formula="of:=AVERAGE([.AG4:.AG13])" office:value-type="float" office:value="3450090" calcext:value-type="float">
            <text:p>3450090</text:p>
          </table:table-cell>
          <table:table-cell table:style-name="ce2" table:formula="of:=AVERAGE([.AH4:.AH13])" office:value-type="float" office:value="3444190.2" calcext:value-type="float">
            <text:p>3444190.2</text:p>
          </table:table-cell>
          <table:table-cell table:style-name="ce2" table:formula="of:=AVERAGE([.AI4:.AI13])" office:value-type="float" office:value="3447370.4" calcext:value-type="float">
            <text:p>3447370.4</text:p>
          </table:table-cell>
          <table:table-cell table:style-name="ce2" table:formula="of:=AVERAGE([.AJ4:.AJ13])" office:value-type="float" office:value="3450874.1" calcext:value-type="float">
            <text:p>3450874.1</text:p>
          </table:table-cell>
          <table:table-cell table:style-name="ce2" table:formula="of:=AVERAGE([.AK4:.AK13])" office:value-type="float" office:value="3451649.5" calcext:value-type="float">
            <text:p>3451649.5</text:p>
          </table:table-cell>
          <table:table-cell table:style-name="ce2" table:formula="of:=AVERAGE([.AL4:.AL13])" office:value-type="float" office:value="3454614.4" calcext:value-type="float">
            <text:p>3454614.4</text:p>
          </table:table-cell>
          <table:table-cell table:style-name="ce2" table:formula="of:=AVERAGE([.AM4:.AM13])" office:value-type="float" office:value="3460859.6" calcext:value-type="float">
            <text:p>3460859.6</text:p>
          </table:table-cell>
          <table:table-cell table:style-name="ce2" table:formula="of:=AVERAGE([.AN4:.AN13])" office:value-type="float" office:value="3463143.2" calcext:value-type="float">
            <text:p>3463143.2</text:p>
          </table:table-cell>
          <table:table-cell table:style-name="ce2" table:formula="of:=AVERAGE([.AO4:.AO13])" office:value-type="float" office:value="3462192.5" calcext:value-type="float">
            <text:p>3462192.5</text:p>
          </table:table-cell>
          <table:table-cell table:style-name="ce2" table:formula="of:=AVERAGE([.AP4:.AP13])" office:value-type="float" office:value="3479602.5" calcext:value-type="float">
            <text:p>3479602.5</text:p>
          </table:table-cell>
          <table:table-cell table:style-name="ce2" table:formula="of:=AVERAGE([.AQ4:.AQ13])" office:value-type="float" office:value="3482649.8" calcext:value-type="float">
            <text:p>3482649.8</text:p>
          </table:table-cell>
          <table:table-cell table:style-name="ce2" table:formula="of:=AVERAGE([.AR4:.AR13])" office:value-type="float" office:value="3478613.5" calcext:value-type="float">
            <text:p>3478613.5</text:p>
          </table:table-cell>
          <table:table-cell table:style-name="ce2" table:formula="of:=AVERAGE([.AS4:.AS13])" office:value-type="float" office:value="3485011.6" calcext:value-type="float">
            <text:p>3485011.6</text:p>
          </table:table-cell>
          <table:table-cell table:style-name="ce2" table:formula="of:=AVERAGE([.AT4:.AT13])" office:value-type="float" office:value="3500716.6" calcext:value-type="float">
            <text:p>3500716.6</text:p>
          </table:table-cell>
          <table:table-cell table:style-name="ce2" table:formula="of:=AVERAGE([.AU4:.AU13])" office:value-type="float" office:value="3505278.6" calcext:value-type="float">
            <text:p>3505278.6</text:p>
          </table:table-cell>
          <table:table-cell table:style-name="ce2" table:formula="of:=AVERAGE([.AV4:.AV13])" office:value-type="float" office:value="3510995.2" calcext:value-type="float">
            <text:p>3510995.2</text:p>
          </table:table-cell>
          <table:table-cell table:style-name="ce2" table:formula="of:=AVERAGE([.AW4:.AW13])" office:value-type="float" office:value="3517986" calcext:value-type="float">
            <text:p>3517986</text:p>
          </table:table-cell>
          <table:table-cell table:style-name="ce2" table:formula="of:=AVERAGE([.AX4:.AX13])" office:value-type="float" office:value="3440951.1" calcext:value-type="float">
            <text:p>3440951.1</text:p>
          </table:table-cell>
          <table:table-cell table:style-name="ce2" table:formula="of:=AVERAGE([.AY4:.AY13])" office:value-type="float" office:value="3441609.9" calcext:value-type="float">
            <text:p>3441609.9</text:p>
          </table:table-cell>
          <table:table-cell table:style-name="ce2" table:formula="of:=AVERAGE([.AZ4:.AZ13])" office:value-type="float" office:value="3442028.1" calcext:value-type="float">
            <text:p>3442028.1</text:p>
          </table:table-cell>
          <table:table-cell table:style-name="ce2" table:formula="of:=AVERAGE([.BA4:.BA13])" office:value-type="float" office:value="3440057.4" calcext:value-type="float">
            <text:p>3440057.4</text:p>
          </table:table-cell>
          <table:table-cell table:style-name="ce2" table:formula="of:=AVERAGE([.BB4:.BB13])" office:value-type="float" office:value="3442518.5" calcext:value-type="float">
            <text:p>3442518.5</text:p>
          </table:table-cell>
          <table:table-cell table:style-name="ce2" table:formula="of:=AVERAGE([.BC4:.BC13])" office:value-type="float" office:value="3438760.7" calcext:value-type="float">
            <text:p>3438760.7</text:p>
          </table:table-cell>
          <table:table-cell table:style-name="ce2" table:formula="of:=AVERAGE([.BD4:.BD13])" office:value-type="float" office:value="3433795.2" calcext:value-type="float">
            <text:p>3433795.2</text:p>
          </table:table-cell>
          <table:table-cell table:style-name="ce2" table:formula="of:=AVERAGE([.BE4:.BE13])" office:value-type="float" office:value="3432222.8" calcext:value-type="float">
            <text:p>3432222.8</text:p>
          </table:table-cell>
          <table:table-cell table:style-name="ce2" table:number-columns-repeated="967"/>
        </table:table-row>
        <table:table-row table:style-name="ro1">
          <table:table-cell table:style-name="ce2"/>
          <table:table-cell table:style-name="ce3" table:formula="of:=([.C15]-[.B14])*100/[.C15]" office:value-type="float" office:value="26.3758314931232" calcext:value-type="float">
            <text:p>26.3758314931232</text:p>
          </table:table-cell>
          <table:table-cell table:formula="of:=AVERAGE([.C14];[.D14])" office:value-type="float" office:value="6980883.05" calcext:value-type="float">
            <text:p>6980883.05</text:p>
          </table:table-cell>
          <table:table-cell/>
          <table:table-cell table:style-name="ce3" table:formula="of:=([.F15]-[.E14])*100/[.F15]" office:value-type="float" office:value="11.384590340979" calcext:value-type="float">
            <text:p>11.384590340979</text:p>
          </table:table-cell>
          <table:table-cell table:formula="of:=AVERAGE([.F14:.K14])" office:value-type="float" office:value="3185823.9" calcext:value-type="float">
            <text:p>3185823.9</text:p>
          </table:table-cell>
          <table:table-cell table:number-columns-repeated="5"/>
          <table:table-cell table:style-name="ce3" table:formula="of:=([.M15]-[.L14])*100/[.M15]" office:value-type="float" office:value="-0.649023175886769" calcext:value-type="float">
            <text:p>-0.649023175886769</text:p>
          </table:table-cell>
          <table:table-cell table:formula="of:=AVERAGE([.M14:.Z14])" office:value-type="float" office:value="2225364.07142857" calcext:value-type="float">
            <text:p>2225364.07142857</text:p>
          </table:table-cell>
          <table:table-cell table:style-name="ce2"/>
          <table:table-cell/>
          <table:table-cell table:style-name="ce2" table:number-columns-repeated="3"/>
          <table:table-cell/>
          <table:table-cell table:style-name="ce2" table:number-columns-repeated="7"/>
          <table:table-cell table:style-name="ce3" table:formula="of:=([.AB15]-[.AA14])*100/[.AB15]" office:value-type="float" office:value="0.384613077243476" calcext:value-type="float">
            <text:p>0.384613077243476</text:p>
          </table:table-cell>
          <table:table-cell table:style-name="Default" table:formula="of:=AVERAGE([.AB14:.BE14])" office:value-type="float" office:value="3459924.82333333" calcext:value-type="float">
            <text:p>3459924.82333333</text:p>
          </table:table-cell>
          <table:table-cell table:style-name="ce2" table:number-columns-repeated="996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2"/>
          <table:table-cell table:style-name="ce3"/>
          <table:table-cell table:number-columns-repeated="2"/>
          <table:table-cell table:style-name="ce3"/>
          <table:table-cell table:number-columns-repeated="6"/>
          <table:table-cell table:style-name="ce3"/>
          <table:table-cell/>
          <table:table-cell table:style-name="ce2"/>
          <table:table-cell/>
          <table:table-cell table:style-name="ce2" table:number-columns-repeated="3"/>
          <table:table-cell/>
          <table:table-cell table:style-name="ce2" table:number-columns-repeated="7"/>
          <table:table-cell table:style-name="ce3"/>
          <table:table-cell table:style-name="Default"/>
          <table:table-cell table:style-name="ce2" table:number-columns-repeated="996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2"/>
          <table:table-cell table:style-name="ce3"/>
          <table:table-cell table:number-columns-repeated="2"/>
          <table:table-cell table:style-name="ce3"/>
          <table:table-cell table:number-columns-repeated="6"/>
          <table:table-cell table:style-name="ce3"/>
          <table:table-cell/>
          <table:table-cell table:style-name="ce2"/>
          <table:table-cell/>
          <table:table-cell table:style-name="ce2" table:number-columns-repeated="3"/>
          <table:table-cell/>
          <table:table-cell table:style-name="ce2" table:number-columns-repeated="7"/>
          <table:table-cell table:style-name="ce3"/>
          <table:table-cell table:style-name="Default"/>
          <table:table-cell table:style-name="ce2" table:number-columns-repeated="996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2"/>
          <table:table-cell table:style-name="ce3"/>
          <table:table-cell table:number-columns-repeated="2"/>
          <table:table-cell table:style-name="ce3"/>
          <table:table-cell table:number-columns-repeated="6"/>
          <table:table-cell table:style-name="ce3"/>
          <table:table-cell/>
          <table:table-cell table:style-name="ce2"/>
          <table:table-cell/>
          <table:table-cell table:style-name="ce2" table:number-columns-repeated="3"/>
          <table:table-cell/>
          <table:table-cell table:style-name="ce2" table:number-columns-repeated="7"/>
          <table:table-cell table:style-name="ce3"/>
          <table:table-cell table:style-name="Default"/>
          <table:table-cell table:style-name="ce2"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2"/>
          <table:table-cell/>
          <table:table-cell table:style-name="ce2"/>
          <table:table-cell table:number-columns-repeated="2"/>
          <table:table-cell table:style-name="ce2"/>
          <table:table-cell table:number-columns-repeated="2"/>
          <table:table-cell table:style-name="ce2"/>
          <table:table-cell/>
          <table:table-cell table:style-name="ce2"/>
          <table:table-cell table:number-columns-repeated="1002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3T13:38:49.065495797</meta:creation-date>
    <dc:date>2022-06-13T15:02:06.583878394</dc:date>
    <meta:editing-duration>PT41M42S</meta:editing-duration>
    <meta:editing-cycles>7</meta:editing-cycles>
    <meta:generator>LibreOffice/7.3.4.2$Linux_X86_64 LibreOffice_project/8cb1c265a8f71ce63e37a2ff337b4f2ebc525cbc</meta:generator>
    <meta:document-statistic meta:table-count="5" meta:cell-count="5060" meta:object-count="0"/>
  </office:meta>
</office:document-meta>
</file>